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4.261in"/>
    </style:style>
    <style:style style:name="co7" style:family="table-column">
      <style:table-column-properties fo:break-before="auto" style:column-width="0.922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7382in"/>
    </style:style>
    <style:style style:name="co10" style:family="table-column">
      <style:table-column-properties fo:break-before="auto" style:column-width="1.5409in"/>
    </style:style>
    <style:style style:name="co11" style:family="table-column">
      <style:table-column-properties fo:break-before="auto" style:column-width="2.1756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22.83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ref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lastnamefirst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ocials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74/3x4/108/144/1ce6bb504775fa1476c96fa59256fae5/530FF55107E8040A8C94E2CA6E90DFC4/frohnmaier_markus_gross.jpg</text:p>
          </table:table-cell>
          <table:table-cell office:value-type="string" calcext:value-type="string">
            <text:p>Markus Frohnma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04" calcext:value-type="float">
            <text:p>857304</text:p>
          </table:table-cell>
          <table:table-cell office:value-type="string" calcext:value-type="string">
            <text:p>/abgeordnete/biografien/F/frohnmaier_markus-85730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Frohnmaier, Marku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ressesprech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790/3x4/108/144/d8d56c65b6e571a69816efa4e71ba349/E9DB4E612C6912B672A653ED93A08CAB/skudelny_judith_gross.jpg</text:p>
          </table:table-cell>
          <table:table-cell office:value-type="string" calcext:value-type="string">
            <text:p>Judith Skudeln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20" calcext:value-type="float">
            <text:p>858020</text:p>
          </table:table-cell>
          <table:table-cell office:value-type="string" calcext:value-type="string">
            <text:p>/abgeordnete/biografien/S/skudelny_judith-85802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kudelny, Judith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udith-skudelny.de/'}, {'Facebook': 'https://www.facebook.com/judith.skudelny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08/3x4/108/144/8a188b5e63afef1713a51c595397b6b1/025A23A0B581C7D57E46ECD068892C9F/grosse_broemer_michael_gross.jpg</text:p>
          </table:table-cell>
          <table:table-cell office:value-type="string" calcext:value-type="string">
            <text:p>Michael Grosse-Brö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44" calcext:value-type="float">
            <text:p>857344</text:p>
          </table:table-cell>
          <table:table-cell office:value-type="string" calcext:value-type="string">
            <text:p>/abgeordnete/biografien/G/grosse_broemer_michael-85734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osse-Brömer, Michael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-grosse-broemer.de'}, {'Facebook': 'https://www.facebook.com/MGrosseBroemer/'}, {'X': 'https://twitter.com/mgrossebroemer'}, {'Instagram': 'https://instagram.com/michaelgrossebroem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88/3x4/108/144/aa31e8e1ea98d37015d3e3c1beeb1bf4/1C8CCC9E7B9FFD2C816A02EC6BA1C6C9/schonberger_marlene.jpg</text:p>
          </table:table-cell>
          <table:table-cell office:value-type="string" calcext:value-type="string">
            <text:p>Marlene Schönber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342" calcext:value-type="float">
            <text:p>860342</text:p>
          </table:table-cell>
          <table:table-cell office:value-type="string" calcext:value-type="string">
            <text:p>/abgeordnete/biografien/S/schoenberger_marlene-86034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chönberger, Marle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 (M. 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lene-schoenberger.de/'}, {'Facebook': 'https://www.facebook.com/SchoenbergerMarlene/'}, {'X': 'https://twitter.com/lime_green_leni'}, {'Instagram': 'https://www.instagram.com/lime_green_leni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936/3x4/108/144/f37b09ee407655a4f7054b0dfb8abace/F9B361EE73F01750EC9FE36852F77765/nietan_dietmar_bild.jpg</text:p>
          </table:table-cell>
          <table:table-cell office:value-type="string" calcext:value-type="string">
            <text:p>Dietmar Niet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10" calcext:value-type="float">
            <text:p>857810</text:p>
          </table:table-cell>
          <table:table-cell office:value-type="string" calcext:value-type="string">
            <text:p>/abgeordnete/biografien/N/nietan_dietmar-85781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Nietan, Dietma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etmar-nietan.de/'}, {'Facebook': 'https://www.facebook.com/DietmarNietan/'}, {'Instagram': 'http://www.instagram.com/dietmar_nietan/'}]</text:p>
          </table:table-cell>
        </table:table-row>
        <table:table-row table:style-name="ro1">
          <table:table-cell office:value-type="string" calcext:value-type="string">
            <text:p>/blueprint/servlet/resource/image/864122/3x4/108/144/bfe0b13e55f36eba3474cfb63090676a/5CEB141423745118655E8C8C0E17D111/gauland_alexander_gross.jpg</text:p>
          </table:table-cell>
          <table:table-cell office:value-type="string" calcext:value-type="string">
            <text:p>Dr. Alexander Gau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28" calcext:value-type="float">
            <text:p>857328</text:p>
          </table:table-cell>
          <table:table-cell office:value-type="string" calcext:value-type="string">
            <text:p>/abgeordnete/biografien/G/gauland_alexander-857328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Gauland, Dr. Alexander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ubliz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4768/3x4/108/144/9d0aa30c08531ea8fbf427ffe2c7876a/6D77CC4BB7FB3B641DCE160C6631F8DA/stark_watzinger_bettina_gross.jpg</text:p>
          </table:table-cell>
          <table:table-cell office:value-type="string" calcext:value-type="string">
            <text:p>Bettina Stark-Watzi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76" calcext:value-type="float">
            <text:p>858076</text:p>
          </table:table-cell>
          <table:table-cell office:value-type="string" calcext:value-type="string">
            <text:p>/abgeordnete/biografien/S/stark_watzinger_bettina-85807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tark-Watzinger, Bettin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stark-watzinger.de/'}, {'Facebook': 'https://www.facebook.com/bettina.starkwa/'}, {'X': 'https://twitter.com/starkwatzinger'}, {'Instagram': 'https://www.instagram.com/bettina.starkwatzinger/?hl=de'}, {'LinkedIn': 'https://linkedin.com/in/bettina-stark-watzinger-7a341958'}]</text:p>
          </table:table-cell>
        </table:table-row>
        <table:table-row table:style-name="ro1">
          <table:table-cell office:value-type="string" calcext:value-type="string">
            <text:p>/blueprint/servlet/resource/image/864106/3x4/108/144/88177197781703b89842ed9284f8cc38/72EBFBD3F9F2DE7CD9CB6B06A8D314D6/gruebel_markus_gross.jpg</text:p>
          </table:table-cell>
          <table:table-cell office:value-type="string" calcext:value-type="string">
            <text:p>Markus Grü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60" calcext:value-type="float">
            <text:p>857360</text:p>
          </table:table-cell>
          <table:table-cell office:value-type="string" calcext:value-type="string">
            <text:p>/abgeordnete/biografien/G/gruebel_markus-85736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übel, Marku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Nota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kus-gruebel.de'}, {'Facebook': 'https://www.facebook.com/MarkusGruebelMdB'}, {'X': 'https://twitter.com/GruebelMdB'}, {'Instagram': 'https://www.instagram.com/markus.gruebel'}]</text:p>
          </table:table-cell>
        </table:table-row>
        <table:table-row table:style-name="ro1">
          <table:table-cell office:value-type="string" calcext:value-type="string">
            <text:p>/blueprint/servlet/resource/image/862378/3x4/108/144/b1e5fd898811a29e4f1c56443b9df40/D65DF413482AB8537E8EE6A8E109AC37/schroder_christina-johanne.jpg</text:p>
          </table:table-cell>
          <table:table-cell office:value-type="string" calcext:value-type="string">
            <text:p>Christina-Johanne Schrö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16" calcext:value-type="float">
            <text:p>860816</text:p>
          </table:table-cell>
          <table:table-cell office:value-type="string" calcext:value-type="string">
            <text:p>/abgeordnete/biografien/S/schroeder_christina-86081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röder, Christina-Johann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hristina-johanne-schroeder.de/'}, {'X': 'https://twitter.com/cj_schroeder'}, {'Instagram': 'https://www.instagram.com/cijay_schroeder/'}]</text:p>
          </table:table-cell>
        </table:table-row>
        <table:table-row table:style-name="ro1">
          <table:table-cell office:value-type="string" calcext:value-type="string">
            <text:p>/blueprint/servlet/resource/image/863084/3x4/108/144/56247f2c7d33059d333bd0f3f4999aff/28A2A9E5044CAD04100ED9BF856EAB8B/nuernberger_joerg_bild.jpg</text:p>
          </table:table-cell>
          <table:table-cell office:value-type="string" calcext:value-type="string">
            <text:p>Jörg Nürnber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88" calcext:value-type="float">
            <text:p>860288</text:p>
          </table:table-cell>
          <table:table-cell office:value-type="string" calcext:value-type="string">
            <text:p>/abgeordnete/biografien/N/nuernberger_joerg-86028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Nürnberger, Jörg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erg-nuernberger.de/'}, {'Instagram': 'https://www.instagram.com/joergnuernberger/?hl=de'}, {'Facebook': 'https://www.facebook.com/joerg.nuernberger.spd'}, {'X': 'https://twitter.com/joergnurnberger'}]</text:p>
          </table:table-cell>
        </table:table-row>
        <table:table-row table:style-name="ro1">
          <table:table-cell office:value-type="string" calcext:value-type="string">
            <text:p>/blueprint/servlet/resource/image/864126/3x4/108/144/9c2746e022617fa61f18c53cda5581d1/224EBAE31AE6EA495DC69E5615526708/glaser_albrecht_gross.jpg</text:p>
          </table:table-cell>
          <table:table-cell office:value-type="string" calcext:value-type="string">
            <text:p>Albrecht G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50" calcext:value-type="float">
            <text:p>857350</text:p>
          </table:table-cell>
          <table:table-cell office:value-type="string" calcext:value-type="string">
            <text:p>/abgeordnete/biografien/G/glaser_albrecht-85735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Glaser, Albrecht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brecht-glaser.de'}, {'Instagram': 'https://www.instagram.com/albrecht.glaser/'}, {'Facebook': 'http://www.facebook.com/AlbrechtGlaser'}]</text:p>
          </table:table-cell>
        </table:table-row>
        <table:table-row table:style-name="ro1">
          <table:table-cell office:value-type="string" calcext:value-type="string">
            <text:p>/blueprint/servlet/resource/image/862994/3x4/108/144/186772da8ac4fb652e8f785c9fefb5ea/16DBD6AB9B3D86680F34ED18E5250A57/stockmeier_konrad.jpg</text:p>
          </table:table-cell>
          <table:table-cell office:value-type="string" calcext:value-type="string">
            <text:p>Konrad Stockme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92" calcext:value-type="float">
            <text:p>861292</text:p>
          </table:table-cell>
          <table:table-cell office:value-type="string" calcext:value-type="string">
            <text:p>/abgeordnete/biografien/S/stockmeier_konrad-8612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tockmeier, Konrad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Marktforsch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onradstockmeier.de'}, {'Instagram': 'https://www.instagram.com/konradstockmeier/'}, {'Facebook': 'https://www.facebook.com/KonradStockmeierFDP/'}, {'LinkedIn': 'https://de.linkedin.com/in/konrad-stockmeier-2384372a'}]</text:p>
          </table:table-cell>
        </table:table-row>
        <table:table-row table:style-name="ro1">
          <table:table-cell office:value-type="string" calcext:value-type="string">
            <text:p>/blueprint/servlet/resource/image/864144/3x4/108/144/2f6a529d9e42af55a5aadc38c0721577/85B6416579B7D73EA0199D3313C95A0A/gruetters_monika_bild.jpg</text:p>
          </table:table-cell>
          <table:table-cell office:value-type="string" calcext:value-type="string">
            <text:p>Prof. Monika Grüt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378" calcext:value-type="float">
            <text:p>857378</text:p>
          </table:table-cell>
          <table:table-cell office:value-type="string" calcext:value-type="string">
            <text:p>/abgeordnete/biografien/G/gruetters_monika-85737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ütters, Prof. Monik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iteratur- und Kunsthistor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onika-gruetters.de'}, {'Facebook': 'https://www.facebook.com/MonikaGruetters/'}]</text:p>
          </table:table-cell>
        </table:table-row>
        <table:table-row table:style-name="ro1">
          <table:table-cell office:value-type="string" calcext:value-type="string">
            <text:p>/blueprint/servlet/resource/image/864708/3x4/108/144/b06f7c360aa62f85ca997ef11db07eb8/05CF9741C197627EAF820421CEB224D7/schulz-asche_kordula_gross.jpg</text:p>
          </table:table-cell>
          <table:table-cell office:value-type="string" calcext:value-type="string">
            <text:p>Kordula Schulz-As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04" calcext:value-type="float">
            <text:p>858004</text:p>
          </table:table-cell>
          <table:table-cell office:value-type="string" calcext:value-type="string">
            <text:p>/abgeordnete/biografien/S/schulz-asche_kordula-85800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Schulz-Asche, Kordul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Kommunikations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chulz-asche.de/'}, {'Facebook': 'https://www.facebook.com/SchulzAsche/'}, {'X': 'https://twitter.com/k_sa'}, {'Instagram': 'https://www.instagram.com/schulzasche/'}]</text:p>
          </table:table-cell>
        </table:table-row>
        <table:table-row table:style-name="ro1">
          <table:table-cell office:value-type="string" calcext:value-type="string">
            <text:p>/blueprint/servlet/resource/image/869988/3x4/108/144/891161dae7fba1549895048e03711142/86C71168F623EB3440DB0D08CDEFD693/oehl_jan_bild.jpg</text:p>
          </table:table-cell>
          <table:table-cell office:value-type="string" calcext:value-type="string">
            <text:p>Lennard Oe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610" calcext:value-type="float">
            <text:p>861610</text:p>
          </table:table-cell>
          <table:table-cell office:value-type="string" calcext:value-type="string">
            <text:p>/abgeordnete/biografien/O/oehl_lennard-86161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Oehl, Lennard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ennard-oehl.de'}, {'X': 'https://www.twitter.com/lennardoehl'}]</text:p>
          </table:table-cell>
        </table:table-row>
        <table:table-row table:style-name="ro1">
          <table:table-cell office:value-type="string" calcext:value-type="string">
            <text:p>/blueprint/servlet/resource/image/866440/3x4/108/144/87c23a7672cac4b065ae73d0621e9c50/340E0CF5D28A6C7F22979A52CEE6D789/gnauck_hannes.jpg</text:p>
          </table:table-cell>
          <table:table-cell office:value-type="string" calcext:value-type="string">
            <text:p>Hannes Gnau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36" calcext:value-type="float">
            <text:p>860536</text:p>
          </table:table-cell>
          <table:table-cell office:value-type="string" calcext:value-type="string">
            <text:p>/abgeordnete/biografien/G/gnauck_hannes-86053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Gnauck, Hannes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Soldat auf Zei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fd-um.de/'}, {'Facebook': 'https://www.facebook.com/pages/category/Politician/Hannes-Gnauck-AfD-559704501209297/'}, {'X': 'https://twitter.com/Hannes_Gnauck'}, {'Instagram': 'https://www.instagram.com/hannesgnauck/?hl=de'}]</text:p>
          </table:table-cell>
        </table:table-row>
        <table:table-row table:style-name="ro1">
          <table:table-cell office:value-type="string" calcext:value-type="string">
            <text:p>/blueprint/servlet/resource/image/864796/3x4/108/144/61f8a9bbb895b999664257c031a6379/724E17A3816061019A217EF81601F405/strack_zimmermann_marie_gross.jpg</text:p>
          </table:table-cell>
          <table:table-cell office:value-type="string" calcext:value-type="string">
            <text:p>Dr. Marie-Agnes Strack-Zimme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40" calcext:value-type="float">
            <text:p>858040</text:p>
          </table:table-cell>
          <table:table-cell office:value-type="string" calcext:value-type="string">
            <text:p>/abgeordnete/biografien/S/strack_zimmermann_marie-85804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Strack-Zimmermann, Dr. Marie-Agne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ublizistin (M.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rackzimmermann.de/'}, {'Facebook': 'https://www.facebook.com/mastrackzimmermann'}, {'X': 'https://twitter.com/MAStrackZi'}, {'Instagram': 'https://www.instagram.com/strackzimmermann/'}, {'LinkedIn': 'http://de.linkedin.com/in/strack-zimmermann'}, {'YouTube': 'http://www.youtube.com/c/MarieAgnesStrackZimmermannFDP'}]</text:p>
          </table:table-cell>
        </table:table-row>
        <table:table-row table:style-name="ro1">
          <table:table-cell office:value-type="string" calcext:value-type="string">
            <text:p>/blueprint/servlet/resource/image/864104/3x4/108/144/cf584801d98f7044de6f1be9c0b71b05/18F63023DC0935551A26992A0BC2BF0E/grund_manfred_gross.jpg</text:p>
          </table:table-cell>
          <table:table-cell office:value-type="string" calcext:value-type="string">
            <text:p>Manfred Gr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66" calcext:value-type="float">
            <text:p>857366</text:p>
          </table:table-cell>
          <table:table-cell office:value-type="string" calcext:value-type="string">
            <text:p>/abgeordnete/biografien/G/grund_manfred-857366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Grund, Manfred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Elektro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nfredgrund.de'}, {'Facebook': 'http://www.facebook.com/manfredgrund'}, {'Instagram': 'https://www.instagram.com/manfred_grund/'}, {'Youtube': 'https://www.youtube.com/c/ManfredGrundMdB'}]</text:p>
          </table:table-cell>
        </table:table-row>
        <table:table-row table:style-name="ro1">
          <table:table-cell office:value-type="string" calcext:value-type="string">
            <text:p>/blueprint/servlet/resource/image/867480/3x4/108/144/4a1ab7606158fee94e1e193c4cab2fc9/D5022CC62405D194DA3A1A736E393665/sekmen_melis_bild.jpg</text:p>
          </table:table-cell>
          <table:table-cell office:value-type="string" calcext:value-type="string">
            <text:p>Melis Sek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56" calcext:value-type="float">
            <text:p>860156</text:p>
          </table:table-cell>
          <table:table-cell office:value-type="string" calcext:value-type="string">
            <text:p>/abgeordnete/biografien/S/sekmen_melis-86015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ekmen, Meli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entin der Volkswirtschaftslehr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elis-sekmen.de/'}, {'Facebook': 'https://www.facebook.com/melisfuermannheim'}, {'Instagram': 'https://www.instagram.com/melis_sekmen/'}, {'X': 'https://twitter.com/Melis_S'}, {'Linkedin': 'https://de.linkedin.com/in/melis-sekmen-315a17164'}]</text:p>
          </table:table-cell>
        </table:table-row>
        <table:table-row table:style-name="ro1">
          <table:table-cell office:value-type="string" calcext:value-type="string">
            <text:p>/blueprint/servlet/resource/image/864840/3x4/108/144/315c2ee80c7773fd3c4521c6860bdcab/0BD9A87F404F6A595134FAE6F5C9A48B/oezdemir_mahmut_gross.jpg</text:p>
          </table:table-cell>
          <table:table-cell office:value-type="string" calcext:value-type="string">
            <text:p>Mahmut Özde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26" calcext:value-type="float">
            <text:p>857826</text:p>
          </table:table-cell>
          <table:table-cell office:value-type="string" calcext:value-type="string">
            <text:p>/abgeordnete/biografien/O/oezdemir_mahmut-85782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Özdemir (Duisburg), Mahmut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oezdemir-fuer-duisburg.de/'}, {'Facebook': 'https://www.facebook.com/oezdemir.spd/'}, {'X': 'https://twitter.com/oezdemir_spd'}, {'Instagram': 'https://www.instagram.com/oezdemir.fuer.duisburg/'}]</text:p>
          </table:table-cell>
        </table:table-row>
        <table:table-row table:style-name="ro1">
          <table:table-cell office:value-type="string" calcext:value-type="string">
            <text:p>/blueprint/servlet/resource/image/864128/3x4/108/144/a097d2cd9ed0de73f8e26aaac5326ac1/B2D7D5FF0E4EF7C9C729E27B5725E2D6/gottschalk_kay_gross.jpg</text:p>
          </table:table-cell>
          <table:table-cell office:value-type="string" calcext:value-type="string">
            <text:p>Kay Gottsch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32" calcext:value-type="float">
            <text:p>857332</text:p>
          </table:table-cell>
          <table:table-cell office:value-type="string" calcext:value-type="string">
            <text:p>/abgeordnete/biografien/G/gottschalk_kay-85733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Gottschalk, Ka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fd-gottschalk.de/'}, {'Facebook': 'https://www.facebook.com/KayGottschalkAfD/?ref=bookmarks'}, {'Instagram': 'https://www.instagram.com/kay.gottschalk.mdb.111/'}]</text:p>
          </table:table-cell>
        </table:table-row>
        <table:table-row table:style-name="ro1">
          <table:table-cell office:value-type="string" calcext:value-type="string">
            <text:p>/blueprint/servlet/resource/image/864776/3x4/108/144/90e77e13708b18768669e9538f94d316/8DA0E0AAA4A49628C4D47F61AA95E7D8/strasser_benjamin_gross.jpg</text:p>
          </table:table-cell>
          <table:table-cell office:value-type="string" calcext:value-type="string">
            <text:p>Benjamin Stras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68" calcext:value-type="float">
            <text:p>858068</text:p>
          </table:table-cell>
          <table:table-cell office:value-type="string" calcext:value-type="string">
            <text:p>/abgeordnete/biografien/S/strasser_benjamin-85806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trasser, Benjam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enjamin-strasser.de/'}, {'Facebook': 'https://www.facebook.com/strasser.fdp'}, {'X': 'https://twitter.com/bstrasser'}, {'Instagram': 'https://www.instagram.com/bstrasser/'}, {'Youtube': 'https://www.youtube.com/channel/UCljyb8eqt_obrYszd1SGLIA'}]</text:p>
          </table:table-cell>
        </table:table-row>
        <table:table-row table:style-name="ro1">
          <table:table-cell office:value-type="string" calcext:value-type="string">
            <text:p>/blueprint/servlet/resource/image/864102/3x4/108/144/417b832148fce6892a017e2753627799/92E5A9DACAB1CE9EC81B1C4C2E7B6DB2/grundmann_oliver_gross.jpg</text:p>
          </table:table-cell>
          <table:table-cell office:value-type="string" calcext:value-type="string">
            <text:p>Oliver Grund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56" calcext:value-type="float">
            <text:p>857356</text:p>
          </table:table-cell>
          <table:table-cell office:value-type="string" calcext:value-type="string">
            <text:p>/abgeordnete/biografien/G/grundmann_oliver-85735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Grundmann, Oliver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olivergrundmann.de'}, {'Facebook': 'http://www.facebook.com/mdb.olivergrundmann'}, {'Instagram': 'https://www.instagram.com/mdb.oliver.grundmann/'}]</text:p>
          </table:table-cell>
        </table:table-row>
        <table:table-row table:style-name="ro1">
          <table:table-cell office:value-type="string" calcext:value-type="string">
            <text:p>/blueprint/servlet/resource/image/862396/3x4/108/144/b4e1b8035e856bee377daa8f16200c6c/8C0A0C188F7BA08ED8C588D6039D7A08/slawik_nyke.jpg</text:p>
          </table:table-cell>
          <table:table-cell office:value-type="string" calcext:value-type="string">
            <text:p>Nyke Slaw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10" calcext:value-type="float">
            <text:p>860910</text:p>
          </table:table-cell>
          <table:table-cell office:value-type="string" calcext:value-type="string">
            <text:p>/abgeordnete/biografien/S/slawik_nyke-86091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lawik, Nyk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ssenschaftliche Mit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nyke-slawik.de'}, {'X': 'https://twitter.com/nyke_slawik'}, {'Instagram': 'https://www.instagram.com/nyketomato/'}, {'Facebook': 'https://www.facebook.com/nykeslawik/'}]</text:p>
          </table:table-cell>
        </table:table-row>
        <table:table-row table:style-name="ro1">
          <table:table-cell office:value-type="string" calcext:value-type="string">
            <text:p>/blueprint/servlet/resource/image/864842/3x4/108/144/d3c16e944d9ca5339bb6af918fcbb0f/91AF1A8213B4E0743A8C5E605F3CFE42/oezoguz_aydan_gross.jpg</text:p>
          </table:table-cell>
          <table:table-cell office:value-type="string" calcext:value-type="string">
            <text:p>Aydan Özoğ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820" calcext:value-type="float">
            <text:p>857820</text:p>
          </table:table-cell>
          <table:table-cell office:value-type="string" calcext:value-type="string">
            <text:p>/abgeordnete/biografien/O/oezoguz_aydan-8578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Özoğuz, Ayda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hil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oezoguz.de/'}, {'Facebook': 'https://www.facebook.com/AydanOezoguz'}, {'X': 'https://twitter.com/oezoguz'}]</text:p>
          </table:table-cell>
        </table:table-row>
        <table:table-row table:style-name="ro1">
          <table:table-cell office:value-type="string" calcext:value-type="string">
            <text:p>/blueprint/servlet/resource/image/864342/3x4/108/144/7f0d768a3c6ff3315fc67f96c1a03548/0B40A18D396C3609AFA7106EA42FD93D/harder_kuehnel_mariana_gross.jpg</text:p>
          </table:table-cell>
          <table:table-cell office:value-type="string" calcext:value-type="string">
            <text:p>Mariana Iris Harder-Küh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390" calcext:value-type="float">
            <text:p>857390</text:p>
          </table:table-cell>
          <table:table-cell office:value-type="string" calcext:value-type="string">
            <text:p>/abgeordnete/biografien/H/harder_kuehnel_mariana-85739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arder-Kühnel, Mariana Iri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iana-harder-kuehnel.de'}, {'Facebook': 'https://www.facebook.com/M.Harder.Kuehnel/'}, {'X': 'https://twitter.com/M_HarderKuehnel'}]</text:p>
          </table:table-cell>
        </table:table-row>
        <table:table-row table:style-name="ro1">
          <table:table-cell office:value-type="string" calcext:value-type="string">
            <text:p>/blueprint/servlet/resource/image/864886/3x4/108/144/5c47e2ac458d880361f603405a9d1d37/526875B2B2F961580E9F5A4C37B01933/teuteberg_linda_gross.jpg</text:p>
          </table:table-cell>
          <table:table-cell office:value-type="string" calcext:value-type="string">
            <text:p>Linda Teute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00" calcext:value-type="float">
            <text:p>858100</text:p>
          </table:table-cell>
          <table:table-cell office:value-type="string" calcext:value-type="string">
            <text:p>/abgeordnete/biografien/T/teuteberg_linda-85810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Teuteberg, Lind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teuteberg.linda/'}, {'X': 'https://twitter.com/LindaTeuteberg'}, {'Instagram': 'https://www.instagram.com/lindateuteberg/?hl=de'}]</text:p>
          </table:table-cell>
        </table:table-row>
        <table:table-row table:style-name="ro1">
          <table:table-cell office:value-type="string" calcext:value-type="string">
            <text:p>/blueprint/servlet/resource/image/862556/3x4/108/144/163025b1acdb3b79c9ebca2a01734d22/1A8E45B04AEA4F123F67424497E6879C/guler_serap.jpg</text:p>
          </table:table-cell>
          <table:table-cell office:value-type="string" calcext:value-type="string">
            <text:p>Serap Gü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42" calcext:value-type="float">
            <text:p>860942</text:p>
          </table:table-cell>
          <table:table-cell office:value-type="string" calcext:value-type="string">
            <text:p>/abgeordnete/biografien/G/gueler_serap-86094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Güler, Serap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erapgueler.de/'}, {'X': 'https://twitter.com/SerapGueler'}, {'Instagram': 'https://www.instagram.com/sgueler/?hl=de'}, {'Facebook': 'https://de-de.facebook.com/serap.guler.921'}]</text:p>
          </table:table-cell>
        </table:table-row>
        <table:table-row table:style-name="ro1">
          <table:table-cell office:value-type="string" calcext:value-type="string">
            <text:p>/blueprint/servlet/resource/image/866398/3x4/108/144/9109f0cc9366c39f64142c02f4f614aa/3B4003A33F51E2F7ECA7C30673628551/spallek_anne.jpg</text:p>
          </table:table-cell>
          <table:table-cell office:value-type="string" calcext:value-type="string">
            <text:p>Dr. Anne Monika Spall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38" calcext:value-type="float">
            <text:p>860938</text:p>
          </table:table-cell>
          <table:table-cell office:value-type="string" calcext:value-type="string">
            <text:p>/abgeordnete/biografien/S/spallek_anne-86093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pallek, Dr. Anne Monik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Unternehmensberaterin/ Leiterin eines Pferdebetriebes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nemonikaspallek.de'}, {'Facebook': 'https://facebook.com/annemonikaspallek'}, {'X': 'https://twitter.com/AnneSpallek'}, {'LinkedIn': 'http://www.linkedin.com/in/anne-monika-spallek-569109179'}, {'Instagram': 'https://www.instagram.com/aspallek/'}]</text:p>
          </table:table-cell>
        </table:table-row>
        <table:table-row table:style-name="ro1">
          <table:table-cell office:value-type="string" calcext:value-type="string">
            <text:p>/blueprint/servlet/resource/image/864844/3x4/108/144/9140377ecf5e65a3040a8114cf37b520/79BD6B696F2614AF645160B53A55265D/ortleb_josephine_gross.jpg</text:p>
          </table:table-cell>
          <table:table-cell office:value-type="string" calcext:value-type="string">
            <text:p>Josephine Ortl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828" calcext:value-type="float">
            <text:p>857828</text:p>
          </table:table-cell>
          <table:table-cell office:value-type="string" calcext:value-type="string">
            <text:p>/abgeordnete/biografien/O/ortleb_josephine-85782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Ortleb, Josephine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achwirtin im Gastgewerb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josephine-ortleb.de/'}, {'Facebook': 'https://www.facebook.com/josephine.ortleb'}, {'X': 'https://twitter.com/josephineortleb'}, {'Instagram': 'https://www.instagram.com/josephineortleb'}]</text:p>
          </table:table-cell>
        </table:table-row>
        <table:table-row table:style-name="ro1">
          <table:table-cell office:value-type="string" calcext:value-type="string">
            <text:p>/blueprint/servlet/resource/image/864356/3x4/108/144/38579823e4f62d8e71bb8aff2ea5f3b4/6C51F6CEEA2DAD86B692B2A0F9E4BE9E/haug_jochen_gross.jpg</text:p>
          </table:table-cell>
          <table:table-cell office:value-type="string" calcext:value-type="string">
            <text:p>Jochen Ha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88" calcext:value-type="float">
            <text:p>857388</text:p>
          </table:table-cell>
          <table:table-cell office:value-type="string" calcext:value-type="string">
            <text:p>/abgeordnete/biografien/H/haug_jochen-85738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aug, Joch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JochenHaugAfD'}, {'X': 'https://www.facebook.com/Jochen_Haug'}]</text:p>
          </table:table-cell>
        </table:table-row>
        <table:table-row table:style-name="ro1">
          <table:table-cell office:value-type="string" calcext:value-type="string">
            <text:p>/blueprint/servlet/resource/image/862432/3x4/108/144/3174376960c9a8a7896e11f59404113/6329E48713F4E233E82CE754CC6E71E1/teutrine_jens.jpg</text:p>
          </table:table-cell>
          <table:table-cell office:value-type="string" calcext:value-type="string">
            <text:p>Jens Teut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326" calcext:value-type="float">
            <text:p>861326</text:p>
          </table:table-cell>
          <table:table-cell office:value-type="string" calcext:value-type="string">
            <text:p>/abgeordnete/biografien/T/teutrine_jens-86132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Teutrine, Jen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teutrine.de'}, {'Facebook': 'https://www.facebook.com/jensteutrine'}, {'X': 'https://twitter.com/jensteutrine'}, {'Instagram': 'https://www.instagram.com/jensteutrine/'}]</text:p>
          </table:table-cell>
        </table:table-row>
        <table:table-row table:style-name="ro1">
          <table:table-cell office:value-type="string" calcext:value-type="string">
            <text:p>/blueprint/servlet/resource/image/864100/3x4/108/144/3e60a5100eb523a31d1d5ee231fc2d2b/6A8E8E801CFD6B5AE0D72BAA1CBF1AD7/guentzler_fritz_gross.jpg</text:p>
          </table:table-cell>
          <table:table-cell office:value-type="string" calcext:value-type="string">
            <text:p>Fritz Güntz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54" calcext:value-type="float">
            <text:p>857354</text:p>
          </table:table-cell>
          <table:table-cell office:value-type="string" calcext:value-type="string">
            <text:p>/abgeordnete/biografien/G/guentzler_fritz-85735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Güntzler, Fritz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Wirtschaftsprüfer, Steuer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itz-guentzler.de'}, {'Facebook': 'https://facebook.com/fguentzler'}, {'X': 'https://twitter.com/fguentzler'}, {'LinkedIn': 'https://de.linkedin.com/in/fritz-güntzler-mdb-b08901101'}, {'Instagram': 'ttps://www.instagram.com/fguentzler'}]</text:p>
          </table:table-cell>
        </table:table-row>
        <table:table-row table:style-name="ro1">
          <table:table-cell office:value-type="string" calcext:value-type="string">
            <text:p>/blueprint/servlet/resource/image/865944/3x4/108/144/53f25b37580e1e6866c69f5a5de4e297/F67A3B1B334B81C2F4BC72C896C08731/spellerberg_merle.jpg</text:p>
          </table:table-cell>
          <table:table-cell office:value-type="string" calcext:value-type="string">
            <text:p>Merle Speller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60" calcext:value-type="float">
            <text:p>861260</text:p>
          </table:table-cell>
          <table:table-cell office:value-type="string" calcext:value-type="string">
            <text:p>/abgeordnete/biografien/S/spellerberg_merle-86126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Spellerberg, Merle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erlespellerberg.de/'}, {'X': 'https://twitter.com/spellerberg_m'}, {'Instagram': 'https://www.instagram.com/merle_spellerberg/'}, {'Facebook': 'https://www.facebook.com/spellerberg.merle'}]</text:p>
          </table:table-cell>
        </table:table-row>
        <table:table-row table:style-name="ro1">
          <table:table-cell office:value-type="string" calcext:value-type="string">
            <text:p>/blueprint/servlet/resource/image/869654/3x4/108/144/f568d509ecdf6e9d11ba87168909ebc6/1A35CED5A062DEF65B8F9851DB6C5981/pantazis_christos_bild.jpg</text:p>
          </table:table-cell>
          <table:table-cell office:value-type="string" calcext:value-type="string">
            <text:p>Dr. Christos Pantaz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92" calcext:value-type="float">
            <text:p>860892</text:p>
          </table:table-cell>
          <table:table-cell office:value-type="string" calcext:value-type="string">
            <text:p>/abgeordnete/biografien/P/pantazis_christos-8608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Pantazis, Dr. Christo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os-pantazis.de'}, {'Facebook': 'https://www.facebook.com/dr.c.pantazis'}, {'X': 'https://twitter.com/Dr_Pantazis'}, {'Instagram': 'https://www.instagram.com/dr.christos.pantazis'}, {'Youtube': 'https://www.youtube.com/c/DrChristosPantazis'}]</text:p>
          </table:table-cell>
        </table:table-row>
        <table:table-row table:style-name="ro1">
          <table:table-cell office:value-type="string" calcext:value-type="string">
            <text:p>/blueprint/servlet/resource/image/863918/3x4/108/144/5945bd10e00639eb37d057a80a450d95/223298E164C1399DD3CBF3B82E660A03/hess_martin.jpg</text:p>
          </table:table-cell>
          <table:table-cell office:value-type="string" calcext:value-type="string">
            <text:p>Martin H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90" calcext:value-type="float">
            <text:p>857490</text:p>
          </table:table-cell>
          <table:table-cell office:value-type="string" calcext:value-type="string">
            <text:p>/abgeordnete/biografien/H/hess_martin-85749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ss, Mart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olizei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tin-hess-klartext.de'}, {'Facebook': 'https://www.facebook.com/MartinHessMdB'}, {'X': 'https://twitter.com/Martin_Hess_MdB'}, {'TikTok': 'https://tiktok.com/@martin_hess_klartext'}, {'Youtube': 'https://www.youtube.com/@MartinHessMdB/'}]</text:p>
          </table:table-cell>
        </table:table-row>
        <table:table-row table:style-name="ro1">
          <table:table-cell office:value-type="string" calcext:value-type="string">
            <text:p>/blueprint/servlet/resource/image/864888/3x4/108/144/31ad6e6559afd0c45eac20622e1145db/F91F643D2D635995B4593408C9F7E58D/theurer_michael_gross.jpg</text:p>
          </table:table-cell>
          <table:table-cell office:value-type="string" calcext:value-type="string">
            <text:p>Michael Theur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04" calcext:value-type="float">
            <text:p>858104</text:p>
          </table:table-cell>
          <table:table-cell office:value-type="string" calcext:value-type="string">
            <text:p>/abgeordnete/biografien/T/theurer_michael-85810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heurer, Michae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theurer.eu/'}, {'Facebook': 'https://www.facebook.com/michael.theurer'}, {'X': 'https://twitter.com/eutheurer'}, {'Instagram': 'https://www.instagram.com/michael_theurer/'}]</text:p>
          </table:table-cell>
        </table:table-row>
        <table:table-row table:style-name="ro1">
          <table:table-cell office:value-type="string" calcext:value-type="string">
            <text:p>/blueprint/servlet/resource/image/864098/3x4/108/144/ed10225c36e0efb6157b78b705df0608/08EE701E8C66F501D0A716F961A7942B/gutting_olav_gross.jpg</text:p>
          </table:table-cell>
          <table:table-cell office:value-type="string" calcext:value-type="string">
            <text:p>Olav Gu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42" calcext:value-type="float">
            <text:p>857342</text:p>
          </table:table-cell>
          <table:table-cell office:value-type="string" calcext:value-type="string">
            <text:p>/abgeordnete/biografien/G/gutting_olav-85734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Gutting, Olav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olav-gutting.de/'}, {'Facebook': 'https://www.facebook.com/olav.gutting'}, {'X': 'https://twitter.com/olavgutting'}, {'Instagram': 'https://www.instagram.com/olavgutting'}]</text:p>
          </table:table-cell>
        </table:table-row>
        <table:table-row table:style-name="ro1">
          <table:table-cell office:value-type="string" calcext:value-type="string">
            <text:p>/blueprint/servlet/resource/image/862406/3x4/108/144/fb304c0b430694effd697771af157367/674B24AA3691C43AC395123491D88911/stahr_nina.jpg</text:p>
          </table:table-cell>
          <table:table-cell office:value-type="string" calcext:value-type="string">
            <text:p>Nina Stah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498" calcext:value-type="float">
            <text:p>860498</text:p>
          </table:table-cell>
          <table:table-cell office:value-type="string" calcext:value-type="string">
            <text:p>/abgeordnete/biografien/S/stahr_nina-86049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tahr, Nin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2600/3x4/108/144/4c1b32137569e57619e2b2e2d1ce0e2c/CAD3BFFC5A3C9DC93B525CEF4EDAC862/papenbrock_wiebke.jpg</text:p>
          </table:table-cell>
          <table:table-cell office:value-type="string" calcext:value-type="string">
            <text:p>Wiebke Papenb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488" calcext:value-type="float">
            <text:p>860488</text:p>
          </table:table-cell>
          <table:table-cell office:value-type="string" calcext:value-type="string">
            <text:p>/abgeordnete/biografien/P/papenbrock_wiebke-86048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apenbrock, Wiebke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wiebke-papenbrock.de'}, {'Instagram': 'https://www.instagram.com/wiebkepapenbrock/'}, {'Facebook': 'https://www.facebook.com/papenbrock.spd'}]</text:p>
          </table:table-cell>
        </table:table-row>
        <table:table-row table:style-name="ro1">
          <table:table-cell office:value-type="string" calcext:value-type="string">
            <text:p>/blueprint/servlet/resource/image/864300/3x4/108/144/a5fabdb9534a5ce07db8003f77eeb777/5AFDBE1C509F9CD5590B125537A94029/hilse_karsten_gross.png</text:p>
          </table:table-cell>
          <table:table-cell office:value-type="string" calcext:value-type="string">
            <text:p>Karsten Hi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58" calcext:value-type="float">
            <text:p>857458</text:p>
          </table:table-cell>
          <table:table-cell office:value-type="string" calcext:value-type="string">
            <text:p>/abgeordnete/biografien/H/hilse_karsten-85745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ilse, Karst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olizei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pg/Karsten.Hilse.Politiker/about/?ref=page_internal'}, {'X': 'https://twitter.com/Karsten_Hilse'}]</text:p>
          </table:table-cell>
        </table:table-row>
        <table:table-row table:style-name="ro1">
          <table:table-cell office:value-type="string" calcext:value-type="string">
            <text:p>/blueprint/servlet/resource/image/864894/3x4/108/144/58a2af291a80758d70d7106e9fbc02b9/A02F8D8FAE5182486815D14EFE5DDC8A/thomae_stephan_gross.jpg</text:p>
          </table:table-cell>
          <table:table-cell office:value-type="string" calcext:value-type="string">
            <text:p>Stephan Thom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80" calcext:value-type="float">
            <text:p>858080</text:p>
          </table:table-cell>
          <table:table-cell office:value-type="string" calcext:value-type="string">
            <text:p>/abgeordnete/biografien/T/thomae_stephan-85808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homae, Steph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tephan-thomae.de/'}, {'Facebook': 'https://www.facebook.com/stephanthomaefdp'}, {'X': 'https://twitter.com/stephanthomae?lang=de'}, {'Instagram': 'https://www.instagram.com/stephanthomae/'}, {'LinkedIn': 'https://www.linkedin.com/in/stephan-thomae-a54608a8/'}]</text:p>
          </table:table-cell>
        </table:table-row>
        <table:table-row table:style-name="ro1">
          <table:table-cell office:value-type="string" calcext:value-type="string">
            <text:p>/blueprint/servlet/resource/image/864346/3x4/108/144/d2ca75a104770e22955ef97dd9c7c26e/920C100E10842945EBE127F8D27556B5/haase_christian_bild.jpg</text:p>
          </table:table-cell>
          <table:table-cell office:value-type="string" calcext:value-type="string">
            <text:p>Christian Ha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56" calcext:value-type="float">
            <text:p>857456</text:p>
          </table:table-cell>
          <table:table-cell office:value-type="string" calcext:value-type="string">
            <text:p>/abgeordnete/biografien/H/haase_christian-85745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aase, Chri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erwaltung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aase-christian.de/'}, {'Facebook': 'https://www.facebook.com/haasechristian.de/'}, {'X': 'https://twitter.com/ChristianHaase6'}]</text:p>
          </table:table-cell>
        </table:table-row>
        <table:table-row table:style-name="ro1">
          <table:table-cell office:value-type="string" calcext:value-type="string">
            <text:p>/blueprint/servlet/resource/image/862408/3x4/108/144/9a1be46e457cfb7ee32c89247ea4123c/FE65A4E0DC393B778E1F0C059B1AB02D/steffen_till.jpg</text:p>
          </table:table-cell>
          <table:table-cell office:value-type="string" calcext:value-type="string">
            <text:p>Dr. Till St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702" calcext:value-type="float">
            <text:p>860702</text:p>
          </table:table-cell>
          <table:table-cell office:value-type="string" calcext:value-type="string">
            <text:p>/abgeordnete/biografien/S/steffen_till-8607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teffen, Dr. Til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illsteffen.de'}, {'X': 'https://twitter.com/till_steffen'}, {'Instagram': 'https://www.instagram.com/till_steffen/'}]</text:p>
          </table:table-cell>
        </table:table-row>
        <table:table-row table:style-name="ro1">
          <table:table-cell office:value-type="string" calcext:value-type="string">
            <text:p>/blueprint/servlet/resource/image/865964/3x4/108/144/fd1f93cdecbdd309ec43e82e6a42ce1a/ADE39BA344B8B78C210EC25AD9429E9A/papendieck_mathias.jpg</text:p>
          </table:table-cell>
          <table:table-cell office:value-type="string" calcext:value-type="string">
            <text:p>Mathias Papend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72" calcext:value-type="float">
            <text:p>860472</text:p>
          </table:table-cell>
          <table:table-cell office:value-type="string" calcext:value-type="string">
            <text:p>/abgeordnete/biografien/P/papendieck_mathias-86047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apendieck, Mathias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thias-Papendieck.de'}, {'Facebook': 'https://www.facebook.com/MathiasPapendieck'}, {'X': 'https://twitter.com/m_papendieck?lang=de'}, {'Instagram': 'https://www.instagram.com/mathiaspapendieck/'}]</text:p>
          </table:table-cell>
        </table:table-row>
        <table:table-row table:style-name="ro1">
          <table:table-cell office:value-type="string" calcext:value-type="string">
            <text:p>/blueprint/servlet/resource/image/864308/3x4/108/144/4d8addf979cca712aba581eaba21c3b7/F4110B7AA630F61FA07B2EBB0C411C1D/hoechst_nicole_bild.jpg</text:p>
          </table:table-cell>
          <table:table-cell office:value-type="string" calcext:value-type="string">
            <text:p>Nicole Höch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24" calcext:value-type="float">
            <text:p>857424</text:p>
          </table:table-cell>
          <table:table-cell office:value-type="string" calcext:value-type="string">
            <text:p>/abgeordnete/biografien/H/hoechst_nicole-8574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öchst, Nicole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gierungsschuldirekto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nicole-hoechst.de'}, {'Facebook': 'https://www.facebook.com/hoechstmdb'}, {'X': 'https://twitter.com/Nicole_Hoechst'}, {'Instagram': 'https://instagram.com/hoechstnicole'}, {'Telegram': 'http://t.me/nicolehoechstmdb'}]</text:p>
          </table:table-cell>
        </table:table-row>
        <table:table-row table:style-name="ro1">
          <table:table-cell office:value-type="string" calcext:value-type="string">
            <text:p>/blueprint/servlet/resource/image/865550/3x4/108/144/56a708eaefdec51e6cf94fbf9a3c13a6/2AA611298CECD94907DFD3B6A734E82B/nico_tippelt_gross.jpg</text:p>
          </table:table-cell>
          <table:table-cell office:value-type="string" calcext:value-type="string">
            <text:p>Nico Tippe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350" calcext:value-type="float">
            <text:p>861350</text:p>
          </table:table-cell>
          <table:table-cell office:value-type="string" calcext:value-type="string">
            <text:p>/abgeordnete/biografien/T/tippelt_nico-86135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ippelt, Nico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Musikpädag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cotippeltmdb.de/'}, {'Facebook': 'https://www.facebook.com/nicotippeltmdb'}, {'X': 'https://twitter.com/NicoTippelt'}, {'Instagram': 'https://www.instagram.com/nicotippelt'}]</text:p>
          </table:table-cell>
        </table:table-row>
        <table:table-row table:style-name="ro1">
          <table:table-cell office:value-type="string" calcext:value-type="string">
            <text:p>/blueprint/servlet/resource/image/864344/3x4/108/144/79519f6a0c30ae68c0da3311aee022dc/EAD152308EBA54AB4DE4EC16CF8C4FC8/hahn_florian_gross.jpg</text:p>
          </table:table-cell>
          <table:table-cell office:value-type="string" calcext:value-type="string">
            <text:p>Florian H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70" calcext:value-type="float">
            <text:p>857470</text:p>
          </table:table-cell>
          <table:table-cell office:value-type="string" calcext:value-type="string">
            <text:p>/abgeordnete/biografien/H/hahn_florian-85747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ahn, Flori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Electronic Marketing Fachwirt (BAW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lorian-hahn.de'}, {'Facebook': 'https://www.facebook.com/florian.hahn.3766/'}, {'X': 'https://twitter.com/hahnflo'}, {'LinkedIn': 'https://www.linkedin.com/in/florian-hahn-3290541a0'}, {'Instagram': 'https://www.instagram.com/hahnflo/'}, {'Youtube': 'https://www.youtube.com/channel/UCgUvjq68YiiBnblGopXyWPQ'}]</text:p>
          </table:table-cell>
        </table:table-row>
        <table:table-row table:style-name="ro1">
          <table:table-cell office:value-type="string" calcext:value-type="string">
            <text:p>/blueprint/servlet/resource/image/862420/3x4/108/144/c53b64d41826bad01d934637779dc6a3/4275B76FA14B5924B9313CE1E7F36943/steinmuller_hanna.jpg</text:p>
          </table:table-cell>
          <table:table-cell office:value-type="string" calcext:value-type="string">
            <text:p>Hanna Stein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510" calcext:value-type="float">
            <text:p>860510</text:p>
          </table:table-cell>
          <table:table-cell office:value-type="string" calcext:value-type="string">
            <text:p>/abgeordnete/biografien/S/steinmueller_hanna-86051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teinmüller, Hann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ssenschaftliche Mit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anna-steinmueller.de/'}, {'Facebook': 'https://www.facebook.com/HanSteinmueller'}, {'X': 'https://twitter.com/HanSteinmueller'}, {'LinkedIn': 'https://www.linkedin.com/in/hanna-steinm%C3%BCller-829773164/'}, {'Instagram': 'https://www.instagram.com/hanna_steinmueller/'}]</text:p>
          </table:table-cell>
        </table:table-row>
        <table:table-row table:style-name="ro1">
          <table:table-cell office:value-type="string" calcext:value-type="string">
            <text:p>/blueprint/servlet/resource/image/869642/3x4/108/144/6d48218247a083aacbdd470c7e32905a/E6083819CDCE92445F798AA86FEFFE19/pawlik_natalie_gross.jpg</text:p>
          </table:table-cell>
          <table:table-cell office:value-type="string" calcext:value-type="string">
            <text:p>Natalie Paw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626" calcext:value-type="float">
            <text:p>860626</text:p>
          </table:table-cell>
          <table:table-cell office:value-type="string" calcext:value-type="string">
            <text:p>/abgeordnete/biografien/P/pawlik_natalie-86062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Pawlik, Natali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itende Angestellt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natalie-pawlik.spd.de/'}, {'Facebook': 'https://www.facebook.com/PawlikNatalie'}, {'X': 'https://twitter.com/natalie_pawlik'}, {'Instagram': 'https://www.instagram.com/natalie.pawlik'}]</text:p>
          </table:table-cell>
        </table:table-row>
        <table:table-row table:style-name="ro1">
          <table:table-cell office:value-type="string" calcext:value-type="string">
            <text:p>/blueprint/servlet/resource/image/864320/3x4/108/144/76e5c98aa0ac1b9eebd0b162ce33f9c9/6B74A966C41B3FE11DE26D9EDF954798/holm_leif_gross.jpg</text:p>
          </table:table-cell>
          <table:table-cell office:value-type="string" calcext:value-type="string">
            <text:p>Leif-Erik Hol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80" calcext:value-type="float">
            <text:p>857480</text:p>
          </table:table-cell>
          <table:table-cell office:value-type="string" calcext:value-type="string">
            <text:p>/abgeordnete/biografien/H/holm_leif-85748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olm, Leif-Erik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Ökonom (M. Sc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eif-erik-holm.de/'}, {'Facebook': 'https://www.facebook.com/leiferikholm2/'}, {'X': 'https://twitter.com/Leif_Erik_Holm'}, {'Youtube': 'https://www.youtube.com/c/leiferikholm-afd'}]</text:p>
          </table:table-cell>
        </table:table-row>
        <table:table-row table:style-name="ro1">
          <table:table-cell office:value-type="string" calcext:value-type="string">
            <text:p>/blueprint/servlet/resource/image/864876/3x4/108/144/2646577566b60742c77cb517b54b9bc8/BEF3861DD685E687CB13654088AFEC5B/Todtenhausen_manfred_gross.jpg</text:p>
          </table:table-cell>
          <table:table-cell office:value-type="string" calcext:value-type="string">
            <text:p>Manfred Todtenhau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86" calcext:value-type="float">
            <text:p>858086</text:p>
          </table:table-cell>
          <table:table-cell office:value-type="string" calcext:value-type="string">
            <text:p>/abgeordnete/biografien/T/todtenhausen_manfred-858086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Todtenhausen, Manfre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Elektro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nfred-todtenhausen.de'}, {'Facebook': 'http://www.facebook.com/manfred.todtenhausen.fdp/'}, {'X': 'https://twitter.com/MTodtenhausen'}, {'LinkedIn': 'https://www.linkedin.com/in/manfred-todtenhausen-mdb-6322827b'}, {'Instagram': 'https://www.instagram.com/mtodtenh'}, {'Xing': 'https://www.xing.com/profile/Manfred_Todtenhausen'}]</text:p>
          </table:table-cell>
        </table:table-row>
        <table:table-row table:style-name="ro1">
          <table:table-cell office:value-type="string" calcext:value-type="string">
            <text:p>/blueprint/servlet/resource/image/520108/3x4/108/144/409e498f4ba8901d63efce44cb27419d/098E41535ED88EE7B51D899E64EF38DE/hardt_juergen_gross.jpg</text:p>
          </table:table-cell>
          <table:table-cell office:value-type="string" calcext:value-type="string">
            <text:p>Jürgen Har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08" calcext:value-type="float">
            <text:p>857408</text:p>
          </table:table-cell>
          <table:table-cell office:value-type="string" calcext:value-type="string">
            <text:p>/abgeordnete/biografien/H/hardt_juergen-85740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ardt, Jür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ergenhardt.de'}, {'Facebook': 'https://www.facebook.com/JuergenHardt'}, {'X': 'https://twitter.com/juergenhardt'}, {'Instagram': 'https://www.instagram.com/juergenhardt_mdb'}]</text:p>
          </table:table-cell>
        </table:table-row>
        <table:table-row table:style-name="ro1">
          <table:table-cell office:value-type="string" calcext:value-type="string">
            <text:p>/blueprint/servlet/resource/image/864774/3x4/108/144/46485c6df49edc27fe943f46e5feb574/CC4A8B3D7833DF2B3BBAF615134836A0/strengmann_kuhn_wolfgang_gross.jpg</text:p>
          </table:table-cell>
          <table:table-cell office:value-type="string" calcext:value-type="string">
            <text:p>Dr. Wolfgang Strengmann-Ku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22" calcext:value-type="float">
            <text:p>858022</text:p>
          </table:table-cell>
          <table:table-cell office:value-type="string" calcext:value-type="string">
            <text:p>/abgeordnete/biografien/S/strengmann_kuhn_wolfgang-85802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trengmann-Kuhn, Dr. Wolfgang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rengmann-kuhn.de/'}, {'Facebook': 'https://facebook.com/Wolfgang.StrengmannKuhn'}, {'X': 'https://www.twitter.com/w_sk'}, {'Instagram': 'https://www.instagram.com/wolfgangstrengmannkuhn/'}]</text:p>
          </table:table-cell>
        </table:table-row>
        <table:table-row table:style-name="ro1">
          <table:table-cell office:value-type="string" calcext:value-type="string">
            <text:p>/blueprint/servlet/resource/image/862602/3x4/108/144/894d17af5eb59ee5db91cc9bda111bd4/87DFF8DE78BF88528FB81CC1DA3B4421/peick_jens.jpg</text:p>
          </table:table-cell>
          <table:table-cell office:value-type="string" calcext:value-type="string">
            <text:p>Jens Pe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118" calcext:value-type="float">
            <text:p>861118</text:p>
          </table:table-cell>
          <table:table-cell office:value-type="string" calcext:value-type="string">
            <text:p>/abgeordnete/biografien/P/peick_jens-86111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eick, Jen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.-Verwaltung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enspeick.de'}, {'X': 'https://twitter.com/jenspeick'}, {'Instagram': 'https://instagram.com/jenspeick'}, {'Facebook': 'https://facebook.com/jenspeick.spd'}]</text:p>
          </table:table-cell>
        </table:table-row>
        <table:table-row table:style-name="ro1">
          <table:table-cell office:value-type="string" calcext:value-type="string">
            <text:p>/blueprint/servlet/resource/image/865940/3x4/108/144/7672bbbf0a7700f42bf6de75c9dff4ff/76E0B7D1A9A08896D9FEED0375CBA233/huy_gerrit.jpg</text:p>
          </table:table-cell>
          <table:table-cell office:value-type="string" calcext:value-type="string">
            <text:p>Gerrit Hu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640" calcext:value-type="float">
            <text:p>860640</text:p>
          </table:table-cell>
          <table:table-cell office:value-type="string" calcext:value-type="string">
            <text:p>/abgeordnete/biografien/H/huy_gerrit-86064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Huy, Gerrit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Mathemat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gerrithuy.de/'}, {'Facebook': 'https://www.facebook.com/gerrithuy.afd'}, {'X': 'https://twitter.com/GerritHuy'}, {'Instagram': 'https://www.instagram.com/gerrithuy.afd/'}, {'Youtube': 'https://www.youtube.com/channel/UCZJFECewSRnXpiZ1Ndmhnhg'}, {'Telegram': 'https://t.me/gerrithuy'}, {'Gettr': 'https://www.gettr.com/user/gerrithuy'}, {'TikTok': 'https://www.tiktok.com/@gerrithuy?lang=de-DE'}]</text:p>
          </table:table-cell>
        </table:table-row>
        <table:table-row table:style-name="ro1">
          <table:table-cell office:value-type="string" calcext:value-type="string">
            <text:p>/blueprint/servlet/resource/image/864878/3x4/108/144/362789a999ae7714934610ec846f6a48/2895F68686CDEFBEF3BE64715752997F/toncar_florian_gross.jpg</text:p>
          </table:table-cell>
          <table:table-cell office:value-type="string" calcext:value-type="string">
            <text:p>Dr. Florian Ton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02" calcext:value-type="float">
            <text:p>858102</text:p>
          </table:table-cell>
          <table:table-cell office:value-type="string" calcext:value-type="string">
            <text:p>/abgeordnete/biografien/T/toncar_florian-85810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Toncar, Dr. Flori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oncar.de/'}, {'Facebook': 'https://www.facebook.com/FlorianToncarMdB/'}, {'X': 'https://twitter.com/florian_toncar'}, {'Instagram': 'https://www.instagram.com/floriantoncar/'}, {'Youtube': 'https://www.youtube.com/channel/UCW_vD0EOkjPx9o18N-_TNkg'}, {'Linkedin': 'https://de.linkedin.com/in/florian-toncar'}]</text:p>
          </table:table-cell>
        </table:table-row>
        <table:table-row table:style-name="ro1">
          <table:table-cell office:value-type="string" calcext:value-type="string">
            <text:p>/blueprint/servlet/resource/image/864280/3x4/108/144/95b63c1c607e7902b8b33d587585a629/8431FDF73B724EC04AF21D6EF7B72CF1/hauer_matthias_bild.jpg</text:p>
          </table:table-cell>
          <table:table-cell office:value-type="string" calcext:value-type="string">
            <text:p>Matthias Ha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32" calcext:value-type="float">
            <text:p>857432</text:p>
          </table:table-cell>
          <table:table-cell office:value-type="string" calcext:value-type="string">
            <text:p>/abgeordnete/biografien/H/hauer_matthias-85743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auer, Matthi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tthias-hauer.de'}, {'Facebook': 'http://www.facebook.com/matthiashauer.cdu'}, {'X': 'http://twitter.com/MatthiasHauer'}, {'Instagram': 'http://www.instagram.com/matthias.hauer.mdb'}]</text:p>
          </table:table-cell>
        </table:table-row>
        <table:table-row table:style-name="ro1">
          <table:table-cell office:value-type="string" calcext:value-type="string">
            <text:p>/blueprint/servlet/resource/image/862430/3x4/108/144/bb2f18091866613c22ca8ac268b64f08/0E5F3F3727966EB3182A9C8E7B436EFF/tesfaiesus_awet.jpg</text:p>
          </table:table-cell>
          <table:table-cell office:value-type="string" calcext:value-type="string">
            <text:p>Awet Tesfaies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40" calcext:value-type="float">
            <text:p>860740</text:p>
          </table:table-cell>
          <table:table-cell office:value-type="string" calcext:value-type="string">
            <text:p>/abgeordnete/biografien/T/tesfaiesus_awet-86074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Tesfaiesus, Awet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wet-tesfaiesus.de/'}, {'X': 'https://twitter.com/AwetTesfaiesus'}, {'Instagram': 'https://www.instagram.com/awettesfaiesus/'}]</text:p>
          </table:table-cell>
        </table:table-row>
        <table:table-row table:style-name="ro1">
          <table:table-cell office:value-type="string" calcext:value-type="string">
            <text:p>/blueprint/servlet/resource/image/864918/3x4/108/144/d4e2b4b403e04e8d2992b725f3484a58/0100858A9BE0CCC224808FA92BA68AB7/petry_christian_gross.jpg</text:p>
          </table:table-cell>
          <table:table-cell office:value-type="string" calcext:value-type="string">
            <text:p>Christian P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14" calcext:value-type="float">
            <text:p>863314</text:p>
          </table:table-cell>
          <table:table-cell office:value-type="string" calcext:value-type="string">
            <text:p>/abgeordnete/biografien/P/petry_christian-86331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Petry, Christian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erwaltung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christianpetry.de/'}, {'Facebook': 'https://www.facebook.com/christianpetry/'}, {'X': 'https://twitter.com/CPetryMdB'}]</text:p>
          </table:table-cell>
        </table:table-row>
        <table:table-row table:style-name="ro1">
          <table:table-cell office:value-type="string" calcext:value-type="string">
            <text:p>/blueprint/servlet/resource/image/864824/3x4/108/144/27b86302f9f29e03a6f825d7e6041da2/893213E4B7EFA9E3F387D7EC82015188/jacobi_fabian_gross.jpg</text:p>
          </table:table-cell>
          <table:table-cell office:value-type="string" calcext:value-type="string">
            <text:p>Fabian Jaco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14" calcext:value-type="float">
            <text:p>857514</text:p>
          </table:table-cell>
          <table:table-cell office:value-type="string" calcext:value-type="string">
            <text:p>/abgeordnete/biografien/J/jacobi_fabian-85751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Jacobi, Fab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abian-jacobi.de'}]</text:p>
          </table:table-cell>
        </table:table-row>
        <table:table-row table:style-name="ro1">
          <table:table-cell office:value-type="string" calcext:value-type="string">
            <text:p>/blueprint/servlet/resource/image/864948/3x4/108/144/b7ae72dbca173284c45aa3d7bb4b6e46/1A7D755D14195971A025A2AAB99CA482/ullmann_andrew_gross.jpg</text:p>
          </table:table-cell>
          <table:table-cell office:value-type="string" calcext:value-type="string">
            <text:p>Prof. Dr. Andrew Ul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14" calcext:value-type="float">
            <text:p>858114</text:p>
          </table:table-cell>
          <table:table-cell office:value-type="string" calcext:value-type="string">
            <text:p>/abgeordnete/biografien/U/ullmann_andrew-85811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Ullmann, Prof. Dr. Andrew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acharzt für Innere Medizin, Universitätsprofessor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drew-ullmann.de/'}, {'Facebook': 'https://www.facebook.com/ullmannMdB/'}, {'X': 'https://twitter.com/ullmannmdb'}, {'Instagram': 'https://www.instagram.com/ullmannmdb/'}]</text:p>
          </table:table-cell>
        </table:table-row>
        <table:table-row table:style-name="ro1">
          <table:table-cell office:value-type="string" calcext:value-type="string">
            <text:p>/blueprint/servlet/resource/image/862102/3x4/108/144/94626b5f589619139f77e442c8137335/ACD7C025CB4E2BFC0F58467ACE763063/heck_stefan.jpg</text:p>
          </table:table-cell>
          <table:table-cell office:value-type="string" calcext:value-type="string">
            <text:p>Dr. Stefan 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650" calcext:value-type="float">
            <text:p>860650</text:p>
          </table:table-cell>
          <table:table-cell office:value-type="string" calcext:value-type="string">
            <text:p>/abgeordnete/biografien/H/heck_stefan-86065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eck, Dr. Stefa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fan-heck.net/'}, {'X': 'https://twitter.com/stheck?lang=de'}, {'Instagram': 'https://www.instagram.com/stefanheck82/'}, {'Facebook': 'https://www.facebook.com/Dr.Stefan.Heck/'}]</text:p>
          </table:table-cell>
        </table:table-row>
        <table:table-row table:style-name="ro1">
          <table:table-cell office:value-type="string" calcext:value-type="string">
            <text:p>/blueprint/servlet/resource/image/864904/3x4/108/144/4c3be30c563eff37aa72ca0359b2ae5/3EEB63F145B68491A9BD77E1F376FC82/trittin_juergen_gross.jpg</text:p>
          </table:table-cell>
          <table:table-cell office:value-type="string" calcext:value-type="string">
            <text:p>Jürgen Tritt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08" calcext:value-type="float">
            <text:p>858108</text:p>
          </table:table-cell>
          <table:table-cell office:value-type="string" calcext:value-type="string">
            <text:p>/abgeordnete/biografien/T/trittin_juergen-85810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Trittin, Jürge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wirt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2332/3x4/108/144/414fb7fbd11bdd6a518b148dd8707265/15A75688B9DE62368F964EBBFDC3FEE9/plobner_jan.jpg</text:p>
          </table:table-cell>
          <table:table-cell office:value-type="string" calcext:value-type="string">
            <text:p>Jan Plob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06" calcext:value-type="float">
            <text:p>860306</text:p>
          </table:table-cell>
          <table:table-cell office:value-type="string" calcext:value-type="string">
            <text:p>/abgeordnete/biografien/P/plobner_jan-86030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Plobner, J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andes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an-plobner.spd.de/'}, {'Facebook': 'https://www.facebook.com/janplobner.spd/'}, {'Instagram': 'https://www.instagram.com/janplobner/?hl=de'}]</text:p>
          </table:table-cell>
        </table:table-row>
        <table:table-row table:style-name="ro1">
          <table:table-cell office:value-type="string" calcext:value-type="string">
            <text:p>/blueprint/servlet/resource/image/871152/3x4/108/144/9233132116bafcee3956083a1b57b829/8DAE6FED411B0E78DDA3C86233947333/janich_steffen_gross.jpg</text:p>
          </table:table-cell>
          <table:table-cell office:value-type="string" calcext:value-type="string">
            <text:p>Steffen Jan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662" calcext:value-type="float">
            <text:p>860662</text:p>
          </table:table-cell>
          <table:table-cell office:value-type="string" calcext:value-type="string">
            <text:p>/abgeordnete/biografien/J/janich_steffen-86066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Janich, Steff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olizei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ffenjanich.de'}, {'Facebook': 'https://www.facebook.com/SteffenJanichAfD'}]</text:p>
          </table:table-cell>
        </table:table-row>
        <table:table-row table:style-name="ro1">
          <table:table-cell office:value-type="string" calcext:value-type="string">
            <text:p>/blueprint/servlet/resource/image/864950/3x4/108/144/d584ad7292ff75e6dd69426c744e4b95/C83AB5FB6BDE1EDB7F92BCD9DACFDA48/ullrich_gerald_gross.jpg</text:p>
          </table:table-cell>
          <table:table-cell office:value-type="string" calcext:value-type="string">
            <text:p>Gerald Ull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18" calcext:value-type="float">
            <text:p>858118</text:p>
          </table:table-cell>
          <table:table-cell office:value-type="string" calcext:value-type="string">
            <text:p>/abgeordnete/biografien/U/ullrich_gerald-85811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Ullrich, Gerald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erald-ullrich.de'}, {'Facebook': 'https://www.facebook.com/FDPGeraldUllrich'}, {'X': 'https://twitter.com/G_UllrichFDP'}, {'Instagram': 'https://www.instagram.com/gerald.ullrich/'}]</text:p>
          </table:table-cell>
        </table:table-row>
        <table:table-row table:style-name="ro1">
          <table:table-cell office:value-type="string" calcext:value-type="string">
            <text:p>/blueprint/servlet/resource/image/864340/3x4/108/144/10d5d6f7af00ba2991699c8fde1ed548/1F573125FA163C7A56F8EB65019BD8EA/heil_mechthild_gross.jpg</text:p>
          </table:table-cell>
          <table:table-cell office:value-type="string" calcext:value-type="string">
            <text:p>Mechthild H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412" calcext:value-type="float">
            <text:p>857412</text:p>
          </table:table-cell>
          <table:table-cell office:value-type="string" calcext:value-type="string">
            <text:p>/abgeordnete/biografien/H/heil_mechthild-85741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eil, Mechthild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Ing. Architek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echthild-heil.de'}, {'Facebook': 'http://www.facebook.com/MechthildHeil'}]</text:p>
          </table:table-cell>
        </table:table-row>
        <table:table-row table:style-name="ro1">
          <table:table-cell office:value-type="string" calcext:value-type="string">
            <text:p>/blueprint/servlet/resource/image/862448/3x4/108/144/c19bddfba4a3b40b923aadd895ba557e/B645582793C6250078508F3F448CE594/uhlig_katrin.jpg</text:p>
          </table:table-cell>
          <table:table-cell office:value-type="string" calcext:value-type="string">
            <text:p>Katrin Uh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926" calcext:value-type="float">
            <text:p>860926</text:p>
          </table:table-cell>
          <table:table-cell office:value-type="string" calcext:value-type="string">
            <text:p>/abgeordnete/biografien/U/uhlig_katrin-86092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Uhlig, Katr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ssenschaftliche 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rin-uhlig.de'}, {'X': 'https://twitter.com/katrinuhligbn'}, {'Instagram': 'https://www.instagram.com/katrinuhlig.bn/'}, {'Facebook': 'https://www.facebook.com/katrinuhlig.bonn/'}]</text:p>
          </table:table-cell>
        </table:table-row>
        <table:table-row table:style-name="ro1">
          <table:table-cell office:value-type="string" calcext:value-type="string">
            <text:p>/blueprint/servlet/resource/image/864908/3x4/108/144/64af218e2a1bd81c3e684a2ce9c30d3d/124C6A4D617EB285A5DC0E1F8B94810E/poschmann_sabine_bild.jpg</text:p>
          </table:table-cell>
          <table:table-cell office:value-type="string" calcext:value-type="string">
            <text:p>Sabine Posc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864" calcext:value-type="float">
            <text:p>857864</text:p>
          </table:table-cell>
          <table:table-cell office:value-type="string" calcext:value-type="string">
            <text:p>/abgeordnete/biografien/P/poschmann_sabine-85786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Poschmann, Sabi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triebswirtin (VW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abine-poschmann.de'}, {'Facebook': 'https://www.facebook.com/poschmann.spd'}, {'Instagram': 'https://www.instagram.com/poschmannsabine/'}]</text:p>
          </table:table-cell>
        </table:table-row>
        <table:table-row table:style-name="ro1">
          <table:table-cell office:value-type="string" calcext:value-type="string">
            <text:p>/blueprint/servlet/resource/image/864826/3x4/108/144/139952bbdd9c53312749d8254c097ab5/5245E3737B48764802D019C8E3C92122/jongen_marc_gross.jpg</text:p>
          </table:table-cell>
          <table:table-cell office:value-type="string" calcext:value-type="string">
            <text:p>Dr. Marc Jon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08" calcext:value-type="float">
            <text:p>857508</text:p>
          </table:table-cell>
          <table:table-cell office:value-type="string" calcext:value-type="string">
            <text:p>/abgeordnete/biografien/J/jongen_marc-85750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Jongen, Dr. Marc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ozent für Philosophi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cjongen.de/'}, {'Facebook': 'https://www.facebook.com/Dr.MarcJongen/'}, {'X': 'https://twitter.com/marc_jongen'}, {'Instagram': 'https://www.instagram.com/dr.marc.jongen.mdb/'}, {'Youtube': 'https://www.youtube.com/channel/UCOl2qmTlThCnBgCsZKOMW6A/featured'}]</text:p>
          </table:table-cell>
        </table:table-row>
        <table:table-row table:style-name="ro1">
          <table:table-cell office:value-type="string" calcext:value-type="string">
            <text:p>/blueprint/servlet/resource/image/864964/3x4/108/144/a62e7ec061151592fcd71e176f3f3cf9/C448533739D949B6A27AB8A4EDB70012/vogel_johannes_gross.jpg</text:p>
          </table:table-cell>
          <table:table-cell office:value-type="string" calcext:value-type="string">
            <text:p>Johannes Vog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34" calcext:value-type="float">
            <text:p>858134</text:p>
          </table:table-cell>
          <table:table-cell office:value-type="string" calcext:value-type="string">
            <text:p>/abgeordnete/biografien/V/vogel_johannes-85813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Vogel, Johanne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hannes-vogel.de'}, {'Facebook': 'https://www.facebook.com/johannesvogel'}, {'X': 'https://twitter.com/johannesvogel'}, {'Instagram': 'https://www.instagram.com/johannesvogel/'}, {'LinkedIn': 'https://linkedin.com/in/vogeljohannes'}]</text:p>
          </table:table-cell>
        </table:table-row>
        <table:table-row table:style-name="ro1">
          <table:table-cell office:value-type="string" calcext:value-type="string">
            <text:p>/blueprint/servlet/resource/image/864338/3x4/108/144/9fa102be0a89a3fed06ace4f5ed0bc5f/F8BB9C21B85950DD75D14B3541DFB6DC/heilmann_thomas_bild.jpg</text:p>
          </table:table-cell>
          <table:table-cell office:value-type="string" calcext:value-type="string">
            <text:p>Thomas Heil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30" calcext:value-type="float">
            <text:p>857430</text:p>
          </table:table-cell>
          <table:table-cell office:value-type="string" calcext:value-type="string">
            <text:p>/abgeordnete/biografien/H/heilmann_thomas-85743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eilmann, Thoma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ilmann.berlin/'}, {'Facebook': 'https://www.facebook.com/thomasheilmannoffiziell/'}, {'Instagram': 'https://www.instagram.com/thomas_heilmann/'}, {'X': 'https://twitter.com/ThomasHeilmann'}, {'Linkedin': 'https://de.linkedin.com/in/thomas-heilmann-b8589923'}, {'Xing': 'https://www.xing.com/profile/Thomas_Heilmann'}]</text:p>
          </table:table-cell>
        </table:table-row>
        <table:table-row table:style-name="ro1">
          <table:table-cell office:value-type="string" calcext:value-type="string">
            <text:p>/blueprint/servlet/resource/image/864956/3x4/108/144/3409a7263a8c33befe2a3ebd7d442bc4/55DC19DD1E4CA7C77B116869287EB5D8/verlinden_julia_gross.jpg</text:p>
          </table:table-cell>
          <table:table-cell office:value-type="string" calcext:value-type="string">
            <text:p>Dr. Julia Verlin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22" calcext:value-type="float">
            <text:p>858122</text:p>
          </table:table-cell>
          <table:table-cell office:value-type="string" calcext:value-type="string">
            <text:p>/abgeordnete/biografien/V/verlinden_julia-85812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Verlinden, Dr. Juli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Umwelt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lia-verlinden.de'}, {'Facebook': 'http://www.facebook.com/jul.verlinden'}, {'X': 'http://www.twitter.com/julia_verlinden'}, {'Instagram': 'http://'}]</text:p>
          </table:table-cell>
        </table:table-row>
        <table:table-row table:style-name="ro1">
          <table:table-cell office:value-type="string" calcext:value-type="string">
            <text:p>/blueprint/servlet/resource/image/864906/3x4/108/144/550f4c8dcc518ba2bd1724f25e36112f/DDB36E5F7D9A8E26E958ECBC62489619/post_achim_gross.jpg</text:p>
          </table:table-cell>
          <table:table-cell office:value-type="string" calcext:value-type="string">
            <text:p>Achim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44" calcext:value-type="float">
            <text:p>857844</text:p>
          </table:table-cell>
          <table:table-cell office:value-type="string" calcext:value-type="string">
            <text:p>/abgeordnete/biografien/P/post_achim-85784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Post (Minden), Achim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Sozi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chim-post.de'}, {'Facebook': 'http://facebook.com/achim.post'}, {'X': 'http://www.twitter.com/achim_p'}, {'Instagram': 'http://www.instagram.com/achim_p'}]</text:p>
          </table:table-cell>
        </table:table-row>
        <table:table-row table:style-name="ro1">
          <table:table-cell office:value-type="string" calcext:value-type="string">
            <text:p>/blueprint/servlet/resource/image/862174/3x4/108/144/4d617b38b9a60aa7767ddb10a1cc9026/6124D09A7C70C76A8382CE430AEE4D65/kaufmann_malte.jpg</text:p>
          </table:table-cell>
          <table:table-cell office:value-type="string" calcext:value-type="string">
            <text:p>Dr. Malte Kauf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20" calcext:value-type="float">
            <text:p>860720</text:p>
          </table:table-cell>
          <table:table-cell office:value-type="string" calcext:value-type="string">
            <text:p>/abgeordnete/biografien/K/kaufmann_malte-86072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aufmann, Dr. Malt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lte-kaufmann.de'}, {'X': 'https://twitter.com/MalteKaufmann'}, {'Instagram': 'https://www.instagram.com/malte.kaufmann'}, {'Facebook': 'https://www.facebook.com/kaufmannmalte'}, {'LinkedIn': 'https://www.linkedin.com/in/maltekaufmann'}, {'Youtube': 'https://www.youtube.com/user/maltekaufmann'}]</text:p>
          </table:table-cell>
        </table:table-row>
        <table:table-row table:style-name="ro1">
          <table:table-cell office:value-type="string" calcext:value-type="string">
            <text:p>/blueprint/servlet/resource/image/862466/3x4/108/144/ce06b545b76aa23ccce2f1c6e4b18d27/2DDFF3AE17BCB5EA54F2F635629CC0C5/wagner_tim.jpg</text:p>
          </table:table-cell>
          <table:table-cell office:value-type="string" calcext:value-type="string">
            <text:p>Tim Wag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402" calcext:value-type="float">
            <text:p>861402</text:p>
          </table:table-cell>
          <table:table-cell office:value-type="string" calcext:value-type="string">
            <text:p>/abgeordnete/biografien/W/wagner_tim-86140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agner, Tim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Vermöge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im-wagner.wahl.freie-demokraten.de/'}, {'Facebook': 'https://www.facebook.com/tim.wagner.505523'}, {'X': 'https://twitter.com/timwagner_FDP'}, {'Instagram': 'https://www.instagram.com/tim.wagner.mdb'}]</text:p>
          </table:table-cell>
        </table:table-row>
        <table:table-row table:style-name="ro1">
          <table:table-cell office:value-type="string" calcext:value-type="string">
            <text:p>/blueprint/servlet/resource/image/864334/3x4/108/144/fd810c9dbbfafa107b63eb489f7aa/F1A8EDC59842DED679A8A61C2401D2F6/helfrich_mark_gross.jpg</text:p>
          </table:table-cell>
          <table:table-cell office:value-type="string" calcext:value-type="string">
            <text:p>Mark Helf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98" calcext:value-type="float">
            <text:p>857398</text:p>
          </table:table-cell>
          <table:table-cell office:value-type="string" calcext:value-type="string">
            <text:p>/abgeordnete/biografien/H/helfrich_mark-85739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elfrich, Mark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Kaufman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k-helfrich.de/'}, {'Facebook': 'https://de-de.facebook.com/markhelfrich.de/'}, {'Instagram': 'http://www.instaram.com/mark.helfrich.cdu'}]</text:p>
          </table:table-cell>
        </table:table-row>
        <table:table-row table:style-name="ro1">
          <table:table-cell office:value-type="string" calcext:value-type="string">
            <text:p>/blueprint/servlet/resource/image/874110/3x4/108/144/196c15d9ecb37772bc91749d58f788c5/FB3B27CE677286ECE2E9017DA21DA3FB/wagener_niklas.jpg</text:p>
          </table:table-cell>
          <table:table-cell office:value-type="string" calcext:value-type="string">
            <text:p>Niklas Wage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40" calcext:value-type="float">
            <text:p>860340</text:p>
          </table:table-cell>
          <table:table-cell office:value-type="string" calcext:value-type="string">
            <text:p>/abgeordnete/biografien/W/wagener_niklas-86034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Wagener, Nikl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ent der Forstwirtschaf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klas-wagener.de/'}, {'Facebook': 'https://www.facebook.com/niklaswagener.aschaffenburg'}, {'X': 'https://twitter.com/wagenerniklas'}, {'Instagram': 'https://www.instagram.com/niklaswagener/'}]</text:p>
          </table:table-cell>
        </table:table-row>
        <table:table-row table:style-name="ro1">
          <table:table-cell office:value-type="string" calcext:value-type="string">
            <text:p>/blueprint/servlet/resource/image/988038/3x4/108/144/fe3e49e48972b44582be424021f7956c/3CBB46B120677A0C4977E487904D4913/rabanus_martin_gross.jpg</text:p>
          </table:table-cell>
          <table:table-cell office:value-type="string" calcext:value-type="string">
            <text:p>Martin Raban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18" calcext:value-type="float">
            <text:p>857918</text:p>
          </table:table-cell>
          <table:table-cell office:value-type="string" calcext:value-type="string">
            <text:p>/abgeordnete/biografien/R/rabanus_martin-85791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abanus, Marti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Ministerialra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tin-rabanus.de'}, {'Facebook': 'https://www.facebook.com/martin.rabanus/'}, {'Linkedin': 'https://www.linkedin.com/in/martin-rabanus-a357907b/'}, {'Instagram': 'https://www.instagram.com/martin.rabanus/'}]</text:p>
          </table:table-cell>
        </table:table-row>
        <table:table-row table:style-name="ro1">
          <table:table-cell office:value-type="string" calcext:value-type="string">
            <text:p>/blueprint/servlet/resource/image/862176/3x4/108/144/e2fb0ff042f820f139f266afa97d4a70/506B8828F377762CEAEABDBE961D9849/kaufmann_michael.jpg</text:p>
          </table:table-cell>
          <table:table-cell office:value-type="string" calcext:value-type="string">
            <text:p>Prof. Dr.-Ing. habil. Michael Kauf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722" calcext:value-type="float">
            <text:p>860722</text:p>
          </table:table-cell>
          <table:table-cell office:value-type="string" calcext:value-type="string">
            <text:p>/abgeordnete/biografien/K/kaufmann_michael-86072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aufmann, Prof. Dr.-Ing. habil. Michael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aufmann-michael.de'}, {'Facebook': 'https://facebook.com/AfDKaufmann'}, {'X': 'https://twitter.com/KaufmannAfD'}, {'Instagram': 'https://instagram.com/Kaufmannafd'}, {'Telegram': 'https://t.me/KaufmannAfD'}]</text:p>
          </table:table-cell>
        </table:table-row>
        <table:table-row table:style-name="ro1">
          <table:table-cell office:value-type="string" calcext:value-type="string">
            <text:p>/blueprint/servlet/resource/image/864268/3x4/108/144/43c0fc6e16b584aef0acc449f8b4985e/E0F7733D16A1FDCFFE139212D69A85E9/weeser_sandra_gross.jpg</text:p>
          </table:table-cell>
          <table:table-cell office:value-type="string" calcext:value-type="string">
            <text:p>Sandra Wee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56" calcext:value-type="float">
            <text:p>858156</text:p>
          </table:table-cell>
          <table:table-cell office:value-type="string" calcext:value-type="string">
            <text:p>/abgeordnete/biografien/W/weeser_sandra-85815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Weeser, Sandr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Betriebswirtin VWA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weeser.abgeordnete.fdpbt.de/'}, {'Facebook': 'https://www.facebook.com/S.WeeserFDP/'}, {'X': 'https://twitter.com/sandra_weeser'}, {'Instagram': 'https://www.instagram.com/@sandra_weeser'}, {'LinkedIn': 'https://www.linkedIn.com/Sandra Weeser'}, {'Xing': 'https://www.xling.com/sandra Weeser'}]</text:p>
          </table:table-cell>
        </table:table-row>
        <table:table-row table:style-name="ro1">
          <table:table-cell office:value-type="string" calcext:value-type="string">
            <text:p>/blueprint/servlet/resource/image/864350/3x4/108/144/ebca5317238d695b939c45de63422273/EB56F6A09758F9F33DB33E7162D7747B/henrichmann_marc_gross.jpg</text:p>
          </table:table-cell>
          <table:table-cell office:value-type="string" calcext:value-type="string">
            <text:p>Marc Henric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78" calcext:value-type="float">
            <text:p>857478</text:p>
          </table:table-cell>
          <table:table-cell office:value-type="string" calcext:value-type="string">
            <text:p>/abgeordnete/biografien/H/henrichmann_marc-85747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enrichmann, Marc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c-henrichmann.de'}, {'Facebook': 'http://www.facebook.com/m.henrichmann'}, {'X': 'https://www.twitter.com/marchenrichmann'}, {'Instagram': 'https://instagram.com/marc_henrichmann'}]</text:p>
          </table:table-cell>
        </table:table-row>
        <table:table-row table:style-name="ro1">
          <table:table-cell office:value-type="string" calcext:value-type="string">
            <text:p>/blueprint/servlet/resource/image/862460/3x4/108/144/4eb381a54d72144c0dc225314493a6b/0887F9BB0954A84292E5F3CEF87BD496/wagener_robin.jpg</text:p>
          </table:table-cell>
          <table:table-cell office:value-type="string" calcext:value-type="string">
            <text:p>Robin Wage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08" calcext:value-type="float">
            <text:p>860908</text:p>
          </table:table-cell>
          <table:table-cell office:value-type="string" calcext:value-type="string">
            <text:p>/abgeordnete/biografien/W/wagener_robin-86090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agener, Rob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obin-wagener.de'}, {'X': 'https://twitter.com/robinwagener'}, {'Instagram': 'https://www.instagram.com/robin_wagener/'}, {'Facebook': 'https://www.facebook.com/WagenerRobin'}, {'LinkedIn': 'https://de.linkedin.com/in/robin-wagener-68120418a'}]</text:p>
          </table:table-cell>
        </table:table-row>
        <table:table-row table:style-name="ro1">
          <table:table-cell office:value-type="string" calcext:value-type="string">
            <text:p>/blueprint/servlet/resource/image/862606/3x4/108/144/19e73c7ce31bbfc48a2f31f5224047b1/89AFA4A87E014091B9EA92A15E82A6D7/rhie_ye-one.jpg</text:p>
          </table:table-cell>
          <table:table-cell office:value-type="string" calcext:value-type="string">
            <text:p>Ye-One Rh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96" calcext:value-type="float">
            <text:p>860996</text:p>
          </table:table-cell>
          <table:table-cell office:value-type="string" calcext:value-type="string">
            <text:p>/abgeordnete/biografien/R/rhie_ye-86099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Rhie, Ye-O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ommunikations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yeonerhie.de/'}, {'X': 'https://twitter.com/yeone_rhie'}, {'Instagram': 'https://www.instagram.com/yeone_rhie/'}, {'Facebook': 'https://www.facebook.com/yeone_rhie'}, {'LinkedIn': 'http://www.linkedin.com/in/yeonerhie'}]</text:p>
          </table:table-cell>
        </table:table-row>
        <table:table-row table:style-name="ro1">
          <table:table-cell office:value-type="string" calcext:value-type="string">
            <text:p>/blueprint/servlet/resource/image/864646/3x4/108/144/c16318707ce0f48a492e3ae731fde35c/CCD19ADE8D550EE846D168CACA03FF74/keuter_stefan_gross.jpg</text:p>
          </table:table-cell>
          <table:table-cell office:value-type="string" calcext:value-type="string">
            <text:p>Stefan Keu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60" calcext:value-type="float">
            <text:p>857560</text:p>
          </table:table-cell>
          <table:table-cell office:value-type="string" calcext:value-type="string">
            <text:p>/abgeordnete/biografien/K/keuter_stefan-85756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euter, Stef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ankkaufmann, 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Stefan.Keuter.AfD/'}]</text:p>
          </table:table-cell>
        </table:table-row>
        <table:table-row table:style-name="ro1">
          <table:table-cell office:value-type="string" calcext:value-type="string">
            <text:p>/blueprint/servlet/resource/image/864254/3x4/108/144/3b30e3afc9beb814ee68f46b14555190/320D03F734734622411CF11D0DEB847B/westig_nicole_gross.jpg</text:p>
          </table:table-cell>
          <table:table-cell office:value-type="string" calcext:value-type="string">
            <text:p>Nicole Westi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98" calcext:value-type="float">
            <text:p>858198</text:p>
          </table:table-cell>
          <table:table-cell office:value-type="string" calcext:value-type="string">
            <text:p>/abgeordnete/biografien/W/westig_nicole-8581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estig, Nicol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undrais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cole-westig.de/'}, {'X': 'https://twitter.com/nicolewestig?lang=de'}, {'Facebook': 'https://www.facebook.com/nicole.westig'}, {'Instagram': 'https://www.instagram.com/nicole.westig/?hl=de'}]</text:p>
          </table:table-cell>
        </table:table-row>
        <table:table-row table:style-name="ro1">
          <table:table-cell office:value-type="string" calcext:value-type="string">
            <text:p>/blueprint/servlet/resource/image/864298/3x4/108/144/d7596caa8b97a09b2d6f671c6497d14/B172F1BEED37F694C6D3E60318B5633A/heveling_ansgar_gross.jpg</text:p>
          </table:table-cell>
          <table:table-cell office:value-type="string" calcext:value-type="string">
            <text:p>Ansgar Heve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60" calcext:value-type="float">
            <text:p>857460</text:p>
          </table:table-cell>
          <table:table-cell office:value-type="string" calcext:value-type="string">
            <text:p>/abgeordnete/biografien/H/heveling_ansgar-85746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veling, Ansga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sgar-heveling.de'}]</text:p>
          </table:table-cell>
        </table:table-row>
        <table:table-row table:style-name="ro1">
          <table:table-cell office:value-type="string" calcext:value-type="string">
            <text:p>/blueprint/servlet/resource/image/862464/3x4/108/144/ec8d8a9f6acff5ab6ac7ee7bd9e9562/95CC4B8AC456C374BAAC169ADBBCA890/wagner_johannes_bild.jpg</text:p>
          </table:table-cell>
          <table:table-cell office:value-type="string" calcext:value-type="string">
            <text:p>Johannes Wag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46" calcext:value-type="float">
            <text:p>860346</text:p>
          </table:table-cell>
          <table:table-cell office:value-type="string" calcext:value-type="string">
            <text:p>/abgeordnete/biografien/W/wagner_johannes-86034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Wagner, Johanne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hannes-wagner.org/'}, {'X': 'https://twitter.com/yooHannes'}, {'Instagram': 'https://www.instagram.com/hannes4future'}, {'Facebook': 'https://www.facebook.com/hannes.wagner.coburg'}]</text:p>
          </table:table-cell>
        </table:table-row>
        <table:table-row table:style-name="ro1">
          <table:table-cell office:value-type="string" calcext:value-type="string">
            <text:p>/blueprint/servlet/resource/image/864208/3x4/108/144/f6cc490ec00244c7af221e1155739439/A4C77C7764E8E4A445E46166BDC3C146/rimkus_andreas_gross.jpg</text:p>
          </table:table-cell>
          <table:table-cell office:value-type="string" calcext:value-type="string">
            <text:p>Andreas Rimk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00" calcext:value-type="float">
            <text:p>857900</text:p>
          </table:table-cell>
          <table:table-cell office:value-type="string" calcext:value-type="string">
            <text:p>/abgeordnete/biografien/R/rimkus_andreas-85790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Rimkus, Andre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Elektromeister in der Energiewirtschaf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ndreas-rimkus.de/'}, {'Facebook': 'https://de-de.facebook.com/andreasrimkusmdb'}, {'X': 'https://twitter.com/Andreas_Rimkus'}, {'LinkedIn': 'https://de.linkedin.com/in/andreas-rimkus-323920192'}, {'Instagram': 'https://www.instagram.com/rimkusandreas'}]</text:p>
          </table:table-cell>
        </table:table-row>
        <table:table-row table:style-name="ro1">
          <table:table-cell office:value-type="string" calcext:value-type="string">
            <text:p>/blueprint/servlet/resource/image/864670/3x4/108/144/7be7c3de343832872fe35c2bf6eebbf1/224836F879F05F4EF8ABCD181A5D3B53/kleinwaechter_norbert_gross.jpg</text:p>
          </table:table-cell>
          <table:table-cell office:value-type="string" calcext:value-type="string">
            <text:p>Norbert Kleinwäch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76" calcext:value-type="float">
            <text:p>857576</text:p>
          </table:table-cell>
          <table:table-cell office:value-type="string" calcext:value-type="string">
            <text:p>/abgeordnete/biografien/K/kleinwaechter_norbert-85757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leinwächter, Norbert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orbert-kleinwaechter.de/'}, {'Facebook': 'https://www.facebook.com/norbert.kleinwaechter/'}, {'X': 'https://twitter.com/NKleinwaechter'}, {'LinkedIn': 'https://www.linkedin.com/in/norbert-kleinwächter-aa488822'}, {'Instagram': 'https://www.instagram.com/norbert.kleinwächter'}, {'Gettr': 'https://https://gettr.com/user/kleinwaechter'}]</text:p>
          </table:table-cell>
        </table:table-row>
        <table:table-row table:style-name="ro1">
          <table:table-cell office:value-type="string" calcext:value-type="string">
            <text:p>/blueprint/servlet/resource/image/526390/3x4/108/144/7622b9c452158af9bb0ab420ff290b6d/05CBB65FAA9A7B40C1D51F374D405EF0/willkomm_katharina_gross.jpg</text:p>
          </table:table-cell>
          <table:table-cell office:value-type="string" calcext:value-type="string">
            <text:p>Katharina Willko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64" calcext:value-type="float">
            <text:p>858164</text:p>
          </table:table-cell>
          <table:table-cell office:value-type="string" calcext:value-type="string">
            <text:p>/abgeordnete/biografien/W/willkomm_katharina-85816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Willkomm, Katharin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katharina-willkomm.de': 'https://www.katharina-willkomm.de/'}, {'Facebook': 'https://www.facebook.com/KathWillkomm/'}, {'X': 'https://twitter.com/k_willkomm'}, {'Instagram': 'https://www.instagram.com/katharina.willkomm/'}]</text:p>
          </table:table-cell>
        </table:table-row>
        <table:table-row table:style-name="ro1">
          <table:table-cell office:value-type="string" calcext:value-type="string">
            <text:p>/blueprint/servlet/resource/image/869756/3x4/108/144/1ae3e2c7e2c64c8e3646a3010ffb6d87/6570B89BACF9162242F424E61CBC7CBA/hierl_susanne_gross.jpg</text:p>
          </table:table-cell>
          <table:table-cell office:value-type="string" calcext:value-type="string">
            <text:p>Susanne Hie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324" calcext:value-type="float">
            <text:p>860324</text:p>
          </table:table-cell>
          <table:table-cell office:value-type="string" calcext:value-type="string">
            <text:p>/abgeordnete/biografien/H/hierl_susanne-8603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ierl, Susan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usanne-hierl.de'}, {'Facebook': 'https://www.facebook.com/susanne.hierl.9'}, {'X': 'http://twitter.com/hierlsusanne'}, {'LinkedIn': 'https://www.linkedin.com/in/susanne-hierl-713050b1'}, {'Instagram': 'https://www.instagram.com/susanne.hierl'}]</text:p>
          </table:table-cell>
        </table:table-row>
        <table:table-row table:style-name="ro1">
          <table:table-cell office:value-type="string" calcext:value-type="string">
            <text:p>/blueprint/servlet/resource/image/524390/3x4/108/144/9b41e60bd25790700d45f9d2b228122d/80A9773C93FDAFF9C11C5F20C59F9DD3/walter-rosenheimer_beate_gross.jpg</text:p>
          </table:table-cell>
          <table:table-cell office:value-type="string" calcext:value-type="string">
            <text:p>Beate Walter-Rosenhe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52" calcext:value-type="float">
            <text:p>858152</text:p>
          </table:table-cell>
          <table:table-cell office:value-type="string" calcext:value-type="string">
            <text:p>/abgeordnete/biografien/W/walter-rosenheimer_beate-85815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alter-Rosenheimer, Beat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Psych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ate-walter-rosenheimer.de'}, {'Facebook': 'https://www.facebook.com/beate.walterrosenheimer'}, {'X': 'http://twitter.com/BeateWaRo'}, {'Instagram': 'https://www.instagram.com/beate_mdb/'}]</text:p>
          </table:table-cell>
        </table:table-row>
        <table:table-row table:style-name="ro1">
          <table:table-cell office:value-type="string" calcext:value-type="string">
            <text:p>/blueprint/servlet/resource/image/913780/3x4/108/144/469fdce5963551c3990f049081f7c9b6/94721B3A70C35AD143FDF72C9EC9BBED/rinkert_daniel_gross.jpg</text:p>
          </table:table-cell>
          <table:table-cell office:value-type="string" calcext:value-type="string">
            <text:p>Daniel Rink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913750" calcext:value-type="float">
            <text:p>913750</text:p>
          </table:table-cell>
          <table:table-cell office:value-type="string" calcext:value-type="string">
            <text:p>/abgeordnete/biografien/R/rinkert_daniel-91375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Rinkert, Dani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gionalleiter beim VD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daniel-rinkert.de/'}, {'Facebook': 'https://de-de.facebook.com/danielrinkertspd/'}, {'X': 'https://twitter.com/danielrinkert?lang=de'}, {'LinkedIn': 'https://de.linkedin.com/in/daniel-rinkert-2b7148241'}, {'Instagram': 'https://www.instagram.com/danielrinkert/?hl=de'}]</text:p>
          </table:table-cell>
        </table:table-row>
        <table:table-row table:style-name="ro1">
          <table:table-cell office:value-type="string" calcext:value-type="string">
            <text:p>/blueprint/servlet/resource/image/864692/3x4/108/144/a098ac1817f08a116c69b230175ee2e3/C6BBF1174B22CFD8914A57A2D7940620/koenig_joern_gross.jpg</text:p>
          </table:table-cell>
          <table:table-cell office:value-type="string" calcext:value-type="string">
            <text:p>Jörn Köni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04" calcext:value-type="float">
            <text:p>857604</text:p>
          </table:table-cell>
          <table:table-cell office:value-type="string" calcext:value-type="string">
            <text:p>/abgeordnete/biografien/K/koenig_joern-85760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önig, Jör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genieur (MB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oenig-bundestag.de'}, {'Facebook': 'http://facebook.com/joernkoenig'}]</text:p>
          </table:table-cell>
        </table:table-row>
        <table:table-row table:style-name="ro1">
          <table:table-cell office:value-type="string" calcext:value-type="string">
            <text:p>/blueprint/servlet/resource/image/862504/3x4/108/144/e4f7a77be781bdf3b4afcb5bb77af567/0C0FF2CBD3B3AB8EBC021286C249BFBE/wissing_volker.jpg</text:p>
          </table:table-cell>
          <table:table-cell office:value-type="string" calcext:value-type="string">
            <text:p>Dr. Volker Wis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446" calcext:value-type="float">
            <text:p>861446</text:p>
          </table:table-cell>
          <table:table-cell office:value-type="string" calcext:value-type="string">
            <text:p>/abgeordnete/biografien/W/wissing_volker-86144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Wissing, Dr. Volker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volker-wissing.de'}, {'X': 'https://twitter.com/Wissing'}, {'Instagram': 'https://www.instagram.com/volkerwissing/'}, {'Facebook': 'https://www.facebook.com/Wissing.FDP'}, {'LinkedIn': 'https://de.linkedin.com/in/volkerwissing'}]</text:p>
          </table:table-cell>
        </table:table-row>
        <table:table-row table:style-name="ro1">
          <table:table-cell office:value-type="string" calcext:value-type="string">
            <text:p>/blueprint/servlet/resource/image/864302/3x4/108/144/8cf9bf87d331ebd6ed87393cf6ab2b7c/2B6A247A127CFF2BD4249794559D988F/hirte_christian_gross.jpg</text:p>
          </table:table-cell>
          <table:table-cell office:value-type="string" calcext:value-type="string">
            <text:p>Christian Hi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92" calcext:value-type="float">
            <text:p>857492</text:p>
          </table:table-cell>
          <table:table-cell office:value-type="string" calcext:value-type="string">
            <text:p>/abgeordnete/biografien/H/hirte_christian-8574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irte, Christian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/Fachanwalt für Steuerrech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ian-hirte.de/'}, {'Facebook': 'https://www.facebook.com/ChristianHirteMdB'}, {'X': 'http://www.twitter.com/christianhirte'}, {'LinkedIn': 'https://www.linkedin.com/christian-hirte'}, {'Instagram': 'https://www.instagram.com/christianhirtemdb'}]</text:p>
          </table:table-cell>
        </table:table-row>
        <table:table-row table:style-name="ro1">
          <table:table-cell office:value-type="string" calcext:value-type="string">
            <text:p>/blueprint/servlet/resource/image/862476/3x4/108/144/8cabcbe22348ee1f7ffb8612f2b0117b/98E4F0335FBF0C60AB2C50EB58EA7B8E/weishaupt_saskia.jpg</text:p>
          </table:table-cell>
          <table:table-cell office:value-type="string" calcext:value-type="string">
            <text:p>Saskia Weishau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332" calcext:value-type="float">
            <text:p>860332</text:p>
          </table:table-cell>
          <table:table-cell office:value-type="string" calcext:value-type="string">
            <text:p>/abgeordnete/biografien/W/weishaupt_saskia-86033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Weishaupt, Saski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skia-weishaupt.de'}, {'X': 'https://twitter.com/SaskiaLeaRaquel'}, {'Instagram': 'https://www.instagram.com/saslearaq/'}]</text:p>
          </table:table-cell>
        </table:table-row>
        <table:table-row table:style-name="ro1">
          <table:table-cell office:value-type="string" calcext:value-type="string">
            <text:p>/blueprint/servlet/resource/image/864210/3x4/108/144/f921a6fbfc677056f4ac860f088b01a4/0398385BD292541E93680EF648F9E475/rix_soenke_gross.png</text:p>
          </table:table-cell>
          <table:table-cell office:value-type="string" calcext:value-type="string">
            <text:p>Sönke 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82" calcext:value-type="float">
            <text:p>857882</text:p>
          </table:table-cell>
          <table:table-cell office:value-type="string" calcext:value-type="string">
            <text:p>/abgeordnete/biografien/R/rix_soenke-85788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ix, Sönk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Erzieh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oenke-rix.de'}, {'Facebook': 'https://www.facebook.com/soenkerixmdb'}, {'X': 'http://twitter.com/SoenkeRix'}, {'Instagram': 'https://www.instagram.com/rixsoenke/'}]</text:p>
          </table:table-cell>
        </table:table-row>
        <table:table-row table:style-name="ro1">
          <table:table-cell office:value-type="string" calcext:value-type="string">
            <text:p>/blueprint/servlet/resource/image/864634/3x4/108/144/9a340b956e56e9665635d26b51e437d9/23178E42DD99ECAA800381CC7C25770A/komning_enrico_gross.jpg</text:p>
          </table:table-cell>
          <table:table-cell office:value-type="string" calcext:value-type="string">
            <text:p>Enrico Kom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66" calcext:value-type="float">
            <text:p>857566</text:p>
          </table:table-cell>
          <table:table-cell office:value-type="string" calcext:value-type="string">
            <text:p>/abgeordnete/biografien/K/komning_enrico-85756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omning, Enrico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nrico-komning.de'}, {'Facebook': 'https://de-de.facebook.com/Enrico.Komning/'}, {'X': 'https://twitter.com/enricokomning?lang=de'}, {'Instagram': 'https://www.instagram.com/enricokomningmdb/'}, {'YouTube': 'https://www.youtube.com/channel/UCSJhsht3vjH--hiA16gcOQw'}]</text:p>
          </table:table-cell>
        </table:table-row>
        <table:table-row table:style-name="ro1">
          <table:table-cell office:value-type="string" calcext:value-type="string">
            <text:p>/blueprint/servlet/resource/image/864312/3x4/108/144/30e2cc4f715e5128f12fca5e21683eed/68DD7677D6DF1CDD82724D18EDEE9BB5/hoffmann_alexander_gross.jpg</text:p>
          </table:table-cell>
          <table:table-cell office:value-type="string" calcext:value-type="string">
            <text:p>Alexander Hoff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94" calcext:value-type="float">
            <text:p>857494</text:p>
          </table:table-cell>
          <table:table-cell office:value-type="string" calcext:value-type="string">
            <text:p>/abgeordnete/biografien/H/hoffmann_alexander-85749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offmann, Alexand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hoffmann.org'}]</text:p>
          </table:table-cell>
        </table:table-row>
        <table:table-row table:style-name="ro1">
          <table:table-cell office:value-type="string" calcext:value-type="string">
            <text:p>/blueprint/servlet/resource/image/865294/3x4/108/144/f3d83c38ed82790b8be6e386630482af/51E385F15B1775166B6ECC2A2AA98D51/wenzel_stefan.png</text:p>
          </table:table-cell>
          <table:table-cell office:value-type="string" calcext:value-type="string">
            <text:p>Stefan Wenz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834" calcext:value-type="float">
            <text:p>860834</text:p>
          </table:table-cell>
          <table:table-cell office:value-type="string" calcext:value-type="string">
            <text:p>/abgeordnete/biografien/W/wenzel_stefan-86083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enzel, Stef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grarökonom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fan-wenzel.de'}, {'Facebook': 'https://facebook.com/stefan.wenzel.75'}, {'X': 'https://twitter.com/stefwenzel'}]</text:p>
          </table:table-cell>
        </table:table-row>
        <table:table-row table:style-name="ro1">
          <table:table-cell office:value-type="string" calcext:value-type="string">
            <text:p>/blueprint/servlet/resource/image/864188/3x4/108/144/763a73421af18b7ea373b04a1ced7469/C8853A9A08BD0609E2EE36989267DA4D/rohde_dennis_bild.jpg</text:p>
          </table:table-cell>
          <table:table-cell office:value-type="string" calcext:value-type="string">
            <text:p>Dennis Roh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90" calcext:value-type="float">
            <text:p>857890</text:p>
          </table:table-cell>
          <table:table-cell office:value-type="string" calcext:value-type="string">
            <text:p>/abgeordnete/biografien/R/rohde_dennis-85789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Rohde, Denni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ennis-rohde.de'}]</text:p>
          </table:table-cell>
        </table:table-row>
        <table:table-row table:style-name="ro1">
          <table:table-cell office:value-type="string" calcext:value-type="string">
            <text:p>/blueprint/servlet/resource/image/864640/3x4/108/144/c58b7a49798c68d08864e6127bf91842/3FEEB9F020B90DB1E198CAEEF8318844/kotre_steffen_gross.jpg</text:p>
          </table:table-cell>
          <table:table-cell office:value-type="string" calcext:value-type="string">
            <text:p>Steffen Kotr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30" calcext:value-type="float">
            <text:p>857630</text:p>
          </table:table-cell>
          <table:table-cell office:value-type="string" calcext:value-type="string">
            <text:p>/abgeordnete/biografien/K/kotre_steffen-85763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otré, Steffen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teffenkotre.de/'}, {'Facebook': 'https://www.facebook.com/St.Kotre'}, {'X': 'https://twitter.com/SteffenKotre'}]</text:p>
          </table:table-cell>
        </table:table-row>
        <table:table-row table:style-name="ro1">
          <table:table-cell office:value-type="string" calcext:value-type="string">
            <text:p>/blueprint/servlet/resource/image/864322/3x4/108/144/b7691d60e792c55d0d543d3b076823d9/B024F1206CFF6B3082D9F5AFF855FF8F/hoppenstedt_hendrik_gross.jpg</text:p>
          </table:table-cell>
          <table:table-cell office:value-type="string" calcext:value-type="string">
            <text:p>Dr. Hendrik Hoppenste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18" calcext:value-type="float">
            <text:p>857418</text:p>
          </table:table-cell>
          <table:table-cell office:value-type="string" calcext:value-type="string">
            <text:p>/abgeordnete/biografien/H/hoppenstedt_hendrik-85741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oppenstedt, Dr. Hendrik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ndrik-hoppenstedt.de'}, {'Facebook': 'http://www.facebook.com/HendrikHoppenstedt'}, {'Instagram': 'https://www.instagram.com/hendrikhoppenstedt'}]</text:p>
          </table:table-cell>
        </table:table-row>
        <table:table-row table:style-name="ro1">
          <table:table-cell office:value-type="string" calcext:value-type="string">
            <text:p>/blueprint/servlet/resource/image/862500/3x4/108/144/8832cac26a136a720ecbb1e6bbd238f8/382C821FE98AADF844DA4DA1A4EFACDD/winklmann_tina.jpg</text:p>
          </table:table-cell>
          <table:table-cell office:value-type="string" calcext:value-type="string">
            <text:p>Tina Wink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348" calcext:value-type="float">
            <text:p>860348</text:p>
          </table:table-cell>
          <table:table-cell office:value-type="string" calcext:value-type="string">
            <text:p>/abgeordnete/biografien/W/winklmann_tina-86034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inklmann, Tin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erfahrensmechanikerin für Kunststoff- und Kautschuktechnik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tina-winklmann.info/'}, {'Facebook': 'https://www.facebook.com/Tina.Winklmann.Gruene'}, {'X': 'https://twitter.com/@TinaWinklmann'}, {'Instagram': 'https://www.instagram.com/tina_winklmann'}]</text:p>
          </table:table-cell>
        </table:table-row>
        <table:table-row table:style-name="ro1">
          <table:table-cell office:value-type="string" calcext:value-type="string">
            <text:p>/blueprint/servlet/resource/image/863040/3x4/108/144/e61120f1e0bf4c97c1c7468e3f31f2/2E2516FF233591179DD13350C24916A5/roloff_sebastian.jpg</text:p>
          </table:table-cell>
          <table:table-cell office:value-type="string" calcext:value-type="string">
            <text:p>Sebastian Rol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66" calcext:value-type="float">
            <text:p>860266</text:p>
          </table:table-cell>
          <table:table-cell office:value-type="string" calcext:value-type="string">
            <text:p>/abgeordnete/biografien/R/roloff_sebastian-86026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Roloff, Sebasti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oloff-direkt.de'}, {'Facebook': 'https://www.facebook.com/Seb.Roloff/'}, {'X': 'https://twitter.com/SebRoloff'}, {'LinkedIn': 'https://www.linkedin.com/in/sebastian-roloff-40377517a/'}, {'Instagram': 'https://www.instagram.com/Seb_roloff/'}, {'Xing': 'https://www.xing.com/profile/Sebastian_Roloff5/cv'}]</text:p>
          </table:table-cell>
        </table:table-row>
        <table:table-row table:style-name="ro1">
          <table:table-cell office:value-type="string" calcext:value-type="string">
            <text:p>/blueprint/servlet/resource/image/864638/3x4/108/144/f3ac1e83e4e2113fef869e85cf779656/85DF009027BEB9136935775ED54C4B28/kraft_rainer_gross.jpg</text:p>
          </table:table-cell>
          <table:table-cell office:value-type="string" calcext:value-type="string">
            <text:p>Dr. Rainer Kr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26" calcext:value-type="float">
            <text:p>857626</text:p>
          </table:table-cell>
          <table:table-cell office:value-type="string" calcext:value-type="string">
            <text:p>/abgeordnete/biografien/K/kraft_rainer-85762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raft, Dr. Rain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Chem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ainer-kraft-mdb.de/'}, {'Facebook': 'https://www.facebook.com/dr.rainer.kraft/'}, {'X': 'https://twitter.com/Dr_Rainer_Kraft'}, {'Telegram': 'https://www.t.me/TeamKraftimBundestag'}, {'Youtube': 'https://www.youtube.com/RainerKraftAfD'}]</text:p>
          </table:table-cell>
        </table:table-row>
        <table:table-row table:style-name="ro1">
          <table:table-cell office:value-type="string" calcext:value-type="string">
            <text:p>/blueprint/servlet/resource/image/862136/3x4/108/144/9d4738bbe378f28a714f1d2c70d26aa6/9CFB4D8593CBF07CB1DCAEFAA0A25A28/hoppermann_franziska.jpg</text:p>
          </table:table-cell>
          <table:table-cell office:value-type="string" calcext:value-type="string">
            <text:p>Franziska Hoppe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600" calcext:value-type="float">
            <text:p>860600</text:p>
          </table:table-cell>
          <table:table-cell office:value-type="string" calcext:value-type="string">
            <text:p>/abgeordnete/biografien/H/hoppermann_franziska-86060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oppermann, Franzisk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erwaltungs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ranziska-hoppermann.de'}, {'X': 'https://www.twitter.com/FHoppermann'}, {'Instagram': 'https://instagram.com/franziskahoppermann.cdu'}, {'Facebook': 'https://www.facebook.com/f.hoppermann'}]</text:p>
          </table:table-cell>
        </table:table-row>
        <table:table-row table:style-name="ro1">
          <table:table-cell office:value-type="string" calcext:value-type="string">
            <text:p>/blueprint/servlet/resource/image/864216/3x4/108/144/63ba3e996c9a6fc8e63b87935608700c/A09F30513EB6353A90FD20E48374E08E/rosemann_martin_bild.jpg</text:p>
          </table:table-cell>
          <table:table-cell office:value-type="string" calcext:value-type="string">
            <text:p>Dr. Martin Rose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26" calcext:value-type="float">
            <text:p>857926</text:p>
          </table:table-cell>
          <table:table-cell office:value-type="string" calcext:value-type="string">
            <text:p>/abgeordnete/biografien/R/rosemann_martin-85792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osemann, Dr. Mart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tin-rosemann.de/'}]</text:p>
          </table:table-cell>
        </table:table-row>
        <table:table-row table:style-name="ro1">
          <table:table-cell office:value-type="string" calcext:value-type="string">
            <text:p>/blueprint/servlet/resource/image/864398/3x4/108/144/7b12b94ea4c3dd7064c23334bdbc7a5e/353D78375AAECD477661E58A26E63D6B/lucassen_ruediger_gross.jpg</text:p>
          </table:table-cell>
          <table:table-cell office:value-type="string" calcext:value-type="string">
            <text:p>Rüdiger Lucas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52" calcext:value-type="float">
            <text:p>857652</text:p>
          </table:table-cell>
          <table:table-cell office:value-type="string" calcext:value-type="string">
            <text:p>/abgeordnete/biografien/L/lucassen_ruediger-857652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Lucassen, Rüdig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uediger-lucassen.de'}, {'Facebook': 'https://www.facebook.com/Lucassen.Ruediger'}, {'X': 'https://twitter.com/buerger2016'}, {'Instagram': 'http://www.instagram.com/ruediger.lucassen/'}]</text:p>
          </table:table-cell>
        </table:table-row>
        <table:table-row table:style-name="ro1">
          <table:table-cell office:value-type="string" calcext:value-type="string">
            <text:p>/blueprint/servlet/resource/image/862150/3x4/108/144/3e4afcd7e194b857d3c95d8706ab109b/91A6DD41C8D01B5FE42ADD2AE9C24B25/huppe_hubert.jpg</text:p>
          </table:table-cell>
          <table:table-cell office:value-type="string" calcext:value-type="string">
            <text:p>Hubert Hüp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64" calcext:value-type="float">
            <text:p>860964</text:p>
          </table:table-cell>
          <table:table-cell office:value-type="string" calcext:value-type="string">
            <text:p>/abgeordnete/biografien/H/hueppe_hubert-86096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Hüppe, Hubert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erwaltung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uberthueppe.de/'}, {'Instagram': 'https://www.instagram.com/huberthueppe/'}, {'Facebook': 'https://www.facebook.com/hubert.hueppe/'}]</text:p>
          </table:table-cell>
        </table:table-row>
        <table:table-row table:style-name="ro1">
          <table:table-cell office:value-type="string" calcext:value-type="string">
            <text:p>/blueprint/servlet/resource/image/862346/3x4/108/144/d67b11f3bc4dc4de57fa6dd4f47b859a/DC9B62548307267FA3FE75E9DA76ACCE/rosenthal_jessica.jpg</text:p>
          </table:table-cell>
          <table:table-cell office:value-type="string" calcext:value-type="string">
            <text:p>Jessica Rosenth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82" calcext:value-type="float">
            <text:p>860982</text:p>
          </table:table-cell>
          <table:table-cell office:value-type="string" calcext:value-type="string">
            <text:p>/abgeordnete/biografien/R/rosenthal_jessica-86098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Rosenthal, Jessic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samtschul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essicarosenthal.de/'}, {'X': 'https://twitter.com/jessi_rosenthal'}, {'Instagram': 'https://www.instagram.com/jessi_rosenthal/'}, {'Facebook': 'https://www.facebook.com/jessicarosenthal.bonn'}]</text:p>
          </table:table-cell>
        </table:table-row>
        <table:table-row table:style-name="ro1">
          <table:table-cell office:value-type="string" calcext:value-type="string">
            <text:p>/blueprint/servlet/resource/image/871852/3x4/108/144/f8080d9faa3e77a5c3abaa53f058b11f/F01272AD6E3AC4B9771F27D14FD1BA43/moncsek_mike_bild.jpg</text:p>
          </table:table-cell>
          <table:table-cell office:value-type="string" calcext:value-type="string">
            <text:p>Mike Monc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98" calcext:value-type="float">
            <text:p>860898</text:p>
          </table:table-cell>
          <table:table-cell office:value-type="string" calcext:value-type="string">
            <text:p>/abgeordnete/biografien/M/moncsek_mike-8608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oncsek, Mike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Kfz-Mecha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ikemoncsek.de/'}, {'Facebook': 'https://www.facebook.com/mikemoncsek.de'}, {'Instagram': 'https://www.instagram.com/mikemoncsek.de'}, {'X': 'https://twitter.com/Mike_Moncsek'}, {'Telegram': 'https://t.me/mikemoncsek'}, {'YouTube': 'https://www.youtube.com/channel/UCJ0s5N2xuMbTPL3md5NPXGg'}]</text:p>
          </table:table-cell>
        </table:table-row>
        <table:table-row table:style-name="ro1">
          <table:table-cell office:value-type="string" calcext:value-type="string">
            <text:p>/blueprint/servlet/resource/image/864944/3x4/108/144/82625a63e103683b76052356e31d4b70/217D932DE472BCF709E76C3719BFCB51/irlstorfer_erich_gross.png</text:p>
          </table:table-cell>
          <table:table-cell office:value-type="string" calcext:value-type="string">
            <text:p>Erich Irlstor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00" calcext:value-type="float">
            <text:p>857500</text:p>
          </table:table-cell>
          <table:table-cell office:value-type="string" calcext:value-type="string">
            <text:p>/abgeordnete/biografien/I/irlstorfer_erich-85750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Irlstorfer, Eric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irlstorfer.de'}, {'Facebook': 'https://www.facebook.com/ErichIrlstorferMdB'}, {'LinkedIn': 'https://www.linkedin.com/in/erich-irlstorfer-262860217'}, {'Instagram': 'https://instagram.coom/irlstorfer.mdb?utm_medium=copy_link'}]</text:p>
          </table:table-cell>
        </table:table-row>
        <table:table-row table:style-name="ro1">
          <table:table-cell office:value-type="string" calcext:value-type="string">
            <text:p>/blueprint/servlet/resource/image/864220/3x4/108/144/51b6e3b66f6096acf39380dbf2579753/35D6DFE4FD1F7141296D8EA1B3D9BDC2/roth_michael_gross.jpg</text:p>
          </table:table-cell>
          <table:table-cell office:value-type="string" calcext:value-type="string">
            <text:p>Michael R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22" calcext:value-type="float">
            <text:p>857922</text:p>
          </table:table-cell>
          <table:table-cell office:value-type="string" calcext:value-type="string">
            <text:p>/abgeordnete/biografien/R/roth_michael-85792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oth (Heringen), Michael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roth.eu'}, {'Facebook': 'https://www.facebook.com/michael.rothmdb/'}, {'X': 'https://twitter.com/MiRo_SPD'}, {'Instagram': 'https://instagram.com/michael.roth.mdb'}]</text:p>
          </table:table-cell>
        </table:table-row>
        <table:table-row table:style-name="ro1">
          <table:table-cell office:value-type="string" calcext:value-type="string">
            <text:p>/blueprint/servlet/resource/image/865564/3x4/108/144/e2bd7ab5039beb1fca161936818e7ca6/EE67203DB404F4DC2CB000C52780579E/moosdorf_matthias.jpg</text:p>
          </table:table-cell>
          <table:table-cell office:value-type="string" calcext:value-type="string">
            <text:p>Matthias Moosdo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20" calcext:value-type="float">
            <text:p>863320</text:p>
          </table:table-cell>
          <table:table-cell office:value-type="string" calcext:value-type="string">
            <text:p>/abgeordnete/biografien/M/moosdorf_matthias-8633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oosdorf, Matthia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Mus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oosdorf21.de'}, {'Facebook': 'https://www.facebook.com/matthias.moosdorf'}, {'http://': 'http://'}]</text:p>
          </table:table-cell>
        </table:table-row>
        <table:table-row table:style-name="ro1">
          <table:table-cell office:value-type="string" calcext:value-type="string">
            <text:p>/blueprint/servlet/resource/image/862154/3x4/108/144/b73ddfa07f84d316e44e25b8eb148689/9ED940967797C6E95B5A6BCD26ABAF56/janssen_anne.jpg</text:p>
          </table:table-cell>
          <table:table-cell office:value-type="string" calcext:value-type="string">
            <text:p>Anne Jans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98" calcext:value-type="float">
            <text:p>860798</text:p>
          </table:table-cell>
          <table:table-cell office:value-type="string" calcext:value-type="string">
            <text:p>/abgeordnete/biografien/J/janssen_anne-86079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Janssen, Ann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nejanssen.de'}, {'Facebook': 'https://www.facebook.com/annejanssen2021/'}, {'Instagram': 'https://instagram.com/anne_janssen_26'}]</text:p>
          </table:table-cell>
        </table:table-row>
        <table:table-row table:style-name="ro1">
          <table:table-cell office:value-type="string" calcext:value-type="string">
            <text:p>/blueprint/servlet/resource/image/870056/3x4/108/144/2bd3231ecf34edb2d14363d4829f7eb4/0006AD0497120DC58E18B5872DB99748/rudolph_thorsten.jpg</text:p>
          </table:table-cell>
          <table:table-cell office:value-type="string" calcext:value-type="string">
            <text:p>Dr. Thorsten Rudol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84" calcext:value-type="float">
            <text:p>861184</text:p>
          </table:table-cell>
          <table:table-cell office:value-type="string" calcext:value-type="string">
            <text:p>/abgeordnete/biografien/R/rudolph_thorsten-86118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udolph, Dr. Thorste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horsten-rudolph.spd.de/'}, {'Facebook': 'https://www.facebook.com/thrstnrdlph'}, {'X': 'http://www.twitter.com/jethoru'}]</text:p>
          </table:table-cell>
        </table:table-row>
        <table:table-row table:style-name="ro1">
          <table:table-cell office:value-type="string" calcext:value-type="string">
            <text:p>/blueprint/servlet/resource/image/864484/3x4/108/144/744ab9b32c53abe383d3bf349326a898/DA01EB1A957C1D49ABD3F6D2E290F48A/muenzenmaier_sebastian_gross.jpg</text:p>
          </table:table-cell>
          <table:table-cell office:value-type="string" calcext:value-type="string">
            <text:p>Sebastian Münzenma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84" calcext:value-type="float">
            <text:p>857784</text:p>
          </table:table-cell>
          <table:table-cell office:value-type="string" calcext:value-type="string">
            <text:p>/abgeordnete/biografien/M/muenzenmaier_sebastian-85778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Münzenmaier, Sebastia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Versicherungs- und Finanzanlagenfach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ebastian-muenzenmaier.de/'}, {'Facebook': 'https://www.facebook.com/sebastian.muenzenmaier/'}, {'X': 'http://twitter.de/S_Muenzenmaier/'}, {'Instagram': 'http://instagram.com/sebastian.muezenmaier.afd/'}]</text:p>
          </table:table-cell>
        </table:table-row>
        <table:table-row table:style-name="ro1">
          <table:table-cell office:value-type="string" calcext:value-type="string">
            <text:p>/blueprint/servlet/resource/image/864822/3x4/108/144/e21eb57e07f9c84ac568504186910a6a/B2A09DFA3201AD28B79CC08453742DD3/jarzombek_thomas_gross.jpg</text:p>
          </table:table-cell>
          <table:table-cell office:value-type="string" calcext:value-type="string">
            <text:p>Thomas Jarzomb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10" calcext:value-type="float">
            <text:p>857510</text:p>
          </table:table-cell>
          <table:table-cell office:value-type="string" calcext:value-type="string">
            <text:p>/abgeordnete/biografien/J/jarzombek_thomas-85751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Jarzombek, Thom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IT-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arzombek.de'}, {'Facebook': 'https://www.facebook.com/thjarzombek'}, {'X': 'https://twitter.com/tj_tweets'}, {'LinkedIn': 'https://www.linkedin.com/in/jarzombek'}, {'Instagram': 'https://www.instagram.com/thomas_jarzombek'}]</text:p>
          </table:table-cell>
        </table:table-row>
        <table:table-row table:style-name="ro1">
          <table:table-cell office:value-type="string" calcext:value-type="string">
            <text:p>/blueprint/servlet/resource/image/869726/3x4/108/144/4fb3c52fda6b0ea94189cc622dffc762/7E1D229F4243F139651ABE92C0CB7B0B/rudolph_tina.png</text:p>
          </table:table-cell>
          <table:table-cell office:value-type="string" calcext:value-type="string">
            <text:p>Tina Rudol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438" calcext:value-type="float">
            <text:p>861438</text:p>
          </table:table-cell>
          <table:table-cell office:value-type="string" calcext:value-type="string">
            <text:p>/abgeordnete/biografien/R/rudolph_tina-86143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Rudolph, Tina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ina-rudolph.de/'}, {'Facebook': 'https://www.facebook.com/tina.rudolph.spd'}, {'Instagram': 'https://www.instagram.com/tina.rudolph.spd'}]</text:p>
          </table:table-cell>
        </table:table-row>
        <table:table-row table:style-name="ro1">
          <table:table-cell office:value-type="string" calcext:value-type="string">
            <text:p>/blueprint/servlet/resource/image/865936/3x4/108/144/b17a2e3a8cba18ea57bd9467b5a17ff2/F07ECA6C367C3E0FD57662BE11F61EC9/naujok_edgar.jpg</text:p>
          </table:table-cell>
          <table:table-cell office:value-type="string" calcext:value-type="string">
            <text:p>Edgar Nauj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24" calcext:value-type="float">
            <text:p>863324</text:p>
          </table:table-cell>
          <table:table-cell office:value-type="string" calcext:value-type="string">
            <text:p>/abgeordnete/biografien/N/naujok_edgar-86332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Naujok, Edgar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edgar-naujok.de'}, {'Facebook': 'https://www.facebook.com/naujok.afd'}, {'X': 'https://twitter.com/edgar_naujok'}, {'LinkedIn': 'https://www.linkedin.com/in/edgar-naujok-27b591148/'}, {'Instagram': 'https://www.instagram.com/edgar_naujok/'}]</text:p>
          </table:table-cell>
        </table:table-row>
        <table:table-row table:style-name="ro1">
          <table:table-cell office:value-type="string" calcext:value-type="string">
            <text:p>/blueprint/servlet/resource/image/864818/3x4/108/144/dae1e4ae15d9602b6bb36bfbb8399f32/1C1226B697C4BB7EDE19C558E71A85B8/jung_andreas_gross.jpg</text:p>
          </table:table-cell>
          <table:table-cell office:value-type="string" calcext:value-type="string">
            <text:p>Andreas J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02" calcext:value-type="float">
            <text:p>857502</text:p>
          </table:table-cell>
          <table:table-cell office:value-type="string" calcext:value-type="string">
            <text:p>/abgeordnete/biografien/J/jung_andreas-85750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Jung, Andrea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as-jung.info'}, {'Instagram': 'http://www.instagram.com/andreasjung.kn'}]</text:p>
          </table:table-cell>
        </table:table-row>
        <table:table-row table:style-name="ro1">
          <table:table-cell office:value-type="string" calcext:value-type="string">
            <text:p>/blueprint/servlet/resource/image/864228/3x4/108/144/9c89fa9283c1e307cb77a10be8c4b1cf/5E9944C232AE66D05AFA567257C6E651/ruetzel_bernd_gross.jpg</text:p>
          </table:table-cell>
          <table:table-cell office:value-type="string" calcext:value-type="string">
            <text:p>Bernd Rütz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10" calcext:value-type="float">
            <text:p>857910</text:p>
          </table:table-cell>
          <table:table-cell office:value-type="string" calcext:value-type="string">
            <text:p>/abgeordnete/biografien/R/ruetzel_bernd-85791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ützel, Ber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rnd-ruetzel.de/'}, {'Facebook': 'https://www.facebook.com/BerndRuetzelMdB'}, {'Instagram': 'https://www.instagram.com/accounts/login/?next=/bernd_ruetzel/'}]</text:p>
          </table:table-cell>
        </table:table-row>
        <table:table-row table:style-name="ro1">
          <table:table-cell office:value-type="string" calcext:value-type="string">
            <text:p>/blueprint/servlet/resource/image/864934/3x4/108/144/3ec57784cf9f9b11648791bb172f47f5/F4962C15B7B0CF8E5D2E8B32564DC6EA/nolte_jan_gross.jpg</text:p>
          </table:table-cell>
          <table:table-cell office:value-type="string" calcext:value-type="string">
            <text:p>Jan Ralf Nol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98" calcext:value-type="float">
            <text:p>857798</text:p>
          </table:table-cell>
          <table:table-cell office:value-type="string" calcext:value-type="string">
            <text:p>/abgeordnete/biografien/N/nolte_jan-85779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Nolte, Jan Ralf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an-nolte.de'}, {'Facebook': 'https://www.facebook.com/Jannolteafd/'}, {'X': 'https://twitter.com/Jan_Nolte_AfD'}, {'Instagram': 'https://www.instagram.com/jan_nolte_mdb'}]</text:p>
          </table:table-cell>
        </table:table-row>
        <table:table-row table:style-name="ro1">
          <table:table-cell office:value-type="string" calcext:value-type="string">
            <text:p>/blueprint/servlet/resource/image/985578/3x4/108/144/60761b1e893b3c17011d48131ee14902/69ED40EBFFEC662D1F2A1279CBCBFE75/kaufmann_stefan_gross.jpg</text:p>
          </table:table-cell>
          <table:table-cell office:value-type="string" calcext:value-type="string">
            <text:p>Dr. Stefan Kauf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90" calcext:value-type="float">
            <text:p>857590</text:p>
          </table:table-cell>
          <table:table-cell office:value-type="string" calcext:value-type="string">
            <text:p>/abgeordnete/biografien/K/kaufmann_stefan-85759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aufmann, Dr. Stef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an-kaufmann.de/'}]</text:p>
          </table:table-cell>
        </table:table-row>
        <table:table-row table:style-name="ro1">
          <table:table-cell office:value-type="string" calcext:value-type="string">
            <text:p>/blueprint/servlet/resource/image/862354/3x4/108/144/2a3dd44a09a6d824e0ba9c544cb50708/2B8668FF99276D8521FA241DC7572DD6/ruf_nadine.jpg</text:p>
          </table:table-cell>
          <table:table-cell office:value-type="string" calcext:value-type="string">
            <text:p>Nadine R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628" calcext:value-type="float">
            <text:p>860628</text:p>
          </table:table-cell>
          <table:table-cell office:value-type="string" calcext:value-type="string">
            <text:p>/abgeordnete/biografien/R/ruf_nadine-86062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uf, Nadin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Betrieb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adine-ruf.de'}, {'Instagram': 'https://instagram.com/ruf_nadine_ruf'}, {'Facebook': 'https://www.facebook.com/rufnachberlin/'}, {'X': 'https://twitter.com/ruf_nadine'}]</text:p>
          </table:table-cell>
        </table:table-row>
        <table:table-row table:style-name="ro1">
          <table:table-cell office:value-type="string" calcext:value-type="string">
            <text:p>/blueprint/servlet/resource/image/864852/3x4/108/144/27d5251a66cb5647daf64a91d22a8ac5/4A4F01F73684B253D2141088BAACF2EB/otten_gerold_gross.jpg</text:p>
          </table:table-cell>
          <table:table-cell office:value-type="string" calcext:value-type="string">
            <text:p>Gerold Ot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34" calcext:value-type="float">
            <text:p>857834</text:p>
          </table:table-cell>
          <table:table-cell office:value-type="string" calcext:value-type="string">
            <text:p>/abgeordnete/biografien/O/otten_gerold-85783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Otten, Gerol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erufssoldat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db-otten.de/'}, {'Facebook': 'https://www.facebook.com/GeroldOttenAfD'}, {'X': 'https://www.twitter.com/Gerold_Otten'}, {'LinkedIn': 'https://de.linkedin.com/in/gerold-otten-92b7a078'}, {'Instagram': 'https://www.instagram.com/gerold_otten/?igshid=YmMyMTA2M2Y'}]</text:p>
          </table:table-cell>
        </table:table-row>
        <table:table-row table:style-name="ro1">
          <table:table-cell office:value-type="string" calcext:value-type="string">
            <text:p>/blueprint/servlet/resource/image/864684/3x4/108/144/801c8dce2f29e7f00972217ec28da28/6F8D326B7C1503EBE33450481475D5EB/karliczek_anja_gross.jpg</text:p>
          </table:table-cell>
          <table:table-cell office:value-type="string" calcext:value-type="string">
            <text:p>Anja Karlic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544" calcext:value-type="float">
            <text:p>857544</text:p>
          </table:table-cell>
          <table:table-cell office:value-type="string" calcext:value-type="string">
            <text:p>/abgeordnete/biografien/K/karliczek_anja-85754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arliczek, Anj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ja-karliczek.de'}, {'Facebook': 'http://www.facebook.com/anja.karliczek'}, {'Instagram': 'https://www.instagram.com/anja.karliczek/'}]</text:p>
          </table:table-cell>
        </table:table-row>
        <table:table-row table:style-name="ro1">
          <table:table-cell office:value-type="string" calcext:value-type="string">
            <text:p>/blueprint/servlet/resource/image/864232/3x4/108/144/149408c63cf25065c40321331fece604/F9CD5E401F933B0F5FB1A50E8BC38A79/ryglewski_sarah_gross.jpg</text:p>
          </table:table-cell>
          <table:table-cell office:value-type="string" calcext:value-type="string">
            <text:p>Sarah Rygl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904" calcext:value-type="float">
            <text:p>857904</text:p>
          </table:table-cell>
          <table:table-cell office:value-type="string" calcext:value-type="string">
            <text:p>/abgeordnete/biografien/R/ryglewski_sarah-85790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Ryglewski, Sarah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olit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rah-ryglewski.de'}, {'Facebook': 'https://www.facebook.com/sarah.ryglewski'}, {'X': 'https://www.twitter.com/RyglewskiS'}, {'Instagram': 'https://www.instagram.com/sarah.ryglewski'}]</text:p>
          </table:table-cell>
        </table:table-row>
        <table:table-row table:style-name="ro1">
          <table:table-cell office:value-type="string" calcext:value-type="string">
            <text:p>/blueprint/servlet/resource/image/864920/3x4/108/144/88e3dabd0b486bf19d51077da43071d2/33F8A36E966C0269B36081B73EAC3815/peterka_tobias_gross.png</text:p>
          </table:table-cell>
          <table:table-cell office:value-type="string" calcext:value-type="string">
            <text:p>Tobias Matthias Pe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66" calcext:value-type="float">
            <text:p>857866</text:p>
          </table:table-cell>
          <table:table-cell office:value-type="string" calcext:value-type="string">
            <text:p>/abgeordnete/biografien/P/peterka_tobias-85786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eterka, Tobias Matthi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obias-matthias-peterka.de/'}, {'Facebook': 'https://www.facebook.com/TobiasPeterka/'}, {'X': 'https://twitter.com/TobiasMPeterka?lang=de'}, {'Instagram': 'https://www.instagram.com/tobiaspeterkamdb/?hl=de'}]</text:p>
          </table:table-cell>
        </table:table-row>
        <table:table-row table:style-name="ro1">
          <table:table-cell office:value-type="string" calcext:value-type="string">
            <text:p>/blueprint/servlet/resource/image/864654/3x4/108/144/29a332533021a4bdb74aca336b580906/3CF5D1F32A0286251B69764BFFCCC3DA/kemmer_ronja_bild.jpg</text:p>
          </table:table-cell>
          <table:table-cell office:value-type="string" calcext:value-type="string">
            <text:p>Ronja Ke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538" calcext:value-type="float">
            <text:p>857538</text:p>
          </table:table-cell>
          <table:table-cell office:value-type="string" calcext:value-type="string">
            <text:p>/abgeordnete/biografien/K/kemmer_ronja-85753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emmer, Ronj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onja-kemmer.de/'}, {'Facebook': 'http://facebook.com/ronjakemmer'}, {'X': 'http://twitter.com/ronjakemmer'}, {'Instagram': 'http://www.instagram.com/ronjakemmer'}, {'Youtube': 'https://www.youtube.com/channel/UCxdXLsvSFxc1E-brjl9EFOw'}]</text:p>
          </table:table-cell>
        </table:table-row>
        <table:table-row table:style-name="ro1">
          <table:table-cell office:value-type="string" calcext:value-type="string">
            <text:p>/blueprint/servlet/resource/image/864808/3x4/108/144/398cd6df043464c2af0ae22baf6ca400/C8169BB822E2E12C6E378AFC976B8BF5/saathoff_johann_gross.jpg</text:p>
          </table:table-cell>
          <table:table-cell office:value-type="string" calcext:value-type="string">
            <text:p>Johann Saat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72" calcext:value-type="float">
            <text:p>857972</text:p>
          </table:table-cell>
          <table:table-cell office:value-type="string" calcext:value-type="string">
            <text:p>/abgeordnete/biografien/S/saathoff_johann-85797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aathoff, Johan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erwaltungswirt (FH), Bürgermeister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ohann-saathoff.de/'}, {'Facebook': 'http://www.facebook.com/johann.saathoff.52'}, {'X': 'http://www.twitter.com/@johann_saathoff'}, {'Instagram': 'http://www.instagram.com/j.saathoff'}]</text:p>
          </table:table-cell>
        </table:table-row>
        <table:table-row table:style-name="ro1">
          <table:table-cell office:value-type="string" calcext:value-type="string">
            <text:p>/blueprint/servlet/resource/image/864912/3x4/108/144/8a85b6868930c5dec651e4c63aac6225/DB67EDD950779BEE032F6486BE3348CA/pohl_juergen_gross.png</text:p>
          </table:table-cell>
          <table:table-cell office:value-type="string" calcext:value-type="string">
            <text:p>Jürgen Po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46" calcext:value-type="float">
            <text:p>857846</text:p>
          </table:table-cell>
          <table:table-cell office:value-type="string" calcext:value-type="string">
            <text:p>/abgeordnete/biografien/P/pohl_juergen-85784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Pohl, Jürgen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pohlposition-afd.de/'}, {'Facebook': 'https://www.facebook.com/juergen.pohl.afd/'}]</text:p>
          </table:table-cell>
        </table:table-row>
        <table:table-row table:style-name="ro1">
          <table:table-cell office:value-type="string" calcext:value-type="string">
            <text:p>/blueprint/servlet/resource/image/864688/3x4/108/144/e24a69365808bad047240f9c478e591/77B8DC56FD50FF2BD6D86EFB8BCCB283/kiesewetter_roderich_gross.jpg</text:p>
          </table:table-cell>
          <table:table-cell office:value-type="string" calcext:value-type="string">
            <text:p>Roderich Kiesew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88" calcext:value-type="float">
            <text:p>857588</text:p>
          </table:table-cell>
          <table:table-cell office:value-type="string" calcext:value-type="string">
            <text:p>/abgeordnete/biografien/K/kiesewetter_roderich-85758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iesewetter, Roderich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oderich-kiesewetter.de'}, {'Facebook': 'http://www.facebook.com/roderich.kiesewetter'}, {'X': 'http://twitter.com/RKiesewetter'}, {'LinkedIn': 'https://de.linkedin.com/in/roderich-kiesewetter-16042372'}, {'Instagram': 'https://www.instagram.com/roderich_kiesewetter/'}]</text:p>
          </table:table-cell>
        </table:table-row>
        <table:table-row table:style-name="ro1">
          <table:table-cell office:value-type="string" calcext:value-type="string">
            <text:p>/blueprint/servlet/resource/image/864810/3x4/108/144/25cabc57035d9d31cee98b8c40f77977/5A73320D205DC79ECCE8F4096BACEEAD/schaefer_axel_gross.jpg</text:p>
          </table:table-cell>
          <table:table-cell office:value-type="string" calcext:value-type="string">
            <text:p>Axel Schä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46" calcext:value-type="float">
            <text:p>857946</text:p>
          </table:table-cell>
          <table:table-cell office:value-type="string" calcext:value-type="string">
            <text:p>/abgeordnete/biografien/S/schaefer_axel-857946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Schäfer (Bochum), Ax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xelschaefer-mdb.de/'}, {'Facebook': 'https://www.facebook.com/axel.schaefer.bochum/'}, {'Instagram': 'http://instagram.com/axel.schaefer.mdb'}]</text:p>
          </table:table-cell>
        </table:table-row>
        <table:table-row table:style-name="ro1">
          <table:table-cell office:value-type="string" calcext:value-type="string">
            <text:p>/blueprint/servlet/resource/image/863486/3x4/108/144/500b7c34f187e4cd05a62dc5d27a089b/F1093A2A7F166A2047359D425BF18AF1/protschka_stephan.jpg</text:p>
          </table:table-cell>
          <table:table-cell office:value-type="string" calcext:value-type="string">
            <text:p>Stephan Protsch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68" calcext:value-type="float">
            <text:p>857868</text:p>
          </table:table-cell>
          <table:table-cell office:value-type="string" calcext:value-type="string">
            <text:p>/abgeordnete/biografien/P/protschka_stephan-85786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Protschka, Steph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phan-protschka.de/'}, {'Facebook': 'https://www.facebook.com/Protschka.Stephan/'}, {'X': 'https://twitter.com/AfDProtschka'}, {'Instagram': 'https://www.instagram.com/stephan.protschka.mdb/'}]</text:p>
          </table:table-cell>
        </table:table-row>
        <table:table-row table:style-name="ro1">
          <table:table-cell office:value-type="string" calcext:value-type="string">
            <text:p>/blueprint/servlet/resource/image/864662/3x4/108/144/64337af7260e28cdb391ad2c72be12dc/88C2BECF9C17EE40F4D0F27F36A23A10/kiessling_michael_gross.jpg</text:p>
          </table:table-cell>
          <table:table-cell office:value-type="string" calcext:value-type="string">
            <text:p>Michael Kieß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02" calcext:value-type="float">
            <text:p>857602</text:p>
          </table:table-cell>
          <table:table-cell office:value-type="string" calcext:value-type="string">
            <text:p>/abgeordnete/biografien/K/kiessling_michael-8576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ießling, Michae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auingenieur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iessling-michael.de/home/'}]</text:p>
          </table:table-cell>
        </table:table-row>
        <table:table-row table:style-name="ro1">
          <table:table-cell office:value-type="string" calcext:value-type="string">
            <text:p>/blueprint/servlet/resource/image/862616/3x4/108/144/96ffb9ce0b98535ac85cd4916baadd00/BE331966FD063B9185D45294AD22E244/schaefer_ingo.jpg</text:p>
          </table:table-cell>
          <table:table-cell office:value-type="string" calcext:value-type="string">
            <text:p>Ingo Schä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50" calcext:value-type="float">
            <text:p>861050</text:p>
          </table:table-cell>
          <table:table-cell office:value-type="string" calcext:value-type="string">
            <text:p>/abgeordnete/biografien/S/schaefer_ingo-86105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äfer, Ingo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euerwehr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ingo-waehlen.de/'}, {'Facebook': 'https://www.facebook.com/SPDBundestagskandidat/'}, {'X': 'https://twitter.com/ingoschaeferspd'}, {'Instagram': 'https://www.instagram.com/ingo.schaefer.nrw'}]</text:p>
          </table:table-cell>
        </table:table-row>
        <table:table-row table:style-name="ro1">
          <table:table-cell office:value-type="string" calcext:value-type="string">
            <text:p>/blueprint/servlet/resource/image/864190/3x4/108/144/311d876b711da5427bd552ddbaa59b96/6F8FA7D3AE1A429167FB0888487D7310/reichardt_martin_gross.png</text:p>
          </table:table-cell>
          <table:table-cell office:value-type="string" calcext:value-type="string">
            <text:p>Martin Reichar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94" calcext:value-type="float">
            <text:p>857894</text:p>
          </table:table-cell>
          <table:table-cell office:value-type="string" calcext:value-type="string">
            <text:p>/abgeordnete/biografien/R/reichardt_martin-85789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eichardt, Martin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MartinReichardtAfD/'}, {'X': 'https://twitter.com/M_Reichardt_AfD'}, {'Instagram': 'https://www.instagram.com/accounts/login/?next=/martin.reichardt.afd/'}, {'Youtube': 'https://www.youtube.com/c/martinreichardtafd'}]</text:p>
          </table:table-cell>
        </table:table-row>
        <table:table-row table:style-name="ro1">
          <table:table-cell office:value-type="string" calcext:value-type="string">
            <text:p>/blueprint/servlet/resource/image/864658/3x4/108/144/70c5aaf8ca86605680598e0da9ca596/0147CFDD292DFDFE4D8A341135A4C513/kippels_georg_gross.jpg</text:p>
          </table:table-cell>
          <table:table-cell office:value-type="string" calcext:value-type="string">
            <text:p>Dr. Georg Kipp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84" calcext:value-type="float">
            <text:p>857584</text:p>
          </table:table-cell>
          <table:table-cell office:value-type="string" calcext:value-type="string">
            <text:p>/abgeordnete/biografien/K/kippels_georg-85758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ippels, Dr. Georg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georg-kippels.de/'}]</text:p>
          </table:table-cell>
        </table:table-row>
        <table:table-row table:style-name="ro1">
          <table:table-cell office:value-type="string" calcext:value-type="string">
            <text:p>/blueprint/servlet/resource/image/873956/3x4/108/144/3a790cc4e646d053619e8e7bc1d548e6/8987930CF79AEDEEC9C732FCF0C62166/schaetzl_johannes.jpg</text:p>
          </table:table-cell>
          <table:table-cell office:value-type="string" calcext:value-type="string">
            <text:p>Johannes Schätz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86" calcext:value-type="float">
            <text:p>860286</text:p>
          </table:table-cell>
          <table:table-cell office:value-type="string" calcext:value-type="string">
            <text:p>/abgeordnete/biografien/S/schaetzl_johannes-86028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chätzl, Johanne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hannes-Schaetzl.de'}, {'Facebook': 'https://www.facebook.com/schaetzljohannes'}, {'X': 'http://twitter.com/schaetzlJo'}, {'Instagram': 'https://www.instagram.com/johannesschaetzl/'}]</text:p>
          </table:table-cell>
        </table:table-row>
        <table:table-row table:style-name="ro1">
          <table:table-cell office:value-type="string" calcext:value-type="string">
            <text:p>/blueprint/servlet/resource/image/864200/3x4/108/144/8f1bec9784b767f77cd23ebba93ae161/2551AF5F630CE4ABB6EF01C5EDFE876C/renner_martin_bild.png</text:p>
          </table:table-cell>
          <table:table-cell office:value-type="string" calcext:value-type="string">
            <text:p>Martin Erwin Ren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98" calcext:value-type="float">
            <text:p>857898</text:p>
          </table:table-cell>
          <table:table-cell office:value-type="string" calcext:value-type="string">
            <text:p>/abgeordnete/biografien/R/renner_martin-85789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Renner, Martin Erw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tin-e-renner.de/'}, {'Facebook': 'https://www.facebook.com/profile.php?id=100007329880766'}, {'X': 'https://twitter.com/Renner_AfD'}, {'Youtube': 'https://www.youtube.com/channel/UCSyY7VxWrDPbbQL_R0Z6anw'}]</text:p>
          </table:table-cell>
        </table:table-row>
        <table:table-row table:style-name="ro1">
          <table:table-cell office:value-type="string" calcext:value-type="string">
            <text:p>/blueprint/servlet/resource/image/862188/3x4/108/144/eecd884b60a3f11cc3815c657ae0b100/73968162FFD29811F11AB1BE90BE3735/klein_ottilie.jpg</text:p>
          </table:table-cell>
          <table:table-cell office:value-type="string" calcext:value-type="string">
            <text:p>Dr. Ottilie Kl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522" calcext:value-type="float">
            <text:p>860522</text:p>
          </table:table-cell>
          <table:table-cell office:value-type="string" calcext:value-type="string">
            <text:p>/abgeordnete/biografien/K/klein_ottilie-86052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lein, Dr. Ottili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Abteilungsdirekto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ottilieklein.de/'}, {'Facebook': 'https://www.facebook.com/ilovemitte'}, {'Twitter': 'https://twitter.com/Ottilie_Klein'}, {'Instagram': 'https://www.instagram.com/ottilie.klein/'}]</text:p>
          </table:table-cell>
        </table:table-row>
        <table:table-row table:style-name="ro1">
          <table:table-cell office:value-type="string" calcext:value-type="string">
            <text:p>/blueprint/servlet/resource/image/869728/3x4/108/144/f8f2f4ac94275d4130783cbdb745ab9/15ECE02EC2909E3663E7C8A706AD16ED/schamber_rebecca.jpg</text:p>
          </table:table-cell>
          <table:table-cell office:value-type="string" calcext:value-type="string">
            <text:p>Rebecca Scha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84" calcext:value-type="float">
            <text:p>860884</text:p>
          </table:table-cell>
          <table:table-cell office:value-type="string" calcext:value-type="string">
            <text:p>/abgeordnete/biografien/S/schamber_rebecca-86088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amber, Rebecc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ebecca-schamber.de'}, {'Facebook': 'http://www.facebook.com/Rebecca.SchamberSPD'}, {'Instagram': 'http://www.instagram.com/Rebecca.Schamber.SPD'}]</text:p>
          </table:table-cell>
        </table:table-row>
        <table:table-row table:style-name="ro1">
          <table:table-cell office:value-type="string" calcext:value-type="string">
            <text:p>/blueprint/servlet/resource/image/863066/3x4/108/144/6be6b6d82aa1dfcba3fa788e76cf0fc9/1BC1264012617CE5BB9AC4447BE1B94D/rinck_frank.jpg</text:p>
          </table:table-cell>
          <table:table-cell office:value-type="string" calcext:value-type="string">
            <text:p>Frank Rin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08" calcext:value-type="float">
            <text:p>861108</text:p>
          </table:table-cell>
          <table:table-cell office:value-type="string" calcext:value-type="string">
            <text:p>/abgeordnete/biografien/R/rinck_frank-86110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Rinck, Frank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Land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frank-rinck.de/'}, {'Facebook': 'https://www.facebook.com/Frank-Rinck-104840074825135'}]</text:p>
          </table:table-cell>
        </table:table-row>
        <table:table-row table:style-name="ro1">
          <table:table-cell office:value-type="string" calcext:value-type="string">
            <text:p>/blueprint/servlet/resource/image/864666/3x4/108/144/19428b41044512d8b3185a41ee86833a/DD26D79D8B0168D979CC6ACBD2E840A8/klein_volkmar_gross.jpg</text:p>
          </table:table-cell>
          <table:table-cell office:value-type="string" calcext:value-type="string">
            <text:p>Volkmar 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70" calcext:value-type="float">
            <text:p>857570</text:p>
          </table:table-cell>
          <table:table-cell office:value-type="string" calcext:value-type="string">
            <text:p>/abgeordnete/biografien/K/klein_volkmar-85757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lein, Volkma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volkmarklein.de'}, {'Facebook': 'http://www.facebook.com/Volkmar-Klein.de'}, {'X': 'http://twitter.com/VolkmarKlein'}, {'Linkedin': 'http://linkedin.com/in/volkmarklein/'}, {'Instagram': 'http://instagram.com/volkmarklein/'}]</text:p>
          </table:table-cell>
        </table:table-row>
        <table:table-row table:style-name="ro1">
          <table:table-cell office:value-type="string" calcext:value-type="string">
            <text:p>/blueprint/servlet/resource/image/863302/3x4/108/144/c693b82735b5bd79907a51841918904e/26AA1E4EA4E15DA986561D93BB9C8392/seidler_stefan.jpg</text:p>
          </table:table-cell>
          <table:table-cell office:value-type="string" calcext:value-type="string">
            <text:p>Stefan Seid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3288" calcext:value-type="float">
            <text:p>863288</text:p>
          </table:table-cell>
          <table:table-cell office:value-type="string" calcext:value-type="string">
            <text:p>/abgeordnete/biografien/S/seidler_stefan-86328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eidler, Stefan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raktionslos</text:p>
          </table:table-cell>
          <table:table-cell office:value-type="string" calcext:value-type="string">
            <text:p>Deutsch-Dänischer Koordinato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tefan-seidler.info/'}, {'X': 'https://twitter.com/stefan_seidler'}, {'Instagram': 'https://www.instagram.com/stefan.seidler.ssw/'}, {'Facebook': 'https://www.facebook.com/stefan.seidler1'}, {'LinkedIn': 'https://www.linkedin.com/in/stefanseidler/'}, {'SonstigeWebsite': 'https://www.ssw.de/'}]</text:p>
          </table:table-cell>
        </table:table-row>
        <table:table-row table:style-name="ro1">
          <table:table-cell office:value-type="string" calcext:value-type="string">
            <text:p>/blueprint/servlet/resource/image/864734/3x4/108/144/988252b9f23af5ec939432fc4cb6cba/81BEDF4F0473CB10B8898642138C1686/scheer_nina_bild.jpg</text:p>
          </table:table-cell>
          <table:table-cell office:value-type="string" calcext:value-type="string">
            <text:p>Dr. Nina Sch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962" calcext:value-type="float">
            <text:p>857962</text:p>
          </table:table-cell>
          <table:table-cell office:value-type="string" calcext:value-type="string">
            <text:p>/abgeordnete/biografien/S/scheer_nina-85796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eer, Dr. Nina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in / Politikwissenschaftlerin / Mus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ina-scheer.de/'}, {'Facebook': 'https://www.facebook.com/ninascheer.spd'}, {'X': 'https://twitter.com/NinaScheer_SPD'}, {'Instagram': 'https://instagram.com/NinaScheer_SPD'}]</text:p>
          </table:table-cell>
        </table:table-row>
        <table:table-row table:style-name="ro1">
          <table:table-cell office:value-type="string" calcext:value-type="string">
            <text:p>/blueprint/servlet/resource/image/862352/3x4/108/144/f2183986e700b4d031b7efde07da1cad/729D9A1797E4A46EB23961775706C241/rothfuss_rainer.jpg</text:p>
          </table:table-cell>
          <table:table-cell office:value-type="string" calcext:value-type="string">
            <text:p>Dr. Rainer Rothfu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24" calcext:value-type="float">
            <text:p>861124</text:p>
          </table:table-cell>
          <table:table-cell office:value-type="string" calcext:value-type="string">
            <text:p>/abgeordnete/biografien/R/rothfuss_rainer-8611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othfuß, Dr. Rain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Geopolitik-Analy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ainer-rothfuss.de/'}, {'Facebook': 'https://www.facebook.com/Dr.Rainer.Rothfuss'}, {'X': 'https://twitter.com/DrRothfuss'}, {'LinkedIn': 'https://www.linkedin.com/in/dr-rainer-rothfuß-0b900b22'}, {'Instagram': 'https://www.instagram.com/dr.rainer.rothfuss'}, {'youtube': 'https://www.youtube.com/@DrRainerRothfuss'}]</text:p>
          </table:table-cell>
        </table:table-row>
        <table:table-row table:style-name="ro1">
          <table:table-cell office:value-type="string" calcext:value-type="string">
            <text:p>/blueprint/servlet/resource/image/867456/3x4/108/144/b1642784c73b8f4f788bf260c7b96154/9BB8D5EFD28330A15EB767AC7F4A3E82/kloeckner_julia.jpg</text:p>
          </table:table-cell>
          <table:table-cell office:value-type="string" calcext:value-type="string">
            <text:p>Julia Klöck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140" calcext:value-type="float">
            <text:p>861140</text:p>
          </table:table-cell>
          <table:table-cell office:value-type="string" calcext:value-type="string">
            <text:p>/abgeordnete/biografien/K/kloeckner_julia-86114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löckner, Juli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Chefredakteurin, Bundesministerin a. D.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lia-kloeckner.de'}, {'Facebook': 'http://www.facebook.com/juliakloeckner'}, {'X': 'http://www.twitter.com/JuliaKloeckner'}, {'Instagram': 'http://www.instagram.com/juliakloeckner'}, {'Linkedin': 'https://de.linkedin.com/in/julia-kl%C3%B6ckner-0a751923a'}]</text:p>
          </table:table-cell>
        </table:table-row>
        <table:table-row table:style-name="ro1">
          <table:table-cell office:value-type="string" calcext:value-type="string">
            <text:p>/blueprint/servlet/resource/image/864730/3x4/108/144/572baebdebc60396d5b90e49a8874df8/B30DB8B56EFAE696429D6C5432F2ABB0/schieder_marianne_gross.jpg</text:p>
          </table:table-cell>
          <table:table-cell office:value-type="string" calcext:value-type="string">
            <text:p>Marianne Schie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68" calcext:value-type="float">
            <text:p>857968</text:p>
          </table:table-cell>
          <table:table-cell office:value-type="string" calcext:value-type="string">
            <text:p>/abgeordnete/biografien/S/schieder_marianne-85796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chieder, Marian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ianne-schieder.de/'}, {'Facebook': 'https://www.facebook.com/MarianneSchieder'}, {'X': 'http://www.twitter.com/@m_schieder'}, {'Instagram': 'https://www.instagram.com/marianneschieder'}]</text:p>
          </table:table-cell>
        </table:table-row>
        <table:table-row table:style-name="ro1">
          <table:table-cell office:value-type="string" calcext:value-type="string">
            <text:p>/blueprint/servlet/resource/image/862618/3x4/108/144/85ce063793ce8cd325a50c9a33400ffb/5C68C01536836DF9BF3383AF678BE342/schattner_bernd.jpg</text:p>
          </table:table-cell>
          <table:table-cell office:value-type="string" calcext:value-type="string">
            <text:p>Bernd Schatt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58" calcext:value-type="float">
            <text:p>861158</text:p>
          </table:table-cell>
          <table:table-cell office:value-type="string" calcext:value-type="string">
            <text:p>/abgeordnete/biografien/S/schattner_bernd-86115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attner, Bernd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bernd-schattner.de/'}, {'Facebook': 'https://www.facebook.com/bernd.schattner.AfD'}, {'Instagram': 'https://www.instagram.com/schattner_bernd_afd/'}]</text:p>
          </table:table-cell>
        </table:table-row>
        <table:table-row table:style-name="ro1">
          <table:table-cell office:value-type="string" calcext:value-type="string">
            <text:p>/blueprint/servlet/resource/image/864676/3x4/108/144/afd9e22b09dbf5c5830fe59ad56150c6/163F911879F5DF2C8377321F96ACC7A3/knoerig_axel_gross.jpg</text:p>
          </table:table-cell>
          <table:table-cell office:value-type="string" calcext:value-type="string">
            <text:p>Axel Knoe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78" calcext:value-type="float">
            <text:p>857578</text:p>
          </table:table-cell>
          <table:table-cell office:value-type="string" calcext:value-type="string">
            <text:p>/abgeordnete/biografien/K/knoerig_axel-85757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noerig, Axel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ik- und Kommunikations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xel-knoerig.de'}, {'Facebook': 'https://www.facebook.com/axel.knoerig'}, {'X': 'https://twitter.com/axel_knoerig'}, {'LinkedIn': 'https://www.linkedin.com/in/axel-knoerig'}, {'Instagram': 'https://www.instagram.com/axelknoerig'}]</text:p>
          </table:table-cell>
        </table:table-row>
        <table:table-row table:style-name="ro1">
          <table:table-cell office:value-type="string" calcext:value-type="string">
            <text:p>/blueprint/servlet/resource/image/864794/3x4/108/144/7fda299cd9b2a8cd81be404501a8b7a9/419B75A7FF017842847E887392EB8F16/schiefner_udo_gross.jpg</text:p>
          </table:table-cell>
          <table:table-cell office:value-type="string" calcext:value-type="string">
            <text:p>Udo Schief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40" calcext:value-type="float">
            <text:p>857940</text:p>
          </table:table-cell>
          <table:table-cell office:value-type="string" calcext:value-type="string">
            <text:p>/abgeordnete/biografien/S/schiefner_udo-85794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chiefner, Udo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Qualitätssicherungstech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4728/3x4/108/144/9669efb0c7dc36d6afa940a46e0d33a9/04EC5D4F714ABCDF25111D60DB741B5E/schielke_ziesing_ulrike_gross.jpg</text:p>
          </table:table-cell>
          <table:table-cell office:value-type="string" calcext:value-type="string">
            <text:p>Ulrike Schielke-Zie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54" calcext:value-type="float">
            <text:p>857954</text:p>
          </table:table-cell>
          <table:table-cell office:value-type="string" calcext:value-type="string">
            <text:p>/abgeordnete/biografien/S/schielke_ziesing_ulrike-85795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ielke-Ziesing, Ulrike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Verwaltung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ulrike-schielke-ziesing.de/'}, {'Facebook': 'https://www.facebook.com/UlrikeSchielkeZiesingAfD/'}, {'X': 'https://twitter.com/ulschzi'}]</text:p>
          </table:table-cell>
        </table:table-row>
        <table:table-row table:style-name="ro1">
          <table:table-cell office:value-type="string" calcext:value-type="string">
            <text:p>/blueprint/servlet/resource/image/862220/3x4/108/144/2213804b2964b164681c890ffeb5b56d/EA1E3F2CA961B0F6129B3F1A8546E67B/konig_anne.jpg</text:p>
          </table:table-cell>
          <table:table-cell office:value-type="string" calcext:value-type="string">
            <text:p>Anne Kön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538" calcext:value-type="float">
            <text:p>861538</text:p>
          </table:table-cell>
          <table:table-cell office:value-type="string" calcext:value-type="string">
            <text:p>/abgeordnete/biografien/K/koenig_anne-86153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önig, An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Gesamtschulrekto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nekoenig.de'}, {'X': 'https://www.twitter.com/annekoenig_'}, {'Instagram': 'https://www.instagram.com/annekoenig_/'}, {'Facebook': 'https://www.facebook.com/Anne-König-104479264881235'}]</text:p>
          </table:table-cell>
        </table:table-row>
        <table:table-row table:style-name="ro1">
          <table:table-cell office:value-type="string" calcext:value-type="string">
            <text:p>/blueprint/servlet/resource/image/862622/3x4/108/144/b6a9f4a13b9d0dc70b434a2666e2b4b/74F0D6C2A51770C4B875584B6356668B/schierenbeck_peggy.jpg</text:p>
          </table:table-cell>
          <table:table-cell office:value-type="string" calcext:value-type="string">
            <text:p>Peggy Schierenb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80" calcext:value-type="float">
            <text:p>860880</text:p>
          </table:table-cell>
          <table:table-cell office:value-type="string" calcext:value-type="string">
            <text:p>/abgeordnete/biografien/S/schierenbeck_peggy-86088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ierenbeck, Pegg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Coach Führung und Verantwortun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peggy-schierenbeck.de/'}, {'Facebook': 'https://www.facebook.com/pschierenbeck'}, {'Instagram': 'https://www.instagram.com/peggy.ist.da/'}]</text:p>
          </table:table-cell>
        </table:table-row>
        <table:table-row table:style-name="ro1">
          <table:table-cell office:value-type="string" calcext:value-type="string">
            <text:p>/blueprint/servlet/resource/image/863242/3x4/108/144/fd32f9d2d237cdba943d5a9b851d20b9/1394240059B3EF4845595A0D4F366C8B/schmidt_eugen.jpg</text:p>
          </table:table-cell>
          <table:table-cell office:value-type="string" calcext:value-type="string">
            <text:p>Eugen Schmi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78" calcext:value-type="float">
            <text:p>861178</text:p>
          </table:table-cell>
          <table:table-cell office:value-type="string" calcext:value-type="string">
            <text:p>/abgeordnete/biografien/S/schmidt_eugen-86117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midt, Eu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eugen-schmidt-mdb.de/'}, {'Facebook': 'https://www.facebook.com/eugen.schmidt.afd'}, {'X': 'https://twitter.com/AfDrus'}, {'Instagram': 'https://www.instagram.com/accounts/login/?next=/afdrus/'}, {'Youtube': 'https://www.youtube.com/channel/UCI8cwWG8IbIFdUBPF3L0FuA'}, {'TikTok': 'https://www.tiktok.com/@eugen_schmidt.mdb'}, {'Telegram': 'https://t.me/EugenSchmidtMdB'}]</text:p>
          </table:table-cell>
        </table:table-row>
        <table:table-row table:style-name="ro1">
          <table:table-cell office:value-type="string" calcext:value-type="string">
            <text:p>/blueprint/servlet/resource/image/864694/3x4/108/144/ef2a1126af7aaabbf1d9f8365e7de0d4/C2B40F2503D6472C2D3010961DB4E8B7/koeppen_jens_gross.jpg</text:p>
          </table:table-cell>
          <table:table-cell office:value-type="string" calcext:value-type="string">
            <text:p>Jens Koepp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48" calcext:value-type="float">
            <text:p>857548</text:p>
          </table:table-cell>
          <table:table-cell office:value-type="string" calcext:value-type="string">
            <text:p>/abgeordnete/biografien/K/koeppen_jens-85754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oeppen, Jens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Elektro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-koeppen.de/'}, {'Facebook': 'https://www.facebook.com/jens.koeppen'}, {'X': 'https://twitter.com/JensKoeppen'}, {'Instagram': 'https://www.instagram.com/jens_koeppen/'}]</text:p>
          </table:table-cell>
        </table:table-row>
        <table:table-row table:style-name="ro1">
          <table:table-cell office:value-type="string" calcext:value-type="string">
            <text:p>/blueprint/servlet/resource/image/862624/3x4/108/144/f767f72703d5ab0cb49c63301a37f743/719D94381B2497E9CD8DB0ED1C237F42/schisanowski_timo.jpg</text:p>
          </table:table-cell>
          <table:table-cell office:value-type="string" calcext:value-type="string">
            <text:p>Timo Schisan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110" calcext:value-type="float">
            <text:p>861110</text:p>
          </table:table-cell>
          <table:table-cell office:value-type="string" calcext:value-type="string">
            <text:p>/abgeordnete/biografien/S/schisanowski_timo-86111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isanowski, Timo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rtschafts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imo-schisanowski.de/'}, {'Facebook': 'http://www.facebook.de/timo.schisanowski'}, {'Instagram': 'http://www.instagram.com/timo.schisanowski'}]</text:p>
          </table:table-cell>
        </table:table-row>
        <table:table-row table:style-name="ro1">
          <table:table-cell office:value-type="string" calcext:value-type="string">
            <text:p>/blueprint/servlet/resource/image/862370/3x4/108/144/f6194405edbd3d5268edcb97217564b3/3F9AF326202B40E07AE81955EF5B2AE3/schmidt_jan-wenzel_bild.jpg</text:p>
          </table:table-cell>
          <table:table-cell office:value-type="string" calcext:value-type="string">
            <text:p>Jan Wenzel Schmi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80" calcext:value-type="float">
            <text:p>861180</text:p>
          </table:table-cell>
          <table:table-cell office:value-type="string" calcext:value-type="string">
            <text:p>/abgeordnete/biografien/S/schmidt_jan-86118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chmidt, Jan Wenzel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Handelsfach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an-wenzel-schmidt.de'}, {'X': 'https://twitter.com/jws_afd'}, {'Instagram': 'https://www.instagram.com/jws_afd'}, {'Facebook': 'https://www.facebook.com/jan.schmidt.afd'}, {'Youtube': 'https://www.youtube.com/janwenzelschmidtafd'}]</text:p>
          </table:table-cell>
        </table:table-row>
        <table:table-row table:style-name="ro1">
          <table:table-cell office:value-type="string" calcext:value-type="string">
            <text:p>/blueprint/servlet/resource/image/864696/3x4/108/144/5c7a3bea9f2755ac29c7c45f674b63c6/07D1B30C09774F2E2B773BAC5FAAC973/koerber_carsten_gross.jpg</text:p>
          </table:table-cell>
          <table:table-cell office:value-type="string" calcext:value-type="string">
            <text:p>Carsten Kör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74" calcext:value-type="float">
            <text:p>857574</text:p>
          </table:table-cell>
          <table:table-cell office:value-type="string" calcext:value-type="string">
            <text:p>/abgeordnete/biografien/K/koerber_carsten-85757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örber, Carst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koerber.de'}, {'Facebook': 'https://www.facebook.com/koerber.carsten'}, {'X': 'https://www.twitter.com/carstenkoerber'}, {'Instagram': 'http://instagram.com/carsten.koerber'}]</text:p>
          </table:table-cell>
        </table:table-row>
        <table:table-row table:style-name="ro1">
          <table:table-cell office:value-type="string" calcext:value-type="string">
            <text:p>/blueprint/servlet/resource/image/869690/3x4/108/144/e56c3f0d5860cfec7450d56bd73c124d/84F3E636C1C8D1B9B9B8AA28BF75BE17/schmid_christoph_gross.jpg</text:p>
          </table:table-cell>
          <table:table-cell office:value-type="string" calcext:value-type="string">
            <text:p>Christoph Schm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80" calcext:value-type="float">
            <text:p>860280</text:p>
          </table:table-cell>
          <table:table-cell office:value-type="string" calcext:value-type="string">
            <text:p>/abgeordnete/biografien/S/schmid_christoph-86028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mid, Christop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, Bürgermeister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oph-schmid.spd.de'}, {'Facebook': 'https://www.facebook.com/@christophalerheim'}, {'X': 'https://www.twitter.com/@kratermensch'}, {'Instagram': 'https://www.instagram.com/christoph.schmid.alerheim'}, {'Youtube': 'https://www.youtube.com/@meinroteabc Christoph Schmid'}]</text:p>
          </table:table-cell>
        </table:table-row>
        <table:table-row table:style-name="ro1">
          <table:table-cell office:value-type="string" calcext:value-type="string">
            <text:p>/blueprint/servlet/resource/image/864772/3x4/108/144/837f10d7a8a5efec4e856ed06b2c85f9/7052D3899F5F4D79C6E65A466C7923A1/schneider_joerg_bild.jpg</text:p>
          </table:table-cell>
          <table:table-cell office:value-type="string" calcext:value-type="string">
            <text:p>Jörg Schne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02" calcext:value-type="float">
            <text:p>858002</text:p>
          </table:table-cell>
          <table:table-cell office:value-type="string" calcext:value-type="string">
            <text:p>/abgeordnete/biografien/S/schneider_joerg-85800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neider, Jörg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Wirtschafts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JoergSchneiderAfD/'}, {'X': 'https://twitter.com/Schneider_AfD'}]</text:p>
          </table:table-cell>
        </table:table-row>
        <table:table-row table:style-name="ro1">
          <table:table-cell office:value-type="string" calcext:value-type="string">
            <text:p>/blueprint/servlet/resource/image/864644/3x4/108/144/88845dd20647c23590827de08e0d2d5/BEB56F30286D51AD3AC86A15B92237EC/koob_markus_gross.jpg</text:p>
          </table:table-cell>
          <table:table-cell office:value-type="string" calcext:value-type="string">
            <text:p>Markus Ko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92" calcext:value-type="float">
            <text:p>857592</text:p>
          </table:table-cell>
          <table:table-cell office:value-type="string" calcext:value-type="string">
            <text:p>/abgeordnete/biografien/K/koob_markus-8575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oob, Marku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kus-koob.de/'}, {'Facebook': 'https://www.facebook.com/koobmarkus'}, {'Instagram': 'http://www.instagram.com/markuskoob_'}]</text:p>
          </table:table-cell>
        </table:table-row>
        <table:table-row table:style-name="ro1">
          <table:table-cell office:value-type="string" calcext:value-type="string">
            <text:p>/blueprint/servlet/resource/image/864724/3x4/108/144/5570539e8b9e183c944a862393d67a4f/8F0642B79294D784C2BEC55501EEE288/schmid_nils_gross.jpg</text:p>
          </table:table-cell>
          <table:table-cell office:value-type="string" calcext:value-type="string">
            <text:p>Dr. Nils Schm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58" calcext:value-type="float">
            <text:p>857958</text:p>
          </table:table-cell>
          <table:table-cell office:value-type="string" calcext:value-type="string">
            <text:p>/abgeordnete/biografien/S/schmid_nils-85795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mid, Dr. Nil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ls-schmid.de/'}, {'Facebook': 'https://www.facebook.com/Nils.Schmid.SPD/'}, {'X': 'https://twitter.com/nilsschmid?lang=de'}, {'Instagram': 'https://www.instagram.com/nils.schmid.spd'}, {'Youtube': 'https://www.youtube.com/channel/UCvlTH9lXKCypzihbeAVdZXg'}]</text:p>
          </table:table-cell>
        </table:table-row>
        <table:table-row table:style-name="ro1">
          <table:table-cell office:value-type="string" calcext:value-type="string">
            <text:p>/blueprint/servlet/resource/image/864710/3x4/108/144/746cefbd50a0fd462233f66f03c8aa53/2CEDE2D8E50D9772F5DA86DA3BF83D83/schulz_uwe_gross.jpg</text:p>
          </table:table-cell>
          <table:table-cell office:value-type="string" calcext:value-type="string">
            <text:p>Uwe Schul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86" calcext:value-type="float">
            <text:p>857986</text:p>
          </table:table-cell>
          <table:table-cell office:value-type="string" calcext:value-type="string">
            <text:p>/abgeordnete/biografien/S/schulz_uwe-85798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chulz, Uw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Leitender 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uweschulz.info'}, {'Facebook': 'http://www.facebook.com/uweschulzafd'}, {'X': 'https://twitter.com/Uwe_Schulz_AfD'}, {'Instagram': 'https://www.instagram.com/uwe_schulz_mdb/'}]</text:p>
          </table:table-cell>
        </table:table-row>
        <table:table-row table:style-name="ro1">
          <table:table-cell office:value-type="string" calcext:value-type="string">
            <text:p>/blueprint/servlet/resource/image/864632/3x4/108/144/5eb8a29aa59649859f5bbb9048b9c9cc/C48E71E2ECA3050EF6D8C30D5FD412B7/krichbaum_gunther_gross.jpg</text:p>
          </table:table-cell>
          <table:table-cell office:value-type="string" calcext:value-type="string">
            <text:p>Gunther Krichba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20" calcext:value-type="float">
            <text:p>857620</text:p>
          </table:table-cell>
          <table:table-cell office:value-type="string" calcext:value-type="string">
            <text:p>/abgeordnete/biografien/K/krichbaum_gunther-8576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richbaum, Gunth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Wirtschafts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unther-krichbaum.de/'}, {'Facebook': 'https://www.facebook.com/krichbaum.bundestag/'}]</text:p>
          </table:table-cell>
        </table:table-row>
        <table:table-row table:style-name="ro1">
          <table:table-cell office:value-type="string" calcext:value-type="string">
            <text:p>/blueprint/servlet/resource/image/864816/3x4/108/144/c711f2b7a45d3a65fd464d9f1ebaf257/A6917E6DCC35A1D49656236FA339089B/schmidt_dagmar_gross.jpg</text:p>
          </table:table-cell>
          <table:table-cell office:value-type="string" calcext:value-type="string">
            <text:p>Dagmar Schm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966" calcext:value-type="float">
            <text:p>857966</text:p>
          </table:table-cell>
          <table:table-cell office:value-type="string" calcext:value-type="string">
            <text:p>/abgeordnete/biografien/S/schmidt_dagmar-85796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midt (Wetzlar), Dagma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istor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gmarschmidt.de'}, {'Facebook': 'http://www.facebook.com/dieschmidt'}, {'X': 'http://www.twitter.com/dieschmidt'}, {'Instagram': 'http://www.instagram.com/dieschmidt'}]</text:p>
          </table:table-cell>
        </table:table-row>
        <table:table-row table:style-name="ro1">
          <table:table-cell office:value-type="string" calcext:value-type="string">
            <text:p>/blueprint/servlet/resource/image/864788/3x4/108/144/30f316fd0a16c79ef0593a92e8f6e803/3E733906163306F3080757968C3D4BC5/seitz_thomas_gross.jpg</text:p>
          </table:table-cell>
          <table:table-cell office:value-type="string" calcext:value-type="string">
            <text:p>Thomas Sei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72" calcext:value-type="float">
            <text:p>858072</text:p>
          </table:table-cell>
          <table:table-cell office:value-type="string" calcext:value-type="string">
            <text:p>/abgeordnete/biografien/S/seitz_thomas-85807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eitz, Thoma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Voll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thomas-seitz.net/'}, {'Facebook': 'https://www.facebook.com/Thomas.Seitz.AfD/'}, {'X': 'https://twitter.com/Th_Seitz_AfD'}, {'Instagram': 'https://www.instagram.com/mdbseitz/'}, {'Youtube': 'https://www.youtube.com/channel/UCYdSUCULMbm1NIVMOkR3FPA'}]</text:p>
          </table:table-cell>
        </table:table-row>
        <table:table-row table:style-name="ro1">
          <table:table-cell office:value-type="string" calcext:value-type="string">
            <text:p>/blueprint/servlet/resource/image/864630/3x4/108/144/c4a01a4da13f4c800d6023b9696ffc37/406D6BC0DB61DAE87378B532836A9018/krings_guenter_gross.jpg</text:p>
          </table:table-cell>
          <table:table-cell office:value-type="string" calcext:value-type="string">
            <text:p>Dr. Günter K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10" calcext:value-type="float">
            <text:p>857610</text:p>
          </table:table-cell>
          <table:table-cell office:value-type="string" calcext:value-type="string">
            <text:p>/abgeordnete/biografien/K/krings_guenter-85761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rings, Dr. Günt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uenter-krings.de/'}, {'Facebook': 'https://www.facebook.com/gunter.krings.cdu'}, {'Instagram': 'https://instagram.com/guenterkrings'}]</text:p>
          </table:table-cell>
        </table:table-row>
        <table:table-row table:style-name="ro1">
          <table:table-cell office:value-type="string" calcext:value-type="string">
            <text:p>/blueprint/servlet/resource/image/864722/3x4/108/144/ceba6ed05ddaef4f20c5d7bfc0c21b96/0D63391059D2CBE1D7EE01011491A7D9/schmidt_uwe_gross.jpg</text:p>
          </table:table-cell>
          <table:table-cell office:value-type="string" calcext:value-type="string">
            <text:p>Uwe Schm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38" calcext:value-type="float">
            <text:p>857938</text:p>
          </table:table-cell>
          <table:table-cell office:value-type="string" calcext:value-type="string">
            <text:p>/abgeordnete/biografien/S/schmidt_uwe-85793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midt, Uwe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afenfacharb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uwe-schmidt-mdb.de/'}, {'Instagram': 'https://instagram.com/uweschmidt.mdb'}, {'Facebook': 'https://www.facebook.com/schmidtmachts'}]</text:p>
          </table:table-cell>
        </table:table-row>
        <table:table-row table:style-name="ro1">
          <table:table-cell office:value-type="string" calcext:value-type="string">
            <text:p>/blueprint/servlet/resource/image/864786/3x4/108/144/e1562c988b3c5bc4ec444f0e334511d7/152A098A8410EA2E45FB17B536EBA24D/sichert_martin_gross.jpg</text:p>
          </table:table-cell>
          <table:table-cell office:value-type="string" calcext:value-type="string">
            <text:p>Martin Sich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38" calcext:value-type="float">
            <text:p>858038</text:p>
          </table:table-cell>
          <table:table-cell office:value-type="string" calcext:value-type="string">
            <text:p>/abgeordnete/biografien/S/sichert_martin-85803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ichert, Marti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sichertmartin'}, {'X': 'https://twitter.com/Martin_Sichert'}, {'Instagram': 'https://www.instagram.com/martinsichert'}, {'YouTube': 'https://www.youtube.com/c/MartinSichertMdB'}, {'Telegram': 'https://t.me/martinsichertinfo'}, {'Gettr': 'https://gettr.com/user/martinsichert'}, {'TikTok': 'https://www.tiktok.com/@sichertdeutschland'}]</text:p>
          </table:table-cell>
        </table:table-row>
        <table:table-row table:style-name="ro1">
          <table:table-cell office:value-type="string" calcext:value-type="string">
            <text:p>/blueprint/servlet/resource/image/870548/3x4/108/144/341b4fb89a1dda79ed0a03d5027e18ef/1D7B89993338E70007F4AB199AF8A14E/kuban_tilman_bild.jpg</text:p>
          </table:table-cell>
          <table:table-cell office:value-type="string" calcext:value-type="string">
            <text:p>Tilman Kub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800" calcext:value-type="float">
            <text:p>860800</text:p>
          </table:table-cell>
          <table:table-cell office:value-type="string" calcext:value-type="string">
            <text:p>/abgeordnete/biografien/K/kuban_tilman-86080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uban, Tilm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ilmankuban.de/'}, {'Facebook': 'https://www.facebook.com/kuban.tilman'}, {'X': 'https://twitter.com/tkuban96'}, {'Linkedin': 'https://de.linkedin.com/in/tilman-kuban-1a3749158'}, {'Instagram': 'https://www.instagram.com/tilmankuban_'}]</text:p>
          </table:table-cell>
        </table:table-row>
        <table:table-row table:style-name="ro1">
          <table:table-cell office:value-type="string" calcext:value-type="string">
            <text:p>/blueprint/servlet/resource/image/864720/3x4/108/144/f11915db6f33a541cc9fe515d2f32f0a/046E3CE8B85810A1B84FA340467C41E9/schneider_carsten_bild.jpg</text:p>
          </table:table-cell>
          <table:table-cell office:value-type="string" calcext:value-type="string">
            <text:p>Carsten Schne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90" calcext:value-type="float">
            <text:p>857990</text:p>
          </table:table-cell>
          <table:table-cell office:value-type="string" calcext:value-type="string">
            <text:p>/abgeordnete/biografien/S/schneider_carsten-85799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neider (Erfurt), Carsten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ank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schneider.de'}, {'Facebook': 'http://www.facebook.com/schneidercar'}, {'X': 'http://www.twitter.com/schneidercar'}, {'Instagram': 'http://www.instagram.com/schneidercar_spd'}]</text:p>
          </table:table-cell>
        </table:table-row>
        <table:table-row table:style-name="ro1">
          <table:table-cell office:value-type="string" calcext:value-type="string">
            <text:p>/blueprint/servlet/resource/image/864792/3x4/108/144/68744ee10b6bc0cd0bf7ac130521209b/8F4F5035D9B20E333494F7745DB4E63B/spaniel_dirk_gross.jpg</text:p>
          </table:table-cell>
          <table:table-cell office:value-type="string" calcext:value-type="string">
            <text:p>Dr. Dirk Span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24" calcext:value-type="float">
            <text:p>858024</text:p>
          </table:table-cell>
          <table:table-cell office:value-type="string" calcext:value-type="string">
            <text:p>/abgeordnete/biografien/S/spaniel_dirk-8580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paniel, Dr. Dirk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rkspaniel.de'}, {'Facebook': 'https://www.facebook.com/spaniel.afd'}, {'X': 'https://twitter.com/dirkspaniel'}]</text:p>
          </table:table-cell>
        </table:table-row>
        <table:table-row table:style-name="ro1">
          <table:table-cell office:value-type="string" calcext:value-type="string">
            <text:p>/blueprint/servlet/resource/image/864390/3x4/108/144/8d287c5750f9b2a6687be5288e5239d4/758AEAB779848DCAACABA32EEEAE14B7/lange_ulrich_gross.png</text:p>
          </table:table-cell>
          <table:table-cell office:value-type="string" calcext:value-type="string">
            <text:p>Ulrich 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16" calcext:value-type="float">
            <text:p>863316</text:p>
          </table:table-cell>
          <table:table-cell office:value-type="string" calcext:value-type="string">
            <text:p>/abgeordnete/biografien/L/lange_ulrich-8633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ange, Ulric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ulrich-lange.info'}, {'Facebook': 'http://www.facebook.com/mdb.ulrich.lange'}, {'Instagram': 'http://www.instagram.com/ulrich.lange.mdb'}, {'X': 'https://twitter.com/UlrichLange'}]</text:p>
          </table:table-cell>
        </table:table-row>
        <table:table-row table:style-name="ro1">
          <table:table-cell office:value-type="string" calcext:value-type="string">
            <text:p>/blueprint/servlet/resource/image/866396/3x4/108/144/f1ea551e0ea2a0d68c6edcc5e09663c1/2339874C96B45F8B90E2638D4B8A477B/schneider_daniel.jpg</text:p>
          </table:table-cell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86" calcext:value-type="float">
            <text:p>860886</text:p>
          </table:table-cell>
          <table:table-cell office:value-type="string" calcext:value-type="string">
            <text:p>/abgeordnete/biografien/S/schneider_daniel-86088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neider, Daniel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ulturveransta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chneider-cuxhaven.de'}, {'Facebook': 'http://www.facebook.com/danielschneidercuxhaven'}, {'X': 'http://www.twitter.com/schneider_cux'}, {'Instagram': 'http://www.instagram.com/danielschneidercuxhaven'}]</text:p>
          </table:table-cell>
        </table:table-row>
        <table:table-row table:style-name="ro1">
          <table:table-cell office:value-type="string" calcext:value-type="string">
            <text:p>/blueprint/servlet/resource/image/864802/3x4/108/144/8c88f95ec5db42d681ce84b55e2a7eea/4BB6B2852A4D197E18AE3B9B364ABC60/springer_rene_gross.jpg</text:p>
          </table:table-cell>
          <table:table-cell office:value-type="string" calcext:value-type="string">
            <text:p>René Spri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58" calcext:value-type="float">
            <text:p>858058</text:p>
          </table:table-cell>
          <table:table-cell office:value-type="string" calcext:value-type="string">
            <text:p>/abgeordnete/biografien/S/springer_rene-85805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pringer, René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rene-springer.info/'}, {'Facebook': 'https://www.facebook.com/springer.rene/'}, {'X': 'https://twitter.com/Rene_Springer'}]</text:p>
          </table:table-cell>
        </table:table-row>
        <table:table-row table:style-name="ro1">
          <table:table-cell office:value-type="string" calcext:value-type="string">
            <text:p>/blueprint/servlet/resource/image/874132/3x4/108/144/430d3c055339bbb82c859850258d034/F48C152EFE579ADFE4C9548580179256/laschet_armin.jpg</text:p>
          </table:table-cell>
          <table:table-cell office:value-type="string" calcext:value-type="string">
            <text:p>Armin Lasch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40" calcext:value-type="float">
            <text:p>860940</text:p>
          </table:table-cell>
          <table:table-cell office:value-type="string" calcext:value-type="string">
            <text:p>/abgeordnete/biografien/L/laschet_armin-86094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aschet, Arm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Ministerpräsident a. 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2376/3x4/108/144/f57d755872084d5b265a9780432f0f25/2321616B5B4CE549B27889E79F0BAA3F/scholz_olaf.jpg</text:p>
          </table:table-cell>
          <table:table-cell office:value-type="string" calcext:value-type="string">
            <text:p>Olaf Scho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68" calcext:value-type="float">
            <text:p>860468</text:p>
          </table:table-cell>
          <table:table-cell office:value-type="string" calcext:value-type="string">
            <text:p>/abgeordnete/biografien/S/scholz_olaf-86046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Scholz, Olaf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olaf-scholz.spd.de/start'}, {'Facebook': 'https://www.facebook.com/olafscholz'}, {'X': 'https://twitter.com/OlafScholz'}, {'Instagram': 'https://www.instagram.com/olafscholz/'}]</text:p>
          </table:table-cell>
        </table:table-row>
        <table:table-row table:style-name="ro1">
          <table:table-cell office:value-type="string" calcext:value-type="string">
            <text:p>/blueprint/servlet/resource/image/873938/3x4/108/144/8c11ed1f8bf6d3a5dc76667de0b167ff/E222ECEC71D26FBF84292598E7FD42F1/stoeber_klaus.jpg</text:p>
          </table:table-cell>
          <table:table-cell office:value-type="string" calcext:value-type="string">
            <text:p>Klaus Stö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10" calcext:value-type="float">
            <text:p>863310</text:p>
          </table:table-cell>
          <table:table-cell office:value-type="string" calcext:value-type="string">
            <text:p>/abgeordnete/biografien/S/stoeber_klaus-86331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töber, Klaus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Steuer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lausstoeber.de/'}, {'Facebook': 'https://www.facebook.com/klaus.stoeber.afd/'}, {'YouTube': 'https://www.youtube.com/channel/UCCXij4YkUFDvg23_rOGj63g'}, {'Telegram': 'https://t.me/klausstoeber'}]</text:p>
          </table:table-cell>
        </table:table-row>
        <table:table-row table:style-name="ro1">
          <table:table-cell office:value-type="string" calcext:value-type="string">
            <text:p>/blueprint/servlet/resource/image/864434/3x4/108/144/93b76ee406084019e5b63d84ad0b4f83/5107FB4E5B1A3D728CDEEA740E933110/launert_silke_gross.jpg</text:p>
          </table:table-cell>
          <table:table-cell office:value-type="string" calcext:value-type="string">
            <text:p>Dr. Silke Laun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690" calcext:value-type="float">
            <text:p>857690</text:p>
          </table:table-cell>
          <table:table-cell office:value-type="string" calcext:value-type="string">
            <text:p>/abgeordnete/biografien/L/launert_silke-85769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aunert, Dr. Silk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ilke-launert.de'}, {'Facebook': 'http://www.facebook.com/launert.silke'}, {'X': 'http://www.twitter.com/DrLaunert'}, {'LinkedIn': 'http://www.linkedin.com/in/silke-launert-49488112b'}, {'Instagram': 'http://www.instagram.com/silkelaunert'}]</text:p>
          </table:table-cell>
        </table:table-row>
        <table:table-row table:style-name="ro1">
          <table:table-cell office:value-type="string" calcext:value-type="string">
            <text:p>/blueprint/servlet/resource/image/864716/3x4/108/144/e9cc84e878037fd73cd63b7b14a74ec4/34EA7EA405D994CACE60D6114766A957/schraps_johannes_gross.jpg</text:p>
          </table:table-cell>
          <table:table-cell office:value-type="string" calcext:value-type="string">
            <text:p>Johannes Schr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96" calcext:value-type="float">
            <text:p>857996</text:p>
          </table:table-cell>
          <table:table-cell office:value-type="string" calcext:value-type="string">
            <text:p>/abgeordnete/biografien/S/schraps_johannes-85799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raps, Johanne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 (M.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hannes-schraps.de'}, {'Facebook': 'http://facebook.com/johannes.schraps.spd'}, {'X': 'https://twitter.com/jojoschraps'}, {'Instagram': 'https://www.instagram.com/jojoschraps/'}]</text:p>
          </table:table-cell>
        </table:table-row>
        <table:table-row table:style-name="ro1">
          <table:table-cell office:value-type="string" calcext:value-type="string">
            <text:p>/blueprint/servlet/resource/image/864782/3x4/108/144/94d07091bf607259c69e63f60e6ac590/73FFBB6F678120159FEFE16BBC8F83EC/storch_beatrix_gross.jpg</text:p>
          </table:table-cell>
          <table:table-cell office:value-type="string" calcext:value-type="string">
            <text:p>Beatrix von Sto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70" calcext:value-type="float">
            <text:p>858070</text:p>
          </table:table-cell>
          <table:table-cell office:value-type="string" calcext:value-type="string">
            <text:p>/abgeordnete/biografien/S/storch_beatrix-85807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torch, Beatrix vo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beatrixvonstorch.de/'}, {'Facebook': 'https://www.facebook.com/BeatrixVonStorch/'}, {'X': 'https://twitter.com/Beatrix_vStorch'}, {'Instagram': 'https://www.instagram.com/beatrix.von.storch/'}]</text:p>
          </table:table-cell>
        </table:table-row>
        <table:table-row table:style-name="ro1">
          <table:table-cell office:value-type="string" calcext:value-type="string">
            <text:p>/blueprint/servlet/resource/image/864428/3x4/108/144/d3ec6a22ef828147a0c88d94e798ab16/ED106638A8D8FBCF73FA84B96B76AD9D/lehmann_jens_gross.jpg</text:p>
          </table:table-cell>
          <table:table-cell office:value-type="string" calcext:value-type="string">
            <text:p>Jens Le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94" calcext:value-type="float">
            <text:p>857694</text:p>
          </table:table-cell>
          <table:table-cell office:value-type="string" calcext:value-type="string">
            <text:p>/abgeordnete/biografien/L/lehmann_jens-85769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Lehmann, Jen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Erzieh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lehmannleipzig.de/'}, {'Facebook': 'https://www.facebook.com/JensLehmannLeipzig'}, {'Instagram': 'https://www.instagram.com/jenslehmann.Leipzig/'}]</text:p>
          </table:table-cell>
        </table:table-row>
        <table:table-row table:style-name="ro1">
          <table:table-cell office:value-type="string" calcext:value-type="string">
            <text:p>/blueprint/servlet/resource/image/862628/3x4/108/144/614600949734dd3ff69831b184ff11a0/210F7C9974AD4A6620EB9173DBE661BA/schreider_christian.png</text:p>
          </table:table-cell>
          <table:table-cell office:value-type="string" calcext:value-type="string">
            <text:p>Christian Schre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204" calcext:value-type="float">
            <text:p>861204</text:p>
          </table:table-cell>
          <table:table-cell office:value-type="string" calcext:value-type="string">
            <text:p>/abgeordnete/biografien/S/schreider_christian-86120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reider, Christia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ian-schreider.de/'}, {'Facebook': 'https://www.facebook.com/christian.schreider'}, {'Instagram': 'https://www.instagram.com/chris_schreider/?hl=de'}]</text:p>
          </table:table-cell>
        </table:table-row>
        <table:table-row table:style-name="ro1">
          <table:table-cell office:value-type="string" calcext:value-type="string">
            <text:p>/blueprint/servlet/resource/image/864266/3x4/108/144/4a661e4cbe132ba97c69185c4243ee89/8280BCD2403AB81BD118B97B5346119B/weidel_alice_gross.jpg</text:p>
          </table:table-cell>
          <table:table-cell office:value-type="string" calcext:value-type="string">
            <text:p>Dr. Alice Wei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84" calcext:value-type="float">
            <text:p>858184</text:p>
          </table:table-cell>
          <table:table-cell office:value-type="string" calcext:value-type="string">
            <text:p>/abgeordnete/biografien/W/weidel_alice-85818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Weidel, Dr. Alic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Kauffrau, 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lice-weidel.de/'}, {'Facebook': 'https://www.facebook.com/aliceweidel/'}, {'X': 'https://twitter.com/Alice_Weidel'}, {'Instagram': 'https://www.instagram.com/alice.weidel'}]</text:p>
          </table:table-cell>
        </table:table-row>
        <table:table-row table:style-name="ro1">
          <table:table-cell office:value-type="string" calcext:value-type="string">
            <text:p>/blueprint/servlet/resource/image/864420/3x4/108/144/49d424f00ff895141837c9ca1d22ed43/0D8B5A9863A0C872CA1D7B40CB731781/lehrieder_paul_gross.jpg</text:p>
          </table:table-cell>
          <table:table-cell office:value-type="string" calcext:value-type="string">
            <text:p>Paul Lehri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76" calcext:value-type="float">
            <text:p>857676</text:p>
          </table:table-cell>
          <table:table-cell office:value-type="string" calcext:value-type="string">
            <text:p>/abgeordnete/biografien/L/lehrieder_paul-85767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ehrieder, Pau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aul-lehrieder.de/'}, {'Facebook': 'https://www.facebook.com/paullehriedermdb'}, {'Instagram': 'https://www.instagram.com/paul.lehrieder'}]</text:p>
          </table:table-cell>
        </table:table-row>
        <table:table-row table:style-name="ro1">
          <table:table-cell office:value-type="string" calcext:value-type="string">
            <text:p>/blueprint/servlet/resource/image/864712/3x4/108/144/cd2c322cbfac1c900abb7e8b0134fbc4/D04AF29BD25D02BF9C74CFC0D3838C3F/schrodi_michael_gross.jpg</text:p>
          </table:table-cell>
          <table:table-cell office:value-type="string" calcext:value-type="string">
            <text:p>Michael Schr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98" calcext:value-type="float">
            <text:p>857998</text:p>
          </table:table-cell>
          <table:table-cell office:value-type="string" calcext:value-type="string">
            <text:p>/abgeordnete/biografien/S/schrodi_michael-85799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rodi, Michae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udienra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-schrodi.de'}, {'Facebook': 'http://www.facebook.com/m.schrodi'}, {'X': 'http://www.twitter.com/mischrodi'}, {'Instagram': 'http://www.instagram.com/michaelschrodi'}]</text:p>
          </table:table-cell>
        </table:table-row>
        <table:table-row table:style-name="ro1">
          <table:table-cell office:value-type="string" calcext:value-type="string">
            <text:p>/blueprint/servlet/resource/image/864250/3x4/108/144/7cf06990934a997f55132760b93b171/6F6123B832852FB38A647498266267A5/weyel_harald_gross.jpg</text:p>
          </table:table-cell>
          <table:table-cell office:value-type="string" calcext:value-type="string">
            <text:p>Prof. Dr. Harald Wey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82" calcext:value-type="float">
            <text:p>858182</text:p>
          </table:table-cell>
          <table:table-cell office:value-type="string" calcext:value-type="string">
            <text:p>/abgeordnete/biografien/W/weyel_harald-85818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eyel, Prof. Dr. Haral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rofessor der Betriebswirtschaf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arald-weyel.de/'}, {'Facebook': 'https://de-de.facebook.com/H.Weyel/'}, {'X': 'https://twitter.com/h_weyel?lang=de'}]</text:p>
          </table:table-cell>
        </table:table-row>
        <table:table-row table:style-name="ro1">
          <table:table-cell office:value-type="string" calcext:value-type="string">
            <text:p>/blueprint/servlet/resource/image/864430/3x4/108/144/8d4c2e16d42d6f81157a5298d3884ab8/252ED32F322E0E14D5BA64C58787B1F7/leikert_katja_gross.jpg</text:p>
          </table:table-cell>
          <table:table-cell office:value-type="string" calcext:value-type="string">
            <text:p>Dr. Katja Leik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50" calcext:value-type="float">
            <text:p>857650</text:p>
          </table:table-cell>
          <table:table-cell office:value-type="string" calcext:value-type="string">
            <text:p>/abgeordnete/biografien/L/leikert_katja-85765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eikert, Dr. Katj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ja-leikert.com/'}, {'Facebook': 'https://www.facebook.com/leikertkatja'}, {'X': 'https://www.twitter.com/KLeikert'}, {'LinkedIn': 'https://www.linkedin.com/in/katja-i-leikert'}, {'Instagram': 'https://www.instagram.com/katja.leikert'}]</text:p>
          </table:table-cell>
        </table:table-row>
        <table:table-row table:style-name="ro1">
          <table:table-cell office:value-type="string" calcext:value-type="string">
            <text:p>/blueprint/servlet/resource/image/864706/3x4/108/144/ced249ed491fa17530b7d7a12e2888e9/10F5E139376C54707C4D8714986D5E40/schwabe_frank_bild.jpg</text:p>
          </table:table-cell>
          <table:table-cell office:value-type="string" calcext:value-type="string">
            <text:p>Frank Schwa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80" calcext:value-type="float">
            <text:p>857980</text:p>
          </table:table-cell>
          <table:table-cell office:value-type="string" calcext:value-type="string">
            <text:p>/abgeordnete/biografien/S/schwabe_frank-85798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chwabe, Fran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ank-schwabe.de'}, {'Facebook': 'https://www.facebook.com/frankschwabe.spd'}, {'X': 'https://twitter.com/FrankSchwabe'}, {'Instagram': 'https://www.instagram.com/frank.schwabe/?hl=de'}, {'Tiktok': 'https://www.tiktok.com/@frank.schwabe?lang=de-DE'}]</text:p>
          </table:table-cell>
        </table:table-row>
        <table:table-row table:style-name="ro1">
          <table:table-cell office:value-type="string" calcext:value-type="string">
            <text:p>/blueprint/servlet/resource/image/864244/3x4/108/144/a33bc49eddf9663248de1a99bf404bb9/6CAA41EB97F92C1731BDA90AD2A91E68/wiehle_wolfgang_gross.jpg</text:p>
          </table:table-cell>
          <table:table-cell office:value-type="string" calcext:value-type="string">
            <text:p>Wolfgang Wieh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68" calcext:value-type="float">
            <text:p>858168</text:p>
          </table:table-cell>
          <table:table-cell office:value-type="string" calcext:value-type="string">
            <text:p>/abgeordnete/biografien/W/wiehle_wolfgang-85816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iehle, Wolfgang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wolfgang-wiehle.de/'}, {'Facebook': 'https://www.facebook.com/W.Wiehle/'}, {'X': 'https://twitter.com/wolfgangwiehle?lang=de'}, {'Linkedin': 'https://www.linkedin.com/in/wolfgang-wiehle-56ba5883/'}]</text:p>
          </table:table-cell>
        </table:table-row>
        <table:table-row table:style-name="ro1">
          <table:table-cell office:value-type="string" calcext:value-type="string">
            <text:p>/blueprint/servlet/resource/image/864444/3x4/108/144/7bc927f43daccec6ad28d77ad673e710/75F951034D79C5B80B8AAF8C192D4200/lenz_andreas_bild.jpg</text:p>
          </table:table-cell>
          <table:table-cell office:value-type="string" calcext:value-type="string">
            <text:p>Dr. Andreas L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56" calcext:value-type="float">
            <text:p>857656</text:p>
          </table:table-cell>
          <table:table-cell office:value-type="string" calcext:value-type="string">
            <text:p>/abgeordnete/biografien/L/lenz_andreas-85765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enz, Dr. Andre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as-lenz.info'}, {'Facebook': 'https://www.facebook.com/andreas.lenz.bundestag'}, {'X': 'http://twitter.com/DerLenzMdB'}, {'Instagram': 'http://www.instagram.com/andreas.lenz.bundestag'}]</text:p>
          </table:table-cell>
        </table:table-row>
        <table:table-row table:style-name="ro1">
          <table:table-cell office:value-type="string" calcext:value-type="string">
            <text:p>/blueprint/servlet/resource/image/864766/3x4/108/144/319f9d5d154241972cfa567bccb9c9b3/51921BD329B5C5618DEA16D5271520F8/schwarz_andreas_gross.jpg</text:p>
          </table:table-cell>
          <table:table-cell office:value-type="string" calcext:value-type="string">
            <text:p>Andreas Schwar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88" calcext:value-type="float">
            <text:p>857988</text:p>
          </table:table-cell>
          <table:table-cell office:value-type="string" calcext:value-type="string">
            <text:p>/abgeordnete/biografien/S/schwarz_andreas-85798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warz, Andre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pd-schwarz.de'}, {'Facebook': 'https://www.facebook.com/andreas.schwarz.spd'}, {'X': 'https://twitter.com/Schwarz_MdB'}, {'Instagram': 'https://www.instagram.com/andreas.schwarz.mdb/'}]</text:p>
          </table:table-cell>
        </table:table-row>
        <table:table-row table:style-name="ro1">
          <table:table-cell office:value-type="string" calcext:value-type="string">
            <text:p>/blueprint/servlet/resource/image/864234/3x4/108/144/dfec28db2c243bcc1a829f96be23e25/8DA454A8EDF5E26045B4B237068D8108/wirth_christian_bild.jpg</text:p>
          </table:table-cell>
          <table:table-cell office:value-type="string" calcext:value-type="string">
            <text:p>Dr. Christian Wi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72" calcext:value-type="float">
            <text:p>858172</text:p>
          </table:table-cell>
          <table:table-cell office:value-type="string" calcext:value-type="string">
            <text:p>/abgeordnete/biografien/W/wirth_christian-85817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irth, Dr. Christian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://facebook.com/christianwirthmdb'}, {'X': 'http://twitter.com/ChrWirthMdB'}, {'Instagram': 'http://instagram.com/dr.christian_wirth_mdb'}]</text:p>
          </table:table-cell>
        </table:table-row>
        <table:table-row table:style-name="ro1">
          <table:table-cell office:value-type="string" calcext:value-type="string">
            <text:p>/blueprint/servlet/resource/image/864392/3x4/108/144/69086b00b6913a3cc1f07a97964779e4/107CCF8815EB02E06E24085FE06CF483/lindholz_andrea_gross.jpg</text:p>
          </table:table-cell>
          <table:table-cell office:value-type="string" calcext:value-type="string">
            <text:p>Andrea Lindho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00" calcext:value-type="float">
            <text:p>857700</text:p>
          </table:table-cell>
          <table:table-cell office:value-type="string" calcext:value-type="string">
            <text:p>/abgeordnete/biografien/L/lindholz_andrea-85770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indholz, Andre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indholz.de'}, {'Facebook': 'https://www.facebook.com/andrea.lindholz/'}, {'X': 'https://www.twitter.com/Andrea Lindholz/'}, {'Instagram': 'https://www.instagram.com/Andrea%20Lindholz/'}]</text:p>
          </table:table-cell>
        </table:table-row>
        <table:table-row table:style-name="ro1">
          <table:table-cell office:value-type="string" calcext:value-type="string">
            <text:p>/blueprint/servlet/resource/image/864702/3x4/108/144/a1b459a06ed705291a5c034dd78dab6f/FB6F7D21FF6FAA9E00CBAFE60B17D7E3/schwarzeluehr_sutter_rita_gross.jpg</text:p>
          </table:table-cell>
          <table:table-cell office:value-type="string" calcext:value-type="string">
            <text:p>Rita Schwarzelühr-Su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94" calcext:value-type="float">
            <text:p>857994</text:p>
          </table:table-cell>
          <table:table-cell office:value-type="string" calcext:value-type="string">
            <text:p>/abgeordnete/biografien/S/schwarzeluehr-sutter_rita-85799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chwarzelühr-Sutter, Rit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Betrieb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xn--schwarzelhr-sutter-u6b.de/'}, {'Facebook': 'https://www.facebook.com/schwarzeluehrsutter/'}, {'X': 'https://twitter.com/rischwasu?lang=en'}, {'Instagram': 'https://www.instagram.com/rischwasu/'}]</text:p>
          </table:table-cell>
        </table:table-row>
        <table:table-row table:style-name="ro1">
          <table:table-cell office:value-type="string" calcext:value-type="string">
            <text:p>/blueprint/servlet/resource/image/873960/3x4/108/144/1779a384498b2eb1142123c2568664b2/F29578F8634199E2C5BABE20EBD29B56/wundrak_joachim.jpg</text:p>
          </table:table-cell>
          <table:table-cell office:value-type="string" calcext:value-type="string">
            <text:p>Joachim Wund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462" calcext:value-type="float">
            <text:p>861462</text:p>
          </table:table-cell>
          <table:table-cell office:value-type="string" calcext:value-type="string">
            <text:p>/abgeordnete/biografien/W/wundrak_joachim-86146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Wundrak, Joachim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Generalleutnant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achimwundrak.com'}, {'Facebook': 'https://facebook.com/Joachim-Wundrak-101503271893759/'}, {'X': 'https://twitter.com/joachimwundrak'}, {'Instagram': 'https://instagram.com/joachimwundrak?ntm_medium=copy_link'}]</text:p>
          </table:table-cell>
        </table:table-row>
        <table:table-row table:style-name="ro1">
          <table:table-cell office:value-type="string" calcext:value-type="string">
            <text:p>/blueprint/servlet/resource/image/864406/3x4/108/144/ea66ec76433f4333bd0a0f27a382d6bd/270EECCC385CFE19633F756C8520105E/linnemann_carsten_gross.jpg</text:p>
          </table:table-cell>
          <table:table-cell office:value-type="string" calcext:value-type="string">
            <text:p>Dr. Carsten Linne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88" calcext:value-type="float">
            <text:p>857688</text:p>
          </table:table-cell>
          <table:table-cell office:value-type="string" calcext:value-type="string">
            <text:p>/abgeordnete/biografien/L/linnemann_carsten-85768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innemann, Dr. Carst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linnemann.de'}, {'Facebook': 'http://facebook.com/carsten.linnemann.3/'}, {'Instagram': 'https://www.instagram.com/carsten_linnemann/'}]</text:p>
          </table:table-cell>
        </table:table-row>
        <table:table-row table:style-name="ro1">
          <table:table-cell office:value-type="string" calcext:value-type="string">
            <text:p>/blueprint/servlet/resource/image/862630/3x4/108/144/acace1b5eb1ed2e387f44a1c004df21f/93D0BAAE571E7006A43752510B3823BD/schulze_svenja.jpg</text:p>
          </table:table-cell>
          <table:table-cell office:value-type="string" calcext:value-type="string">
            <text:p>Svenja Schul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68" calcext:value-type="float">
            <text:p>860968</text:p>
          </table:table-cell>
          <table:table-cell office:value-type="string" calcext:value-type="string">
            <text:p>/abgeordnete/biografien/S/schulze_svenja-86096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ulze, Svenj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Unternehmensbera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venja-schulze.de/'}, {'Facebook': 'https://www.facebook.com/svenja.schulze'}, {'X': 'https://twitter.com/SvenjaSchulze68'}]</text:p>
          </table:table-cell>
        </table:table-row>
        <table:table-row table:style-name="ro1">
          <table:table-cell office:value-type="string" calcext:value-type="string">
            <text:p>/blueprint/servlet/resource/image/866276/3x4/108/144/85b2a94b3d74808e5fed757658cb9857/3A7097482C137B490EA680F9B1812B5A/ziegler_kay-uwe_gross.jpg</text:p>
          </table:table-cell>
          <table:table-cell office:value-type="string" calcext:value-type="string">
            <text:p>Kay-Uwe Zieg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22" calcext:value-type="float">
            <text:p>863322</text:p>
          </table:table-cell>
          <table:table-cell office:value-type="string" calcext:value-type="string">
            <text:p>/abgeordnete/biografien/Z/ziegler_kay-86332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Ziegler, Kay-Uwe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Kaufmann, <text:s/>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y-uwe-ziegler.de/'}, {'Facebook': 'https://www.facebook.com/KayUweZiegler71'}, {'X': 'https://twitter.com/KayUweZiegler71'}, {'Instagram': 'https://www.instagram.com/kayuweziegler71/'}]</text:p>
          </table:table-cell>
        </table:table-row>
        <table:table-row table:style-name="ro1">
          <table:table-cell office:value-type="string" calcext:value-type="string">
            <text:p>/blueprint/servlet/resource/image/864408/3x4/108/144/342f2a5e4bffc6114c711ab62557004d/09396A2E01014CC18F7F1DFA3E40321D/lips_patricia_gross.jpg</text:p>
          </table:table-cell>
          <table:table-cell office:value-type="string" calcext:value-type="string">
            <text:p>Patricia L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66" calcext:value-type="float">
            <text:p>857666</text:p>
          </table:table-cell>
          <table:table-cell office:value-type="string" calcext:value-type="string">
            <text:p>/abgeordnete/biografien/L/lips_patricia-85766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ips, Patrici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Handelsfach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atricia-lips.de'}, {'Facebook': 'https://de-de.facebook.com/bundestag.lips/'}, {'Instagram': 'https://www.instagram.com/patricia.lips.mdb/'}]</text:p>
          </table:table-cell>
        </table:table-row>
        <table:table-row table:style-name="ro1">
          <table:table-cell office:value-type="string" calcext:value-type="string">
            <text:p>/blueprint/servlet/resource/image/864704/3x4/108/144/170d307c0451e4c2d4b51a560d6ea864/E3D6E7159A0D0B262E40920A0185D26E/schwartze_stefan_gross.jpg</text:p>
          </table:table-cell>
          <table:table-cell office:value-type="string" calcext:value-type="string">
            <text:p>Stefan Schwart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84" calcext:value-type="float">
            <text:p>857984</text:p>
          </table:table-cell>
          <table:table-cell office:value-type="string" calcext:value-type="string">
            <text:p>/abgeordnete/biografien/S/schwartze_stefan-85798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wartze, Stef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dustriemecha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an-schwartze.de/'}, {'Facebook': 'https://www.facebook.com/stefan.schwartze/'}, {'X': 'https://twitter.com/s_schwartze'}, {'Instagram': 'https://instagram.com/stefan_schwartze'}]</text:p>
          </table:table-cell>
        </table:table-row>
        <table:table-row table:style-name="ro1">
          <table:table-cell office:value-type="string" calcext:value-type="string">
            <text:p>/blueprint/servlet/resource/image/864414/3x4/108/144/495f89a976c56159db7ab2c0d0df701f/7BA9FAF709860F7398665FC541509A4A/loos_bernhard_gross.jpg</text:p>
          </table:table-cell>
          <table:table-cell office:value-type="string" calcext:value-type="string">
            <text:p>Bernhard Lo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80" calcext:value-type="float">
            <text:p>857680</text:p>
          </table:table-cell>
          <table:table-cell office:value-type="string" calcext:value-type="string">
            <text:p>/abgeordnete/biografien/L/loos_bernhard-85768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Loos, Bernhar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bernhard-loos.de/'}, {'Facebook': 'https://www.facebook.com/bernhard.loos.bundestag'}, {'LinkedIn': 'https://de.linkedin.com/in/bernhard-loos-543a0543/'}, {'Instagram': 'http://www.instgram.com/loosbernhard/channel/'}, {'YouTube': 'https://www.youtube.com/channel/UCDaT3PuTDiAGHN_g4P3rfGQ'}]</text:p>
          </table:table-cell>
        </table:table-row>
        <table:table-row table:style-name="ro1">
          <table:table-cell office:value-type="string" calcext:value-type="string">
            <text:p>/blueprint/servlet/resource/image/862392/3x4/108/144/afe61cea9b1256901e6276108af4ac86/A8A7A2E21C13AF33F269DB0AD1236A5F/seitzl_lina_bild.jpg</text:p>
          </table:table-cell>
          <table:table-cell office:value-type="string" calcext:value-type="string">
            <text:p>Dr. Lina Seitz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84" calcext:value-type="float">
            <text:p>860184</text:p>
          </table:table-cell>
          <table:table-cell office:value-type="string" calcext:value-type="string">
            <text:p>/abgeordnete/biografien/S/seitzl_lina-86018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eitzl, Dr. Li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ssenschaftliche Mitarbeiterin, Hochschuldoz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ina-seitzl.de/'}, {'X': 'https://twitter.com/lina_seitzl'}, {'Instagram': 'https://www.instagram.com/lina_seitzl/'}, {'Facebook': 'https://www.facebook.com/linaseitzl21'}]</text:p>
          </table:table-cell>
        </table:table-row>
        <table:table-row table:style-name="ro1">
          <table:table-cell office:value-type="string" calcext:value-type="string">
            <text:p>/blueprint/servlet/resource/image/864404/3x4/108/144/73a76937c681ff2e90ea521ddf397a31/C4AA6A038E7D4062955F5E040E0D3965/luczak_jan_marco_bild.jpg</text:p>
          </table:table-cell>
          <table:table-cell office:value-type="string" calcext:value-type="string">
            <text:p>Dr. Jan-Marco Lucz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70" calcext:value-type="float">
            <text:p>857670</text:p>
          </table:table-cell>
          <table:table-cell office:value-type="string" calcext:value-type="string">
            <text:p>/abgeordnete/biografien/L/luczak_jan_marco-85767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uczak, Dr. Jan-Marc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uczak-berlin.de'}, {'Facebook': 'https://www.facebook.com/JanMarcoLuczakMdB/'}, {'X': 'http://twitter.com/JM_Luczak'}, {'Instagram': 'https://www.instagram.com/jm_luczak/'}]</text:p>
          </table:table-cell>
        </table:table-row>
        <table:table-row table:style-name="ro1">
          <table:table-cell office:value-type="string" calcext:value-type="string">
            <text:p>/blueprint/servlet/resource/image/864752/3x4/108/144/a4878c383b8a64c19c115b6c91cd9684/AFDD7A1C396AA2D897CEDF5757510643/stadler_svenja_gross.jpg</text:p>
          </table:table-cell>
          <table:table-cell office:value-type="string" calcext:value-type="string">
            <text:p>Svenja Sta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016" calcext:value-type="float">
            <text:p>858016</text:p>
          </table:table-cell>
          <table:table-cell office:value-type="string" calcext:value-type="string">
            <text:p>/abgeordnete/biografien/S/stadler_svenja-85801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tadler, Svenj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enior-PR-Bera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venja-stadler.de'}, {'Facebook': 'https://www.facebook.com/svenjastadlerspd'}, {'X': 'https://twitter.com/stadler_svenja'}, {'Instagram': 'https://www.instagram.com/svenja.stadler'}]</text:p>
          </table:table-cell>
        </table:table-row>
        <table:table-row table:style-name="ro1">
          <table:table-cell office:value-type="string" calcext:value-type="string">
            <text:p>/blueprint/servlet/resource/image/864442/3x4/108/144/d5784534e58980972796155529ff5b97/4C305FC129B210CB96A67CA84A11D14B/ludwig_daniela_bild.jpg</text:p>
          </table:table-cell>
          <table:table-cell office:value-type="string" calcext:value-type="string">
            <text:p>Daniela Lud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682" calcext:value-type="float">
            <text:p>857682</text:p>
          </table:table-cell>
          <table:table-cell office:value-type="string" calcext:value-type="string">
            <text:p>/abgeordnete/biografien/L/ludwig_daniela-85768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udwig, Daniel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niela-ludwig.de'}, {'Facebook': 'https://de-de.facebook.com/daniela.ludwig.bundestag/'}, {'X': 'https://twitter.com/DaniLudwigMdB'}]</text:p>
          </table:table-cell>
        </table:table-row>
        <table:table-row table:style-name="ro1">
          <table:table-cell office:value-type="string" calcext:value-type="string">
            <text:p>/blueprint/servlet/resource/image/864780/3x4/108/144/64c00a5351fe187d79a44a75581445e3/F08987FB46404C71570728DC7C26196C/stamm-fibich_martina_gross.jpg</text:p>
          </table:table-cell>
          <table:table-cell office:value-type="string" calcext:value-type="string">
            <text:p>Martina Stamm-Fib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54" calcext:value-type="float">
            <text:p>858054</text:p>
          </table:table-cell>
          <table:table-cell office:value-type="string" calcext:value-type="string">
            <text:p>/abgeordnete/biografien/S/stamm-fibich_martina-85805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tamm-Fibich, Martin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Marketing- und Kommunikationsmana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amm-fibich.de'}, {'Facebook': 'https://www.facebook.com/martina.stammfibich/'}, {'X': 'http://www.twitter.com/stamm_fibich'}, {'Instagram': 'https://www.instagram.com/martina.stammfibich.mdb/'}, {'LinkedIn': 'https://de.linkedin.com?martina-stamm-008280156'}]</text:p>
          </table:table-cell>
        </table:table-row>
        <table:table-row table:style-name="ro1">
          <table:table-cell office:value-type="string" calcext:value-type="string">
            <text:p>/blueprint/servlet/resource/image/862260/3x4/108/144/5c39719c818473568576ced36f4eedd9/066C3867A13C052782DFB7EACADE2F3C/mack_klaus.jpg</text:p>
          </table:table-cell>
          <table:table-cell office:value-type="string" calcext:value-type="string">
            <text:p>Klaus M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54" calcext:value-type="float">
            <text:p>861554</text:p>
          </table:table-cell>
          <table:table-cell office:value-type="string" calcext:value-type="string">
            <text:p>/abgeordnete/biografien/M/mack_klaus-86155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ack, Klau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erwaltung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lausmack.de'}, {'Facebook': 'https://www.facebook.com/klaus.mack.37'}, {'Instagram': 'https://www.instagram.com/_klausmack_/?hl=de'}]</text:p>
          </table:table-cell>
        </table:table-row>
        <table:table-row table:style-name="ro1">
          <table:table-cell office:value-type="string" calcext:value-type="string">
            <text:p>/blueprint/servlet/resource/image/862412/3x4/108/144/dc577ef06e92624d10b1ea395939eb78/85AD4C551F8E14A5A97236C70149526A/stegner_ralf.jpg</text:p>
          </table:table-cell>
          <table:table-cell office:value-type="string" calcext:value-type="string">
            <text:p>Dr. Ralf Ste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52" calcext:value-type="float">
            <text:p>861352</text:p>
          </table:table-cell>
          <table:table-cell office:value-type="string" calcext:value-type="string">
            <text:p>/abgeordnete/biografien/S/stegner_ralf-86135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tegner, Dr. Ralf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alf-stegner.de/'}, {'Facebook': 'https://www.facebook.com/ralf.stegner'}, {'X': 'https://twitter.com/ralf_stegner'}, {'Instagram': 'https://www.instagram.com/stegner_smiles/'}]</text:p>
          </table:table-cell>
        </table:table-row>
        <table:table-row table:style-name="ro1">
          <table:table-cell office:value-type="string" calcext:value-type="string">
            <text:p>/blueprint/servlet/resource/image/864466/3x4/108/144/a9ae2096089486940ad45d40deac989c/CD3855BEE2E9E4EB5476A945BC30B0A5/magwas_yvonne_gross.jpg</text:p>
          </table:table-cell>
          <table:table-cell office:value-type="string" calcext:value-type="string">
            <text:p>Yvonne Mag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46" calcext:value-type="float">
            <text:p>857746</text:p>
          </table:table-cell>
          <table:table-cell office:value-type="string" calcext:value-type="string">
            <text:p>/abgeordnete/biografien/M/magwas_yvonne-85774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agwas, Yvonne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Sozi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gwas.de/'}, {'Facebook': 'https://www.facebook.com/yvonne.magwas'}, {'X': 'https://twitter.com/YvonneMagwas'}, {'Instagram': 'https://www.instagram.com/yvonne_magwas/'}]</text:p>
          </table:table-cell>
        </table:table-row>
        <table:table-row table:style-name="ro1">
          <table:table-cell office:value-type="string" calcext:value-type="string">
            <text:p>/blueprint/servlet/resource/image/864812/3x4/108/144/146f648c5df7ab5b1df5ed4e7c579a64/01895139CCC97CFE14B8E64B4C224415/stein_mathias_gross.jpg</text:p>
          </table:table-cell>
          <table:table-cell office:value-type="string" calcext:value-type="string">
            <text:p>Mathias 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42" calcext:value-type="float">
            <text:p>858042</text:p>
          </table:table-cell>
          <table:table-cell office:value-type="string" calcext:value-type="string">
            <text:p>/abgeordnete/biografien/S/stein_mathias-85804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tein, Mathias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autech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mathias-stein.de/'}, {'Facebook': 'https://www.facebook.com/mathias.stein.spd/?fref=ts'}, {'X': 'https://twitter.com/stonie_kiel'}, {'Instagram': 'https://www.instagram.com/stein.mathias/'}]</text:p>
          </table:table-cell>
        </table:table-row>
        <table:table-row table:style-name="ro1">
          <table:table-cell office:value-type="string" calcext:value-type="string">
            <text:p>/blueprint/servlet/resource/image/988034/3x4/108/144/72e54934e72ea46b73b65920a68ba867/6FC6EAF236315250B78548347FDFF1A8/mannes_astrid_gross.jpg</text:p>
          </table:table-cell>
          <table:table-cell office:value-type="string" calcext:value-type="string">
            <text:p>Dr. Astrid Man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60" calcext:value-type="float">
            <text:p>857760</text:p>
          </table:table-cell>
          <table:table-cell office:value-type="string" calcext:value-type="string">
            <text:p>/abgeordnete/biografien/M/mannes_astrid-85776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annes, Dr. Astrid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Histor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strid-mannes.de'}, {'Facebook': 'https://de-de.facebook.com/wk186/'}]</text:p>
          </table:table-cell>
        </table:table-row>
        <table:table-row table:style-name="ro1">
          <table:table-cell office:value-type="string" calcext:value-type="string">
            <text:p>/blueprint/servlet/resource/image/869732/3x4/108/144/48a70301aad2b39fd1e19546ae9a530f/90D5D85E32F4B52CE4494F5A77754EC9/sthamer_nadja.jpg</text:p>
          </table:table-cell>
          <table:table-cell office:value-type="string" calcext:value-type="string">
            <text:p>Nadja Stha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88" calcext:value-type="float">
            <text:p>861288</text:p>
          </table:table-cell>
          <table:table-cell office:value-type="string" calcext:value-type="string">
            <text:p>/abgeordnete/biografien/S/sthamer_nadja-86128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thamer, Nadj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ssenschaftliche Mit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adja-sthamer.de'}, {'Facebook': 'https://www.facebook.com/nadjasthamerspd'}, {'X': 'https://twitter.com/nadjasthamer'}, {'Instagram': 'https://www.instagram.com/nadja_sthamer/'}]</text:p>
          </table:table-cell>
        </table:table-row>
        <table:table-row table:style-name="ro1">
          <table:table-cell office:value-type="string" calcext:value-type="string">
            <text:p>/blueprint/servlet/resource/image/864326/3x4/108/144/59d40a0a84d674dc80c69ae890ef43eb/AFDC712423EA3D69B5E8C63BA266BD55/huber_johannes_gross.jpg</text:p>
          </table:table-cell>
          <table:table-cell office:value-type="string" calcext:value-type="string">
            <text:p>Johannes Hu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28" calcext:value-type="float">
            <text:p>857428</text:p>
          </table:table-cell>
          <table:table-cell office:value-type="string" calcext:value-type="string">
            <text:p>/abgeordnete/biografien/H/huber_johannes-85742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Huber, Johanne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raktionslos</text:p>
          </table:table-cell>
          <table:table-cell office:value-type="string" calcext:value-type="string">
            <text:p>Finanzbuchha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hanneshuber.bayern'}, {'Facebook': 'https://www.facebook.com/Johannes.Huber.AfD/'}, {'X': 'https://twitter.com/Huber_AfD?lang=de'}]</text:p>
          </table:table-cell>
        </table:table-row>
        <table:table-row table:style-name="ro1">
          <table:table-cell office:value-type="string" calcext:value-type="string">
            <text:p>/blueprint/servlet/resource/image/864472/3x4/108/144/898830a910452d9eb60f3fd9bc1d7cce/B49FF4EC9B49208DBECE39C4A0728FED/mattfeldt_andreas_gross.jpg</text:p>
          </table:table-cell>
          <table:table-cell office:value-type="string" calcext:value-type="string">
            <text:p>Andreas Mattfel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16" calcext:value-type="float">
            <text:p>857716</text:p>
          </table:table-cell>
          <table:table-cell office:value-type="string" calcext:value-type="string">
            <text:p>/abgeordnete/biografien/M/mattfeldt_andreas-8577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attfeldt, Andrea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Industrie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as-mattfeldt.de'}, {'Facebook': 'https://www.facebook.com/AndreasMattfeldtMdb/'}, {'Instagram': 'https://www.instagram.com/andreas_mattfeldt'}]</text:p>
          </table:table-cell>
        </table:table-row>
        <table:table-row table:style-name="ro1">
          <table:table-cell office:value-type="string" calcext:value-type="string">
            <text:p>/blueprint/servlet/resource/image/862426/3x4/108/144/37f24a7c13b8fc904d8ea4223900cd50/AE208511C59F817D3E493E298C8BA7E7/stuwe_ruppert.jpg</text:p>
          </table:table-cell>
          <table:table-cell office:value-type="string" calcext:value-type="string">
            <text:p>Ruppert Stüw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420" calcext:value-type="float">
            <text:p>860420</text:p>
          </table:table-cell>
          <table:table-cell office:value-type="string" calcext:value-type="string">
            <text:p>/abgeordnete/biografien/S/stuewe_ruppert-86042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tüwe, Rupper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uppert-stuewe.de'}, {'Facebook': 'https://www.facebook.com/ruppert.stuewe'}, {'X': 'https://twitter.com/stuewer'}, {'LinkedIn': 'https://www.linkedin.com/in/ruppert-stüwe/'}, {'Instagram': 'https://www.instagram.com/stueweru/'}]</text:p>
          </table:table-cell>
        </table:table-row>
        <table:table-row table:style-name="ro1">
          <table:table-cell office:value-type="string" calcext:value-type="string">
            <text:p>/blueprint/servlet/resource/image/864236/3x4/108/144/7dea10defad5334e613698e2b65d809d/1AA8E06370C02EDA754AF69601AF845D/witt_uwe_gross.jpg</text:p>
          </table:table-cell>
          <table:table-cell office:value-type="string" calcext:value-type="string">
            <text:p>Uwe Wi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54" calcext:value-type="float">
            <text:p>858154</text:p>
          </table:table-cell>
          <table:table-cell office:value-type="string" calcext:value-type="string">
            <text:p>/abgeordnete/biografien/W/witt_uwe-85815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itt, Uw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raktionslos</text:p>
          </table:table-cell>
          <table:table-cell office:value-type="string" calcext:value-type="string">
            <text:p>Diplom-Personal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uwewitt.com/'}, {'Facebook': 'https://www.facebook.com/WittUw/'}, {'X': 'https://twitter.com/witt_uwe?lang=de'}]</text:p>
          </table:table-cell>
        </table:table-row>
        <table:table-row table:style-name="ro1">
          <table:table-cell office:value-type="string" calcext:value-type="string">
            <text:p>/blueprint/servlet/resource/image/862272/3x4/108/144/714d993d611862959e4f64a5a9e0b90c/B2911185BA112DB41F0C9BAFAC641582/mayer-lay_volker.jpg</text:p>
          </table:table-cell>
          <table:table-cell office:value-type="string" calcext:value-type="string">
            <text:p>Volker Mayer-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36" calcext:value-type="float">
            <text:p>861536</text:p>
          </table:table-cell>
          <table:table-cell office:value-type="string" calcext:value-type="string">
            <text:p>/abgeordnete/biografien/M/mayer_lay_volker-86153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ayer-Lay, Volk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, Mediato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yer-lay.de'}, {'Instagram': 'https://www.instagram.com/volkermayerlay/?hl=de'}, {'Facebook': 'https://m.facebook.com/pages/category/Politician/Volker-Mayer-Lay-105133104608651/'}]</text:p>
          </table:table-cell>
        </table:table-row>
        <table:table-row table:style-name="ro1">
          <table:table-cell office:value-type="string" calcext:value-type="string">
            <text:p>/blueprint/servlet/resource/image/864882/3x4/108/144/9699eb92968e17d345c528a2f461aa6c/9C50DB11DF30ACCCB7785D14AA142892/tausend_claudia_gross.jpg</text:p>
          </table:table-cell>
          <table:table-cell office:value-type="string" calcext:value-type="string">
            <text:p>Claudia Tau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10" calcext:value-type="float">
            <text:p>858110</text:p>
          </table:table-cell>
          <table:table-cell office:value-type="string" calcext:value-type="string">
            <text:p>/abgeordnete/biografien/T/tausend_claudia-85811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ausend, Claudi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Geograf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laudia-tausend.de'}, {'Facebook': 'http://www.facebook.com/tausendmalbesser'}]</text:p>
          </table:table-cell>
        </table:table-row>
        <table:table-row table:style-name="ro1">
          <table:table-cell office:value-type="string" calcext:value-type="string">
            <text:p>/blueprint/servlet/resource/image/862110/3x4/108/144/18143ee1cec499dd7e2bf5aabb585e16/E3540175835791297B4D38566B2F9429/helferich_matthias.jpg</text:p>
          </table:table-cell>
          <table:table-cell office:value-type="string" calcext:value-type="string">
            <text:p>Matthias Helfe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92" calcext:value-type="float">
            <text:p>860592</text:p>
          </table:table-cell>
          <table:table-cell office:value-type="string" calcext:value-type="string">
            <text:p>/abgeordnete/biografien/H/helferich_matthias-86059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Helferich, Matthi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raktionslos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Instagram': 'https://www.instagram.com/matthiashelferichafd/?hl=de'}, {'Facebook': 'https://de-de.facebook.com/helferich.afd/'}]</text:p>
          </table:table-cell>
        </table:table-row>
        <table:table-row table:style-name="ro1">
          <table:table-cell office:value-type="string" calcext:value-type="string">
            <text:p>/blueprint/servlet/resource/image/864474/3x4/108/144/25d67f8b0e2bafcb79b63b678168b6ed/70FDF1BA467C4FD500D7BF24F1DE2B22/mayer_stephan_gross.jpg</text:p>
          </table:table-cell>
          <table:table-cell office:value-type="string" calcext:value-type="string">
            <text:p>Stephan M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10" calcext:value-type="float">
            <text:p>857710</text:p>
          </table:table-cell>
          <table:table-cell office:value-type="string" calcext:value-type="string">
            <text:p>/abgeordnete/biografien/M/mayer_stephan-85771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ayer (Altötting), Steph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yerstephan.de'}]</text:p>
          </table:table-cell>
        </table:table-row>
        <table:table-row table:style-name="ro1">
          <table:table-cell office:value-type="string" calcext:value-type="string">
            <text:p>/blueprint/servlet/resource/image/864890/3x4/108/144/a001c4718cbf89f27eb3c719db74a918/49FAE27BDFE4F2EBD66988C921C18B2F/thews_michael_gross.jpg</text:p>
          </table:table-cell>
          <table:table-cell office:value-type="string" calcext:value-type="string">
            <text:p>Michael Th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84" calcext:value-type="float">
            <text:p>858084</text:p>
          </table:table-cell>
          <table:table-cell office:value-type="string" calcext:value-type="string">
            <text:p>/abgeordnete/biografien/T/thews_michael-85808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hews, Micha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Chemie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-thews.de'}, {'Facebook': 'https://www.facebook.com/michaelthewsmdb'}, {'X': 'https://twitter.com/michaelthews'}, {'Instagram': 'https://www.instagram.com/michaelthews'}]</text:p>
          </table:table-cell>
        </table:table-row>
        <table:table-row table:style-name="ro1">
          <table:table-cell office:value-type="string" calcext:value-type="string">
            <text:p>/blueprint/servlet/resource/image/863328/3x4/108/144/8616bd796d8a3c2ab95651a332d7d61e/CA1EF14EE8C953F7B063A9A289FB8A27/farle_robert_bild.jpg</text:p>
          </table:table-cell>
          <table:table-cell office:value-type="string" calcext:value-type="string">
            <text:p>Robert Far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26" calcext:value-type="float">
            <text:p>863326</text:p>
          </table:table-cell>
          <table:table-cell office:value-type="string" calcext:value-type="string">
            <text:p>/abgeordnete/biografien/F/farle_robert-863326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Farle, Robert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fraktionslos</text:p>
          </table:table-cell>
          <table:table-cell office:value-type="string" calcext:value-type="string">
            <text:p>Rechtsanwalt, Steuer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obert-farle.de'}, {'Facebook': 'https://www.facebook.com/RobertFarle22/'}, {'X': 'https://twitter.com/robert_farle'}]</text:p>
          </table:table-cell>
        </table:table-row>
        <table:table-row table:style-name="ro1">
          <table:table-cell office:value-type="string" calcext:value-type="string">
            <text:p>/blueprint/servlet/resource/image/864478/3x4/108/144/a932c4bffd9961faf6787ee6f5e5c76b/A9C25DCD35869D6E552DB7BFC133D58E/meister_michael_gross.jpg</text:p>
          </table:table-cell>
          <table:table-cell office:value-type="string" calcext:value-type="string">
            <text:p>Dr. Michael Me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42" calcext:value-type="float">
            <text:p>857742</text:p>
          </table:table-cell>
          <table:table-cell office:value-type="string" calcext:value-type="string">
            <text:p>/abgeordnete/biografien/M/meister_michael_guenther-85774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eister, Dr. Michael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Mathe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eister-schafft.de/'}, {'X': 'https://twitter.com/meister_schafft?lang=de'}, {'Facebook': 'https://de-de.facebook.com/Dr.Michael.Meister/'}]</text:p>
          </table:table-cell>
        </table:table-row>
        <table:table-row table:style-name="ro1">
          <table:table-cell office:value-type="string" calcext:value-type="string">
            <text:p>/blueprint/servlet/resource/image/864900/3x4/108/144/757c9912f276e5fabd8274f14aef573f/A9000F437DD1865CD7C17A64289AE7BC/toens_markus_gross.jpg</text:p>
          </table:table-cell>
          <table:table-cell office:value-type="string" calcext:value-type="string">
            <text:p>Markus Tö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96" calcext:value-type="float">
            <text:p>858096</text:p>
          </table:table-cell>
          <table:table-cell office:value-type="string" calcext:value-type="string">
            <text:p>/abgeordnete/biografien/T/toens_markus-85809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Töns, Marku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kus-toens.de/'}, {'Facebook': 'https://www.facebook.com/markustoens'}, {'X': 'https://twitter.com/Toens_NRW04'}, {'Instagram': 'https://www.instagram.com/markustoens/'}]</text:p>
          </table:table-cell>
        </table:table-row>
        <table:table-row table:style-name="ro1">
          <table:table-cell office:value-type="string" calcext:value-type="string">
            <text:p>/blueprint/servlet/resource/image/864868/3x4/108/144/ef048ea4669a1e86502479844622f22a/73DB4B6384B6F1F5ECE8694897FAAF94/cotar_joana_gross.jpg</text:p>
          </table:table-cell>
          <table:table-cell office:value-type="string" calcext:value-type="string">
            <text:p>Joana Cot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34" calcext:value-type="float">
            <text:p>857234</text:p>
          </table:table-cell>
          <table:table-cell office:value-type="string" calcext:value-type="string">
            <text:p>/abgeordnete/biografien/C/cotar_joana-85723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Cotar, Joan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ktionslos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anacotar.de'}, {'Facebook': 'http://www.facebook.com/afd.joanacotar'}, {'X': 'http://www.twitter.com/JoanaCotar'}, {'Instagram': 'https://instagram.com/joanacotar'}]</text:p>
          </table:table-cell>
        </table:table-row>
        <table:table-row table:style-name="ro1">
          <table:table-cell office:value-type="string" calcext:value-type="string">
            <text:p>/blueprint/servlet/resource/image/862590/3x4/108/144/e3e3f4cdacbaa8618f2d06ca81c171f6/780CF982BE6584F0351EF1D267AED9E7/merz_friedrich.jpg</text:p>
          </table:table-cell>
          <table:table-cell office:value-type="string" calcext:value-type="string">
            <text:p>Friedrich M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648" calcext:value-type="float">
            <text:p>861648</text:p>
          </table:table-cell>
          <table:table-cell office:value-type="string" calcext:value-type="string">
            <text:p>/abgeordnete/biografien/M/merz_friedrich-86164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Merz, Friedrich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riedrich-merz.de/'}, {'Facebook': 'https://www.facebook.com/MerzCDU'}, {'X': 'https://twitter.com/_FriedrichMerz'}, {'Instagram': 'https://www.instagram.com/MerzCDU'}, {'Linkedin': 'https://www.linkedin.com/in/friedrich-merz'}]</text:p>
          </table:table-cell>
        </table:table-row>
        <table:table-row table:style-name="ro1">
          <table:table-cell office:value-type="string" calcext:value-type="string">
            <text:p>/blueprint/servlet/resource/image/864902/3x4/108/144/c20e84d3c405c211fcd7b54503f4d953/E747F042BAD96E26790EF474645AEA83/traeger_carsten_gross.jpg</text:p>
          </table:table-cell>
          <table:table-cell office:value-type="string" calcext:value-type="string">
            <text:p>Carsten Trä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82" calcext:value-type="float">
            <text:p>858082</text:p>
          </table:table-cell>
          <table:table-cell office:value-type="string" calcext:value-type="string">
            <text:p>/abgeordnete/biografien/T/traeger_carsten-85808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Träger, Carste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Kommunikationswirt (BAW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traeger.de'}, {'Facebook': 'https://www.facebook.com/carstentraegermdb'}, {'X': 'https://twitter.com/CarstenTraeger'}, {'Instagram': 'https://www.instagram.com/carstentraeger/'}, {'Youtube': 'https://www.youtube.com/channel/UCa8tIxOVETXgLeL3GtkT_nQ'}]</text:p>
          </table:table-cell>
        </table:table-row>
        <table:table-row table:style-name="ro1">
          <table:table-cell office:value-type="string" calcext:value-type="string">
            <text:p>/blueprint/servlet/resource/image/864524/3x4/108/144/1033bcf4aab712070b655816647f3951/1E5624CC3CF54B2643E62DB993FFB23E/metzler_jan_gross.png</text:p>
          </table:table-cell>
          <table:table-cell office:value-type="string" calcext:value-type="string">
            <text:p>Jan Metz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36" calcext:value-type="float">
            <text:p>857736</text:p>
          </table:table-cell>
          <table:table-cell office:value-type="string" calcext:value-type="string">
            <text:p>/abgeordnete/biografien/M/metzler_jan-85773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etzler, Ja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Winzer, 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anmetzler.de/'}, {'Instagram': 'https://www.instagram.com/jan.metzler/'}, {'Facebook': 'https://www.facebook.com/unserJanMetzler/'}, {'Youtube': 'https://www.youtube.com/channel/UC7jwPRjB4I0o_qzhdIGF-aA'}]</text:p>
          </table:table-cell>
        </table:table-row>
        <table:table-row table:style-name="ro1">
          <table:table-cell office:value-type="string" calcext:value-type="string">
            <text:p>/blueprint/servlet/resource/image/862444/3x4/108/144/8c983caf3c162131761bfb00be02a73a/D04B6509D2C3EC91E3AE91864E220C5F/trasnea_ana-maria.jpg</text:p>
          </table:table-cell>
          <table:table-cell office:value-type="string" calcext:value-type="string">
            <text:p>Ana-Maria Trăsn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422" calcext:value-type="float">
            <text:p>860422</text:p>
          </table:table-cell>
          <table:table-cell office:value-type="string" calcext:value-type="string">
            <text:p>/abgeordnete/biografien/T/trasnea_ana-86042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Trăsnea, Ana-Mari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ulturwissenschaftlerin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4522/3x4/108/144/32d32819a53e76fa5b53b4ef3dfd4652/98B67117F83F9A09F58D43DA620D8A2C/Middelberg_Mathias_gross.jpg</text:p>
          </table:table-cell>
          <table:table-cell office:value-type="string" calcext:value-type="string">
            <text:p>Dr. Mathias Middel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18" calcext:value-type="float">
            <text:p>857718</text:p>
          </table:table-cell>
          <table:table-cell office:value-type="string" calcext:value-type="string">
            <text:p>/abgeordnete/biografien/M/middelberg_mathias-85771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iddelberg, Dr. Mathia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mathias-middelberg.de/'}, {'Facebook': 'http://facebook.com/mathias.middelberg'}]</text:p>
          </table:table-cell>
        </table:table-row>
        <table:table-row table:style-name="ro1">
          <table:table-cell office:value-type="string" calcext:value-type="string">
            <text:p>/blueprint/servlet/resource/image/862442/3x4/108/144/d93dd47006aad4c28efd5b45e7d2eb00/34A93332C709F9483100697F48B51033/troff-schaffarzyk_anja.jpg</text:p>
          </table:table-cell>
          <table:table-cell office:value-type="string" calcext:value-type="string">
            <text:p>Anja Troff-Schaffar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70" calcext:value-type="float">
            <text:p>860870</text:p>
          </table:table-cell>
          <table:table-cell office:value-type="string" calcext:value-type="string">
            <text:p>/abgeordnete/biografien/T/troff_schaffarzyk_anja-86087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Troff-Schaffarzyk, Anj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ädag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ja-troff-schaffarzyk.de'}, {'Facebook': 'https://www.facebook.com/Anja-Troff-Schaffarzyk-209342649122862'}, {'X': 'https://twitter.com/anja_troff'}, {'Instagram': 'https://www.instagram.com/troffschaffarzyk/'}]</text:p>
          </table:table-cell>
        </table:table-row>
        <table:table-row table:style-name="ro1">
          <table:table-cell office:value-type="string" calcext:value-type="string">
            <text:p>/blueprint/servlet/resource/image/864530/3x4/108/144/9cc20c26d13a7dc840cc9048fd4efd71/A98854B72D0DBD02F4448F315222C362/moerseburg_maximilian_bild.png</text:p>
          </table:table-cell>
          <table:table-cell office:value-type="string" calcext:value-type="string">
            <text:p>Maximilian Mörse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900" calcext:value-type="float">
            <text:p>861900</text:p>
          </table:table-cell>
          <table:table-cell office:value-type="string" calcext:value-type="string">
            <text:p>/abgeordnete/biografien/M/moerseburg_maximilian-86190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Mörseburg, Maximili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ximilian-moerseburg.de/'}, {'Instagram': 'https://www.instagram.com/0711max/?hl=de'}, {'Facebook': 'https://www.facebook.com/maxmoerseburg/'}, {'Youtube': 'https://www.youtube.com/channel/UCmxiLGgtk0D7pO7dGBxV20w'}, {'X': 'http://www.twitter.com/maxmoerseburg'}]</text:p>
          </table:table-cell>
        </table:table-row>
        <table:table-row table:style-name="ro1">
          <table:table-cell office:value-type="string" calcext:value-type="string">
            <text:p>/blueprint/servlet/resource/image/869682/3x4/108/144/661d7314a002db7e1ea3ffe34a43af8a/51C460A0884F5E1B627B00BFDDC2F78D/tuerk_nachbaur_derya_bild.jpg</text:p>
          </table:table-cell>
          <table:table-cell office:value-type="string" calcext:value-type="string">
            <text:p>Derya Türk-Nachba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206" calcext:value-type="float">
            <text:p>860206</text:p>
          </table:table-cell>
          <table:table-cell office:value-type="string" calcext:value-type="string">
            <text:p>/abgeordnete/biografien/T/tuerk_nachbaur_derya-86020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Türk-Nachbaur, Dery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ädagogische Fachkraf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uerk-nachbaur.de'}, {'Facebook': 'https://www.facebook.com/derytnSPD/'}, {'X': 'https://twitter.com/derya_tn'}, {'Instagram': 'https://www.instagram.com/deryatuerknachbaur/'}]</text:p>
          </table:table-cell>
        </table:table-row>
        <table:table-row table:style-name="ro1">
          <table:table-cell office:value-type="string" calcext:value-type="string">
            <text:p>/blueprint/servlet/resource/image/864506/3x4/108/144/c7cc470321d170383050d0f2634e3fee/58403AAD54FD4C6ED8201F902C4264E2/Monstadt_Dietrich_gross.jpg</text:p>
          </table:table-cell>
          <table:table-cell office:value-type="string" calcext:value-type="string">
            <text:p>Dietrich Monsta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62" calcext:value-type="float">
            <text:p>857762</text:p>
          </table:table-cell>
          <table:table-cell office:value-type="string" calcext:value-type="string">
            <text:p>/abgeordnete/biografien/M/monstadt_dietrich-85776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Monstadt, Dietrich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etrich-monstadt.de'}, {'Facebook': 'https://www.facebook.com/dietrichmonstadt/'}, {'Instagram': 'https://www.instagram.com/dietrichmonstadt/'}]</text:p>
          </table:table-cell>
        </table:table-row>
        <table:table-row table:style-name="ro1">
          <table:table-cell office:value-type="string" calcext:value-type="string">
            <text:p>/blueprint/servlet/resource/image/870018/3x4/108/144/80bfd05dd366af5c81af062e8977fd12/B227D12D932F6C4D577CC53B36BE74A9/ullrich_frank.jpg</text:p>
          </table:table-cell>
          <table:table-cell office:value-type="string" calcext:value-type="string">
            <text:p>Frank Ull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430" calcext:value-type="float">
            <text:p>861430</text:p>
          </table:table-cell>
          <table:table-cell office:value-type="string" calcext:value-type="string">
            <text:p>/abgeordnete/biografien/U/ullrich_frank-86143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Ullrich, Frank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Sportlehrer (Trainer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frank-ullrich.info/'}, {'Facebook': 'https://www.facebook.com/frank.ullrich.biathlon'}, {'Instagram': 'https://www.instagram.com/frank.ullrich.biathlon/'}]</text:p>
          </table:table-cell>
        </table:table-row>
        <table:table-row table:style-name="ro1">
          <table:table-cell office:value-type="string" calcext:value-type="string">
            <text:p>/blueprint/servlet/resource/image/864500/3x4/108/144/6602413a7c0a5c217975b3fe473933bc/6B03E58DF5DB3C138F7D6F5A5896000D/mueller_axel_gross.jpg</text:p>
          </table:table-cell>
          <table:table-cell office:value-type="string" calcext:value-type="string">
            <text:p>Axel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88" calcext:value-type="float">
            <text:p>857788</text:p>
          </table:table-cell>
          <table:table-cell office:value-type="string" calcext:value-type="string">
            <text:p>/abgeordnete/biografien/M/mueller_axel-85778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üller, Axe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duaxelmueller.de/'}, {'Facebook': 'http://www.facebook.com/cduaxelmueller'}]</text:p>
          </table:table-cell>
        </table:table-row>
        <table:table-row table:style-name="ro1">
          <table:table-cell office:value-type="string" calcext:value-type="string">
            <text:p>/blueprint/servlet/resource/image/864960/3x4/108/144/ef55b0a501d51f8ca4d85da10cdfe1fd/A86011F569B4DB94FD6B96F06342792A/voellers_marja_liisa_bild.jpg</text:p>
          </table:table-cell>
          <table:table-cell office:value-type="string" calcext:value-type="string">
            <text:p>Marja-Liisa Vö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132" calcext:value-type="float">
            <text:p>858132</text:p>
          </table:table-cell>
          <table:table-cell office:value-type="string" calcext:value-type="string">
            <text:p>/abgeordnete/biografien/V/voellers_marja-85813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Völlers, Marja-Liis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javoellers.de'}, {'Facebook': 'http://www.facebook.com/voellers/'}, {'X': 'https://twitter.com/marjavoellers'}, {'Instagram': 'https://www.instagram.com/marjavoellers'}, {'Newsletter': 'https://www.marjavoellers.de/newsletter-abonnieren/'}]</text:p>
          </table:table-cell>
        </table:table-row>
        <table:table-row table:style-name="ro1">
          <table:table-cell office:value-type="string" calcext:value-type="string">
            <text:p>/blueprint/servlet/resource/image/864502/3x4/108/144/d2a34bed5183f688e825a399d4f0bfe1/8E36BAD6EDD105115D0B662329FF139B/mueller_carsten_bild.jpg</text:p>
          </table:table-cell>
          <table:table-cell office:value-type="string" calcext:value-type="string">
            <text:p>Carsten Mü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82" calcext:value-type="float">
            <text:p>857782</text:p>
          </table:table-cell>
          <table:table-cell office:value-type="string" calcext:value-type="string">
            <text:p>/abgeordnete/biografien/M/mueller_carsten-85778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üller (Braunschweig), Carste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ankkaufmann / 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mueller.com'}, {'Facebook': 'http://www.facebook.com/carsten.muller.125'}, {'X': 'http://twitter.com/mdbmuller'}, {'Linkedin': 'https://de.linkedin.com/in/carsten-m%C3%BCller-4b6b2a71'}]</text:p>
          </table:table-cell>
        </table:table-row>
        <table:table-row table:style-name="ro1">
          <table:table-cell office:value-type="string" calcext:value-type="string">
            <text:p>/blueprint/servlet/resource/image/864962/3x4/108/144/af4fb7ee794c6ebbc1655862e76eb6b5/8353FDC7B69A9F30D4E202A0E91D23F6/voepel_dirk_gross.jpg</text:p>
          </table:table-cell>
          <table:table-cell office:value-type="string" calcext:value-type="string">
            <text:p>Dirk Vö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28" calcext:value-type="float">
            <text:p>858128</text:p>
          </table:table-cell>
          <table:table-cell office:value-type="string" calcext:value-type="string">
            <text:p>/abgeordnete/biografien/V/voepel_dirk-85812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Vöpel, Dir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elbständiger 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irk-voepel.de/'}, {'Facebook': 'https://www.facebook.com/voepel/'}, {'Instagram': 'https://www.instagram.com/dirk.voepel/'}]</text:p>
          </table:table-cell>
        </table:table-row>
        <table:table-row table:style-name="ro1">
          <table:table-cell office:value-type="string" calcext:value-type="string">
            <text:p>/blueprint/servlet/resource/image/863728/3x4/108/144/38ecb1e0251f04a0650be59cb6fe2620/548B6110CD34B1CDF5F0BE50BE39A945/mueller_florian.jpg</text:p>
          </table:table-cell>
          <table:table-cell office:value-type="string" calcext:value-type="string">
            <text:p>Florian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766" calcext:value-type="float">
            <text:p>861766</text:p>
          </table:table-cell>
          <table:table-cell office:value-type="string" calcext:value-type="string">
            <text:p>/abgeordnete/biografien/M/mueller_florian-86176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üller, Flor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ferent für Strategie und Regulierun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lorian-mueller.de'}]</text:p>
          </table:table-cell>
        </table:table-row>
        <table:table-row table:style-name="ro1">
          <table:table-cell office:value-type="string" calcext:value-type="string">
            <text:p>/blueprint/servlet/resource/image/862456/3x4/108/144/55538f6805f0ae09322d3167f70e03dd/1678B96452B4577946F30A7405E4DF02/vontz_emily.jpg</text:p>
          </table:table-cell>
          <table:table-cell office:value-type="string" calcext:value-type="string">
            <text:p>Emily Von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50" calcext:value-type="float">
            <text:p>861250</text:p>
          </table:table-cell>
          <table:table-cell office:value-type="string" calcext:value-type="string">
            <text:p>/abgeordnete/biografien/V/vontz_emily-861250</text:p>
          </table:table-cell>
          <table:table-cell office:value-type="string" calcext:value-type="string">
            <text:p>18 - 24 Jahre</text:p>
          </table:table-cell>
          <table:table-cell office:value-type="string" calcext:value-type="string">
            <text:p>Vontz, Emil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ud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emily-vontz.de'}, {'Instagram': 'https://www.instagram.com/emilyvontz/?hl=de'}, {'X': 'https://twitter.com/emilyvontz1'}]</text:p>
          </table:table-cell>
        </table:table-row>
        <table:table-row table:style-name="ro1">
          <table:table-cell office:value-type="string" calcext:value-type="string">
            <text:p>/blueprint/servlet/resource/image/864492/3x4/108/144/4cf2efec82275726662ca3e106b1c0ba/4A7359825CA8E357928180AB413EA0CF/mueller_sepp_gross.jpg</text:p>
          </table:table-cell>
          <table:table-cell office:value-type="string" calcext:value-type="string">
            <text:p>Sepp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66" calcext:value-type="float">
            <text:p>857766</text:p>
          </table:table-cell>
          <table:table-cell office:value-type="string" calcext:value-type="string">
            <text:p>/abgeordnete/biografien/M/mueller_sepp-85776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üller, Sepp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ierter Bank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xn--sepp-mller-feb.de/'}, {'X': 'https://twitter.com/mueller_sepp?lang=de'}, {'Instagram': 'https://www.instagram.com/sepp.mueller_mdb/'}, {'Facebook': 'https://www.facebook.com/SeppMuellerMdB/'}]</text:p>
          </table:table-cell>
        </table:table-row>
        <table:table-row table:style-name="ro1">
          <table:table-cell office:value-type="string" calcext:value-type="string">
            <text:p>/blueprint/servlet/resource/image/862462/3x4/108/144/5f8c481f6bddc69145dea9a5b2748f46/65F28241CF0273688F8D67BB7BCAC073/wagner_carolin.jpg</text:p>
          </table:table-cell>
          <table:table-cell office:value-type="string" calcext:value-type="string">
            <text:p>Dr. Carolin Wag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296" calcext:value-type="float">
            <text:p>860296</text:p>
          </table:table-cell>
          <table:table-cell office:value-type="string" calcext:value-type="string">
            <text:p>/abgeordnete/biografien/W/wagner_carolin-86029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agner, Dr. Caroli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feratsl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arolinwagner.bayern'}, {'Instagram': 'https://www.instagram.com/carolinwagner.in/'}, {'Facebook': 'https://www.facebook.com/dr.carolin.wagner'}]</text:p>
          </table:table-cell>
        </table:table-row>
        <table:table-row table:style-name="ro1">
          <table:table-cell office:value-type="string" calcext:value-type="string">
            <text:p>/blueprint/servlet/resource/image/863744/3x4/108/144/f681f9a4905b0c4c1fefc0d34edf54f7/4C0ADA0E9C7604CFA858D09EB07E541A/mueller_stefan.jpg</text:p>
          </table:table-cell>
          <table:table-cell office:value-type="string" calcext:value-type="string">
            <text:p>Stefan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78" calcext:value-type="float">
            <text:p>857778</text:p>
          </table:table-cell>
          <table:table-cell office:value-type="string" calcext:value-type="string">
            <text:p>/abgeordnete/biografien/M/mueller_stefan-85777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üller (Erlangen), Stef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anmueller.com/'}, {'Facebook': 'https://facebook.com/smuellermdb'}, {'X': 'https://twitter.com/smuellermdb'}, {'LinkedIn': 'https://www.linkedin.com/in/stefanmüllermdb/'}, {'Instagram': 'https://www.instagram.com/stefanmuellermdb'}]</text:p>
          </table:table-cell>
        </table:table-row>
        <table:table-row table:style-name="ro1">
          <table:table-cell office:value-type="string" calcext:value-type="string">
            <text:p>/blueprint/servlet/resource/image/862470/3x4/108/144/5030bc07de4b8cc85416ae30a71e0a1d/86EFD9BF9E519193E5910DE5AA197AF5/walter_hannes.jpg</text:p>
          </table:table-cell>
          <table:table-cell office:value-type="string" calcext:value-type="string">
            <text:p>Hannes Wa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78" calcext:value-type="float">
            <text:p>860478</text:p>
          </table:table-cell>
          <table:table-cell office:value-type="string" calcext:value-type="string">
            <text:p>/abgeordnete/biografien/W/walter_hannes-86047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alter, Hannes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annes-walter.spd.de/'}, {'Facebook': 'https://www.facebook.com/walterwaehlen/'}, {'X': 'https://twitter.com/HannesWalterSPD'}, {'Instagram': 'https://www.instagram.com/hanneswalter.spd/'}]</text:p>
          </table:table-cell>
        </table:table-row>
        <table:table-row table:style-name="ro1">
          <table:table-cell office:value-type="string" calcext:value-type="string">
            <text:p>/blueprint/servlet/resource/image/862304/3x4/108/144/a4f1402aedb66cbee7837d6316abf9a5/4192DE8ED909987F721DD403D536BF6E/nacke_stefan_gross.jpg</text:p>
          </table:table-cell>
          <table:table-cell office:value-type="string" calcext:value-type="string">
            <text:p>Dr. Stefan Nac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56" calcext:value-type="float">
            <text:p>860956</text:p>
          </table:table-cell>
          <table:table-cell office:value-type="string" calcext:value-type="string">
            <text:p>/abgeordnete/biografien/N/nacke_stefan-86095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Nacke, Dr. Stef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Soziologe, Sozialeth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fan-nacke.nrw'}, {'Instagram': 'https://www.instagram.com/stefan.nacke'}, {'Facebook': 'https://www.facebook.com/Nacke2021'}]</text:p>
          </table:table-cell>
        </table:table-row>
        <table:table-row table:style-name="ro1">
          <table:table-cell office:value-type="string" calcext:value-type="string">
            <text:p>/blueprint/servlet/resource/image/862636/3x4/108/144/78a96b5c9d1250c729099c36a087477f/78441019949B87946A81B6BE6E8625B7/wallstein_maja.jpg</text:p>
          </table:table-cell>
          <table:table-cell office:value-type="string" calcext:value-type="string">
            <text:p>Maja Wall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470" calcext:value-type="float">
            <text:p>860470</text:p>
          </table:table-cell>
          <table:table-cell office:value-type="string" calcext:value-type="string">
            <text:p>/abgeordnete/biografien/W/wallstein_maja-86047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Wallstein, Maj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ssenschaftsmana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ja-wallstein.eu/'}, {'Facebook': 'https://facebook.com/krawallstein'}, {'X': 'https://twitter.com/krawallstein'}, {'Instagram': 'https://instagram.com/maja_wallstein'}]</text:p>
          </table:table-cell>
        </table:table-row>
        <table:table-row table:style-name="ro1">
          <table:table-cell office:value-type="string" calcext:value-type="string">
            <text:p>/blueprint/servlet/resource/image/864932/3x4/108/144/a288603e535e2e08de2dc089d132aefd/EC86D614555FB074BA1246EDD20D84DD/nicolaisen_petra_bild.jpg</text:p>
          </table:table-cell>
          <table:table-cell office:value-type="string" calcext:value-type="string">
            <text:p>Petra Nicolai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08" calcext:value-type="float">
            <text:p>857808</text:p>
          </table:table-cell>
          <table:table-cell office:value-type="string" calcext:value-type="string">
            <text:p>/abgeordnete/biografien/N/nicolaisen_petra-85780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Nicolaisen, Petra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Industrie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tra-nicolaisen.de'}, {'Facebook': 'https://de-de.facebook.com/P.NicolaisenWK1'}]</text:p>
          </table:table-cell>
        </table:table-row>
        <table:table-row table:style-name="ro1">
          <table:table-cell office:value-type="string" calcext:value-type="string">
            <text:p>/blueprint/servlet/resource/image/867302/3x4/108/144/184bc00cf2fd1afb23b7c74f37bff03/D4E54306EA06E624C4F1117B770A8E22/wegge_carmen_bild.jpg</text:p>
          </table:table-cell>
          <table:table-cell office:value-type="string" calcext:value-type="string">
            <text:p>Carmen Weg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290" calcext:value-type="float">
            <text:p>860290</text:p>
          </table:table-cell>
          <table:table-cell office:value-type="string" calcext:value-type="string">
            <text:p>/abgeordnete/biografien/W/wegge_carmen-86029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Wegge, Carme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armen-wegge.de'}, {'Facebook': 'https://www.facebook.com/carmenweggemdb'}, {'X': 'https://www.twitter.com/CarmenWegge'}, {'Instagram': 'https://www.instagram.com/carmenwegge'}]</text:p>
          </table:table-cell>
        </table:table-row>
        <table:table-row table:style-name="ro1">
          <table:table-cell office:value-type="string" calcext:value-type="string">
            <text:p>/blueprint/servlet/resource/image/864836/3x4/108/144/f2f162f9ad4ab9e7a9e74a6a17b2edbd/E1952D2CACBA9DE8734B800C2501E057/oellers_wilfried_gross.jpg</text:p>
          </table:table-cell>
          <table:table-cell office:value-type="string" calcext:value-type="string">
            <text:p>Wilfried Oe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18" calcext:value-type="float">
            <text:p>857818</text:p>
          </table:table-cell>
          <table:table-cell office:value-type="string" calcext:value-type="string">
            <text:p>/abgeordnete/biografien/O/oellers_wilfried-85781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Oellers, Wilfrie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wilfried-oellers.de/'}, {'Facebook': 'https://www.facebook.com/WilfriedOellers.CDU'}, {'Instagram': 'https://www.instagram.com/wilfried.oellers/'}]</text:p>
          </table:table-cell>
        </table:table-row>
        <table:table-row table:style-name="ro1">
          <table:table-cell office:value-type="string" calcext:value-type="string">
            <text:p>/blueprint/servlet/resource/image/870138/3x4/108/144/54a108a6d880dda909a84fe965246fa7/4CDC08C7A9337AAD772E7948C4BDA01A/wegling_melanie_gross.jpg</text:p>
          </table:table-cell>
          <table:table-cell office:value-type="string" calcext:value-type="string">
            <text:p>Melanie Weg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676" calcext:value-type="float">
            <text:p>860676</text:p>
          </table:table-cell>
          <table:table-cell office:value-type="string" calcext:value-type="string">
            <text:p>/abgeordnete/biografien/W/wegling_melanie-86067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Wegling, Melani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Managerin im strategischen Vertrieb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elanie-wegling.de'}, {'Facebook': 'https://www.facebook.com/melanie.wegling'}, {'Instagram': 'https://www.instagram.com/melanie.wegling'}]</text:p>
          </table:table-cell>
        </table:table-row>
        <table:table-row table:style-name="ro1">
          <table:table-cell office:value-type="string" calcext:value-type="string">
            <text:p>/blueprint/servlet/resource/image/862316/3x4/108/144/fc28749cc78d13d2a729fe64bd5705e1/40F8FBFBBB27692DD2D17FF4B1254140/oppelt_moritz.jpg</text:p>
          </table:table-cell>
          <table:table-cell office:value-type="string" calcext:value-type="string">
            <text:p>Moritz Opp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820" calcext:value-type="float">
            <text:p>861820</text:p>
          </table:table-cell>
          <table:table-cell office:value-type="string" calcext:value-type="string">
            <text:p>/abgeordnete/biografien/O/oppelt_moritz-86182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Oppelt, Moritz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oritz-oppelt.de/'}, {'Facebook': 'https://www.facebook.com/MoritzOppeltCDU/'}, {'X': 'https://twitter.com/moritzoppelt'}, {'Instagram': 'https://www.instagram.com/moritz.oppelt/'}]</text:p>
          </table:table-cell>
        </table:table-row>
        <table:table-row table:style-name="ro1">
          <table:table-cell office:value-type="string" calcext:value-type="string">
            <text:p>/blueprint/servlet/resource/image/864264/3x4/108/144/6b15aa32137403f2ad6ccccae303d691/075A81631DE0369CAD460A0153C8CD55/weingarten_joe_gross.jpg</text:p>
          </table:table-cell>
          <table:table-cell office:value-type="string" calcext:value-type="string">
            <text:p>Dr. Joe Weinga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96" calcext:value-type="float">
            <text:p>858196</text:p>
          </table:table-cell>
          <table:table-cell office:value-type="string" calcext:value-type="string">
            <text:p>/abgeordnete/biografien/W/weingarten_joe-85819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eingarten, Dr. Joe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erwaltungs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mdb.joe-weingarten.de/'}, {'Facebook': 'https://www.facebook.com/drjoeweingarten'}, {'X': 'https://twitter.com/drjoeweingarten'}, {'Instagram': 'https://www.instagram.com/joe_weingarten'}]</text:p>
          </table:table-cell>
        </table:table-row>
        <table:table-row table:style-name="ro1">
          <table:table-cell office:value-type="string" calcext:value-type="string">
            <text:p>/blueprint/servlet/resource/image/864846/3x4/108/144/6ee3e9f4bdbecda4998548209d3b7b98/1F5DCA96A1D98FE5D87DE9EB3E9DA491/ossner_florian_bild.jpg</text:p>
          </table:table-cell>
          <table:table-cell office:value-type="string" calcext:value-type="string">
            <text:p>Florian Oß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22" calcext:value-type="float">
            <text:p>857822</text:p>
          </table:table-cell>
          <table:table-cell office:value-type="string" calcext:value-type="string">
            <text:p>/abgeordnete/biografien/O/ossner_florian-85782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Oßner, Flori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 (Univ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lorian-ossner.de'}, {'Facebook': 'https://www.facebook.com/ossner1'}, {'X': 'https://twitter.com/Florian_Ossner'}, {'Instagram': 'https://www.instagram.com/florian_ossner/'}]</text:p>
          </table:table-cell>
        </table:table-row>
        <table:table-row table:style-name="ro1">
          <table:table-cell office:value-type="string" calcext:value-type="string">
            <text:p>/blueprint/servlet/resource/image/862484/3x4/108/144/18e114650f3cc1740ec9de2be8574122/0DE5174647627623D22F299F8BB9360C/werner_lena.jpg</text:p>
          </table:table-cell>
          <table:table-cell office:value-type="string" calcext:value-type="string">
            <text:p>Lena Wer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196" calcext:value-type="float">
            <text:p>861196</text:p>
          </table:table-cell>
          <table:table-cell office:value-type="string" calcext:value-type="string">
            <text:p>/abgeordnete/biografien/W/werner_lena-861196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Werner, Len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rojektmana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lena-werner.spd.de/'}, {'X': 'https://twitter.com/thereallenzii?s=09'}, {'Instagram': 'https://www.instagram.com/thereallenzii/'}, {'Facebook': 'https://www.facebook.com/lena.werner.wahlkreis202'}]</text:p>
          </table:table-cell>
        </table:table-row>
        <table:table-row table:style-name="ro1">
          <table:table-cell office:value-type="string" calcext:value-type="string">
            <text:p>/blueprint/servlet/resource/image/864848/3x4/108/144/c2a755fd23daef9c308388f00d5136a6/C700F7D87CE494B4E62490E6F4CC24B1/oster_josef_gross.jpg</text:p>
          </table:table-cell>
          <table:table-cell office:value-type="string" calcext:value-type="string">
            <text:p>Josef O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16" calcext:value-type="float">
            <text:p>857816</text:p>
          </table:table-cell>
          <table:table-cell office:value-type="string" calcext:value-type="string">
            <text:p>/abgeordnete/biografien/O/oster_josef-8578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Oster, Josef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erwaltung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sef-oster.de/'}, {'Facebook': 'https://www.facebook.com/josef.oster.bundestag/'}, {'X': 'https://twitter.com/josefoster'}, {'Instagram': 'https://www.instagram.com/josef_oster/'}]</text:p>
          </table:table-cell>
        </table:table-row>
        <table:table-row table:style-name="ro1">
          <table:table-cell office:value-type="string" calcext:value-type="string">
            <text:p>/blueprint/servlet/resource/image/864252/3x4/108/144/e24c5ff48ac0acbf8516c0ebcc22ae1e/EDF058D17C6D0A5DDBF1737D53B37978/westphal_bernd_gross.jpg</text:p>
          </table:table-cell>
          <table:table-cell office:value-type="string" calcext:value-type="string">
            <text:p>Bernd Westph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48" calcext:value-type="float">
            <text:p>858148</text:p>
          </table:table-cell>
          <table:table-cell office:value-type="string" calcext:value-type="string">
            <text:p>/abgeordnete/biografien/W/westphal_bernd-85814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estphal, Bernd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Chemielabora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rnd-westphal.de/'}, {'Facebook': 'https://www.facebook.com/bestphal'}, {'X': 'https://twitter.com/BerndWestphal4'}, {'Instagram': 'https://www.instagram.com/bestphal'}]</text:p>
          </table:table-cell>
        </table:table-row>
        <table:table-row table:style-name="ro1">
          <table:table-cell office:value-type="string" calcext:value-type="string">
            <text:p>/blueprint/servlet/resource/image/864850/3x4/108/144/5ef279f653803937811d8991cc99add1/E604E9CDEB302A7A1EE90BAF6B81A8BA/otte_henning_gross.jpg</text:p>
          </table:table-cell>
          <table:table-cell office:value-type="string" calcext:value-type="string">
            <text:p>Henning 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30" calcext:value-type="float">
            <text:p>857830</text:p>
          </table:table-cell>
          <table:table-cell office:value-type="string" calcext:value-type="string">
            <text:p>/abgeordnete/biografien/O/otte_henning-85783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Otte, Henning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, Prok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nning-otte.de'}, {'Facebook': 'www.facebook.com/henningottecducelleuelzen'}, {'X': 'www.twitter.com/vtdgsprecher'}, {'Instagram': 'www.instagram.com/henningotte_mdb'}]</text:p>
          </table:table-cell>
        </table:table-row>
        <table:table-row table:style-name="ro1">
          <table:table-cell office:value-type="string" calcext:value-type="string">
            <text:p>/blueprint/servlet/resource/image/864242/3x4/108/144/81933b9c0ccdf1236454ae836654abe0/5EC62791BB0FF7733705B64E18C57658/wiese_dirk_gross.jpg</text:p>
          </table:table-cell>
          <table:table-cell office:value-type="string" calcext:value-type="string">
            <text:p>Dirk Wie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80" calcext:value-type="float">
            <text:p>858180</text:p>
          </table:table-cell>
          <table:table-cell office:value-type="string" calcext:value-type="string">
            <text:p>/abgeordnete/biografien/W/wiese_dirk-85818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iese, Dir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dirkwiese.de/'}, {'Facebook': 'https://www.facebook.com/dirkwiesespd/'}, {'X': 'https://twitter.com/dirkwiesespd/'}, {'Instagram': 'https://www.instagram.com/dirkwiesespd/'}]</text:p>
          </table:table-cell>
        </table:table-row>
        <table:table-row table:style-name="ro1">
          <table:table-cell office:value-type="string" calcext:value-type="string">
            <text:p>/blueprint/servlet/resource/image/522526/3x4/108/144/2cddc1318fc7382ebc9647f5c7e1a981/C4C01859923B95371B0E29D51A2E7BC9/pahlmann_ingrid_gross.jpg</text:p>
          </table:table-cell>
          <table:table-cell office:value-type="string" calcext:value-type="string">
            <text:p>Ingrid Pah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62" calcext:value-type="float">
            <text:p>857862</text:p>
          </table:table-cell>
          <table:table-cell office:value-type="string" calcext:value-type="string">
            <text:p>/abgeordnete/biografien/P/pahlmann_ingrid-85786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Pahlmann, Ingrid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Hauswirtschaftsl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ingrid-pahlmann.de/'}, {'Facebook': 'https://www.facebook.com/ipahlmann'}, {'Instagram': 'https://www.instagram.com/ingridpahlmann/?hl=de'}]</text:p>
          </table:table-cell>
        </table:table-row>
        <table:table-row table:style-name="ro1">
          <table:table-cell office:value-type="string" calcext:value-type="string">
            <text:p>/blueprint/servlet/resource/image/867454/3x4/108/144/2f5fb6b3cf4699e38d072c68a0ed4280/0A9B0F8D336FB4E188D3FD5CA078CE27/wollmann_herbert_bild.jpg</text:p>
          </table:table-cell>
          <table:table-cell office:value-type="string" calcext:value-type="string">
            <text:p>Dr. Herbert Woll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474" calcext:value-type="float">
            <text:p>861474</text:p>
          </table:table-cell>
          <table:table-cell office:value-type="string" calcext:value-type="string">
            <text:p>/abgeordnete/biografien/W/wollmann_herbert-861474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Wollmann, Dr. Herbert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undestagswahl2021.berlin'}]</text:p>
          </table:table-cell>
        </table:table-row>
        <table:table-row table:style-name="ro1">
          <table:table-cell office:value-type="string" calcext:value-type="string">
            <text:p>/blueprint/servlet/resource/image/864916/3x4/108/144/920d59f8f81db4463022d029ae6c86a0/A6AF6487F7DE4F008EC43EEEA70054EF/pilsinger_stephan_gross.jpg</text:p>
          </table:table-cell>
          <table:table-cell office:value-type="string" calcext:value-type="string">
            <text:p>Stephan Pil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48" calcext:value-type="float">
            <text:p>857848</text:p>
          </table:table-cell>
          <table:table-cell office:value-type="string" calcext:value-type="string">
            <text:p>/abgeordnete/biografien/P/pilsinger_stephan-85784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Pilsinger, Steph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tephan-pilsinger.de/'}, {'Facebook': 'https://www.facebook.com/StephanNPilsinger'}, {'Instagram': 'https://www.instagram.com/stephan.pilsinger'}]</text:p>
          </table:table-cell>
        </table:table-row>
        <table:table-row table:style-name="ro1">
          <table:table-cell office:value-type="string" calcext:value-type="string">
            <text:p>/blueprint/servlet/resource/image/864970/3x4/108/144/fc17583906f662eda7e71a32a5c5b900/61EF29C1BC22692C12DBE8720D0EC8FB/yueksel_guelistan_gross.jpg</text:p>
          </table:table-cell>
          <table:table-cell office:value-type="string" calcext:value-type="string">
            <text:p>Gülistan Yük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204" calcext:value-type="float">
            <text:p>858204</text:p>
          </table:table-cell>
          <table:table-cell office:value-type="string" calcext:value-type="string">
            <text:p>/abgeordnete/biografien/Y/yueksel_guelistan-85820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Yüksel, Gülist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pothekenhelferin (jetzt PK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uelistan-yueksel.de/'}, {'Facebook': 'https://www.facebook.com/guelistanyueksel/?ref=bookmarks'}, {'Instagram': 'https://www.instagram.com/guelistan.yueksel/'}]</text:p>
          </table:table-cell>
        </table:table-row>
        <table:table-row table:style-name="ro1">
          <table:table-cell office:value-type="string" calcext:value-type="string">
            <text:p>/blueprint/servlet/resource/image/864910/3x4/108/144/e32322e3bc5fa0f5d98cd43874e03803/A2683E49997CBB9F7AE7C9B7F225BE4F/ploss_christoph_bild.jpg</text:p>
          </table:table-cell>
          <table:table-cell office:value-type="string" calcext:value-type="string">
            <text:p>Dr. Christoph Plo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42" calcext:value-type="float">
            <text:p>857842</text:p>
          </table:table-cell>
          <table:table-cell office:value-type="string" calcext:value-type="string">
            <text:p>/abgeordnete/biografien/P/ploss_christoph-85784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Ploß, Dr. Christop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Histor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oph-ploss.de/'}, {'Facebook': 'https://www.facebook.com/christophploss'}, {'X': 'https://twitter.com/christophploss'}, {'Linkedin': 'https://de.linkedin.com/in/christophploss'}, {'Instagram': 'https://www.instagram.com/christophplossmdb/'}]</text:p>
          </table:table-cell>
        </table:table-row>
        <table:table-row table:style-name="ro1">
          <table:table-cell office:value-type="string" calcext:value-type="string">
            <text:p>/blueprint/servlet/resource/image/864856/3x4/108/144/1c27ac5189d2da5338661da5bcbe3e51/82A6097622A26C205DF72339B4310365/zierke_stefan_gross.jpg</text:p>
          </table:table-cell>
          <table:table-cell office:value-type="string" calcext:value-type="string">
            <text:p>Stefan Zier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206" calcext:value-type="float">
            <text:p>858206</text:p>
          </table:table-cell>
          <table:table-cell office:value-type="string" calcext:value-type="string">
            <text:p>/abgeordnete/biografien/Z/zierke_stefan-85820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Zierke, Stefan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erkzeugmacher/ Reiseverkehrskaufmann/ Tourismusfach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an-zierke.de'}, {'Facebook': 'http://www.facebook.com/zierkeSPD'}, {'X': 'http://twitter.com/zierke'}, {'Instagram': 'https://www.instagram.com/stefan_zierke'}]</text:p>
          </table:table-cell>
        </table:table-row>
        <table:table-row table:style-name="ro1">
          <table:table-cell office:value-type="string" calcext:value-type="string">
            <text:p>/blueprint/servlet/resource/image/869292/3x4/108/144/bcbfbe2a40fe8b0a5e860e6b688058ca/804AB7A8357247D9876CE219AC54A61E/plum_martin_gross.jpg</text:p>
          </table:table-cell>
          <table:table-cell office:value-type="string" calcext:value-type="string">
            <text:p>Dr. Martin Pl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42" calcext:value-type="float">
            <text:p>861042</text:p>
          </table:table-cell>
          <table:table-cell office:value-type="string" calcext:value-type="string">
            <text:p>/abgeordnete/biografien/P/plum_martin-86104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lum, Dr. Mart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tin-plum.de/'}, {'Facebook': 'https://www.facebook.com/martin.plum.cdu'}, {'Instagram': 'https://www.instagram.com/martin.plum.cdu'}]</text:p>
          </table:table-cell>
        </table:table-row>
        <table:table-row table:style-name="ro1">
          <table:table-cell office:value-type="string" calcext:value-type="string">
            <text:p>/blueprint/servlet/resource/image/864854/3x4/108/144/27558413450ae1020876fad7e1879c04/379E49D54B02EB4C7290B5DB16F319C6/zimmermann_jens_gross.jpg</text:p>
          </table:table-cell>
          <table:table-cell office:value-type="string" calcext:value-type="string">
            <text:p>Dr. Jens Zimm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214" calcext:value-type="float">
            <text:p>858214</text:p>
          </table:table-cell>
          <table:table-cell office:value-type="string" calcext:value-type="string">
            <text:p>/abgeordnete/biografien/Z/zimmermann_jens-85821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Zimmermann, Dr. Jen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-zimmermann.org/'}, {'Facebook': 'https://www.facebook.com/jenszspd'}, {'X': 'https://twitter.com/jenszspd'}, {'Instagram': 'https://www.instagram.com/jenszspd'}]</text:p>
          </table:table-cell>
        </table:table-row>
        <table:table-row table:style-name="ro1">
          <table:table-cell office:value-type="string" calcext:value-type="string">
            <text:p>/blueprint/servlet/resource/image/864192/3x4/108/144/ce66479c82477097f36b75ce7ea18605/D9934C3DDD3F4F8E718CC771F37AF801/rachel_thomas_gross.jpg</text:p>
          </table:table-cell>
          <table:table-cell office:value-type="string" calcext:value-type="string">
            <text:p>Thomas Ra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24" calcext:value-type="float">
            <text:p>857924</text:p>
          </table:table-cell>
          <table:table-cell office:value-type="string" calcext:value-type="string">
            <text:p>/abgeordnete/biografien/R/rachel_thomas-85792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Rachel, Thom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-rachel.de'}, {'Instagram': 'https://www.instagram.com/thomas_rachel_mdb/'}, {'Facebook': 'https://de-de.facebook.com/thomas.rachel.dueren/'}, {'X': 'https://twitter.com/_thomasrachel?lang=de'}]</text:p>
          </table:table-cell>
        </table:table-row>
        <table:table-row table:style-name="ro1">
          <table:table-cell office:value-type="string" calcext:value-type="string">
            <text:p>/blueprint/servlet/resource/image/876462/3x4/108/144/bd0af56cfd5455190fe476304740c599/350D4CACA81B26FEBEDAF1B266CB6CFF/zorn_armand.jpg</text:p>
          </table:table-cell>
          <table:table-cell office:value-type="string" calcext:value-type="string">
            <text:p>Armand Z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60" calcext:value-type="float">
            <text:p>861560</text:p>
          </table:table-cell>
          <table:table-cell office:value-type="string" calcext:value-type="string">
            <text:p>/abgeordnete/biografien/Z/zorn_armand-86156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Zorn, Armand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Unternehme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rmandzorn.de'}, {'Facebook': 'https://www.facebook.com/pages/category/Politician/Armand-Zorn-SPD-102203798533728/'}, {'X': 'https://twitter.com/ArmandZorn'}, {'LinkedIn': 'https://de.linkedin.com/in/armand-zorn'}, {'Instagram': 'https://www.instagram.com/armand_zorn/'}]</text:p>
          </table:table-cell>
        </table:table-row>
        <table:table-row table:style-name="ro1">
          <table:table-cell office:value-type="string" calcext:value-type="string">
            <text:p>/blueprint/servlet/resource/image/864194/3x4/108/144/2612b14cd2a7c4bf9cdbf36974ec543e/1B31BC5A1C962FF63E9C566490CB0DDE/radomski_kerstin_gross.jpg</text:p>
          </table:table-cell>
          <table:table-cell office:value-type="string" calcext:value-type="string">
            <text:p>Kerstin Radoms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80" calcext:value-type="float">
            <text:p>857880</text:p>
          </table:table-cell>
          <table:table-cell office:value-type="string" calcext:value-type="string">
            <text:p>/abgeordnete/biografien/R/radomski_kerstin-85788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adomski, Kerst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erstinradomski.net'}, {'Facebook': 'https://www.facebook.com/KerstinRadomskiMdB'}, {'Instagram': 'https://www.instagram.com/Kerstin_radomski/'}]</text:p>
          </table:table-cell>
        </table:table-row>
        <table:table-row table:style-name="ro1">
          <table:table-cell office:value-type="string" calcext:value-type="string">
            <text:p>/blueprint/servlet/resource/image/862520/3x4/108/144/6bf08832c2378261f7dd718ed39cee9/2EEF5CC4AE520EA9CDE86FEB45C2CDC9/zschau_katrin.jpg</text:p>
          </table:table-cell>
          <table:table-cell office:value-type="string" calcext:value-type="string">
            <text:p>Katrin Zs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26" calcext:value-type="float">
            <text:p>860826</text:p>
          </table:table-cell>
          <table:table-cell office:value-type="string" calcext:value-type="string">
            <text:p>/abgeordnete/biografien/Z/zschau_katrin-86082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Zschau, Katrin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andesgeschäftsfü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trin-zschau.de/'}, {'Instagram': 'https://www.instagram.com/katrin.zschau/'}, {'Facebook': 'https://www.facebook.com/zschau2021'}]</text:p>
          </table:table-cell>
        </table:table-row>
        <table:table-row table:style-name="ro1">
          <table:table-cell office:value-type="string" calcext:value-type="string">
            <text:p>/blueprint/servlet/resource/image/864196/3x4/108/144/543c668ae9afa9240b6a0c66552e9555/54AB9D4124488DE597ABEFC1D4D2E60E/radwan_alexander_gross.jpg</text:p>
          </table:table-cell>
          <table:table-cell office:value-type="string" calcext:value-type="string">
            <text:p>Alexander Rad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96" calcext:value-type="float">
            <text:p>857896</text:p>
          </table:table-cell>
          <table:table-cell office:value-type="string" calcext:value-type="string">
            <text:p>/abgeordnete/biografien/R/radwan_alexander-85789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adwan, Alexand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radwan.de'}, {'Facebook': 'https://www.facebook.com/alexander.radwan'}, {'X': 'https://www.twitter.com/AlexanderRadwan'}]</text:p>
          </table:table-cell>
        </table:table-row>
        <table:table-row table:style-name="ro1">
          <table:table-cell office:value-type="string" calcext:value-type="string">
            <text:p>/blueprint/servlet/resource/image/864198/3x4/108/144/46946b67b17442478cdd6282688ed33/FA1FFBC3D6BAFD5BD55B6BDA3F773EDE/rainer_alois_gross.jpg</text:p>
          </table:table-cell>
          <table:table-cell office:value-type="string" calcext:value-type="string">
            <text:p>Alois 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14" calcext:value-type="float">
            <text:p>857914</text:p>
          </table:table-cell>
          <table:table-cell office:value-type="string" calcext:value-type="string">
            <text:p>/abgeordnete/biografien/R/rainer_alois-85791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ainer, Aloi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Metzger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ois-rainer.de'}, {'Facebook': 'https://www.facebook.com/Alois-Rainer-516782058376475/'}, {'X': 'https://twitter.com/AloisRainer'}, {'Instagram': 'https://www.instagram.com/alois.rainer.mdb'}]</text:p>
          </table:table-cell>
        </table:table-row>
        <table:table-row table:style-name="ro1">
          <table:table-cell office:value-type="string" calcext:value-type="string">
            <text:p>/blueprint/servlet/resource/image/864186/3x4/108/144/e376e65c27e247ec729daccb505e9382/3F80BDFB2464B1D44A0462A461716C00/ramsauer_peter_bild.jpg</text:p>
          </table:table-cell>
          <table:table-cell office:value-type="string" calcext:value-type="string">
            <text:p>Dr. Peter Ramsa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76" calcext:value-type="float">
            <text:p>857876</text:p>
          </table:table-cell>
          <table:table-cell office:value-type="string" calcext:value-type="string">
            <text:p>/abgeordnete/biografien/R/ramsauer_peter-857876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Ramsauer, Dr. P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Müllermeister / 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ter-ramsauer.de'}]</text:p>
          </table:table-cell>
        </table:table-row>
        <table:table-row table:style-name="ro1">
          <table:table-cell office:value-type="string" calcext:value-type="string">
            <text:p>/blueprint/servlet/resource/image/869864/3x4/108/144/2485709562d3b4e9c9b0f492bfeeaad8/835AFEFD05A28475836B58B8962BD7CB/rehbaum_henning.jpg</text:p>
          </table:table-cell>
          <table:table-cell office:value-type="string" calcext:value-type="string">
            <text:p>Henning Rehba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928" calcext:value-type="float">
            <text:p>861928</text:p>
          </table:table-cell>
          <table:table-cell office:value-type="string" calcext:value-type="string">
            <text:p>/abgeordnete/biografien/R/rehbaum_henning-86192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ehbaum, Henning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enning-rehbaum.de'}, {'Facebook': 'https://de-de.facebook.com/rehbaumhenning/'}, {'X': 'https://twitter.com/henningrehbaum?lang=de'}, {'LinkedIn': 'https://de.linkedin.com/in/henning-rehbaum-29600482'}, {'Instagram': 'https://www.instagram.com/henningrehbaum/?hl=de'}]</text:p>
          </table:table-cell>
        </table:table-row>
        <table:table-row table:style-name="ro1">
          <table:table-cell office:value-type="string" calcext:value-type="string">
            <text:p>/blueprint/servlet/resource/image/862338/3x4/108/144/db8b0aa8308ba5552910d7aacf2fa560/316FD71D30A6CD4DC22EA302EEAAFE86/reichel_markus.jpg</text:p>
          </table:table-cell>
          <table:table-cell office:value-type="string" calcext:value-type="string">
            <text:p>Dr. Markus Rei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274" calcext:value-type="float">
            <text:p>861274</text:p>
          </table:table-cell>
          <table:table-cell office:value-type="string" calcext:value-type="string">
            <text:p>/abgeordnete/biografien/R/reichel_markus-86127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eichel, Dr. Marku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Mathe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kus-reichel.de/'}, {'X': 'https://twitter.com/MarkusReichelDD'}, {'Instagram': 'https://www.instagram.com/markus.reichel.cdu/'}, {'Facebook': 'https://www.facebook.com/MarkusReichelCDU'}, {'LinkedIn': 'https://www.linkedin.com/in/dr-markus-reichel-a9256728/'}]</text:p>
          </table:table-cell>
        </table:table-row>
        <table:table-row table:style-name="ro1">
          <table:table-cell office:value-type="string" calcext:value-type="string">
            <text:p>/blueprint/servlet/resource/image/864204/3x4/108/144/d560b0fb3094aae1af381e9515db568d/F4B80D930314DE60504CD9DE5A0F9F93/rief_josef_bild.jpg</text:p>
          </table:table-cell>
          <table:table-cell office:value-type="string" calcext:value-type="string">
            <text:p>Josef 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12" calcext:value-type="float">
            <text:p>857912</text:p>
          </table:table-cell>
          <table:table-cell office:value-type="string" calcext:value-type="string">
            <text:p>/abgeordnete/biografien/R/rief_josef-85791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Rief, Josef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andwirtschafts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sef-rief.de/'}, {'Facebook': 'http://www.facebook.com/josefriefmdb'}, {'Instagram': 'http://www.instagram.com/josefrief'}]</text:p>
          </table:table-cell>
        </table:table-row>
        <table:table-row table:style-name="ro1">
          <table:table-cell office:value-type="string" calcext:value-type="string">
            <text:p>/blueprint/servlet/resource/image/864214/3x4/108/144/ca1d52817974f72c5912c444b3735b11/D45D191E915CF1AE1B0FD1C11CE215D1/roettgen_norbert_gross.jpg</text:p>
          </table:table-cell>
          <table:table-cell office:value-type="string" calcext:value-type="string">
            <text:p>Dr. Norbert Rött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28" calcext:value-type="float">
            <text:p>857928</text:p>
          </table:table-cell>
          <table:table-cell office:value-type="string" calcext:value-type="string">
            <text:p>/abgeordnete/biografien/R/roettgen_norbert-85792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öttgen, Dr. Norbert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orbert-roettgen.de/'}, {'Facebook': 'https://www.facebook.com/NorbertRoettgen'}, {'X': 'https://www.twitter.com/n_roettgen'}, {'Instagram': 'https://www.instagram.com/norbert_roettgen'}]</text:p>
          </table:table-cell>
        </table:table-row>
        <table:table-row table:style-name="ro1">
          <table:table-cell office:value-type="string" calcext:value-type="string">
            <text:p>/blueprint/servlet/resource/image/862360/3x4/108/144/d95e0c01926aca7079caf2e7dc4c56f5/150DDAB0D0B60F9908D0154EFEC60AE5/roewekamp_thomas.jpg</text:p>
          </table:table-cell>
          <table:table-cell office:value-type="string" calcext:value-type="string">
            <text:p>Thomas Röwek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56" calcext:value-type="float">
            <text:p>860556</text:p>
          </table:table-cell>
          <table:table-cell office:value-type="string" calcext:value-type="string">
            <text:p>/abgeordnete/biografien/R/roewekamp_thomas-86055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öwekamp, Thomas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, <text:s/>Nota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homasroewekamp.de/'}, {'Facebook': 'https://www.facebook.com/thomas.roewekamp'}, {'X': 'https://twitter.com/tr_bremen'}, {'Instagram': 'https://www.instagram.com/thomas_roewekamp/'}]</text:p>
          </table:table-cell>
        </table:table-row>
        <table:table-row table:style-name="ro1">
          <table:table-cell office:value-type="string" calcext:value-type="string">
            <text:p>/blueprint/servlet/resource/image/862610/3x4/108/144/d9604e125913ab36bb39fb9da8a2c65d/E2A7902FA45CA3AFA1ACE44A2135DE78/rohwer_lars.jpg</text:p>
          </table:table-cell>
          <table:table-cell office:value-type="string" calcext:value-type="string">
            <text:p>Lars Roh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62" calcext:value-type="float">
            <text:p>861562</text:p>
          </table:table-cell>
          <table:table-cell office:value-type="string" calcext:value-type="string">
            <text:p>/abgeordnete/biografien/R/rohwer_lars-86156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ohwer, Lar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ank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ars-rohwer.de/'}, {'Facebook': 'https://www.facebook.com/lars.rohwer.politik/'}, {'Instagram': 'https://www.instagram.com/lars.rohwer.politik/'}]</text:p>
          </table:table-cell>
        </table:table-row>
        <table:table-row table:style-name="ro1">
          <table:table-cell office:value-type="string" calcext:value-type="string">
            <text:p>/blueprint/servlet/resource/image/864222/3x4/108/144/283fe2eb4c6a3aa5b0a49cf8ae80a8a1/89D6FB58F4C6CB25CE6B14B1A127E41D/rouenhoff_stefan_gross.jpg</text:p>
          </table:table-cell>
          <table:table-cell office:value-type="string" calcext:value-type="string">
            <text:p>Stefan Rouen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92" calcext:value-type="float">
            <text:p>857892</text:p>
          </table:table-cell>
          <table:table-cell office:value-type="string" calcext:value-type="string">
            <text:p>/abgeordnete/biografien/R/rouenhoff_stefan-8578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ouenhoff, Stef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tefan-rouenhoff.de'}, {'Facebook': 'https://www.facebook.com/stefanrouenhoff/'}, {'X': 'https://twitter.com/stefanrouenhoff'}, {'Instagram': 'https://www.instagram.com/stefanrouenhoff/'}]</text:p>
          </table:table-cell>
        </table:table-row>
        <table:table-row table:style-name="ro1">
          <table:table-cell office:value-type="string" calcext:value-type="string">
            <text:p>/blueprint/servlet/resource/image/864224/3x4/108/144/8602fdb5c56bfdb7e06f89c58349f1f9/0088D9C1922412313D4D3AE2E495E9B7/rueddel_erwin_bild.jpg</text:p>
          </table:table-cell>
          <table:table-cell office:value-type="string" calcext:value-type="string">
            <text:p>Erwin Rüd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30" calcext:value-type="float">
            <text:p>857930</text:p>
          </table:table-cell>
          <table:table-cell office:value-type="string" calcext:value-type="string">
            <text:p>/abgeordnete/biografien/R/rueddel_erwin-85793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Rüddel, Erwi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rwin-rueddel.de'}, {'X': 'http://twitter.com/Erwin_Rueddel'}]</text:p>
          </table:table-cell>
        </table:table-row>
        <table:table-row table:style-name="ro1">
          <table:table-cell office:value-type="string" calcext:value-type="string">
            <text:p>/blueprint/servlet/resource/image/864230/3x4/108/144/34ffb21bde76dd57a21f64cc9c3afd30/036B39AFBD355241E163DED3748AA605/rupprecht_albert_gross.jpg</text:p>
          </table:table-cell>
          <table:table-cell office:value-type="string" calcext:value-type="string">
            <text:p>Albert Ruppre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84" calcext:value-type="float">
            <text:p>857884</text:p>
          </table:table-cell>
          <table:table-cell office:value-type="string" calcext:value-type="string">
            <text:p>/abgeordnete/biografien/R/rupprecht_albert-85788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upprecht, Albert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bert-rupprecht.de'}]</text:p>
          </table:table-cell>
        </table:table-row>
        <table:table-row table:style-name="ro1">
          <table:table-cell office:value-type="string" calcext:value-type="string">
            <text:p>/blueprint/servlet/resource/image/863138/3x4/108/144/c1cca79449f624ad70a9e7c1385cbbd2/D15BE742AB5E45105F5CEE05D8ADFC9B/santos_wintz_catarina.jpg</text:p>
          </table:table-cell>
          <table:table-cell office:value-type="string" calcext:value-type="string">
            <text:p>Catarina dos Santos-Win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52" calcext:value-type="float">
            <text:p>860952</text:p>
          </table:table-cell>
          <table:table-cell office:value-type="string" calcext:value-type="string">
            <text:p>/abgeordnete/biografien/S/santos_wintz_catarina-860952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Santos-Wintz, Catarina do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atarinadossantos.de'}, {'Facebook': 'https://www.facebook.com/catarinadossantos2021'}, {'X': 'https://twitter.com/CatarinaDosSa'}, {'Instagram': 'https://www.instagram.com/catarinadossantos_mdb/'}]</text:p>
          </table:table-cell>
        </table:table-row>
        <table:table-row table:style-name="ro1">
          <table:table-cell office:value-type="string" calcext:value-type="string">
            <text:p>/blueprint/servlet/resource/image/862620/3x4/108/144/6bce9b40dbf86c9081f521bacb303016/7F467CA3A446755CA9D8A9869787B23A/schenderlein_christiane.jpg</text:p>
          </table:table-cell>
          <table:table-cell office:value-type="string" calcext:value-type="string">
            <text:p>Dr. Christiane Schenderl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72" calcext:value-type="float">
            <text:p>861272</text:p>
          </table:table-cell>
          <table:table-cell office:value-type="string" calcext:value-type="string">
            <text:p>/abgeordnete/biografien/S/schenderlein_christiane-86127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enderlein, Dr. Christiane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iane-schenderlein.de/'}, {'Facebook': 'https://www.facebook.com/chrschenderlein/'}, {'Instagram': 'https://www.instagram.com/christiane_schenderlein'}]</text:p>
          </table:table-cell>
        </table:table-row>
        <table:table-row table:style-name="ro1">
          <table:table-cell office:value-type="string" calcext:value-type="string">
            <text:p>/blueprint/servlet/resource/image/864732/3x4/108/144/382def436a5d0d62e4f98f8b168204c3/844AD82FBE599BFAA38414A812AE9B41/scheuer_andreas_gross.png</text:p>
          </table:table-cell>
          <table:table-cell office:value-type="string" calcext:value-type="string">
            <text:p>Andreas Sche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64" calcext:value-type="float">
            <text:p>857964</text:p>
          </table:table-cell>
          <table:table-cell office:value-type="string" calcext:value-type="string">
            <text:p>/abgeordnete/biografien/S/scheuer_andreas-85796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cheuer, Andre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as-scheuer.de'}, {'Facebook': 'https://www.facebook.com/Andreas.Scheuer'}, {'X': 'https://twitter.com/andreasscheuer'}, {'Instagram': 'https://www.instagram.com/andreas.scheuer/'}]</text:p>
          </table:table-cell>
        </table:table-row>
        <table:table-row table:style-name="ro1">
          <table:table-cell office:value-type="string" calcext:value-type="string">
            <text:p>/blueprint/servlet/resource/image/864726/3x4/108/144/a193fe99dd151f8d9beb2eb2d522a401/6F7DAC08DE4D348D2DF8842C2F6BFC3C/schimke_jana_gross.jpg</text:p>
          </table:table-cell>
          <table:table-cell office:value-type="string" calcext:value-type="string">
            <text:p>Jana Schim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76" calcext:value-type="float">
            <text:p>857976</text:p>
          </table:table-cell>
          <table:table-cell office:value-type="string" calcext:value-type="string">
            <text:p>/abgeordnete/biografien/S/schimke_jana-85797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imke, Jan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ana-schimke.de'}, {'Facebook': 'https://www.facebook.com/janaschimke.Bundestagsabgeordnete'}]</text:p>
          </table:table-cell>
        </table:table-row>
        <table:table-row table:style-name="ro1">
          <table:table-cell office:value-type="string" calcext:value-type="string">
            <text:p>/blueprint/servlet/resource/image/864718/3x4/108/144/1c401ce6fea72f296e74062b9426ffc3/F871EA1C4EF248DCF3569FB016ADAFB7/schnieder_patrick_gross.jpg</text:p>
          </table:table-cell>
          <table:table-cell office:value-type="string" calcext:value-type="string">
            <text:p>Patrick Schni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92" calcext:value-type="float">
            <text:p>857992</text:p>
          </table:table-cell>
          <table:table-cell office:value-type="string" calcext:value-type="string">
            <text:p>/abgeordnete/biografien/S/schnieder_patrick-85799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nieder, Patrick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ürgermeister a. D.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atrick-schnieder.de'}, {'Facebook': 'http://www.facebook.com/PatrickSchniederMdB'}, {'X': 'http://www.twitter.com/PSchnieder'}, {'Youtube': 'http://www.youtube.com/user/PatrickSchnieder'}, {'Instagram': 'https://www.instagram.com/pschnieder/'}]</text:p>
          </table:table-cell>
        </table:table-row>
        <table:table-row table:style-name="ro1">
          <table:table-cell office:value-type="string" calcext:value-type="string">
            <text:p>/blueprint/servlet/resource/image/875550/3x4/108/144/99e600efac33452bb79a0a87ad2af79f/95CBC59A14DBEED7DC0FD34415395ACF/schoen_nadine_gross.jpg</text:p>
          </table:table-cell>
          <table:table-cell office:value-type="string" calcext:value-type="string">
            <text:p>Nadine Schö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06" calcext:value-type="float">
            <text:p>858006</text:p>
          </table:table-cell>
          <table:table-cell office:value-type="string" calcext:value-type="string">
            <text:p>/abgeordnete/biografien/S/schoen_nadine-85800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ön, Nadine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adine-schoen.de'}, {'Facebook': 'https://www.facebook.com/schoen.nadine/'}, {'X': 'https://twitter.com/NadineSchoen'}, {'LinkedIn': 'https://de.linkedin.com/in/nadine-schön-014682202'}, {'Instagram': 'https://www.instagram.com/schoenunterwegs'}]</text:p>
          </table:table-cell>
        </table:table-row>
        <table:table-row table:style-name="ro1">
          <table:table-cell office:value-type="string" calcext:value-type="string">
            <text:p>/blueprint/servlet/resource/image/864714/3x4/108/144/cdcf14dad19a4d0d2fe27f5d8d0422d1/777D3129FEC1407DF63AE7E8D373FDB2/schreiner_felix_gross.jpg</text:p>
          </table:table-cell>
          <table:table-cell office:value-type="string" calcext:value-type="string">
            <text:p>Felix Schre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978" calcext:value-type="float">
            <text:p>857978</text:p>
          </table:table-cell>
          <table:table-cell office:value-type="string" calcext:value-type="string">
            <text:p>/abgeordnete/biografien/S/schreiner_felix-85797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chreiner, Felix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elix-schreiner.de'}, {'Facebook': 'https://www.facebook.com/schreiner.felix/'}, {'X': 'https://twitter.com/felixschreiner'}, {'Instagram': 'https://www.instagram.com/felixschreiner/'}]</text:p>
          </table:table-cell>
        </table:table-row>
        <table:table-row table:style-name="ro1">
          <table:table-cell office:value-type="string" calcext:value-type="string">
            <text:p>/blueprint/servlet/resource/image/864746/3x4/108/144/177c30e6f35a899defb304b6f962804a/811D840A2A3C7E6CEE71201E35EFA0B3/seif_detlef_gross.jpg</text:p>
          </table:table-cell>
          <table:table-cell office:value-type="string" calcext:value-type="string">
            <text:p>Detlef Se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62" calcext:value-type="float">
            <text:p>858062</text:p>
          </table:table-cell>
          <table:table-cell office:value-type="string" calcext:value-type="string">
            <text:p>/abgeordnete/biografien/S/seif_detlef-85806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eif, Detlef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etlef-seif-cdu.de/'}, {'Facebook': 'https://www.facebook.com/DetlefSeif'}]</text:p>
          </table:table-cell>
        </table:table-row>
        <table:table-row table:style-name="ro1">
          <table:table-cell office:value-type="string" calcext:value-type="string">
            <text:p>/blueprint/servlet/resource/image/864764/3x4/108/144/4d15f46ea52255573ee62db4a576efc8/A6B97B7A076654C10CFB0A762C322923/silberhorn_thomas_gross.jpg</text:p>
          </table:table-cell>
          <table:table-cell office:value-type="string" calcext:value-type="string">
            <text:p>Thomas Silber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36" calcext:value-type="float">
            <text:p>858036</text:p>
          </table:table-cell>
          <table:table-cell office:value-type="string" calcext:value-type="string">
            <text:p>/abgeordnete/biografien/S/silberhorn_thomas-85803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ilberhorn, Thom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-silberhorn.de'}, {'Facebook': 'https://www.facebook.com/ThomasSilberhornMdB'}, {'X': 'https://twitter.com/SilberhornMdB'}]</text:p>
          </table:table-cell>
        </table:table-row>
        <table:table-row table:style-name="ro1">
          <table:table-cell office:value-type="string" calcext:value-type="string">
            <text:p>/blueprint/servlet/resource/image/864814/3x4/108/144/3bc08b4fa7366c65f3638a9cccbdfa6c/02C36EA188102C351A648DC7208ADDAD/simon_bjoern_bild.jpg</text:p>
          </table:table-cell>
          <table:table-cell office:value-type="string" calcext:value-type="string">
            <text:p>Björn Si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50" calcext:value-type="float">
            <text:p>858050</text:p>
          </table:table-cell>
          <table:table-cell office:value-type="string" calcext:value-type="string">
            <text:p>/abgeordnete/biografien/S/simon_bjoern-85805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imon, Björ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jörn-simon.de'}, {'Facebook': 'http://www.facebook.com/bjoernsimon.cdu'}, {'X': 'https://twitter.com/bjoernsimon'}, {'Instagram': 'https://instagram.com/bjoernsimon.mdb/'}]</text:p>
          </table:table-cell>
        </table:table-row>
        <table:table-row table:style-name="ro1">
          <table:table-cell office:value-type="string" calcext:value-type="string">
            <text:p>/blueprint/servlet/resource/image/864770/3x4/108/144/d5e3ad6a20ebdc607701b9c3ede1ed2a/C00173FA218C230B669582D65C7EEF8B/sorge_tino_gross.jpg</text:p>
          </table:table-cell>
          <table:table-cell office:value-type="string" calcext:value-type="string">
            <text:p>Tino Sor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66" calcext:value-type="float">
            <text:p>858066</text:p>
          </table:table-cell>
          <table:table-cell office:value-type="string" calcext:value-type="string">
            <text:p>/abgeordnete/biografien/S/sorge_tino-85806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orge, Tino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tino-sorge.de/'}, {'Facebook': 'https://www.facebook.com/tino.sorge.7'}, {'X': 'https://twitter.com/TinoSorge'}, {'Youtube': 'https://www.youtube.com/channel/UCil6rf3aA0a70IiarJDDbkA'}]</text:p>
          </table:table-cell>
        </table:table-row>
        <table:table-row table:style-name="ro1">
          <table:table-cell office:value-type="string" calcext:value-type="string">
            <text:p>/blueprint/servlet/resource/image/864748/3x4/108/144/32bf5126c24928b0333d93f5e37304d8/F07959C3134A4D7AD9F32C92127F111E/spahn_jens_gross.jpg</text:p>
          </table:table-cell>
          <table:table-cell office:value-type="string" calcext:value-type="string">
            <text:p>Jens Sp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12" calcext:value-type="float">
            <text:p>858012</text:p>
          </table:table-cell>
          <table:table-cell office:value-type="string" calcext:value-type="string">
            <text:p>/abgeordnete/biografien/S/spahn_jens-85801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pahn, Jen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ank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-spahn.de'}, {'Facebook': 'https://www.facebook.com/jensspahn/'}, {'X': 'https://twitter.com/jensspahn'}, {'LinkedIn': 'https://www.linkedin.com/in/jensspahn/'}, {'Instagram': 'https://www.instagram.com/jensspahn/'}]</text:p>
          </table:table-cell>
        </table:table-row>
        <table:table-row table:style-name="ro1">
          <table:table-cell office:value-type="string" calcext:value-type="string">
            <text:p>/blueprint/servlet/resource/image/864760/3x4/108/144/86161904b589bbe5b57ffa5da41385a8/93954DAD1CF469A72230B9D08A2C4358/staffler_katrin_bild.jpg</text:p>
          </table:table-cell>
          <table:table-cell office:value-type="string" calcext:value-type="string">
            <text:p>Katrin Staff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030" calcext:value-type="float">
            <text:p>858030</text:p>
          </table:table-cell>
          <table:table-cell office:value-type="string" calcext:value-type="string">
            <text:p>/abgeordnete/biografien/S/staffler_katrin-85803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taffler, Katri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iochemikerin (M. Sc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trin-staffler.de/'}, {'Facebook': 'https://www.facebook.com/katrinstaffler/'}, {'X': 'https://twitter.com/katrin_staffler'}, {'Instagram': 'https://instagram.com/katrinstaffler.mdb'}]</text:p>
          </table:table-cell>
        </table:table-row>
        <table:table-row table:style-name="ro1">
          <table:table-cell office:value-type="string" calcext:value-type="string">
            <text:p>/blueprint/servlet/resource/image/864758/3x4/108/144/d16faeb7c03d9345862410b638202dc9/C8EEAB783CAE822F02306009BF423675/stefinger_wolfgang_gross.jpg</text:p>
          </table:table-cell>
          <table:table-cell office:value-type="string" calcext:value-type="string">
            <text:p>Dr. Wolfgang Stef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64" calcext:value-type="float">
            <text:p>858064</text:p>
          </table:table-cell>
          <table:table-cell office:value-type="string" calcext:value-type="string">
            <text:p>/abgeordnete/biografien/S/stefinger_wolfgang-85806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tefinger, Dr. Wolfgang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olfgang-stefinger.de/'}, {'Facebook': 'http://www.facebook.com/wolfgangstefinger'}, {'X': 'http://www.twitter.com/stefingermdb'}, {'LinkedIn': 'http://www.linkedin.com/in/wolfgangstefinger'}, {'Instagram': 'http://www.instagram.com/wolfgangstefinger'}]</text:p>
          </table:table-cell>
        </table:table-row>
        <table:table-row table:style-name="ro1">
          <table:table-cell office:value-type="string" calcext:value-type="string">
            <text:p>/blueprint/servlet/resource/image/864762/3x4/108/144/ab05caa6bb2e6ae8abaa1a0ad08f2264/68117619EE57CCA6F9B6D8E1E4FE9D1D/stegemann_albert_gross.jpg</text:p>
          </table:table-cell>
          <table:table-cell office:value-type="string" calcext:value-type="string">
            <text:p>Albert Stege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74" calcext:value-type="float">
            <text:p>858074</text:p>
          </table:table-cell>
          <table:table-cell office:value-type="string" calcext:value-type="string">
            <text:p>/abgeordnete/biografien/S/stegemann_albert-85807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tegemann, Albert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andwirtschafts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bert-stegemann.de/'}, {'Facebook': 'https://www.facebook.com/albertstegemann1/'}, {'X': 'https://twitter.com/StegemannAlbert'}, {'Instagram': 'https://www.instagram.com/albert.stegemann/'}]</text:p>
          </table:table-cell>
        </table:table-row>
        <table:table-row table:style-name="ro1">
          <table:table-cell office:value-type="string" calcext:value-type="string">
            <text:p>/blueprint/servlet/resource/image/864756/3x4/108/144/3f67b5624d0edb5f082945b72a039e65/E5401EC2AE6D29ED9B0D5AFC20C286E6/steiniger_johannes_gross.jpg</text:p>
          </table:table-cell>
          <table:table-cell office:value-type="string" calcext:value-type="string">
            <text:p>Johannes Stein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32" calcext:value-type="float">
            <text:p>858032</text:p>
          </table:table-cell>
          <table:table-cell office:value-type="string" calcext:value-type="string">
            <text:p>/abgeordnete/biografien/S/steiniger_johannes-85803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teiniger, Johannes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Gymnasial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johannes-steiniger.de/'}, {'Facebook': 'https://www.facebook.com/johannes.steiniger'}, {'X': 'https://twitter.com/josteiniger'}, {'Youtube': 'https://www.youtube.com/channel/UCaZBRwhLQRyZ-gqbeURiFdw'}, {'LinkedIn': 'https://de.linkedin.com/in/johannes-steiniger-49a48a126'}]</text:p>
          </table:table-cell>
        </table:table-row>
        <table:table-row table:style-name="ro1">
          <table:table-cell office:value-type="string" calcext:value-type="string">
            <text:p>/blueprint/servlet/resource/image/864750/3x4/108/144/4f7b784d56ae8ca6cdc2318846c7e7b6/F93C2B35ED99DA282A5B79664586A316/stetten_christian_gross.jpg</text:p>
          </table:table-cell>
          <table:table-cell office:value-type="string" calcext:value-type="string">
            <text:p>Christian Freiherr von Ste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26" calcext:value-type="float">
            <text:p>858026</text:p>
          </table:table-cell>
          <table:table-cell office:value-type="string" calcext:value-type="string">
            <text:p>/abgeordnete/biografien/S/stetten_christian-85802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tetten, Christian Freiherr vo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ian-stetten.de'}, {'Facebook': 'https://www.facebook.com/christianstetten'}, {'X': 'https://twitter.com/cvstetten?lang=de'}, {'Instagram': 'https://www.instagram.com/christian_von_stetten'}]</text:p>
          </table:table-cell>
        </table:table-row>
        <table:table-row table:style-name="ro1">
          <table:table-cell office:value-type="string" calcext:value-type="string">
            <text:p>/blueprint/servlet/resource/image/864754/3x4/108/144/ec32d3cda92a2d5d2f6c65d17748b1f4/98D6EEFB4E1385EBF067579FA7183D1F/stier_dieter_gross.jpg</text:p>
          </table:table-cell>
          <table:table-cell office:value-type="string" calcext:value-type="string">
            <text:p>Dieter S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52" calcext:value-type="float">
            <text:p>858052</text:p>
          </table:table-cell>
          <table:table-cell office:value-type="string" calcext:value-type="string">
            <text:p>/abgeordnete/biografien/S/stier_dieter-85805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tier, Dieter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Agrar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eterstier.de/cms/'}]</text:p>
          </table:table-cell>
        </table:table-row>
        <table:table-row table:style-name="ro1">
          <table:table-cell office:value-type="string" calcext:value-type="string">
            <text:p>/blueprint/servlet/resource/image/863060/3x4/108/144/9f8528bf19f526ceabe8781f608888af/8AAEDA013342646773CC73C4C5266C3C/stoecker_diana.jpg</text:p>
          </table:table-cell>
          <table:table-cell office:value-type="string" calcext:value-type="string">
            <text:p>Diana Stö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664" calcext:value-type="float">
            <text:p>861664</text:p>
          </table:table-cell>
          <table:table-cell office:value-type="string" calcext:value-type="string">
            <text:p>/abgeordnete/biografien/S/stoecker_diana-86166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Stöcker, Dia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ürgermeisterin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iana-stoecker-mdb.de/'}, {'Instagram': 'https://www.instagram.com/stoecker.diana'}, {'Facebook': 'https://www.facebook.com/stoeckerdiana/'}]</text:p>
          </table:table-cell>
        </table:table-row>
        <table:table-row table:style-name="ro1">
          <table:table-cell office:value-type="string" calcext:value-type="string">
            <text:p>/blueprint/servlet/resource/image/864744/3x4/108/144/e79a31f8414f72bcc1e45a7c88c9057f/551FAD93B18CC1CE651863D22B6BE46C/stracke_stephan_gross.jpg</text:p>
          </table:table-cell>
          <table:table-cell office:value-type="string" calcext:value-type="string">
            <text:p>Stephan Strac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34" calcext:value-type="float">
            <text:p>858034</text:p>
          </table:table-cell>
          <table:table-cell office:value-type="string" calcext:value-type="string">
            <text:p>/abgeordnete/biografien/S/stracke_stephan-85803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Stracke, Steph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phan-stracke.de'}, {'Facebook': 'https://www.facebook.com/Stracke.Bundestag/'}, {'Instagram': 'https://www.instagram.com/stephan_stracke_mdb/'}]</text:p>
          </table:table-cell>
        </table:table-row>
        <table:table-row table:style-name="ro1">
          <table:table-cell office:value-type="string" calcext:value-type="string">
            <text:p>/blueprint/servlet/resource/image/864742/3x4/108/144/6fb0393ba7439dc8a5d5571c95ee5c6c/AC6D39BBC581733E9CEFA04E4C34352A/straubinger_max_gross.jpg</text:p>
          </table:table-cell>
          <table:table-cell office:value-type="string" calcext:value-type="string">
            <text:p>Max Straub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78" calcext:value-type="float">
            <text:p>858078</text:p>
          </table:table-cell>
          <table:table-cell office:value-type="string" calcext:value-type="string">
            <text:p>/abgeordnete/biografien/S/straubinger_max-85807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Straubinger, Max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andwirtschafts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x-straubinger.de'}]</text:p>
          </table:table-cell>
        </table:table-row>
        <table:table-row table:style-name="ro1">
          <table:table-cell office:value-type="string" calcext:value-type="string">
            <text:p>/blueprint/servlet/resource/image/862996/3x4/108/144/9993ee24ba89de29a72729b9566a61df/EEDD22CCEE5819B252D48952D4CF06B6/stumpp_christina.jpg</text:p>
          </table:table-cell>
          <table:table-cell office:value-type="string" calcext:value-type="string">
            <text:p>Christina Stum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926" calcext:value-type="float">
            <text:p>861926</text:p>
          </table:table-cell>
          <table:table-cell office:value-type="string" calcext:value-type="string">
            <text:p>/abgeordnete/biografien/S/stumpp_christina-86192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tumpp, Christi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erwaltungswirtin und Steuerrechtlerin LL.B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ina-stumpp.de/'}, {'Instagram': 'https://www.instagram.com/stumpp_christina/'}, {'Facebook': 'https://www.facebook.com/c.stumpp/'}]</text:p>
          </table:table-cell>
        </table:table-row>
        <table:table-row table:style-name="ro1">
          <table:table-cell office:value-type="string" calcext:value-type="string">
            <text:p>/blueprint/servlet/resource/image/864884/3x4/108/144/c13b3e6c41dceb06faec57dfee6c7278/D47EEA57202DBD918AB4222FE55201C2/tebroke_hermann_gross.jpg</text:p>
          </table:table-cell>
          <table:table-cell office:value-type="string" calcext:value-type="string">
            <text:p>Dr. Hermann-Josef Tebr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98" calcext:value-type="float">
            <text:p>858098</text:p>
          </table:table-cell>
          <table:table-cell office:value-type="string" calcext:value-type="string">
            <text:p>/abgeordnete/biografien/T/tebroke_hermann-85809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Tebroke, Dr. Hermann-Josef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, Landrat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hermannjosef-tebroke.de'}, {'Facebook': 'http://www.facebook.de/tebroke'}]</text:p>
          </table:table-cell>
        </table:table-row>
        <table:table-row table:style-name="ro1">
          <table:table-cell office:value-type="string" calcext:value-type="string">
            <text:p>/blueprint/servlet/resource/image/864892/3x4/108/144/7011d90c0bd9b808eea02d2cc3c882d0/8C954E10BFBE7F6838E2A9C26B5061BC/thies_hans_gross.jpg</text:p>
          </table:table-cell>
          <table:table-cell office:value-type="string" calcext:value-type="string">
            <text:p>Hans-Jürgen Th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094" calcext:value-type="float">
            <text:p>858094</text:p>
          </table:table-cell>
          <table:table-cell office:value-type="string" calcext:value-type="string">
            <text:p>/abgeordnete/biografien/T/thies_hans-85809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Thies, Hans-Jür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ans-juergen-thies.de/'}, {'Facebook': 'https://www.facebook.com/hansjuergenthies'}, {'Instagram': 'http://www.instagram.com/hans_juergen.thies/'}]</text:p>
          </table:table-cell>
        </table:table-row>
        <table:table-row table:style-name="ro1">
          <table:table-cell office:value-type="string" calcext:value-type="string">
            <text:p>/blueprint/servlet/resource/image/864896/3x4/108/144/cbac6883b4ab8f97efca2406e3a06228/9D41D17E6FD0D2A6C0E24E2FED58B2A2/throm_alexander_gross.jpg</text:p>
          </table:table-cell>
          <table:table-cell office:value-type="string" calcext:value-type="string">
            <text:p>Alexander Th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06" calcext:value-type="float">
            <text:p>858106</text:p>
          </table:table-cell>
          <table:table-cell office:value-type="string" calcext:value-type="string">
            <text:p>/abgeordnete/biografien/T/throm_alexander-85810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hrom, Alexand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throm.de/'}, {'Facebook': 'https://www.facebook.com/alexander.throm.hn'}, {'X': 'https://www.twitter.com/alexander_throm'}, {'Instagram': 'https://www.instagram.com/alexthrom'}]</text:p>
          </table:table-cell>
        </table:table-row>
        <table:table-row table:style-name="ro1">
          <table:table-cell office:value-type="string" calcext:value-type="string">
            <text:p>/blueprint/servlet/resource/image/864898/3x4/108/144/15eb27ce49614d819c47d6f187e7e0af/D47106DA278A1AD54C897EB697986347/tillmann_antje_gross.jpg</text:p>
          </table:table-cell>
          <table:table-cell office:value-type="string" calcext:value-type="string">
            <text:p>Antje Til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90" calcext:value-type="float">
            <text:p>858090</text:p>
          </table:table-cell>
          <table:table-cell office:value-type="string" calcext:value-type="string">
            <text:p>/abgeordnete/biografien/T/tillmann_antje-85809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Tillmann, Antje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Finanz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tje-tillmann.de'}, {'Facebook': 'http://www.facebook.com/AntjeTillmannMdB/'}, {'X': 'http://twitter.com/AntjeTillmann'}]</text:p>
          </table:table-cell>
        </table:table-row>
        <table:table-row table:style-name="ro1">
          <table:table-cell office:value-type="string" calcext:value-type="string">
            <text:p>/blueprint/servlet/resource/image/862438/3x4/108/144/ab6aaf0d65060a8d15b5e6dec8522fd0/4995F0FA04B2F7579A9038E30FAEE225/timmermann-fechter_astrid.jpg</text:p>
          </table:table-cell>
          <table:table-cell office:value-type="string" calcext:value-type="string">
            <text:p>Astrid Timmermann-Fech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44" calcext:value-type="float">
            <text:p>860944</text:p>
          </table:table-cell>
          <table:table-cell office:value-type="string" calcext:value-type="string">
            <text:p>/abgeordnete/biografien/T/timmermann_fechter_astrid-86094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Timmermann-Fechter, Astri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immermann-fechter.de/'}, {'Instagram': 'https://www.instagram.com/timmermannfechter/'}, {'Facebook': 'https://www.facebook.com/timmermannfechter'}]</text:p>
          </table:table-cell>
        </table:table-row>
        <table:table-row table:style-name="ro1">
          <table:table-cell office:value-type="string" calcext:value-type="string">
            <text:p>/blueprint/servlet/resource/image/879136/3x4/108/144/b90f30b36defe8b6609de0d920c7ef9e/93B49FE6E047B6040BC83E76A2C6F373/uhl_markus_gross.jpg</text:p>
          </table:table-cell>
          <table:table-cell office:value-type="string" calcext:value-type="string">
            <text:p>Markus U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12" calcext:value-type="float">
            <text:p>858112</text:p>
          </table:table-cell>
          <table:table-cell office:value-type="string" calcext:value-type="string">
            <text:p>/abgeordnete/biografien/U/uhl_markus-85811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Uhl, Markus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kusuhl.de/'}]</text:p>
          </table:table-cell>
        </table:table-row>
        <table:table-row table:style-name="ro1">
          <table:table-cell office:value-type="string" calcext:value-type="string">
            <text:p>/blueprint/servlet/resource/image/864952/3x4/108/144/316df4b4b8590e329e2b52cae5f2b3d0/F4458261E4F61DC9EFBD543D5BDFE4EB/ullrich_volker_gross.png</text:p>
          </table:table-cell>
          <table:table-cell office:value-type="string" calcext:value-type="string">
            <text:p>Dr. Volker Ull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20" calcext:value-type="float">
            <text:p>858120</text:p>
          </table:table-cell>
          <table:table-cell office:value-type="string" calcext:value-type="string">
            <text:p>/abgeordnete/biografien/U/ullrich_volker-85812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Ullrich, Dr. Volk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volker-ullrich.de/'}, {'Facebook': 'https://www.facebook.com/ullrich.volker'}, {'X': 'https://twitter.com/VolkerUllrich'}, {'Instagram': 'https://www.instagram.com/volkerullrich/'}]</text:p>
          </table:table-cell>
        </table:table-row>
        <table:table-row table:style-name="ro1">
          <table:table-cell office:value-type="string" calcext:value-type="string">
            <text:p>/blueprint/servlet/resource/image/864958/3x4/108/144/44ff8f444358854a27cc2cb1321105da/95611434251BF48BC6D38E0D555334ED/vieregge_kerstin_gross.jpg</text:p>
          </table:table-cell>
          <table:table-cell office:value-type="string" calcext:value-type="string">
            <text:p>Kerstin Viereg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26" calcext:value-type="float">
            <text:p>858126</text:p>
          </table:table-cell>
          <table:table-cell office:value-type="string" calcext:value-type="string">
            <text:p>/abgeordnete/biografien/V/vieregge_kerstin-85812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Vieregge, Kerst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trieb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erstin-vieregge.de/'}, {'X': 'https://twitter.com/Kerstin_4egge'}, {'Facebook': 'https://www.facebook.com/kerstin.4egge/?ref=py_c'}, {'Instagram': 'https://www.instagram.com/kerstinvieregge'}]</text:p>
          </table:table-cell>
        </table:table-row>
        <table:table-row table:style-name="ro1">
          <table:table-cell office:value-type="string" calcext:value-type="string">
            <text:p>/blueprint/servlet/resource/image/862452/3x4/108/144/3790ec77408d552bb00d689f8b8f9bfe/AA853B47C83FD26321D8377EB514F4FC/vogt_oliver.jpg</text:p>
          </table:table-cell>
          <table:table-cell office:value-type="string" calcext:value-type="string">
            <text:p>Dr. Oliver Vo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62" calcext:value-type="float">
            <text:p>860962</text:p>
          </table:table-cell>
          <table:table-cell office:value-type="string" calcext:value-type="string">
            <text:p>/abgeordnete/biografien/V/vogt_oliver-86096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Vogt, Dr. Oliv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Phys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olivervogt.de'}, {'Facebook': 'https://www.facebook.com/olivervogt.de/'}, {'Instagram': 'https://www.instagram.com/olivervogt.de/'}]</text:p>
          </table:table-cell>
        </table:table-row>
        <table:table-row table:style-name="ro1">
          <table:table-cell office:value-type="string" calcext:value-type="string">
            <text:p>/blueprint/servlet/resource/image/864968/3x4/108/144/404a32e0f1baa282c0c6397778f8b0a7/FA082D23EB478956619A4881E72940D6/vries_christopher_gross.jpg</text:p>
          </table:table-cell>
          <table:table-cell office:value-type="string" calcext:value-type="string">
            <text:p>Christoph de V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36" calcext:value-type="float">
            <text:p>858136</text:p>
          </table:table-cell>
          <table:table-cell office:value-type="string" calcext:value-type="string">
            <text:p>/abgeordnete/biografien/V/vries_christoph-85813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Vries, Christoph de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Sozi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ophdevries.de'}, {'Facebook': 'http://www.facebook.com/christophdevries'}, {'Instagram': 'https://www.instagram.com/christoph.devries.mdb'}]</text:p>
          </table:table-cell>
        </table:table-row>
        <table:table-row table:style-name="ro1">
          <table:table-cell office:value-type="string" calcext:value-type="string">
            <text:p>/blueprint/servlet/resource/image/864260/3x4/108/144/9bd838e5497859770431d60fc196295b/81D790984BAEDB4D866546F2ED35BF50/wadephul_johann_gross.jpg</text:p>
          </table:table-cell>
          <table:table-cell office:value-type="string" calcext:value-type="string">
            <text:p>Dr. Johann David Wadeph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66" calcext:value-type="float">
            <text:p>858166</text:p>
          </table:table-cell>
          <table:table-cell office:value-type="string" calcext:value-type="string">
            <text:p>/abgeordnete/biografien/W/wadephul_johann_david-85816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adephul, Dr. Johann David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hann-wadephul.de'}, {'Facebook': 'https://www.facebook.com/johann.wadephul'}, {'X': 'https://twitter.com/jowadephul'}, {'Instagram': 'http://www.instagram.com/jowadephul/'}]</text:p>
          </table:table-cell>
        </table:table-row>
        <table:table-row table:style-name="ro1">
          <table:table-cell office:value-type="string" calcext:value-type="string">
            <text:p>/blueprint/servlet/resource/image/864272/3x4/108/144/12e6ace4258affb2fbd4451b8a6d247b/6CB6226EB13EE191DE9F18798B5DC312/wanderwitz_marco_gross.jpg</text:p>
          </table:table-cell>
          <table:table-cell office:value-type="string" calcext:value-type="string">
            <text:p>Marco Wanderwi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60" calcext:value-type="float">
            <text:p>858160</text:p>
          </table:table-cell>
          <table:table-cell office:value-type="string" calcext:value-type="string">
            <text:p>/abgeordnete/biografien/W/wanderwitz_marco-85816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Wanderwitz, Marco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anderwitz.de'}, {'X': 'https://twitter.com/wanderwitz'}]</text:p>
          </table:table-cell>
        </table:table-row>
        <table:table-row table:style-name="ro1">
          <table:table-cell office:value-type="string" calcext:value-type="string">
            <text:p>/blueprint/servlet/resource/image/864270/3x4/108/144/f929eea5474d16e9c52786904b712742/05ED181CA2FA8825DDACC3678934E7BC/warken_nina_gross.jpg</text:p>
          </table:table-cell>
          <table:table-cell office:value-type="string" calcext:value-type="string">
            <text:p>Nina War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188" calcext:value-type="float">
            <text:p>858188</text:p>
          </table:table-cell>
          <table:table-cell office:value-type="string" calcext:value-type="string">
            <text:p>/abgeordnete/biografien/W/warken_nina-85818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arken, Ni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ina-warken.de/'}, {'Facebook': 'https://www.facebook.com/warkennina'}, {'X': 'https://twitter.com/ninawarken?lang=de'}, {'Instagram': 'https://www.instagram.com/nina.warken/'}]</text:p>
          </table:table-cell>
        </table:table-row>
        <table:table-row table:style-name="ro1">
          <table:table-cell office:value-type="string" calcext:value-type="string">
            <text:p>/blueprint/servlet/resource/image/864258/3x4/108/144/d19854f9d1ec5cc209077b039b17e7/007B1FED5E503DFCAE8020CC2EAA8CBD/weisgerber_anja_bild.jpg</text:p>
          </table:table-cell>
          <table:table-cell office:value-type="string" calcext:value-type="string">
            <text:p>Dr. Anja Weisge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178" calcext:value-type="float">
            <text:p>858178</text:p>
          </table:table-cell>
          <table:table-cell office:value-type="string" calcext:value-type="string">
            <text:p>/abgeordnete/biografien/W/weisgerber_anja-85817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Weisgerber, Dr. Anj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ja-weisgerber.de/'}, {'Facebook': 'https://de-de.facebook.com/anjaweisgerber/'}, {'X': 'https://twitter.com/anjaweisgerber'}, {'Instagram': 'https://www.instagram.com/anjaweisgerber/'}, {'Youtube': 'https://www.youtube.com/user/anjaweisgerber'}]</text:p>
          </table:table-cell>
        </table:table-row>
        <table:table-row table:style-name="ro1">
          <table:table-cell office:value-type="string" calcext:value-type="string">
            <text:p>/blueprint/servlet/resource/image/862478/3x4/108/144/59cecbdce494e255bdeccbb522225c32/3FB8A7643C6F121B1421F180A2308E6C/weiss_maria-lena.jpg</text:p>
          </table:table-cell>
          <table:table-cell office:value-type="string" calcext:value-type="string">
            <text:p>Maria-Lena We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824" calcext:value-type="float">
            <text:p>861824</text:p>
          </table:table-cell>
          <table:table-cell office:value-type="string" calcext:value-type="string">
            <text:p>/abgeordnete/biografien/W/weiss_maria-86182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eiss, Maria-Le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ialenaweiss.de/'}, {'Facebook': 'https://www.facebook.com/WeissMariaLena/'}]</text:p>
          </table:table-cell>
        </table:table-row>
        <table:table-row table:style-name="ro1">
          <table:table-cell office:value-type="string" calcext:value-type="string">
            <text:p>/blueprint/servlet/resource/image/864256/3x4/108/144/f0fede37090355b75e1b6134c8eb27af/15B8E8501A034F8F9CEA94E7B1579EAA/Weiss_Sabine_gross.jpg</text:p>
          </table:table-cell>
          <table:table-cell office:value-type="string" calcext:value-type="string">
            <text:p>Sabine Wei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50" calcext:value-type="float">
            <text:p>858150</text:p>
          </table:table-cell>
          <table:table-cell office:value-type="string" calcext:value-type="string">
            <text:p>/abgeordnete/biografien/W/weiss_sabine-85815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Weiss (Wesel I), Sabi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bine-weiss.de/'}, {'Facebook': 'https://www.facebook.com/SabineWeissMdB/'}, {'Instagram': 'https://www.instagram.com/sabine.weiss.mdb/'}]</text:p>
          </table:table-cell>
        </table:table-row>
        <table:table-row table:style-name="ro1">
          <table:table-cell office:value-type="string" calcext:value-type="string">
            <text:p>/blueprint/servlet/resource/image/864248/3x4/108/144/702003d9066e2aed8a2487e0e83a58ec/B87D1DE8F383861DDC2198CBEBF06900/whittaker_kai_gross.jpg</text:p>
          </table:table-cell>
          <table:table-cell office:value-type="string" calcext:value-type="string">
            <text:p>Kai Whitt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94" calcext:value-type="float">
            <text:p>858194</text:p>
          </table:table-cell>
          <table:table-cell office:value-type="string" calcext:value-type="string">
            <text:p>/abgeordnete/biografien/W/whittaker_kai-85819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Whittaker, Kai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Wirtschaftswissenschaftler (M. Sc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whittaker.de'}, {'Facebook': 'https://facebook.com/kai.whittaker.cdu'}, {'X': 'https://twitter.com/kai_whittaker'}, {'LinkedIn': 'https://www.linkedin.com/in/kai-whittaker'}, {'Instagram': 'https://instagram.com/kai_whittaker/'}]</text:p>
          </table:table-cell>
        </table:table-row>
        <table:table-row table:style-name="ro1">
          <table:table-cell office:value-type="string" calcext:value-type="string">
            <text:p>/blueprint/servlet/resource/image/864246/3x4/108/144/ffa4bb8995f1174303e8849163ea9b35/54F5CF69FB2B67FC01851F1BE0E9D042/widmann_mauz_annette_bild.jpg</text:p>
          </table:table-cell>
          <table:table-cell office:value-type="string" calcext:value-type="string">
            <text:p>Annette Widmann-Ma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200" calcext:value-type="float">
            <text:p>858200</text:p>
          </table:table-cell>
          <table:table-cell office:value-type="string" calcext:value-type="string">
            <text:p>/abgeordnete/biografien/W/widmann_mauz_annette-85820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idmann-Mauz, Annett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idmann-mauz.de'}, {'Facebook': 'https://www.facebook.com/widmannmauz/'}, {'X': 'https://twitter.com/awidmannmauz?lang=de'}, {'Instagram': 'http://www.instagram.com/widmannmauz'}]</text:p>
          </table:table-cell>
        </table:table-row>
        <table:table-row table:style-name="ro1">
          <table:table-cell office:value-type="string" calcext:value-type="string">
            <text:p>/blueprint/servlet/resource/image/862490/3x4/108/144/833bc6d8e6dc3a9900dd376c761219a6/10A436DE3F75877E92D826B3EE1F24C9/wiener_klaus_bild.jpg</text:p>
          </table:table-cell>
          <table:table-cell office:value-type="string" calcext:value-type="string">
            <text:p>Dr. Klaus Wi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52" calcext:value-type="float">
            <text:p>861052</text:p>
          </table:table-cell>
          <table:table-cell office:value-type="string" calcext:value-type="string">
            <text:p>/abgeordnete/biografien/W/wiener_klaus-86105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iener, Dr. Klau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lauswiener.de'}, {'X': 'https://twitter.com/KlausWiener'}, {'Instagram': 'https://www.instagram.com/klauswienercdu/'}, {'Facebook': 'https://www.facebook.com/KlauswienerCDU'}, {'LinkedIn': 'https://www.linkedin.com/in/klaus-wiener-ph-d-5491073a'}]</text:p>
          </table:table-cell>
        </table:table-row>
        <table:table-row table:style-name="ro1">
          <table:table-cell office:value-type="string" calcext:value-type="string">
            <text:p>/blueprint/servlet/resource/image/988046/3x4/108/144/e673528a1305817774264e6ac6e1eeda/B0DCE5C6CB12E934EFCCF64021BBD474/wiesmann_bettina_gross.jpg</text:p>
          </table:table-cell>
          <table:table-cell office:value-type="string" calcext:value-type="string">
            <text:p>Bettina Margarethe Wies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86" calcext:value-type="float">
            <text:p>858186</text:p>
          </table:table-cell>
          <table:table-cell office:value-type="string" calcext:value-type="string">
            <text:p>/abgeordnete/biografien/W/wiesmann_bettina-85818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iesmann, Bettina Margareth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Unternehmensbera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mwiesmann.de'}, {'Facebook': 'https://www.facebook.com/bmwiesmann/'}, {'Instagram': 'https://www.instagram.com/bmwiesmann/'}, {'X': 'https:/twitter.com/bmwiesmann'}]</text:p>
          </table:table-cell>
        </table:table-row>
        <table:table-row table:style-name="ro1">
          <table:table-cell office:value-type="string" calcext:value-type="string">
            <text:p>/blueprint/servlet/resource/image/864240/3x4/108/144/466dad1bd4262cdd2b21e42776f5f086/7BB4E3EAA46F428A2EA30033A24876A2/willsch_klaus_peter_gross.jpg</text:p>
          </table:table-cell>
          <table:table-cell office:value-type="string" calcext:value-type="string">
            <text:p>Klaus-Peter Will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176" calcext:value-type="float">
            <text:p>858176</text:p>
          </table:table-cell>
          <table:table-cell office:value-type="string" calcext:value-type="string">
            <text:p>/abgeordnete/biografien/W/willsch_klaus_peter-85817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illsch, Klaus-Pete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laus-peter-willsch.de'}, {'Facebook': 'https://de-de.facebook.com/klauspeter.willsch'}]</text:p>
          </table:table-cell>
        </table:table-row>
        <table:table-row table:style-name="ro1">
          <table:table-cell office:value-type="string" calcext:value-type="string">
            <text:p>/blueprint/servlet/resource/image/864238/3x4/108/144/13b693e4db676a2817c0bdf1c69097c8/C5537F33431E2A15CB3F36F0A9762684/winkelmeier_becker_elisabeth_gross.jpg</text:p>
          </table:table-cell>
          <table:table-cell office:value-type="string" calcext:value-type="string">
            <text:p>Elisabeth Winkelmeier-Be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192" calcext:value-type="float">
            <text:p>858192</text:p>
          </table:table-cell>
          <table:table-cell office:value-type="string" calcext:value-type="string">
            <text:p>/abgeordnete/biografien/W/winkelmeier_becker_elisabeth-85819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Winkelmeier-Becker, Elisabeth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ichterin a. D.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lisabeth-winkelmeier-becker.de/'}]</text:p>
          </table:table-cell>
        </table:table-row>
        <table:table-row table:style-name="ro1">
          <table:table-cell office:value-type="string" calcext:value-type="string">
            <text:p>/blueprint/servlet/resource/image/862498/3x4/108/144/330a939f18253bad097676826b464273/49F16BD5A1C14122D26D7064D93C0A57/winkler_tobias.jpg</text:p>
          </table:table-cell>
          <table:table-cell office:value-type="string" calcext:value-type="string">
            <text:p>Tobias Wink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366" calcext:value-type="float">
            <text:p>860366</text:p>
          </table:table-cell>
          <table:table-cell office:value-type="string" calcext:value-type="string">
            <text:p>/abgeordnete/biografien/W/winkler_tobias-86036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Winkler, Tobi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inkler-tobias.de'}, {'Instagram': 'https://www.instagram.com/tobiaswinklermdb/'}, {'Facebook': 'https://www.facebook.com/TobiasWinklerMdB'}, {'LinkedIn': 'https://www.linkedin.com/in/tobias-winkler-abb527181'}]</text:p>
          </table:table-cell>
        </table:table-row>
        <table:table-row table:style-name="ro1">
          <table:table-cell office:value-type="string" calcext:value-type="string">
            <text:p>/blueprint/servlet/resource/image/862506/3x4/108/144/5e6e7a34bff4d3a7daa7a19ca9b3377c/6A6563D2FDBF7A5F7335180878009934/wittmann_mechthilde.jpg</text:p>
          </table:table-cell>
          <table:table-cell office:value-type="string" calcext:value-type="string">
            <text:p>Mechthilde Witt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322" calcext:value-type="float">
            <text:p>860322</text:p>
          </table:table-cell>
          <table:table-cell office:value-type="string" calcext:value-type="string">
            <text:p>/abgeordnete/biografien/W/wittmann_mechthilde-86032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Wittmann, Mechthild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echthilde-wittmann.de/index.html'}, {'Facebook': 'https://de-de.facebook.com/mechthilde.wittmann/'}, {'Instagram': 'https://www.instagram.com/mechthilde.wittmann/'}]</text:p>
          </table:table-cell>
        </table:table-row>
        <table:table-row table:style-name="ro1">
          <table:table-cell office:value-type="string" calcext:value-type="string">
            <text:p>/blueprint/servlet/resource/image/862510/3x4/108/144/845c4b15868c285de42be887558d1b3/AD4C23B960F88684A3026293BA08CE64/wulf_mareike.jpg</text:p>
          </table:table-cell>
          <table:table-cell office:value-type="string" calcext:value-type="string">
            <text:p>Mareike Lotte Wu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02" calcext:value-type="float">
            <text:p>860802</text:p>
          </table:table-cell>
          <table:table-cell office:value-type="string" calcext:value-type="string">
            <text:p>/abgeordnete/biografien/W/wulf_mareike-86080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ulf, Mareike Lott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 Sozial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eikewulf.de/'}, {'X': 'https://twitter.com/MareikeWulf'}, {'Instagram': 'https://www.instagram.com/mareikelottewulf/?hl=de'}, {'Facebook': 'https://www.facebook.com/MareikeLotteWulf'}, {'LinkedIn': 'https://de.linkedin.com/in/mareike-lotte-wulf-48453b1b3'}]</text:p>
          </table:table-cell>
        </table:table-row>
        <table:table-row table:style-name="ro1">
          <table:table-cell office:value-type="string" calcext:value-type="string">
            <text:p>/blueprint/servlet/resource/image/864860/3x4/108/144/73ffeceb5a0bd8169aed65c740b677c5/A35B19CEE20D84B05DE5FA2419996B89/zeulner_emmi_gross.jpg</text:p>
          </table:table-cell>
          <table:table-cell office:value-type="string" calcext:value-type="string">
            <text:p>Emmi Zeul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8212" calcext:value-type="float">
            <text:p>858212</text:p>
          </table:table-cell>
          <table:table-cell office:value-type="string" calcext:value-type="string">
            <text:p>/abgeordnete/biografien/Z/zeulner_emmi-85821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Zeulner, Emmi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Examinierte Gesundheits- und Krankenpflegerin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emmi-zeulner.de/'}, {'Facebook': 'https://www.facebook.com/ZeulnerEmmi'}]</text:p>
          </table:table-cell>
        </table:table-row>
        <table:table-row table:style-name="ro1">
          <table:table-cell office:value-type="string" calcext:value-type="string">
            <text:p>/blueprint/servlet/resource/image/864858/3x4/108/144/afc6307bf4eecce45f140e3724c86c5f/02BE11281EF5D13219500895A386446F/ziemiak_paul_gross.jpg</text:p>
          </table:table-cell>
          <table:table-cell office:value-type="string" calcext:value-type="string">
            <text:p>Paul Ziem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8210" calcext:value-type="float">
            <text:p>858210</text:p>
          </table:table-cell>
          <table:table-cell office:value-type="string" calcext:value-type="string">
            <text:p>/abgeordnete/biografien/Z/ziemiak_paul-85821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Ziemiak, Pau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aul-ziemiak.de'}, {'Facebook': 'https://www.facebook.com/paul.ziemiak/'}, {'X': 'https://twitter.com/PaulZiemiak'}, {'Instagram': 'https://www.instagram.com/paulziemiak'}]</text:p>
          </table:table-cell>
        </table:table-row>
        <table:table-row table:style-name="ro1">
          <table:table-cell office:value-type="string" calcext:value-type="string">
            <text:p>/blueprint/servlet/resource/image/862516/3x4/108/144/52cddc3b947ec03424952a3def92eb81/3A181E82FAE6CE1FF8957E868D3B6276/zippelius_nicolas.jpg</text:p>
          </table:table-cell>
          <table:table-cell office:value-type="string" calcext:value-type="string">
            <text:p>Nicolas Zippel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658" calcext:value-type="float">
            <text:p>861658</text:p>
          </table:table-cell>
          <table:table-cell office:value-type="string" calcext:value-type="string">
            <text:p>/abgeordnete/biografien/Z/zippelius_nicolas-86165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Zippelius, Nicola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olitikwissenschaftler (B. 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colas-zippelius.de'}, {'X': 'https://twitter.com/nzippelius?lang=de'}, {'Instagram': 'https://www.instagram.com/n_zippelius/?hl=de'}, {'Facebook': 'https://www.facebook.com/NZippelius/'}]</text:p>
          </table:table-cell>
        </table:table-row>
        <table:table-row table:style-name="ro1">
          <table:table-cell office:value-type="string" calcext:value-type="string">
            <text:p>/blueprint/servlet/resource/image/869866/3x4/108/144/1d6a032dc23fa8695e4eaa10b2677480/B105C176B76A4817D892269211000A84/al_dailami_ali.jpg</text:p>
          </table:table-cell>
          <table:table-cell office:value-type="string" calcext:value-type="string">
            <text:p>Ali Al-Dail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14" calcext:value-type="float">
            <text:p>860114</text:p>
          </table:table-cell>
          <table:table-cell office:value-type="string" calcext:value-type="string">
            <text:p>/abgeordnete/biografien/A/al_dailami_ali-86011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Al-Dailami, Ali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Restaurantfach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li-al-dailami.de/'}, {'Instagram': 'https://www.instagram.com/alialdailami.mdb/'}, {'Facebook': 'https://www.facebook.com/Ali-Al-Dailami-107144855027252/'}]</text:p>
          </table:table-cell>
        </table:table-row>
        <table:table-row table:style-name="ro1">
          <table:table-cell office:value-type="string" calcext:value-type="string">
            <text:p>/blueprint/servlet/resource/image/864382/3x4/108/144/7204dd61a8a08c6a262adf4150bf820c/92F42F811F1FEDF4A97F3B3A74811EAB/dagdelen_sevim_gross.jpg</text:p>
          </table:table-cell>
          <table:table-cell office:value-type="string" calcext:value-type="string">
            <text:p>Sevim Dağde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46" calcext:value-type="float">
            <text:p>857246</text:p>
          </table:table-cell>
          <table:table-cell office:value-type="string" calcext:value-type="string">
            <text:p>/abgeordnete/biografien/D/dagdelen_sevim-85724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Dağdelen, Sevim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Journal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evimdagdelen.de/'}, {'Facebook': 'https://www.facebook.com/MdBSevimDagdelen/'}, {'X': 'https://twitter.com/SevimDagdelen'}, {'Instagram': 'https://www.instagram.com/sevim_dagdelen_/'}]</text:p>
          </table:table-cell>
        </table:table-row>
        <table:table-row table:style-name="ro1">
          <table:table-cell office:value-type="string" calcext:value-type="string">
            <text:p>/blueprint/servlet/resource/image/864456/3x4/108/144/f464133a5c1b672b5aba54afabb8bfe8/58823BED7705CBE523314CBD7A59CCDA/ernst_klaus_gross.jpg</text:p>
          </table:table-cell>
          <table:table-cell office:value-type="string" calcext:value-type="string">
            <text:p>Klaus Er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82" calcext:value-type="float">
            <text:p>857282</text:p>
          </table:table-cell>
          <table:table-cell office:value-type="string" calcext:value-type="string">
            <text:p>/abgeordnete/biografien/E/ernst_klaus-85728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Ernst, Klau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Diplom-Volkswirt, Diplom-Sozialökonom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laus-ernst-mdb.de/'}, {'Facebook': 'https://www.facebook.com/mdb.klaus.ernst/'}, {'X': 'https://twitter.com/ernst_klaus'}]</text:p>
          </table:table-cell>
        </table:table-row>
        <table:table-row table:style-name="ro1">
          <table:table-cell office:value-type="string" calcext:value-type="string">
            <text:p>/blueprint/servlet/resource/image/864332/3x4/108/144/c476908221071f9f8aa2c38784db794/7439F7339B0496727F4E2BAED3A8B46C/hunko_andrej_gross.jpg</text:p>
          </table:table-cell>
          <table:table-cell office:value-type="string" calcext:value-type="string">
            <text:p>Andrej Hun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04" calcext:value-type="float">
            <text:p>857404</text:p>
          </table:table-cell>
          <table:table-cell office:value-type="string" calcext:value-type="string">
            <text:p>/abgeordnete/biografien/H/hunko_andrej-85740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unko, Andrej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Mediengesta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j-hunko.de'}, {'Facebook': 'https://www.facebook.com/andrej.hunko/'}, {'X': 'https://twitter.com/andrejhunko'}, {'Instagram': 'https://www.instagram.com/andrejhunko/'}]</text:p>
          </table:table-cell>
        </table:table-row>
        <table:table-row table:style-name="ro1">
          <table:table-cell office:value-type="string" calcext:value-type="string">
            <text:p>/blueprint/servlet/resource/image/867458/3x4/108/144/bd81189acdc09459778fe72cecac376a/779E6A267E6BE34F103D4FAC775D5CF2/leye_christian.jpg</text:p>
          </table:table-cell>
          <table:table-cell office:value-type="string" calcext:value-type="string">
            <text:p>Christian Le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84" calcext:value-type="float">
            <text:p>860784</text:p>
          </table:table-cell>
          <table:table-cell office:value-type="string" calcext:value-type="string">
            <text:p>/abgeordnete/biografien/L/leye_christian-86078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eye, Chri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Ökonom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ian-leye.de'}, {'Facebook': 'https://www.facebook.com/Leye.Christian'}, {'X': 'https://twitter.com/christian_leye'}, {'Instagram': 'https://www.instagram.com/leyechristian/'}]</text:p>
          </table:table-cell>
        </table:table-row>
        <table:table-row table:style-name="ro1">
          <table:table-cell office:value-type="string" calcext:value-type="string">
            <text:p>/blueprint/servlet/resource/image/864512/3x4/108/144/3dc72f56d2bfe7da1e1d3d8c4952cf80/87C66E5693ADCD3075E264C4E60ACD95/mohamed_ali_amira_gross.jpg</text:p>
          </table:table-cell>
          <table:table-cell office:value-type="string" calcext:value-type="string">
            <text:p>Amira Mohamed A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20" calcext:value-type="float">
            <text:p>857720</text:p>
          </table:table-cell>
          <table:table-cell office:value-type="string" calcext:value-type="string">
            <text:p>/abgeordnete/biografien/M/mohamed_ali_amira-85772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ohamed Ali, Amir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mira-mohamed-ali.de'}, {'Facebook': 'https://www.facebook.com/amira.mohamedali.offiziell'}, {'X': 'https://twitter.com/Amira_M_Ali'}, {'Instagram': 'https://www.instagram.com/amira.mohamedali.offiziell/'}]</text:p>
          </table:table-cell>
        </table:table-row>
        <table:table-row table:style-name="ro1">
          <table:table-cell office:value-type="string" calcext:value-type="string">
            <text:p>/blueprint/servlet/resource/image/864940/3x4/108/144/11096f1d9ef50be8d5643d524a8e1df3/2A8E0FF1EDE4998B866CDB27824D9591/nastic_zaklin_gross.jpg</text:p>
          </table:table-cell>
          <table:table-cell office:value-type="string" calcext:value-type="string">
            <text:p>Zaklin Nas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06" calcext:value-type="float">
            <text:p>857806</text:p>
          </table:table-cell>
          <table:table-cell office:value-type="string" calcext:value-type="string">
            <text:p>/abgeordnete/biografien/N/nastic_zaklin-85780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Nastic, Zakli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Angehörigenpfle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zaklinnastic.de'}, {'Facebook': 'https://www.facebook.com/ZaklinNasticHHundMdB'}, {'X': 'http://www.twitter.com/zaklinnastic'}, {'Instagram': 'https://www.instagram.com/zaklinnastic/'}, {'Youtube': 'https://www.youtube.com/channel/UCqhlqQkiaD15AGuzcv7uHRQ'}]</text:p>
          </table:table-cell>
        </table:table-row>
        <table:table-row table:style-name="ro1">
          <table:table-cell office:value-type="string" calcext:value-type="string">
            <text:p>/blueprint/servlet/resource/image/864880/3x4/108/144/8a6ebe2c331a3ecfd776a9605908b9de/D26E06979DAE64E01591BE7E09E98C08/tatti_jessica_gross.jpg</text:p>
          </table:table-cell>
          <table:table-cell office:value-type="string" calcext:value-type="string">
            <text:p>Jessica Tat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92" calcext:value-type="float">
            <text:p>858092</text:p>
          </table:table-cell>
          <table:table-cell office:value-type="string" calcext:value-type="string">
            <text:p>/abgeordnete/biografien/T/tatti_jessica-85809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Tatti, Jessic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Sozialarbeiterin (B.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jessica-tatti.de'}, {'Facebook': 'https://www.facebook.com/MdB.Jessica.Tatti/'}, {'X': 'https://twitter.com/jessica_tatti'}, {'Instagram': 'https://www.instagram.com/jessica_tatti/'}]</text:p>
          </table:table-cell>
        </table:table-row>
        <table:table-row table:style-name="ro1">
          <table:table-cell office:value-type="string" calcext:value-type="string">
            <text:p>/blueprint/servlet/resource/image/864954/3x4/108/144/bbe42bac2ae69a228abcf1eac3da4f04/A3B6FE73A3C459180012A9687194EC62/ulrich_alexander_gross.jpg</text:p>
          </table:table-cell>
          <table:table-cell office:value-type="string" calcext:value-type="string">
            <text:p>Alexander Ul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116" calcext:value-type="float">
            <text:p>858116</text:p>
          </table:table-cell>
          <table:table-cell office:value-type="string" calcext:value-type="string">
            <text:p>/abgeordnete/biografien/U/ulrich_alexander-8581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Ulrich, Alexander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Gruppe BSW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db-alexander-ulrich.de'}, {'Facebook': 'https://www.facebook.com/alexanderulrichmdb'}]</text:p>
          </table:table-cell>
        </table:table-row>
        <table:table-row table:style-name="ro1">
          <table:table-cell office:value-type="string" calcext:value-type="string">
            <text:p>/blueprint/servlet/resource/image/864262/3x4/108/144/ac89c3264710e396fde41a37a92c8ff/CD47F6FE3A11936C0DCBBDEB6D56E22D/wagenknecht_sahra_gross.jpg</text:p>
          </table:table-cell>
          <table:table-cell office:value-type="string" calcext:value-type="string">
            <text:p>Dr. Sahra Wagenkne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202" calcext:value-type="float">
            <text:p>858202</text:p>
          </table:table-cell>
          <table:table-cell office:value-type="string" calcext:value-type="string">
            <text:p>/abgeordnete/biografien/W/wagenknecht_sahra-8582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Wagenknecht, Dr. Sahr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BSW</text:p>
          </table:table-cell>
          <table:table-cell office:value-type="string" calcext:value-type="string">
            <text:p>Ökonom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hra-wagenknecht.de'}, {'Facebook': 'https://www.facebook.com/sahra.wagenknecht/'}, {'X': 'https://twitter.com/SWagenknecht'}, {'Instagram': 'https://www.instagram.com/sahra_wagenknecht'}, {'Youtube': 'https://www.youtube.com/c/SahraWagenknechtMdB'}]</text:p>
          </table:table-cell>
        </table:table-row>
        <table:table-row table:style-name="ro1">
          <table:table-cell office:value-type="string" calcext:value-type="string">
            <text:p>/blueprint/servlet/resource/image/864082/3x4/108/144/c013c6f333844c5fe13c9ec9d478524d/51B62E5DD8E08E7E0456EE2E351F04BF/akbulut_gokay_gross.jpg</text:p>
          </table:table-cell>
          <table:table-cell office:value-type="string" calcext:value-type="string">
            <text:p>Gökay Akbul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082" calcext:value-type="float">
            <text:p>857082</text:p>
          </table:table-cell>
          <table:table-cell office:value-type="string" calcext:value-type="string">
            <text:p>/abgeordnete/biografien/A/akbulut_goekay-85708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Akbulut, Göka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Sozial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goekay-akbulut.de/'}, {'Facebook': 'https://www.facebook.com/gokay.akbulut.146'}, {'X': 'https://twitter.com/akbulutgokay?lang=de'}, {'LinkedIn': 'https://de.linkedin.com/in/g%C3%B6kay-akbulut-87b679200'}, {'Instagram': 'https://www.instagram.com/gokayakbulut_mdb_linke/?hl=de'}]</text:p>
          </table:table-cell>
        </table:table-row>
        <table:table-row table:style-name="ro1">
          <table:table-cell office:value-type="string" calcext:value-type="string">
            <text:p>/blueprint/servlet/resource/image/864584/3x4/108/144/4d33d1b1381ea53f857c87e2ebae96b0/7B2ABB54B5521EF3E8992FF84FDE698E/bartsch_dietmar_gross.jpg</text:p>
          </table:table-cell>
          <table:table-cell office:value-type="string" calcext:value-type="string">
            <text:p>Dr. Dietmar Bart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54" calcext:value-type="float">
            <text:p>857154</text:p>
          </table:table-cell>
          <table:table-cell office:value-type="string" calcext:value-type="string">
            <text:p>/abgeordnete/biografien/B/bartsch_dietmar-85715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Bartsch, Dr. Dietmar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Wirtschafts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etmar-bartsch.de/'}, {'Facebook': 'http://www.facebook.com/DietmarBartschMdB/'}, {'X': 'http://www.twitter.com/DietmarBartsch'}]</text:p>
          </table:table-cell>
        </table:table-row>
        <table:table-row table:style-name="ro1">
          <table:table-cell office:value-type="string" calcext:value-type="string">
            <text:p>/blueprint/servlet/resource/image/864594/3x4/108/144/65a11bd9a06df3834955da8291e48179/32264405A8DE25D33194FABB005A268B/birkwald_matthias_gross.jpg</text:p>
          </table:table-cell>
          <table:table-cell office:value-type="string" calcext:value-type="string">
            <text:p>Matthias W. Birkwa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06" calcext:value-type="float">
            <text:p>857206</text:p>
          </table:table-cell>
          <table:table-cell office:value-type="string" calcext:value-type="string">
            <text:p>/abgeordnete/biografien/B/birkwald_matthias_w-85720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Birkwald, Matthias W.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Sozial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tthias-w-birkwald.de'}, {'Facebook': 'https://www.facebook.com/matthias.w.birkwald'}, {'X': 'https://twitter.com/MWBirkwald'}, {'Instgram': 'https://www.instagram.com/matthiasw.birkwald/?hl=de'}]</text:p>
          </table:table-cell>
        </table:table-row>
        <table:table-row table:style-name="ro1">
          <table:table-cell office:value-type="string" calcext:value-type="string">
            <text:p>/blueprint/servlet/resource/image/875480/3x4/108/144/8f463e6e5086f79adfc02488abfd53ea/2D4C73E6562431E0DDBC3FF45AB27F5D/buenger_clara_gross.jpg</text:p>
          </table:table-cell>
          <table:table-cell office:value-type="string" calcext:value-type="string">
            <text:p>Clara Bü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74466" calcext:value-type="float">
            <text:p>874466</text:p>
          </table:table-cell>
          <table:table-cell office:value-type="string" calcext:value-type="string">
            <text:p>/abgeordnete/biografien/B/buenger_clara-87446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ünger, Clar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Voll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larabuenger.de'}, {'Facebook': 'https://www.facebook.com/ClaraBuenger'}, {'X': 'https://www.twitter.com/C_AB_'}, {'LinkedIn': 'https://www.linkedin.com/in/clara-anne-b%C3%BCnger-562aa1140/'}, {'Instagram': 'https://www.instagram.com/clara.buenger/'}]</text:p>
          </table:table-cell>
        </table:table-row>
        <table:table-row table:style-name="ro1">
          <table:table-cell office:value-type="string" calcext:value-type="string">
            <text:p>/blueprint/servlet/resource/image/992922/3x4/108/144/10d6714e859f27ee75924653e6226f25/47E6EFED27612D1F3E32C6C52402ECAE/cezanne_joerg.jpg</text:p>
          </table:table-cell>
          <table:table-cell office:value-type="string" calcext:value-type="string">
            <text:p>Jörg Ceza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992920" calcext:value-type="float">
            <text:p>992920</text:p>
          </table:table-cell>
          <table:table-cell office:value-type="string" calcext:value-type="string">
            <text:p>/abgeordnete/biografien/C/cezanne_joerg-99292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Cezanne, Jörg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Sozi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oerg-cezanne.de/'}, {'Facebook': 'https://www.facebook.com/joergcezanne/'}, {'Instgram': 'https://www.instagram.com/dielinke'}, {'X': 'https://twitter.com/joerg_cezanne'}]</text:p>
          </table:table-cell>
        </table:table-row>
        <table:table-row table:style-name="ro1">
          <table:table-cell office:value-type="string" calcext:value-type="string">
            <text:p>/blueprint/servlet/resource/image/864374/3x4/108/144/e7807aaf50554c58a52547e4a1925763/6D8227F73325BE22B48C193FAA0F784C/domscheit_berg_anke_gross.jpg</text:p>
          </table:table-cell>
          <table:table-cell office:value-type="string" calcext:value-type="string">
            <text:p>Anke Domscheit-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58" calcext:value-type="float">
            <text:p>857258</text:p>
          </table:table-cell>
          <table:table-cell office:value-type="string" calcext:value-type="string">
            <text:p>/abgeordnete/biografien/D/domscheit_berg_anke-85725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Domscheit-Berg, Anke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Publiz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kedomscheitberg.de'}, {'Facebook': 'https://www.facebook.com/AnkeDomscheitBerg/'}, {'X': 'https://twitter.com/anked'}, {'Instagram': 'https://www.instagram.com/adomscheitberg/'}, {'LinkedIn': 'http://www.linkedin.com/in/domscheit'}, {'Youtube': 'https://www.youtube.com/c/AnkeDomscheitBergMdB'}]</text:p>
          </table:table-cell>
        </table:table-row>
        <table:table-row table:style-name="ro1">
          <table:table-cell office:value-type="string" calcext:value-type="string">
            <text:p>/blueprint/servlet/resource/image/864178/3x4/108/144/812fd2a8ed3e2d953a96581ebcc5c1fa/51D0712F6D8200B193B973FAB6935C67/ferschl_susanne_gross.jpg</text:p>
          </table:table-cell>
          <table:table-cell office:value-type="string" calcext:value-type="string">
            <text:p>Susanne Fersc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312" calcext:value-type="float">
            <text:p>857312</text:p>
          </table:table-cell>
          <table:table-cell office:value-type="string" calcext:value-type="string">
            <text:p>/abgeordnete/biografien/F/ferschl_susanne-85731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Ferschl, Susan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Chemielaborantin/Wirtschaftsmediato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usanne-ferschl.de'}, {'Facebook': 'https://de-de.facebook.com/FerschlSusanne/'}, {'X': 'https://twitter.com/SusanneFerschl'}, {'Instagram': 'https://www.instagram.com/susanneferschl'}]</text:p>
          </table:table-cell>
        </table:table-row>
        <table:table-row table:style-name="ro1">
          <table:table-cell office:value-type="string" calcext:value-type="string">
            <text:p>/blueprint/servlet/resource/image/862078/3x4/108/144/e4013ca3d79076454997656cb7245402/73235650177DEDF80BA1E33D2559AA02/gorke_christian.jpg</text:p>
          </table:table-cell>
          <table:table-cell office:value-type="string" calcext:value-type="string">
            <text:p>Christian Gör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12" calcext:value-type="float">
            <text:p>860512</text:p>
          </table:table-cell>
          <table:table-cell office:value-type="string" calcext:value-type="string">
            <text:p>/abgeordnete/biografien/G/goerke_christian-86051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örke, Christian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Gruppe Die Linke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hristian-goerke.de'}, {'X': 'https://twitter.com/goerke_c'}, {'Instagram': 'https://www.instagram.com/christiangoerke62/'}, {'Facebook': 'https://www.facebook.com/ChristianGoerkeLINKE'}]</text:p>
          </table:table-cell>
        </table:table-row>
        <table:table-row table:style-name="ro1">
          <table:table-cell office:value-type="string" calcext:value-type="string">
            <text:p>/blueprint/servlet/resource/image/864142/3x4/108/144/bed1d1797988c56bc355a729c65adfb9/14B19B8E12F1BD4558F6321760BAF1A3/gohlke_nicole_gross.jpg</text:p>
          </table:table-cell>
          <table:table-cell office:value-type="string" calcext:value-type="string">
            <text:p>Nicole Gohl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380" calcext:value-type="float">
            <text:p>857380</text:p>
          </table:table-cell>
          <table:table-cell office:value-type="string" calcext:value-type="string">
            <text:p>/abgeordnete/biografien/G/gohlke_nicole-85738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Gohlke, Nicol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Sozial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icole-gohlke.de'}, {'Facebook': 'http://www.facebook.com/NicoleGohlkeMdB'}, {'X': 'http://www.twitter.com/nicolegohlke'}, {'Instagram': 'https://www.instagram.com/nicolegohlke.mdb'}]</text:p>
          </table:table-cell>
        </table:table-row>
        <table:table-row table:style-name="ro1">
          <table:table-cell office:value-type="string" calcext:value-type="string">
            <text:p>/blueprint/servlet/resource/image/862082/3x4/108/144/1a514230bbd2980dbce5a7bfce501ca/C22A14BFE111D46C44F9F2B1AF71A4C1/gurpinar_ates.jpg</text:p>
          </table:table-cell>
          <table:table-cell office:value-type="string" calcext:value-type="string">
            <text:p>Ates Gürp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16" calcext:value-type="float">
            <text:p>860516</text:p>
          </table:table-cell>
          <table:table-cell office:value-type="string" calcext:value-type="string">
            <text:p>/abgeordnete/biografien/G/guerpinar_ates-86051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Gürpinar, Ate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Medien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tes-guerpinar.de'}, {'X': 'https://twitter.com/AtesGuerpinar'}, {'Instagram': 'https://www.instagram.com/atesgurpinar/'}, {'Facebook': 'https://www.facebook.com/ates.guerpinar'}]</text:p>
          </table:table-cell>
        </table:table-row>
        <table:table-row table:style-name="ro1">
          <table:table-cell office:value-type="string" calcext:value-type="string">
            <text:p>/blueprint/servlet/resource/image/864096/3x4/108/144/500eb465292720b942ecb17c6c46619c/60C3524DB5E2EA34E0FFDBD29CD4A980/gysi_gregor_gross.jpg</text:p>
          </table:table-cell>
          <table:table-cell office:value-type="string" calcext:value-type="string">
            <text:p>Dr. Gregor Gy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130" calcext:value-type="float">
            <text:p>863130</text:p>
          </table:table-cell>
          <table:table-cell office:value-type="string" calcext:value-type="string">
            <text:p>/abgeordnete/biografien/G/gysi_gregor-86313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Gysi, Dr. Grego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regorgysi.de'}, {'Facebook': 'https://de-de.facebook.com/gregor.gysi/'}, {'X': 'https://twitter.com/GregorGysi'}]</text:p>
          </table:table-cell>
        </table:table-row>
        <table:table-row table:style-name="ro1">
          <table:table-cell office:value-type="string" calcext:value-type="string">
            <text:p>/blueprint/servlet/resource/image/864288/3x4/108/144/2079eeb5ec8970ec0e54014c1b0af4fe/6F8C87FBB0BB12B963725369D03E8100/hahn_andre_gross.jpg</text:p>
          </table:table-cell>
          <table:table-cell office:value-type="string" calcext:value-type="string">
            <text:p>Dr. André Hah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62" calcext:value-type="float">
            <text:p>857462</text:p>
          </table:table-cell>
          <table:table-cell office:value-type="string" calcext:value-type="string">
            <text:p>/abgeordnete/biografien/H/hahn_andre-85746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ahn, Dr. André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Gruppe Die Linke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-hahn.eu/'}, {'Facebook': 'https://www.facebook.com/DrAndreHahn'}]</text:p>
          </table:table-cell>
        </table:table-row>
        <table:table-row table:style-name="ro1">
          <table:table-cell office:value-type="string" calcext:value-type="string">
            <text:p>/blueprint/servlet/resource/image/862118/3x4/108/144/6238acd8d4e64f790315d638bd07cc15/A49B648489B700255F2BED34F7CBEDAA/hennig-wellsow_susanne.jpg</text:p>
          </table:table-cell>
          <table:table-cell office:value-type="string" calcext:value-type="string">
            <text:p>Susanne Hennig-Wells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596" calcext:value-type="float">
            <text:p>860596</text:p>
          </table:table-cell>
          <table:table-cell office:value-type="string" calcext:value-type="string">
            <text:p>/abgeordnete/biografien/H/hennig_wellsow_susanne-86059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ennig-Wellsow, Susanne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Pädag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usannehennig.de/'}, {'X': 'https://twitter.com/SusanneHennig?'}, {'Instagram': 'https://www.instagram.com/susanne_hennig_wellsow'}]</text:p>
          </table:table-cell>
        </table:table-row>
        <table:table-row table:style-name="ro1">
          <table:table-cell office:value-type="string" calcext:value-type="string">
            <text:p>/blueprint/servlet/resource/image/864642/3x4/108/144/14062fb9f6b3b33fca439538255f5cc8/0CBC8D06D9C5E29C8B52C7D5FD7820CE/korte_jan_gross.jpg</text:p>
          </table:table-cell>
          <table:table-cell office:value-type="string" calcext:value-type="string">
            <text:p>Jan Ko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80" calcext:value-type="float">
            <text:p>857580</text:p>
          </table:table-cell>
          <table:table-cell office:value-type="string" calcext:value-type="string">
            <text:p>/abgeordnete/biografien/K/korte_jan-85758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orte, Jan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Politikwissenschaftler (M. 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ankorte.de'}, {'Facebook': 'http://www.facebook.com/jankortemdb'}, {'X': 'https://twitter.com/jankortemdb'}]</text:p>
          </table:table-cell>
        </table:table-row>
        <table:table-row table:style-name="ro1">
          <table:table-cell office:value-type="string" calcext:value-type="string">
            <text:p>/blueprint/servlet/resource/image/862234/3x4/108/144/e8ed2836d440150e9186345bba3c4514/3EAD75C202CF032E678ED714E8BBED51/latendorf_ina.jpg</text:p>
          </table:table-cell>
          <table:table-cell office:value-type="string" calcext:value-type="string">
            <text:p>Ina Latendo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78" calcext:value-type="float">
            <text:p>860778</text:p>
          </table:table-cell>
          <table:table-cell office:value-type="string" calcext:value-type="string">
            <text:p>/abgeordnete/biografien/L/latendorf_ina-86077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atendorf, Ina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4424/3x4/108/144/1eb2360a1b21fd091201b347dfb8858f/A4F9977F809EE6ABE0006E8937CC5B12/lay_caren_bild.jpg</text:p>
          </table:table-cell>
          <table:table-cell office:value-type="string" calcext:value-type="string">
            <text:p>Caren 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54" calcext:value-type="float">
            <text:p>857654</text:p>
          </table:table-cell>
          <table:table-cell office:value-type="string" calcext:value-type="string">
            <text:p>/abgeordnete/biografien/L/lay_caren-85765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ay, Car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Sozi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en-lay.de'}]</text:p>
          </table:table-cell>
        </table:table-row>
        <table:table-row table:style-name="ro1">
          <table:table-cell office:value-type="string" calcext:value-type="string">
            <text:p>/blueprint/servlet/resource/image/864422/3x4/108/144/c6008b40935021c69e35e530fad1abd8/DA7CC81D2E22BDC30F0BEF583A4AE8EB/lenkert_ralph_gross.jpg</text:p>
          </table:table-cell>
          <table:table-cell office:value-type="string" calcext:value-type="string">
            <text:p>Ralph Lenk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98" calcext:value-type="float">
            <text:p>857698</text:p>
          </table:table-cell>
          <table:table-cell office:value-type="string" calcext:value-type="string">
            <text:p>/abgeordnete/biografien/L/lenkert_ralph-8576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Lenkert, Ralph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Maschinenbautech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alph-lenkert.de/'}, {'Facebook': 'http://facebook.com/ralph.lenkert'}, {'Instagram': 'http://instagram.com/ralph.lenkert/'}]</text:p>
          </table:table-cell>
        </table:table-row>
        <table:table-row table:style-name="ro1">
          <table:table-cell office:value-type="string" calcext:value-type="string">
            <text:p>/blueprint/servlet/resource/image/864412/3x4/108/144/921e6b2486ec72bde0830caee95a389d/78163614521057D0552EE730EB201B68/loetzsch_gesine_gross.jpg</text:p>
          </table:table-cell>
          <table:table-cell office:value-type="string" calcext:value-type="string">
            <text:p>Dr. Gesine Lötz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662" calcext:value-type="float">
            <text:p>857662</text:p>
          </table:table-cell>
          <table:table-cell office:value-type="string" calcext:value-type="string">
            <text:p>/abgeordnete/biografien/L/loetzsch_gesine-85766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ötzsch, Dr. Gesin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Phil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esine-loetzsch.de/'}, {'Facebook': 'https://www.facebook.com/gesine.loetzsch/'}, {'X': 'https://twitter.com/LoetzschMdB'}, {'Instagram': 'https://www.instagram.com/@gesine.loetzsch'}]</text:p>
          </table:table-cell>
        </table:table-row>
        <table:table-row table:style-name="ro1">
          <table:table-cell office:value-type="string" calcext:value-type="string">
            <text:p>/blueprint/servlet/resource/image/864516/3x4/108/144/545ce25677c3f12d699285691b0ba055/741114EEFA96095ABCE0BA738F4B48B6/moehring_cornelia_gross.jpg</text:p>
          </table:table-cell>
          <table:table-cell office:value-type="string" calcext:value-type="string">
            <text:p>Cornelia Möh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24" calcext:value-type="float">
            <text:p>857724</text:p>
          </table:table-cell>
          <table:table-cell office:value-type="string" calcext:value-type="string">
            <text:p>/abgeordnete/biografien/M/moehring_cornelia-85772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öhring, Cornelia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Sozialökonom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ornelia-moehring.de/'}, {'Facebook': 'https://www.facebook.com/CorneliaMoehring/'}, {'X': 'https://twitter.com/Conni_Moehring'}, {'Instagram': 'https://www.instagram.com/connimoe/'}]</text:p>
          </table:table-cell>
        </table:table-row>
        <table:table-row table:style-name="ro1">
          <table:table-cell office:value-type="string" calcext:value-type="string">
            <text:p>/blueprint/servlet/resource/image/864928/3x4/108/144/d004bc5b978c67c340e55a9fbbfd6c42/C706B28E9B1E861A1BBCEFE5E3BD914F/pau_petra_gross.jpg</text:p>
          </table:table-cell>
          <table:table-cell office:value-type="string" calcext:value-type="string">
            <text:p>Petra P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70" calcext:value-type="float">
            <text:p>857870</text:p>
          </table:table-cell>
          <table:table-cell office:value-type="string" calcext:value-type="string">
            <text:p>/abgeordnete/biografien/P/pau_petra-85787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Pau, Petr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petrapau.eu/'}, {'Facebook': 'https://www.facebook.com/PetraPauMaHe/'}, {'X': 'https://twitter.com/PetraPauMaHe'}, {'Instagram': 'https://www.instagram.com/petra.pau.direkt/'}, {'YouTube': 'https://www.youtube.com/channel/UC-sqvBuW0W_oRkWfcZBa6AQ/featured'}]</text:p>
          </table:table-cell>
        </table:table-row>
        <table:table-row table:style-name="ro1">
          <table:table-cell office:value-type="string" calcext:value-type="string">
            <text:p>/blueprint/servlet/resource/image/864924/3x4/108/144/fc77bf6c6fff52847e551a60daaf6053/1431F8E14AC8E35B9B286A85D776DC72/pellmann_soeren_gross.jpg</text:p>
          </table:table-cell>
          <table:table-cell office:value-type="string" calcext:value-type="string">
            <text:p>Sören Pell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58" calcext:value-type="float">
            <text:p>857858</text:p>
          </table:table-cell>
          <table:table-cell office:value-type="string" calcext:value-type="string">
            <text:p>/abgeordnete/biografien/P/pellmann_soeren-85785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Pellmann, Sör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Grund- und Förderschul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oeren-pellmann.de'}, {'Facebook': 'https://www.facebook.com/SoerenPellmannMdB'}, {'X': 'https://twitter.com/linkepelli?lang=de'}]</text:p>
          </table:table-cell>
        </table:table-row>
        <table:table-row table:style-name="ro1">
          <table:table-cell office:value-type="string" calcext:value-type="string">
            <text:p>/blueprint/servlet/resource/image/864922/3x4/108/144/362c8e372d70f5b4e29d9bdf0a4e5139/4D29FF471E4D2DE4035484FC7B757CBC/perli_victor_gross.jpg</text:p>
          </table:table-cell>
          <table:table-cell office:value-type="string" calcext:value-type="string">
            <text:p>Victor Per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72" calcext:value-type="float">
            <text:p>857872</text:p>
          </table:table-cell>
          <table:table-cell office:value-type="string" calcext:value-type="string">
            <text:p>/abgeordnete/biografien/P/perli_victor-85787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Perli, Victor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rli.de'}, {'Facebook': 'https://www.facebook.com/perli.victor/'}, {'X': 'https://twitter.com/victorperli'}, {'Instagram': 'https://www.instagram.com/bundestagsperli/'}]</text:p>
          </table:table-cell>
        </table:table-row>
        <table:table-row table:style-name="ro1">
          <table:table-cell office:value-type="string" calcext:value-type="string">
            <text:p>/blueprint/servlet/resource/image/862340/3x4/108/144/bb88ce3f5bb2ee0f1d37027a36a5b100/8FF2F17F8A2741E14419CF6FAE555E97/reichinnek_heidi.jpg</text:p>
          </table:table-cell>
          <table:table-cell office:value-type="string" calcext:value-type="string">
            <text:p>Heidi Reichinn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074" calcext:value-type="float">
            <text:p>861074</text:p>
          </table:table-cell>
          <table:table-cell office:value-type="string" calcext:value-type="string">
            <text:p>/abgeordnete/biografien/R/reichinnek_heidi-86107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Reichinnek, Heidi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pädagogische Mitarbeiterin Jugendhilf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idireichinnek.de'}, {'X': 'https://twitter.com/HeidiReichinnek'}, {'Instagram': 'https://www.instagram.com/heidi.reichinnek/'}, {'Facebook': 'https://www.facebook.com/Heidi.DieLINKE.Nds'}]</text:p>
          </table:table-cell>
        </table:table-row>
        <table:table-row table:style-name="ro1">
          <table:table-cell office:value-type="string" calcext:value-type="string">
            <text:p>/blueprint/servlet/resource/image/864202/3x4/108/144/ba446455b93deca885511decb073efa9/F685E44A09147C01F55723EBF562B3FD/renner_martina_gross.jpg</text:p>
          </table:table-cell>
          <table:table-cell office:value-type="string" calcext:value-type="string">
            <text:p>Martina Ren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08" calcext:value-type="float">
            <text:p>857908</text:p>
          </table:table-cell>
          <table:table-cell office:value-type="string" calcext:value-type="string">
            <text:p>/abgeordnete/biografien/R/renner_martina-85790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enner, Martina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Gruppe Die Linke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tinarenner.de'}, {'Facebook': 'https://www.facebook.com/martinarennermdb'}, {'X': 'https://twitter.com/martinarenner'}, {'Instgram': 'https://www.instagram.com/martinarenner_linke/'}]</text:p>
          </table:table-cell>
        </table:table-row>
        <table:table-row table:style-name="ro1">
          <table:table-cell office:value-type="string" calcext:value-type="string">
            <text:p>/blueprint/servlet/resource/image/861934/3x4/108/144/5b26c151e0c52140dbe629d01df7397f/93FBB42773A29B91C74E865840468ACA/abdi_sanae.jpg</text:p>
          </table:table-cell>
          <table:table-cell office:value-type="string" calcext:value-type="string">
            <text:p>Sanae Ab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028" calcext:value-type="float">
            <text:p>861028</text:p>
          </table:table-cell>
          <table:table-cell office:value-type="string" calcext:value-type="string">
            <text:p>/abgeordnete/biografien/A/abdi_sanae-86102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Abdi, Sana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ertrags- und Finanzmana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anae-abdi.spd.de/'}, {'X': 'https://twitter.com/_sanaeabdi'}, {'Instagram': 'https://www.instagram.com/sanae_ccaa/'}, {'Facebook': 'https://www.facebook.com/sanaeabdispd'}]</text:p>
          </table:table-cell>
        </table:table-row>
        <table:table-row table:style-name="ro1">
          <table:table-cell office:value-type="string" calcext:value-type="string">
            <text:p>/blueprint/servlet/resource/image/864206/3x4/108/144/f00773b81c66a974942bbc945b7f4126/283726F53785B8132DF2949DF73651B0/riexinger_bernd_gross.jpg</text:p>
          </table:table-cell>
          <table:table-cell office:value-type="string" calcext:value-type="string">
            <text:p>Bernd Riexi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86" calcext:value-type="float">
            <text:p>857886</text:p>
          </table:table-cell>
          <table:table-cell office:value-type="string" calcext:value-type="string">
            <text:p>/abgeordnete/biografien/R/riexinger_bernd-857886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Riexinger, Bernd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Bank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ernd-riexinger.de/'}, {'Facebook': 'https://www.facebook.com/riexinger.bernd'}, {'X': 'https://twitter.com/b_riexinger'}, {'Instagram': 'https://www.instagram.com/riexingerbernd'}, {'Youtube': 'https://www.youtube.com/channel/UCCdjl_yQOUL2Z4cEMP1E7Zg'}]</text:p>
          </table:table-cell>
        </table:table-row>
        <table:table-row table:style-name="ro1">
          <table:table-cell office:value-type="string" calcext:value-type="string">
            <text:p>/blueprint/servlet/resource/image/865916/3x4/108/144/2e9ab75d9594b06e0c8fe88ba9e9130c/35301DABE4EC8DD7B15E2A150CC84160/ahmetovic_adis.jpg</text:p>
          </table:table-cell>
          <table:table-cell office:value-type="string" calcext:value-type="string">
            <text:p>Adis Ahmetovi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876" calcext:value-type="float">
            <text:p>861876</text:p>
          </table:table-cell>
          <table:table-cell office:value-type="string" calcext:value-type="string">
            <text:p>/abgeordnete/biografien/A/ahmetovic_adis-86187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Ahmetović, Adi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dis-ahmetovic.de'}, {'Facebook': 'http://www.facebook.de/AdisAhmetovic.SPD'}, {'Instagram': 'http://www.instagram.de/adis.a93'}]</text:p>
          </table:table-cell>
        </table:table-row>
        <table:table-row table:style-name="ro1">
          <table:table-cell office:value-type="string" calcext:value-type="string">
            <text:p>/blueprint/servlet/resource/image/864778/3x4/108/144/3efcbccabb05ff285e99dc410d141176/12B4E86917E9B3AEE81595C71A91D3A9/sitte_petra_gross.jpg</text:p>
          </table:table-cell>
          <table:table-cell office:value-type="string" calcext:value-type="string">
            <text:p>Dr. Petra Si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018" calcext:value-type="float">
            <text:p>858018</text:p>
          </table:table-cell>
          <table:table-cell office:value-type="string" calcext:value-type="string">
            <text:p>/abgeordnete/biografien/S/sitte_petra-85801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itte, Dr. Petra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Ökonom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tra-sitte.de/'}, {'Facebook': 'https://de-de.facebook.com/MdB.Petra.Sitte/'}, {'X': 'https://twitter.com/petra_sitte_mdb?lang=de'}, {'Instagram': 'https://www.instagram.com/petra_sitte_mdb/'}]</text:p>
          </table:table-cell>
        </table:table-row>
        <table:table-row table:style-name="ro1">
          <table:table-cell office:value-type="string" calcext:value-type="string">
            <text:p>/blueprint/servlet/resource/image/869604/3x4/108/144/4a9c3c200052c063092baa2d78e104/CEC8DAC1561C61014A5CEF4A048606C1/alabali_radovan_reem.jpg</text:p>
          </table:table-cell>
          <table:table-cell office:value-type="string" calcext:value-type="string">
            <text:p>Reem Alabali-Rado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30" calcext:value-type="float">
            <text:p>860830</text:p>
          </table:table-cell>
          <table:table-cell office:value-type="string" calcext:value-type="string">
            <text:p>/abgeordnete/biografien/A/alabali_radovan_reem-86083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Alabali-Radovan, Reem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eem-alabali-radovan.spd.de/'}, {'Facebook': 'https://www.facebook.com/reem.alabaliradovan'}, {'X': 'https://twitter.com/ReemAlabali'}, {'Instagram': 'https://www.instagram.com/reem.alabaliradovan/'}]</text:p>
          </table:table-cell>
        </table:table-row>
        <table:table-row table:style-name="ro1">
          <table:table-cell office:value-type="string" calcext:value-type="string">
            <text:p>/blueprint/servlet/resource/image/864966/3x4/108/144/4220cfc15dd1004cf7c30280a22a83ef/1F1B32E72CBF6B623B03E01CC0BFB377/vogler_kathrin_gross.jpg</text:p>
          </table:table-cell>
          <table:table-cell office:value-type="string" calcext:value-type="string">
            <text:p>Kathrin Vog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8124" calcext:value-type="float">
            <text:p>858124</text:p>
          </table:table-cell>
          <table:table-cell office:value-type="string" calcext:value-type="string">
            <text:p>/abgeordnete/biografien/V/vogler_kathrin-85812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Vogler, Kathr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Geschäftsfü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athrin-vogler.de/start/aktuell/'}, {'Facebook': 'https://www.facebook.com/kathrin.vogler'}, {'X': 'https://twitter.com/voglerk'}, {'Instagram': 'https://www.instagram.com/kathrinvoglermdb'}, {'Youtube': 'http://www.youtube.com/channel/UCMrNcUwJIZEhDKJPQu00MJA'}]</text:p>
          </table:table-cell>
        </table:table-row>
        <table:table-row table:style-name="ro1">
          <table:table-cell office:value-type="string" calcext:value-type="string">
            <text:p>/blueprint/servlet/resource/image/862522/3x4/108/144/c56d90b849d0da83d70afc2aad574c2a/E566265B784DB604A405602C6586EE76/andres_dagmar.jpg</text:p>
          </table:table-cell>
          <table:table-cell office:value-type="string" calcext:value-type="string">
            <text:p>Dagmar And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80" calcext:value-type="float">
            <text:p>860980</text:p>
          </table:table-cell>
          <table:table-cell office:value-type="string" calcext:value-type="string">
            <text:p>/abgeordnete/biografien/A/andres_dagmar-86098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Andres, Dagma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agmar-andres.de/'}, {'X': 'https://twitter.com/DagmarAndres'}, {'Instagram': 'https://www.instagram.com/dagmar.andres/?hl=de'}, {'Facebook': 'https://www.facebook.com/DagmarAndresSPD'}]</text:p>
          </table:table-cell>
        </table:table-row>
        <table:table-row table:style-name="ro1">
          <table:table-cell office:value-type="string" calcext:value-type="string">
            <text:p>/blueprint/servlet/resource/image/867114/3x4/108/144/8fe935008dff13cbab55eeea1f5878dc/99665A2B173B0216EB8845339F48A66F/wissler_janine.jpg</text:p>
          </table:table-cell>
          <table:table-cell office:value-type="string" calcext:value-type="string">
            <text:p>Janine Wiss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432" calcext:value-type="float">
            <text:p>861432</text:p>
          </table:table-cell>
          <table:table-cell office:value-type="string" calcext:value-type="string">
            <text:p>/abgeordnete/biografien/W/wissler_janine-86143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Wissler, Janin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Gruppe Die Linke</text:p>
          </table:table-cell>
          <table:table-cell office:value-type="string" calcext:value-type="string">
            <text:p>Diplom-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anine-wissler.de'}, {'Facebook': 'http://www.facebook.com/JanineWissler'}, {'Instagram': 'https://www.instagram.com/janine_wissler'}]</text:p>
          </table:table-cell>
        </table:table-row>
        <table:table-row table:style-name="ro1">
          <table:table-cell office:value-type="string" calcext:value-type="string">
            <text:p>/blueprint/servlet/resource/image/864074/3x4/108/144/f02edc5dbec51139795dfc21fae115e4/D709BA138D756C398C5E2084255E473F/annen_niels_bild.jpg</text:p>
          </table:table-cell>
          <table:table-cell office:value-type="string" calcext:value-type="string">
            <text:p>Niels An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06" calcext:value-type="float">
            <text:p>857106</text:p>
          </table:table-cell>
          <table:table-cell office:value-type="string" calcext:value-type="string">
            <text:p>/abgeordnete/biografien/A/annen_niels-85710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Annen, Niels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istoriker, Politikwissenschaftler (M.I.P.P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ielsannen.de'}, {'Facebook': 'https://www.facebook.com/nielsannen'}, {'X': 'https://twitter.com/NielsAnnen'}, {'Instagram': 'https://www.instagram.com/nielsannen/'}]</text:p>
          </table:table-cell>
        </table:table-row>
        <table:table-row table:style-name="ro1">
          <table:table-cell office:value-type="string" calcext:value-type="string">
            <text:p>/blueprint/servlet/resource/image/863072/3x4/108/144/5f229293963f420ba64ed558be479fda/0DA0DF5DF23327FA8502BF8779A352D1/arlt_johannes.jpg</text:p>
          </table:table-cell>
          <table:table-cell office:value-type="string" calcext:value-type="string">
            <text:p>Johannes Ar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28" calcext:value-type="float">
            <text:p>860828</text:p>
          </table:table-cell>
          <table:table-cell office:value-type="string" calcext:value-type="string">
            <text:p>/abgeordnete/biografien/A/arlt_johannes-86082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Arlt, Johannes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rufsoffizi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hannesarlt-mv.de/'}, {'X': 'http://twitter.com/arlt_johannes'}, {'Instagram': 'https://www.instagram.com/johannes_arlt/?hl=de'}, {'Facebook': 'https://www.facebook.com/arltjohannes'}, {'LinkedIn': 'https://www.linkedin.com/in/johannes-arlt-bjerreh%C3%B8j-13a05713'}]</text:p>
          </table:table-cell>
        </table:table-row>
        <table:table-row table:style-name="ro1">
          <table:table-cell office:value-type="string" calcext:value-type="string">
            <text:p>/blueprint/servlet/resource/image/864568/3x4/108/144/472aeffa39e6d220f4a4a6939dbef576/40906A99D696A71C6C96E885C59E2C1D/baehrens_heike_gross.jpg</text:p>
          </table:table-cell>
          <table:table-cell office:value-type="string" calcext:value-type="string">
            <text:p>Heike Baehr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44" calcext:value-type="float">
            <text:p>857144</text:p>
          </table:table-cell>
          <table:table-cell office:value-type="string" calcext:value-type="string">
            <text:p>/abgeordnete/biografien/B/baehrens_heike-85714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Baehrens, Heik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akon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eike-baehrens.de'}, {'Facebook': 'https://www.facebook.com/baehrensmdb'}, {'Instagram': 'http://www.instagram.com/heikebaehrens'}]</text:p>
          </table:table-cell>
        </table:table-row>
        <table:table-row table:style-name="ro1">
          <table:table-cell office:value-type="string" calcext:value-type="string">
            <text:p>/blueprint/servlet/resource/image/864616/3x4/108/144/4e277e94b5a43c66c430c395896e2832/635B3492537C1E867501689C1B67DF18/bahr_ulrike_bild.jpg</text:p>
          </table:table-cell>
          <table:table-cell office:value-type="string" calcext:value-type="string">
            <text:p>Ulrike Bah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52" calcext:value-type="float">
            <text:p>857152</text:p>
          </table:table-cell>
          <table:table-cell office:value-type="string" calcext:value-type="string">
            <text:p>/abgeordnete/biografien/B/bahr_ulrike-85715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ahr, Ulrik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Mittelschulle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ulrike-bahr.de/'}]</text:p>
          </table:table-cell>
        </table:table-row>
        <table:table-row table:style-name="ro1">
          <table:table-cell office:value-type="string" calcext:value-type="string">
            <text:p>/blueprint/servlet/resource/image/861954/3x4/108/144/43f3d7698781fe29432f13c0399d4ad6/A77CAC3C99AEDF7C4CA6E5EAF4CCA86C/baldy_daniel.jpg</text:p>
          </table:table-cell>
          <table:table-cell office:value-type="string" calcext:value-type="string">
            <text:p>Daniel Bal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186" calcext:value-type="float">
            <text:p>861186</text:p>
          </table:table-cell>
          <table:table-cell office:value-type="string" calcext:value-type="string">
            <text:p>/abgeordnete/biografien/B/baldy_daniel-861186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Baldy, Daniel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niel-baldy.de'}, {'X': 'http://twitter.com/baldy_daniel'}, {'Instagram': 'http://instagram.com/baldy.daniel'}, {'Facebook': 'http://facebook.com/baldy.spd'}]</text:p>
          </table:table-cell>
        </table:table-row>
        <table:table-row table:style-name="ro1">
          <table:table-cell office:value-type="string" calcext:value-type="string">
            <text:p>/blueprint/servlet/resource/image/864578/3x4/108/144/8943bafb7fa39e97d78c696625adb425/16697B431C637FA809AD256A5995E989/baradari_nezahat_bild.jpg</text:p>
          </table:table-cell>
          <table:table-cell office:value-type="string" calcext:value-type="string">
            <text:p>Nezahat Barad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22" calcext:value-type="float">
            <text:p>857122</text:p>
          </table:table-cell>
          <table:table-cell office:value-type="string" calcext:value-type="string">
            <text:p>/abgeordnete/biografien/B/baradari_nezahat-85712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aradari, Nezahat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achärztin für Kinder- und Jugendmediz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nezahat-baradari.de/'}, {'Facebook': 'https://www.facebook.com/Baradari2021'}, {'Instagram': 'http://www.instagram.com/nezahatbaradari'}]</text:p>
          </table:table-cell>
        </table:table-row>
        <table:table-row table:style-name="ro1">
          <table:table-cell office:value-type="string" calcext:value-type="string">
            <text:p>/blueprint/servlet/resource/image/864582/3x4/108/144/9f91acf88faaad3b74fb553050d101ef/44A13FBB4563B2D9EDC0134B8F2C6DB0/bartol_soeren_gross.jpg</text:p>
          </table:table-cell>
          <table:table-cell office:value-type="string" calcext:value-type="string">
            <text:p>Sören Bar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32" calcext:value-type="float">
            <text:p>857132</text:p>
          </table:table-cell>
          <table:table-cell office:value-type="string" calcext:value-type="string">
            <text:p>/abgeordnete/biografien/B/bartol_soeren-85713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artol, Söre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artol.de/'}, {'Facebook': 'http://www.facebook.com/soerenbartol'}, {'X': 'http://www.twitter.com/soerenbartol'}, {'Instagram': 'http://www.instagram.com/soeren.bartol/'}, {'Youtube': 'http://www.youtube.com/channel/UCG3g9VznrnBcFG_jTyyTD0A'}]</text:p>
          </table:table-cell>
        </table:table-row>
        <table:table-row table:style-name="ro1">
          <table:table-cell office:value-type="string" calcext:value-type="string">
            <text:p>/blueprint/servlet/resource/image/920074/3x4/108/144/5c7d0683440c6f6bf6b42915b417ddc3/2985FE9C4E42E949FF952C3D9C05B462/bartz_alexander_gross.jpg</text:p>
          </table:table-cell>
          <table:table-cell office:value-type="string" calcext:value-type="string">
            <text:p>Alexander Bar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920072" calcext:value-type="float">
            <text:p>920072</text:p>
          </table:table-cell>
          <table:table-cell office:value-type="string" calcext:value-type="string">
            <text:p>/abgeordnete/biografien/B/bartz_alexander-92007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artz, Alexander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alexanderbartzSPD/'}, {'Instagram': 'https://www.instagram.com/bundesbartz/?hl=de'}]</text:p>
          </table:table-cell>
        </table:table-row>
        <table:table-row table:style-name="ro1">
          <table:table-cell office:value-type="string" calcext:value-type="string">
            <text:p>/blueprint/servlet/resource/image/864534/3x4/108/144/576e7b7cee34f367e48471f1ffca42d9/76C14F3ED056538EAAEE525D040E432A/bas_baerbel_gross.jpg</text:p>
          </table:table-cell>
          <table:table-cell office:value-type="string" calcext:value-type="string">
            <text:p>Bärbel 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120" calcext:value-type="float">
            <text:p>857120</text:p>
          </table:table-cell>
          <table:table-cell office:value-type="string" calcext:value-type="string">
            <text:p>/abgeordnete/biografien/B/bas_baerbel-8571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as, Bärb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ersonalmanagement-Ökonomin (VW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aerbelbas.de/'}, {'Facebook': 'https://www.facebook.com/baerbel.bas'}, {'X': 'https://twitter.com/baerbelbas'}, {'Instagram': 'https://www.instagram.com/baerbelbas/'}]</text:p>
          </table:table-cell>
        </table:table-row>
        <table:table-row table:style-name="ro1">
          <table:table-cell office:value-type="string" calcext:value-type="string">
            <text:p>/blueprint/servlet/resource/image/865932/3x4/108/144/d3bdf00631fcf58fa266a1a54832d675/E637DACDA260CEBFE37B6792CEEED637/becker_holger.jpg</text:p>
          </table:table-cell>
          <table:table-cell office:value-type="string" calcext:value-type="string">
            <text:p>Dr. Holger Be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440" calcext:value-type="float">
            <text:p>861440</text:p>
          </table:table-cell>
          <table:table-cell office:value-type="string" calcext:value-type="string">
            <text:p>/abgeordnete/biografien/B/becker_holger-86144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ecker, Dr. Holger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hysiker / wissenschaftlicher L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holger-becker-spd.de'}, {'Facebook': 'https://www.facebook.com/dr.holger.becker/'}, {'LinkedIn': 'https://www.linkedin.com/in/holgerbeckerjena'}, {'Instagram': 'https://www.instagram.com/dr_holger_becker/?hl=de'}]</text:p>
          </table:table-cell>
        </table:table-row>
        <table:table-row table:style-name="ro1">
          <table:table-cell office:value-type="string" calcext:value-type="string">
            <text:p>/blueprint/servlet/resource/image/861972/3x4/108/144/931bb598a99904f7a4a3bbabcdd59693/54DE9E1206C17894C9683E7767E7225A/berghahn_juergen.jpg</text:p>
          </table:table-cell>
          <table:table-cell office:value-type="string" calcext:value-type="string">
            <text:p>Jürgen Bergh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88" calcext:value-type="float">
            <text:p>861088</text:p>
          </table:table-cell>
          <table:table-cell office:value-type="string" calcext:value-type="string">
            <text:p>/abgeordnete/biografien/B/berghahn_juergen-86108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Berghahn, Jür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Elektroinstallat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uergen-berghahn.de/home.html'}, {'Instagram': 'https://www.instagram.com/juergen.berghahn/'}, {'Facebook': 'https://www.facebook.com/juergen.berghahn/?ref=page_internal'}]</text:p>
          </table:table-cell>
        </table:table-row>
        <table:table-row table:style-name="ro1">
          <table:table-cell office:value-type="string" calcext:value-type="string">
            <text:p>/blueprint/servlet/resource/image/865536/3x4/108/144/8f1574c8abd4b9a8f5f0168bff01c934/F6068197E0A8B8FA82F0BD428ABA6EED/bergt_bengt.jpg</text:p>
          </table:table-cell>
          <table:table-cell office:value-type="string" calcext:value-type="string">
            <text:p>Bengt Ber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74" calcext:value-type="float">
            <text:p>861374</text:p>
          </table:table-cell>
          <table:table-cell office:value-type="string" calcext:value-type="string">
            <text:p>/abgeordnete/biografien/B/bergt_bengt-86137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ergt, Bengt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dakt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ngtbergt.de'}, {'Facebook': 'http://www.facebook.com/bengt.bergt'}, {'X': 'http://twitter.com/Bengtbergt'}, {'Instagram': 'http://www.instagram.com/bengtbergt/'}, {'Linkedin': 'http://www.linkedin.com/in/bengt-bergt/'}]</text:p>
          </table:table-cell>
        </table:table-row>
        <table:table-row table:style-name="ro1">
          <table:table-cell office:value-type="string" calcext:value-type="string">
            <text:p>/blueprint/servlet/resource/image/861974/3x4/108/144/28423c8b7c09d7d9cd8ba40414523738/E27FD4ABF13A3346E22570EF3C5E9625/blankenburg_jakob.jpg</text:p>
          </table:table-cell>
          <table:table-cell office:value-type="string" calcext:value-type="string">
            <text:p>Jakob Blanken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72" calcext:value-type="float">
            <text:p>860872</text:p>
          </table:table-cell>
          <table:table-cell office:value-type="string" calcext:value-type="string">
            <text:p>/abgeordnete/biografien/B/blankenburg_jakob-860872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Blankenburg, Jakob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akobblankenburg.de/'}, {'Facebook': 'https://www.facebook.com/jakobblankenburg.spd'}, {'X': 'https://twitter.com/jakobbla'}, {'Instagram': 'https://www.instagram.com/jakob.blankenburg/'}]</text:p>
          </table:table-cell>
        </table:table-row>
        <table:table-row table:style-name="ro1">
          <table:table-cell office:value-type="string" calcext:value-type="string">
            <text:p>/blueprint/servlet/resource/image/864560/3x4/108/144/2b86a603bdcbc4e3678945236141946a/F9DCACED02A7C914282B6B1487E5C2CC/breymaier_leni_gross.jpg</text:p>
          </table:table-cell>
          <table:table-cell office:value-type="string" calcext:value-type="string">
            <text:p>Leni Breyma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86" calcext:value-type="float">
            <text:p>857186</text:p>
          </table:table-cell>
          <table:table-cell office:value-type="string" calcext:value-type="string">
            <text:p>/abgeordnete/biografien/B/breymaier_leni-85718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Breymaier, Leni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Einzelhandels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eni-breymaier.de/'}, {'Facebook': 'https://www.facebook.com/BreymaierLeni/'}, {'X': 'https://twitter.com/lenibreymaier'}, {'Instagram': 'https://www.instagram.com/lenibreymaier/'}, {'TikTok': 'https://www.tiktok.com/@leniostalb'}]</text:p>
          </table:table-cell>
        </table:table-row>
        <table:table-row table:style-name="ro1">
          <table:table-cell office:value-type="string" calcext:value-type="string">
            <text:p>/blueprint/servlet/resource/image/864558/3x4/108/144/6b748f52cb270adf2b527b390b41c527/238CA1E1ECFFE92908D211D70C6A98C1/budde_katrin_gross.jpg</text:p>
          </table:table-cell>
          <table:table-cell office:value-type="string" calcext:value-type="string">
            <text:p>Katrin Bu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70" calcext:value-type="float">
            <text:p>857170</text:p>
          </table:table-cell>
          <table:table-cell office:value-type="string" calcext:value-type="string">
            <text:p>/abgeordnete/biografien/B/budde_katrin-85717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udde, Katrin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Ingenieurin für Arbeitsgestaltun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rin-budde.de/'}, {'Facebook': 'https://www.facebook.com/buddekatrin/'}, {'Instagram': 'https://www.instagram.com/katrin_budde'}]</text:p>
          </table:table-cell>
        </table:table-row>
        <table:table-row table:style-name="ro1">
          <table:table-cell office:value-type="string" calcext:value-type="string">
            <text:p>/blueprint/servlet/resource/image/868682/3x4/108/144/fbfa70b9d93b45d8d7b9712263ff6be3/A6E2062F3193558FDDAF724515E6854D/cademartori_isabel.jpg</text:p>
          </table:table-cell>
          <table:table-cell office:value-type="string" calcext:value-type="string">
            <text:p>Isabel Cademart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204" calcext:value-type="float">
            <text:p>860204</text:p>
          </table:table-cell>
          <table:table-cell office:value-type="string" calcext:value-type="string">
            <text:p>/abgeordnete/biografien/C/cademartori_dujisin_isabel-86020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Cademartori, Isabe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rtschaftspädag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demartori.de'}, {'Facebook': 'https://www.facebook.com/isabel.cademartori'}, {'X': 'https://twitter.com/isacademartori'}, {'LinkedIn': 'http://linkedin.com/in/isabel-cademartori-352a2624'}, {'Instagram': 'https://www.instagram.com/isacademartori/'}]</text:p>
          </table:table-cell>
        </table:table-row>
        <table:table-row table:style-name="ro1">
          <table:table-cell office:value-type="string" calcext:value-type="string">
            <text:p>/blueprint/servlet/resource/image/864872/3x4/108/144/9052d26e24685af4ed86972e90c51ce8/8DDF46184967018EC4EBDF9C3C9B8F55/castelluci_lars_gross.jpg</text:p>
          </table:table-cell>
          <table:table-cell office:value-type="string" calcext:value-type="string">
            <text:p>Prof. Dr. Lars Castelluc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36" calcext:value-type="float">
            <text:p>857236</text:p>
          </table:table-cell>
          <table:table-cell office:value-type="string" calcext:value-type="string">
            <text:p>/abgeordnete/biografien/C/castellucci_lars-85723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Castellucci, Prof. Dr. Lar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ochschulprofesso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ars-castellucci.de'}, {'Facebook': 'http://www.facebook.com/larscastellucci'}, {'X': 'http://twitter.com/larscastellucci'}]</text:p>
          </table:table-cell>
        </table:table-row>
        <table:table-row table:style-name="ro1">
          <table:table-cell office:value-type="string" calcext:value-type="string">
            <text:p>/blueprint/servlet/resource/image/862536/3x4/108/144/7e0190b1477c22f53c0b851a8d17f36a/32E6D424B232923DAD3349BEBBE719FF/cosse_juergen.jpg</text:p>
          </table:table-cell>
          <table:table-cell office:value-type="string" calcext:value-type="string">
            <text:p>Jürgen Coß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94" calcext:value-type="float">
            <text:p>860994</text:p>
          </table:table-cell>
          <table:table-cell office:value-type="string" calcext:value-type="string">
            <text:p>/abgeordnete/biografien/C/cosse_juergen-86099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Coße, Jürg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rbeitsvermit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uergen-cosse.spd.de/'}, {'X': 'https://twitter.com/juergencosse'}, {'Facebook': 'https://de-de.facebook.com/SPD.Juergen.Cosse'}, {'Instagram': 'https://www.instagram.com/juergencosse/?hl=de'}]</text:p>
          </table:table-cell>
        </table:table-row>
        <table:table-row table:style-name="ro1">
          <table:table-cell office:value-type="string" calcext:value-type="string">
            <text:p>/blueprint/servlet/resource/image/864378/3x4/108/144/a2fb7171086340bf8a43c1be4340d47d/7772A870D860D67CF832938BFABFD9C2/daldrup_bernhard_gross.jpg</text:p>
          </table:table-cell>
          <table:table-cell office:value-type="string" calcext:value-type="string">
            <text:p>Bernhard Daldr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48" calcext:value-type="float">
            <text:p>857248</text:p>
          </table:table-cell>
          <table:table-cell office:value-type="string" calcext:value-type="string">
            <text:p>/abgeordnete/biografien/D/daldrup_bernhard-85724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Daldrup, Bernhar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ernhard-daldrup.de/'}, {'Facebook': 'https://www.facebook.com/bernharddaldrup/'}, {'X': 'https://twitter.com/BernhardDaldrup'}, {'Instagram': 'https://www.instagram.com/bernharddaldrup'}]</text:p>
          </table:table-cell>
        </table:table-row>
        <table:table-row table:style-name="ro1">
          <table:table-cell office:value-type="string" calcext:value-type="string">
            <text:p>/blueprint/servlet/resource/image/861940/3x4/108/144/b0a4aa7dd1ff57fc0b22878ac8f7302e/A281284477E66F092A2A7DB4F199C55D/aeffner_stephanie.jpg</text:p>
          </table:table-cell>
          <table:table-cell office:value-type="string" calcext:value-type="string">
            <text:p>Stephanie Aeff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54" calcext:value-type="float">
            <text:p>860154</text:p>
          </table:table-cell>
          <table:table-cell office:value-type="string" calcext:value-type="string">
            <text:p>/abgeordnete/biografien/A/aeffner_stephanie-86015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Aeffner, Stephani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arbeiteri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effnerstephanie.de'}, {'Instagram': 'https://www.instagram.com/stephanie_aeffner/'}, {'Facebook': 'https://www.facebook.com/people/Stephanie-Aeffner/100084209227731/'}, {'X': 'https://twitter.com/s_aeffner'}]</text:p>
          </table:table-cell>
        </table:table-row>
        <table:table-row table:style-name="ro1">
          <table:table-cell office:value-type="string" calcext:value-type="string">
            <text:p>/blueprint/servlet/resource/image/862538/3x4/108/144/f6bd877f7f65f59080b3e08ef0243578/ADF2F983986B6295DAEACE075092A4FB/demir_hakan_bild.jpg</text:p>
          </table:table-cell>
          <table:table-cell office:value-type="string" calcext:value-type="string">
            <text:p>Hakan De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02" calcext:value-type="float">
            <text:p>861502</text:p>
          </table:table-cell>
          <table:table-cell office:value-type="string" calcext:value-type="string">
            <text:p>/abgeordnete/biografien/D/demir_hakan-86150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Demir, Haka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akan-demir.de/'}, {'X': 'https://twitter.com/HakanDemirNK'}, {'Instagram': 'https://www.instagram.com/hakandemirnk'}, {'Facebook': 'https://www.facebook.com/HakanDemirNK/'}]</text:p>
          </table:table-cell>
        </table:table-row>
        <table:table-row table:style-name="ro1">
          <table:table-cell office:value-type="string" calcext:value-type="string">
            <text:p>/blueprint/servlet/resource/image/864092/3x4/108/144/683c585f5ac6b04f1acdd5335c97bcd1/6DADFD2CA044C712A49A1ACF686CFCFC/amtsberg_luise_gross.jpg</text:p>
          </table:table-cell>
          <table:table-cell office:value-type="string" calcext:value-type="string">
            <text:p>Luise Amts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04" calcext:value-type="float">
            <text:p>857104</text:p>
          </table:table-cell>
          <table:table-cell office:value-type="string" calcext:value-type="string">
            <text:p>/abgeordnete/biografien/A/amtsberg_luise-85710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Amtsberg, Luis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Islam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uise-amtsberg.de'}, {'Facebook': 'https://de-de.facebook.com/LuiseAmtsberg/'}, {'Instagram': 'https://www.instagram.com/amtsbergluise/?hl=de'}]</text:p>
          </table:table-cell>
        </table:table-row>
        <table:table-row table:style-name="ro1">
          <table:table-cell office:value-type="string" calcext:value-type="string">
            <text:p>/blueprint/servlet/resource/image/898226/3x4/108/144/12279ac9b6554cb75ab333d75ca5d113/67DF7B7AE38E64FDA6233F2F086EF505/de_ridder_daniela_gross.jpg</text:p>
          </table:table-cell>
          <table:table-cell office:value-type="string" calcext:value-type="string">
            <text:p>Dr. Daniela De Rid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98224" calcext:value-type="float">
            <text:p>898224</text:p>
          </table:table-cell>
          <table:table-cell office:value-type="string" calcext:value-type="string">
            <text:p>/abgeordnete/biografien/D/de_ridder_daniela-89822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De Ridder, Dr. Daniel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niela-de-ridder.de'}, {'X': 'https://twitter.com/deridder_mdb?lang=de'}, {'Instagram': 'https://www.instagram.com/dr.daniela.deridder/?hl=de'}, {'Facebook': 'https://www.facebook.com/dr.danieladeridder'}]</text:p>
          </table:table-cell>
        </table:table-row>
        <table:table-row table:style-name="ro1">
          <table:table-cell office:value-type="string" calcext:value-type="string">
            <text:p>/blueprint/servlet/resource/image/861952/3x4/108/144/a76e387368c662969efab954cf3309ca/301476450ACEF229106E406A96802A41/audretsch_andreas.jpg</text:p>
          </table:table-cell>
          <table:table-cell office:value-type="string" calcext:value-type="string">
            <text:p>Andreas Audret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496" calcext:value-type="float">
            <text:p>860496</text:p>
          </table:table-cell>
          <table:table-cell office:value-type="string" calcext:value-type="string">
            <text:p>/abgeordnete/biografien/A/audretsch_andreas-86049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Audretsch, Andrea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ozial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dreasaudretsch.de'}, {'Facebook': 'http://facebook.com/andreas.audretsch'}, {'X': 'https://twitter.com/anaudretsch'}, {'Instagram': 'https://www.instagram.com/andreasaudretsch'}]</text:p>
          </table:table-cell>
        </table:table-row>
        <table:table-row table:style-name="ro1">
          <table:table-cell office:value-type="string" calcext:value-type="string">
            <text:p>/blueprint/servlet/resource/image/864372/3x4/108/144/bfeb1f4efb345be6f3eb6c5fef8ba68b/E1D2C7599465B606216E3BE63610F7B9/diaby_karamba_gross.jpg</text:p>
          </table:table-cell>
          <table:table-cell office:value-type="string" calcext:value-type="string">
            <text:p>Dr. Karamba Di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52" calcext:value-type="float">
            <text:p>857252</text:p>
          </table:table-cell>
          <table:table-cell office:value-type="string" calcext:value-type="string">
            <text:p>/abgeordnete/biografien/D/diaby_karamba-85725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Diaby, Dr. Karamba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Chem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ramba-diaby.de'}, {'Facebook': 'https://de-de.facebook.com/DrKarambaDiaby'}, {'X': 'https://twitter.com/KarambaDiaby'}, {'Instagram': 'https://www.instagram.com/drkarambadiaby/'}]</text:p>
          </table:table-cell>
        </table:table-row>
        <table:table-row table:style-name="ro1">
          <table:table-cell office:value-type="string" calcext:value-type="string">
            <text:p>/blueprint/servlet/resource/image/863074/3x4/108/144/ce510ee3dfa9fa04cedc1c9d7c2d3e87/70F0B0184B4D5BA926B13C3832A3197F/aussendorf_maik.jpg</text:p>
          </table:table-cell>
          <table:table-cell office:value-type="string" calcext:value-type="string">
            <text:p>Maik Außendo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32" calcext:value-type="float">
            <text:p>860932</text:p>
          </table:table-cell>
          <table:table-cell office:value-type="string" calcext:value-type="string">
            <text:p>/abgeordnete/biografien/A/aussendorf_maik-86093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Außendorf, Mai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IT-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ik-aussendorf.de/'}, {'X': 'https://twitter.com/maik_aussendorf'}, {'Instagram': 'https://www.instagram.com/maikaussendorf/'}, {'Facebook': 'https://www.facebook.com/Maik-Auendorf-108607258028382'}, {'LinkedIn': 'https://www.linkedin.com/in/maik-au%C3%9Fendorf-208a495b'}, {'Xing': 'https://www.xing.com/profile/Maik_Aussendorf'}]</text:p>
          </table:table-cell>
        </table:table-row>
        <table:table-row table:style-name="ro1">
          <table:table-cell office:value-type="string" calcext:value-type="string">
            <text:p>/blueprint/servlet/resource/image/865822/3x4/108/144/3dc0d8dd2d24293c0a4add49a7c2225d/F70B2590C94C5A38D7C4D5A722CF1C0C/diedenhofen_martin.jpg</text:p>
          </table:table-cell>
          <table:table-cell office:value-type="string" calcext:value-type="string">
            <text:p>Martin Diedenho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190" calcext:value-type="float">
            <text:p>861190</text:p>
          </table:table-cell>
          <table:table-cell office:value-type="string" calcext:value-type="string">
            <text:p>/abgeordnete/biografien/D/diedenhofen_martin-86119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Diedenhofen, Marti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tin-diedenhofen.de'}, {'Facebook': 'https://www.facebook.com/MDiedenhofen'}, {'X': 'https://twitter.com/MDiedenhofen'}, {'Instagram': 'https://www.instagram.com/martindiedenhofen/'}]</text:p>
          </table:table-cell>
        </table:table-row>
        <table:table-row table:style-name="ro1">
          <table:table-cell office:value-type="string" calcext:value-type="string">
            <text:p>/blueprint/servlet/resource/image/863292/3x4/108/144/d878670d4bc6cc175ac99be8a1955858/3A8376C1D248B972EDF24EDB23014CDA/bacherle_tobias.jpg</text:p>
          </table:table-cell>
          <table:table-cell office:value-type="string" calcext:value-type="string">
            <text:p>Tobias B. Bacher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38" calcext:value-type="float">
            <text:p>860138</text:p>
          </table:table-cell>
          <table:table-cell office:value-type="string" calcext:value-type="string">
            <text:p>/abgeordnete/biografien/B/bacherle_tobias-860138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Bacherle, Tobias B.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bbacherle.eu'}, {'Facebook': 'https://facebook.com/tbbacherle'}, {'X': 'https://twitter.com/tbbacherle'}, {'LinkedIn': 'https://www.linkedin.com/in/tobias-b-bacherle-4022b0216/'}, {'Instagram': 'https://instagram.com/tbbacherle'}]</text:p>
          </table:table-cell>
        </table:table-row>
        <table:table-row table:style-name="ro1">
          <table:table-cell office:value-type="string" calcext:value-type="string">
            <text:p>/blueprint/servlet/resource/image/862540/3x4/108/144/f2ee1392d39ad967d95ac87de8412ff7/7A23E4BFF1F45A1DC843926BC162C6F4/dieren_jan.jpg</text:p>
          </table:table-cell>
          <table:table-cell office:value-type="string" calcext:value-type="string">
            <text:p>Jan Di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96" calcext:value-type="float">
            <text:p>861096</text:p>
          </table:table-cell>
          <table:table-cell office:value-type="string" calcext:value-type="string">
            <text:p>/abgeordnete/biografien/D/dieren_jan-86109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Dieren, J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an-dieren.de'}, {'Facebook': 'https://www.facebook.com/JanUlrichDieren'}, {'X': 'https://twitter.com/JanUlrichDieren'}, {'Instagram': 'https://www.instagram.com/jandieren'}]</text:p>
          </table:table-cell>
        </table:table-row>
        <table:table-row table:style-name="ro1">
          <table:table-cell office:value-type="string" calcext:value-type="string">
            <text:p>/blueprint/servlet/resource/image/864566/3x4/108/144/fe88631f30e5c578e92b3eb017f7c9e1/A8D5C7DC6D6427A9479641B4039E33ED/badum_lisa_gross.jpg</text:p>
          </table:table-cell>
          <table:table-cell office:value-type="string" calcext:value-type="string">
            <text:p>Lisa Bad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48" calcext:value-type="float">
            <text:p>857148</text:p>
          </table:table-cell>
          <table:table-cell office:value-type="string" calcext:value-type="string">
            <text:p>/abgeordnete/biografien/B/badum_lisa-85714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adum, Lis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isa-badum.de/'}, {'Facebook': 'https://www.facebook.com/BadumLisa/'}, {'X': 'https://twitter.com/BadumLisa'}, {'Instagram': 'https://www.instagram.com/badumlisa/?hl=de'}]</text:p>
          </table:table-cell>
        </table:table-row>
        <table:table-row table:style-name="ro1">
          <table:table-cell office:value-type="string" calcext:value-type="string">
            <text:p>/blueprint/servlet/resource/image/864360/3x4/108/144/976b45ef45b81b6abff9436da9738c72/68F9F7535BEF2EBDDFDA61D603B2A0BE/dilcher_esther_gross.jpg</text:p>
          </table:table-cell>
          <table:table-cell office:value-type="string" calcext:value-type="string">
            <text:p>Esther Di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244" calcext:value-type="float">
            <text:p>857244</text:p>
          </table:table-cell>
          <table:table-cell office:value-type="string" calcext:value-type="string">
            <text:p>/abgeordnete/biografien/D/dilcher_esther-85724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Dilcher, Esthe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ältin und Nota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stherdilcher.de/'}, {'Facebook': 'https://www.facebook.com/esther.dilcher/'}, {'Instagram': 'https://instagram.com/Estherdilcher?utm_medium=copy_link'}]</text:p>
          </table:table-cell>
        </table:table-row>
        <table:table-row table:style-name="ro1">
          <table:table-cell office:value-type="string" calcext:value-type="string">
            <text:p>/blueprint/servlet/resource/image/862000/3x4/108/144/345f48c15ca4437546ee278b9b683fe5/A30EF9BF5A5621E0D6B4547A8E89E55F/bar_karl.jpg</text:p>
          </table:table-cell>
          <table:table-cell office:value-type="string" calcext:value-type="string">
            <text:p>Karl Bä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34" calcext:value-type="float">
            <text:p>860334</text:p>
          </table:table-cell>
          <table:table-cell office:value-type="string" calcext:value-type="string">
            <text:p>/abgeordnete/biografien/B/baer_karl-86033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är, Kar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grarökonom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arl-baer.eu'}, {'X': 'https://twitter.com/karlbaer'}, {'Instagram': 'http://instagram.com/karl.baer'}, {'Facebook': 'https://www.facebook.com/karlbaerbundestag'}]</text:p>
          </table:table-cell>
        </table:table-row>
        <table:table-row table:style-name="ro1">
          <table:table-cell office:value-type="string" calcext:value-type="string">
            <text:p>/blueprint/servlet/resource/image/864380/3x4/108/144/8c7b24f386ef14f2dafc6f982123d5e8/64BDBED04E0AA4E16804D16C1A6DD885/dittmar_sabine_gross.jpg</text:p>
          </table:table-cell>
          <table:table-cell office:value-type="string" calcext:value-type="string">
            <text:p>Sabine Dittm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40" calcext:value-type="float">
            <text:p>857240</text:p>
          </table:table-cell>
          <table:table-cell office:value-type="string" calcext:value-type="string">
            <text:p>/abgeordnete/biografien/D/dittmar_sabine-85724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Dittmar, Sabi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abine-dittmar.com'}, {'Facebook': 'https://www.facebook.com/SabineDittmarMdB'}, {'X': 'https://twitter.com/dittmarsabine'}, {'Instagram': 'https://www.instagram.com/sabinedittmarmdb/'}]</text:p>
          </table:table-cell>
        </table:table-row>
        <table:table-row table:style-name="ro1">
          <table:table-cell office:value-type="string" calcext:value-type="string">
            <text:p>/blueprint/servlet/resource/image/864550/3x4/108/144/9e575de462bbda5653f342b79c643c13/D3E06C1EDFCE9B8B64EE158CD4F06BC2/baerbock_annalena_gross.jpg</text:p>
          </table:table-cell>
          <table:table-cell office:value-type="string" calcext:value-type="string">
            <text:p>Annalena Baerb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50" calcext:value-type="float">
            <text:p>857150</text:p>
          </table:table-cell>
          <table:table-cell office:value-type="string" calcext:value-type="string">
            <text:p>/abgeordnete/biografien/B/baerbock_annalena-85715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aerbock, Annalen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ölkerrech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nalena-baerbock.de'}, {'Facebook': 'https://www.facebook.com/abaerbock/'}, {'X': 'https://www.twitter.com/@Abaerbock'}, {'Instagram': 'https://www.instagram.com/abaerbock/'}]</text:p>
          </table:table-cell>
        </table:table-row>
        <table:table-row table:style-name="ro1">
          <table:table-cell office:value-type="string" calcext:value-type="string">
            <text:p>/blueprint/servlet/resource/image/862028/3x4/108/144/37bdea7db72c1b6079146e11b33066cf/BCE04B8ECAA6801E3D737BE2372787E7/doring_felix.jpg</text:p>
          </table:table-cell>
          <table:table-cell office:value-type="string" calcext:value-type="string">
            <text:p>Felix Dö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648" calcext:value-type="float">
            <text:p>860648</text:p>
          </table:table-cell>
          <table:table-cell office:value-type="string" calcext:value-type="string">
            <text:p>/abgeordnete/biografien/D/doering_felix-86064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Döring, Felix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elix-doering.de'}, {'Facebook': 'https://www.facebook.com/felixdoeringspd'}, {'Instagram': 'https://www.instagram.com/doering.felix/'}]</text:p>
          </table:table-cell>
        </table:table-row>
        <table:table-row table:style-name="ro1">
          <table:table-cell office:value-type="string" calcext:value-type="string">
            <text:p>/blueprint/servlet/resource/image/865586/3x4/108/144/248d66d7e007cdaa3c5e0a92b9595b57/B2CA287AD849EB5E51B8D95D3732E38E/banaszak_felix_gross.jpg</text:p>
          </table:table-cell>
          <table:table-cell office:value-type="string" calcext:value-type="string">
            <text:p>Felix Banasz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04" calcext:value-type="float">
            <text:p>860904</text:p>
          </table:table-cell>
          <table:table-cell office:value-type="string" calcext:value-type="string">
            <text:p>/abgeordnete/biografien/B/banaszak_felix-86090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Banaszak, Felix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ozial- und Kulturanthrop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elixbanaszak.de': 'https://www.felixbanaszak.de'}, {'Facebook': 'https://www.facebook.com/felix.banaszak'}, {'X': 'https://www.twitter.com/fbanaszak'}, {'Instagram': 'https://www.instagram.com/fbanaszak'}]</text:p>
          </table:table-cell>
        </table:table-row>
        <table:table-row table:style-name="ro1">
          <table:table-cell office:value-type="string" calcext:value-type="string">
            <text:p>/blueprint/servlet/resource/image/863116/3x4/108/144/d8a514471b63a860774e4a0090581d78/1505B88417A20B7660DCCA83EC8DAF31/drossmann_falko.jpg</text:p>
          </table:table-cell>
          <table:table-cell office:value-type="string" calcext:value-type="string">
            <text:p>Falko Droß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608" calcext:value-type="float">
            <text:p>861608</text:p>
          </table:table-cell>
          <table:table-cell office:value-type="string" calcext:value-type="string">
            <text:p>/abgeordnete/biografien/D/drossmann_falko-86160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Droßmann, Falko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Oberstleutnant der Luftwaff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rossmann.hamburg'}, {'Instagram': 'https://www.instagram.com/falko.drossmann/'}]</text:p>
          </table:table-cell>
        </table:table-row>
        <table:table-row table:style-name="ro1">
          <table:table-cell office:value-type="string" calcext:value-type="string">
            <text:p>/blueprint/servlet/resource/image/864588/3x4/108/144/d64c4081c7caa382744eff106f25410c/51E1056B82DAD9CF9C4B83B3DFD9E5DB/bayram_canan_gross.jpg</text:p>
          </table:table-cell>
          <table:table-cell office:value-type="string" calcext:value-type="string">
            <text:p>Canan Bay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156" calcext:value-type="float">
            <text:p>857156</text:p>
          </table:table-cell>
          <table:table-cell office:value-type="string" calcext:value-type="string">
            <text:p>/abgeordnete/biografien/B/bayram_canan-85715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ayram, Cana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bayram-gruene.de/'}, {'Facebook': 'https://www.facebook.com/ErststimmeBayram/'}, {'X': 'https://twitter.com/LieblingXhain'}, {'Instagram': 'https://www.instagram.com/lieblingxhain/'}]</text:p>
          </table:table-cell>
        </table:table-row>
        <table:table-row table:style-name="ro1">
          <table:table-cell office:value-type="string" calcext:value-type="string">
            <text:p>/blueprint/servlet/resource/image/862542/3x4/108/144/3f2b6ec686cc10d7f59effff80ca4fe1/E1CA3B27BCDC40B3686AF181500C9E61/echeverria_axel.jpg</text:p>
          </table:table-cell>
          <table:table-cell office:value-type="string" calcext:value-type="string">
            <text:p>Axel Echever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998" calcext:value-type="float">
            <text:p>860998</text:p>
          </table:table-cell>
          <table:table-cell office:value-type="string" calcext:value-type="string">
            <text:p>/abgeordnete/biografien/E/echeverria_axel-86099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Echeverria, Ax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xel-echeverria.de/'}, {'Instagram': 'https://www.instagram.com/axelecheverriamdb/'}, {'Facebook': 'https://www.facebook.com/axelecheverriamdb/'}]</text:p>
          </table:table-cell>
        </table:table-row>
        <table:table-row table:style-name="ro1">
          <table:table-cell office:value-type="string" calcext:value-type="string">
            <text:p>/blueprint/servlet/resource/image/861968/3x4/108/144/a73405271bf5792c07079446265490e1/0E6BC257CE077D58F67C381FF1E51242/beck_katharina.jpg</text:p>
          </table:table-cell>
          <table:table-cell office:value-type="string" calcext:value-type="string">
            <text:p>Katharina B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00" calcext:value-type="float">
            <text:p>860700</text:p>
          </table:table-cell>
          <table:table-cell office:value-type="string" calcext:value-type="string">
            <text:p>/abgeordnete/biografien/B/beck_katharina-86070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eck, Katharin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Unternehmensberaterin für Nachhaltigkei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tharina-beck.de/'}, {'X': 'https://twitter.com/kathabeck'}, {'Instagram': 'https://www.instagram.com/katharina.beck/'}, {'Facebook': 'https://www.facebook.com/katharinabeck.gruene'}, {'LinkedIn': 'https://www.linkedin.com/in/katharinabmbeck/'}, {'SonstigeWebsite': 'https://www.realutopien.de/ueber-uns/'}]</text:p>
          </table:table-cell>
        </table:table-row>
        <table:table-row table:style-name="ro1">
          <table:table-cell office:value-type="string" calcext:value-type="string">
            <text:p>/blueprint/servlet/resource/image/862038/3x4/108/144/fdaecca35e8aace15996b405aa8fa742/4792D51DCD8C33CDB3D89D42BA9D0F20/eichwede_sonja.jpg</text:p>
          </table:table-cell>
          <table:table-cell office:value-type="string" calcext:value-type="string">
            <text:p>Sonja Eichw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474" calcext:value-type="float">
            <text:p>860474</text:p>
          </table:table-cell>
          <table:table-cell office:value-type="string" calcext:value-type="string">
            <text:p>/abgeordnete/biografien/E/eichwede_sonja-86047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Eichwede, Sonj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ich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onja-eichwede.de/'}, {'X': 'https://twitter.com/sonjaeichwede'}, {'Instagram': 'https://www.instagram.com/sonjaeichwede/'}, {'Facebook': 'https://www.facebook.com/eichwede'}]</text:p>
          </table:table-cell>
        </table:table-row>
        <table:table-row table:style-name="ro1">
          <table:table-cell office:value-type="string" calcext:value-type="string">
            <text:p>/blueprint/servlet/resource/image/867104/3x4/108/144/512188c230faa117343287772f35eff3/53F4DA6A745C39D8F952CEA0421B3D6A/benner_lukas.jpg</text:p>
          </table:table-cell>
          <table:table-cell office:value-type="string" calcext:value-type="string">
            <text:p>Lukas Ben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470" calcext:value-type="float">
            <text:p>861470</text:p>
          </table:table-cell>
          <table:table-cell office:value-type="string" calcext:value-type="string">
            <text:p>/abgeordnete/biografien/B/benner_lukas-86147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Benner, Luk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ukas-benner.de'}, {'X': 'https://twitter.com/LukasBenner_'}, {'Facebook': 'http://www.facebook.com/lukasBennerAc'}, {'Instagram': 'https://www.instagram.com/benner_lukas'}]</text:p>
          </table:table-cell>
        </table:table-row>
        <table:table-row table:style-name="ro1">
          <table:table-cell office:value-type="string" calcext:value-type="string">
            <text:p>/blueprint/servlet/resource/image/862044/3x4/108/144/fb2acf9e8feb92e34b81850ce89a72ca/6287B3F3D7A41860104FC475D7BF34FD/engelhardt_heike.jpg</text:p>
          </table:table-cell>
          <table:table-cell office:value-type="string" calcext:value-type="string">
            <text:p>Heike Engelhar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228" calcext:value-type="float">
            <text:p>860228</text:p>
          </table:table-cell>
          <table:table-cell office:value-type="string" calcext:value-type="string">
            <text:p>/abgeordnete/biografien/E/engelhardt_heike-86022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Engelhardt, Heik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dakteu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eike-engelhardt.spd.de'}, {'Instagram': 'https://www.instagram.com/heike.engelhardt/'}, {'Facebook': 'https://m.facebook.com/heike.engelhardt.spd'}]</text:p>
          </table:table-cell>
        </table:table-row>
        <table:table-row table:style-name="ro1">
          <table:table-cell office:value-type="string" calcext:value-type="string">
            <text:p>/blueprint/servlet/resource/image/864538/3x4/108/144/f956cd0cfe1acf5e0cf112be9ccaeff7/C89BF6E0A017B880B2E219B0F03CFFC8/brantner_Franziska_gross.jpg</text:p>
          </table:table-cell>
          <table:table-cell office:value-type="string" calcext:value-type="string">
            <text:p>Dr. Franziska Bran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200" calcext:value-type="float">
            <text:p>857200</text:p>
          </table:table-cell>
          <table:table-cell office:value-type="string" calcext:value-type="string">
            <text:p>/abgeordnete/biografien/B/brantner_franziska-85720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rantner, Dr. Franzisk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ozial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anziska-brantner.de'}, {'Facebook': 'https://www.facebook.com/franziska.brantner'}, {'X': 'https://twitter.com/fbrantner?lang=de'}]</text:p>
          </table:table-cell>
        </table:table-row>
        <table:table-row table:style-name="ro1">
          <table:table-cell office:value-type="string" calcext:value-type="string">
            <text:p>/blueprint/servlet/resource/image/864450/3x4/108/144/e9c3d633562d2d57d69941a1c5c82680/344634176923B1C20239229ED8210FC9/esdar_wiebke_gross.jpg</text:p>
          </table:table-cell>
          <table:table-cell office:value-type="string" calcext:value-type="string">
            <text:p>Dr. Wiebke Es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288" calcext:value-type="float">
            <text:p>857288</text:p>
          </table:table-cell>
          <table:table-cell office:value-type="string" calcext:value-type="string">
            <text:p>/abgeordnete/biografien/E/esdar_wiebke-85728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Esdar, Dr. Wiebk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sych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iebke-esdar.de/'}, {'Facebook': 'https://www.facebook.com/WiebkeEsdar2017/'}, {'Instagram': 'https://www.instagram.com/wiebkeesdar/'}]</text:p>
          </table:table-cell>
        </table:table-row>
        <table:table-row table:style-name="ro1">
          <table:table-cell office:value-type="string" calcext:value-type="string">
            <text:p>/blueprint/servlet/resource/image/864610/3x4/108/144/e5583fe95b0c61c3ea85bc00c7a8b640/BCC655596BCE94FEFE72ABBD82C9C9A7/brugger_agnieszka_gross.jpg</text:p>
          </table:table-cell>
          <table:table-cell office:value-type="string" calcext:value-type="string">
            <text:p>Agnieszka Bru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82" calcext:value-type="float">
            <text:p>857182</text:p>
          </table:table-cell>
          <table:table-cell office:value-type="string" calcext:value-type="string">
            <text:p>/abgeordnete/biografien/B/brugger_agnieszka-85718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rugger, Agnieszk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gnieszka-brugger.de'}, {'Facebook': 'https://www.facebook.com/agnieszkamdb/'}, {'X': 'http://www.twitter.com/agnieszka_mdb'}, {'Instagram': 'https://www.instagram.com/agnieszka_mdb'}]</text:p>
          </table:table-cell>
        </table:table-row>
        <table:table-row table:style-name="ro1">
          <table:table-cell office:value-type="string" calcext:value-type="string">
            <text:p>/blueprint/servlet/resource/image/864458/3x4/108/144/8982c862c14412b4875f0e2bc736270d/AC3C0F61E29513C4E09722585888CBFA/esken_saskia_gross.jpg</text:p>
          </table:table-cell>
          <table:table-cell office:value-type="string" calcext:value-type="string">
            <text:p>Saskia Es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80" calcext:value-type="float">
            <text:p>857280</text:p>
          </table:table-cell>
          <table:table-cell office:value-type="string" calcext:value-type="string">
            <text:p>/abgeordnete/biografien/E/esken_saskia-85728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Esken, Saski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formatik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skiaesken.de/'}, {'Facebook': 'http://www.facebook.com/EskenSaskia'}, {'X': 'http://www.twitter.com/EskenSaskia'}, {'Instagram': 'http://www.instagram.com/saskiaesken'}]</text:p>
          </table:table-cell>
        </table:table-row>
        <table:table-row table:style-name="ro1">
          <table:table-cell office:value-type="string" calcext:value-type="string">
            <text:p>/blueprint/servlet/resource/image/873940/3x4/108/144/404d15c201af836cfe79a40072387cd0/66C64DDEFADF85CA980B522906EBAA23/bsirske_frank.jpg</text:p>
          </table:table-cell>
          <table:table-cell office:value-type="string" calcext:value-type="string">
            <text:p>Frank Bsirs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818" calcext:value-type="float">
            <text:p>860818</text:p>
          </table:table-cell>
          <table:table-cell office:value-type="string" calcext:value-type="string">
            <text:p>/abgeordnete/biografien/B/bsirske_frank-860818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Bsirske, Frank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bsirske.net/'}, {'Facebook': 'https://www.facebook.com/Fbsirske/'}, {'X': 'https://twitter.com/fbsirske'}, {'Instagram': 'https://www.instagram.com/fbsirske/'}]</text:p>
          </table:table-cell>
        </table:table-row>
        <table:table-row table:style-name="ro1">
          <table:table-cell office:value-type="string" calcext:value-type="string">
            <text:p>/blueprint/servlet/resource/image/862548/3x4/108/144/96ba0d5e580adb7a09b169f8999dda9/FF4E6A0CE1EF764865F45B3B2AA99608/fascher_ariane.jpg</text:p>
          </table:table-cell>
          <table:table-cell office:value-type="string" calcext:value-type="string">
            <text:p>Ariane Fäs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484" calcext:value-type="float">
            <text:p>860484</text:p>
          </table:table-cell>
          <table:table-cell office:value-type="string" calcext:value-type="string">
            <text:p>/abgeordnete/biografien/F/faescher_ariane-86048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äscher, Ariane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ressesprech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rianefaescher.de'}, {'Facebook': 'https://de-de.facebook.com/FaescherAriane'}, {'X': 'https://twitter.com/arianefaescher?lang=de'}, {'LinkedIn': 'https://www.linkedin.com/in/ariane-fäscher-78290495'}, {'Instagram': 'https://www.instagram.com/ariane_faescher/'}]</text:p>
          </table:table-cell>
        </table:table-row>
        <table:table-row table:style-name="ro1">
          <table:table-cell office:value-type="string" calcext:value-type="string">
            <text:p>/blueprint/servlet/resource/image/864874/3x4/108/144/1ba548bcb30d62816a6097b08dd3d6df/3388CD5597B46F05A3FD06C41838186F/christmann_anna_gross.jpg</text:p>
          </table:table-cell>
          <table:table-cell office:value-type="string" calcext:value-type="string">
            <text:p>Dr. Anna Christ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22" calcext:value-type="float">
            <text:p>857222</text:p>
          </table:table-cell>
          <table:table-cell office:value-type="string" calcext:value-type="string">
            <text:p>/abgeordnete/biografien/C/christmann_anna-85722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Christmann, Dr. An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nachristmann.org'}, {'Facebook': 'https://www.facebook.com/AnnaChristmannBT/'}, {'X': 'https://twitter.com/annachristmann?lang=de'}, {'Instagram': 'https://www.instagram.com/christmannanna/?hl=de'}]</text:p>
          </table:table-cell>
        </table:table-row>
        <table:table-row table:style-name="ro1">
          <table:table-cell office:value-type="string" calcext:value-type="string">
            <text:p>/blueprint/servlet/resource/image/864172/3x4/108/144/105f782a832f50e819da73c2c9433b50/23A8D1F049CD199F47B9AF689453C4B2/fechner_johannes_gross.jpg</text:p>
          </table:table-cell>
          <table:table-cell office:value-type="string" calcext:value-type="string">
            <text:p>Dr. Johannes Fech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24" calcext:value-type="float">
            <text:p>857324</text:p>
          </table:table-cell>
          <table:table-cell office:value-type="string" calcext:value-type="string">
            <text:p>/abgeordnete/biografien/F/fechner_johannes-8573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Fechner, Dr. Johanne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ohannesfechner.de/'}, {'Facebook': 'https://www.facebook.com/johannesfechner.spd/'}]</text:p>
          </table:table-cell>
        </table:table-row>
        <table:table-row table:style-name="ro1">
          <table:table-cell office:value-type="string" calcext:value-type="string">
            <text:p>/blueprint/servlet/resource/image/864362/3x4/108/144/3b5647d6d274cf1e5f9acb826df84522/07632B5913D060F72B09684ED6AD669C/dahmen_janosch_gross.jpg</text:p>
          </table:table-cell>
          <table:table-cell office:value-type="string" calcext:value-type="string">
            <text:p>Dr. Janosch Dah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72" calcext:value-type="float">
            <text:p>857272</text:p>
          </table:table-cell>
          <table:table-cell office:value-type="string" calcext:value-type="string">
            <text:p>/abgeordnete/biografien/D/dahmen_janosch-85727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Dahmen, Dr. Janosch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rzt/ Medizinaldirektor a. D.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anosch-dahmen.de/'}, {'X': 'https://twitter.com/janoschdahmen'}, {'Instagram': 'https://instagram.com/janosch.dahmen'}]</text:p>
          </table:table-cell>
        </table:table-row>
        <table:table-row table:style-name="ro1">
          <table:table-cell office:value-type="string" calcext:value-type="string">
            <text:p>/blueprint/servlet/resource/image/862050/3x4/108/144/757ce4a9870b4f31f7265baf3a74ad7a/477F241A747571C010038DA3C9D4399B/fiedler_sebastian_bild.jpg</text:p>
          </table:table-cell>
          <table:table-cell office:value-type="string" calcext:value-type="string">
            <text:p>Sebastian Fie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716" calcext:value-type="float">
            <text:p>861716</text:p>
          </table:table-cell>
          <table:table-cell office:value-type="string" calcext:value-type="string">
            <text:p>/abgeordnete/biografien/F/fiedler_sebastian-8617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Fiedler, Seba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riminal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ebastianfiedler.ruhr/'}, {'X': 'https://twitter.com/fiedelseb'}, {'Instagram': 'https://www.instagram.com/fiedelseb/?hl=de'}, {'Facebook': 'https://www.facebook.com/fiedelseb'}, {'LinkedIn': 'https://de.linkedin.com/in/sebastian-fiedler-310a9a14b'}, {'Youtube': 'https://www.youtube.com/channel/UCRYKeHGHN3V6602MSRp8gcA'}]</text:p>
          </table:table-cell>
        </table:table-row>
        <table:table-row table:style-name="ro1">
          <table:table-cell office:value-type="string" calcext:value-type="string">
            <text:p>/blueprint/servlet/resource/image/864384/3x4/108/144/fb76084159726ecd1230e83a84cc2c1d/0681DDD8A177B4A6F9EF63AB8E65415B/deligoez_ekin_gross.jpg</text:p>
          </table:table-cell>
          <table:table-cell office:value-type="string" calcext:value-type="string">
            <text:p>Ekin Deligö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42" calcext:value-type="float">
            <text:p>857242</text:p>
          </table:table-cell>
          <table:table-cell office:value-type="string" calcext:value-type="string">
            <text:p>/abgeordnete/biografien/D/deligoez_ekin-85724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Deligöz, Eki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Verwaltungs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kin.de'}, {'Facebook': 'https://www.facebook.com/deligoez.ekin/'}, {'X': 'https://twitter.com/ekindeligoez'}, {'Instagram': 'http://www.instagram.com/ekin_deligoez'}]</text:p>
          </table:table-cell>
        </table:table-row>
        <table:table-row table:style-name="ro1">
          <table:table-cell office:value-type="string" calcext:value-type="string">
            <text:p>/blueprint/servlet/resource/image/864150/3x4/108/144/3f52060301c1a47f940e0181060e50ea/833E21D2933C54E3FDDE6970684BF999/franke_edgar_gross.jpg</text:p>
          </table:table-cell>
          <table:table-cell office:value-type="string" calcext:value-type="string">
            <text:p>Dr. Edgar Fran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06" calcext:value-type="float">
            <text:p>857306</text:p>
          </table:table-cell>
          <table:table-cell office:value-type="string" calcext:value-type="string">
            <text:p>/abgeordnete/biografien/F/franke_edgar-85730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Franke, Dr. Edga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dgarfranke.de'}, {'Facebook': 'https://www.facebook.com/edgar.franke/'}, {'X': 'https://twitter.com/FrankeEdgar'}]</text:p>
          </table:table-cell>
        </table:table-row>
        <table:table-row table:style-name="ro1">
          <table:table-cell office:value-type="string" calcext:value-type="string">
            <text:p>/blueprint/servlet/resource/image/862018/3x4/108/144/adf0855afc4124c326edbf8dcfbe6cd7/A20EE735B0EF0C8AC4AD024EC9BF5064/detzer_sandra.jpg</text:p>
          </table:table-cell>
          <table:table-cell office:value-type="string" calcext:value-type="string">
            <text:p>Dr. Sandra Detz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30" calcext:value-type="float">
            <text:p>860130</text:p>
          </table:table-cell>
          <table:table-cell office:value-type="string" calcext:value-type="string">
            <text:p>/abgeordnete/biografien/D/detzer_sandra-86013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Detzer, Dr. Sandr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andra-detzer.de'}, {'Facebook': 'https://facebook.com/sandra.detzer.5'}, {'X': 'https://twitter.com/detzer_sandra'}, {'LinkedIn': 'http://linkedin.com/in/dr-sandra-detzer-097147214'}, {'Instagram': 'https://instagram.com/sandra_detzer'}]</text:p>
          </table:table-cell>
        </table:table-row>
        <table:table-row table:style-name="ro1">
          <table:table-cell office:value-type="string" calcext:value-type="string">
            <text:p>/blueprint/servlet/resource/image/869994/3x4/108/144/5327975a5e55d1ebff19853aba2664e5/67D0E9A263808E1DE7F3D431F1639D7E/funke_fabian_bild.jpg</text:p>
          </table:table-cell>
          <table:table-cell office:value-type="string" calcext:value-type="string">
            <text:p>Fabian Fun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90" calcext:value-type="float">
            <text:p>861290</text:p>
          </table:table-cell>
          <table:table-cell office:value-type="string" calcext:value-type="string">
            <text:p>/abgeordnete/biografien/F/funke_fabian-86129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Funke, Fabia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ternationale Beziehungen (B. 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abian-funke.de'}]</text:p>
          </table:table-cell>
        </table:table-row>
        <table:table-row table:style-name="ro1">
          <table:table-cell office:value-type="string" calcext:value-type="string">
            <text:p>/blueprint/servlet/resource/image/864376/3x4/108/144/b0fd450026d24465e4f233edf276a620/5887901B9E9D9328DE9E1D2B463D8BCA/droege_katharina_gross.jpg</text:p>
          </table:table-cell>
          <table:table-cell office:value-type="string" calcext:value-type="string">
            <text:p>Katharina Drö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250" calcext:value-type="float">
            <text:p>857250</text:p>
          </table:table-cell>
          <table:table-cell office:value-type="string" calcext:value-type="string">
            <text:p>/abgeordnete/biografien/D/droege_katharina-85725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Dröge, Katharin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katharina-droege.de/'}, {'Facebook': 'https://www.facebook.com/KatharinaDroegeMdB/'}, {'X': 'https://www.twitter.com/katdro'}, {'Instagram': 'https://www.instagram.com/katharina.droege/'}]</text:p>
          </table:table-cell>
        </table:table-row>
        <table:table-row table:style-name="ro1">
          <table:table-cell office:value-type="string" calcext:value-type="string">
            <text:p>/blueprint/servlet/resource/image/862064/3x4/108/144/afdeb7b099cd5e3c0ad8c56d46dba620/A8FCFA1C2AE5FD87CCD2F6BFE6FD9DFD/gava_manuel.jpg</text:p>
          </table:table-cell>
          <table:table-cell office:value-type="string" calcext:value-type="string">
            <text:p>Manuel G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82" calcext:value-type="float">
            <text:p>860882</text:p>
          </table:table-cell>
          <table:table-cell office:value-type="string" calcext:value-type="string">
            <text:p>/abgeordnete/biografien/G/gava_manuel-86088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Gava, Manuel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ertriebsl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nuelgava.de/'}, {'Facebook': 'https://www.facebook.com/manuelgavaspd'}, {'Instagram': 'https://www.instagram.com/manuelosna/?hl=de'}]</text:p>
          </table:table-cell>
        </table:table-row>
        <table:table-row table:style-name="ro1">
          <table:table-cell office:value-type="string" calcext:value-type="string">
            <text:p>/blueprint/servlet/resource/image/862030/3x4/108/144/cd59d1345d0bfc903bf511f271586182/0654B4BFD86A7BC0C3689897BCC6A345/during_deborah.jpg</text:p>
          </table:table-cell>
          <table:table-cell office:value-type="string" calcext:value-type="string">
            <text:p>Deborah Dü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36" calcext:value-type="float">
            <text:p>860736</text:p>
          </table:table-cell>
          <table:table-cell office:value-type="string" calcext:value-type="string">
            <text:p>/abgeordnete/biografien/D/duering_deborah-860736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Düring, Deborah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deborah-duering.de'}, {'X': 'https://twitter.com/deborahduering?lang=de'}, {'Instagram': 'https://www.instagram.com/debbie.duering/?hl=de'}, {'Facebook': 'https://m.facebook.com/DeborahDuering/'}]</text:p>
          </table:table-cell>
        </table:table-row>
        <table:table-row table:style-name="ro1">
          <table:table-cell office:value-type="string" calcext:value-type="string">
            <text:p>/blueprint/servlet/resource/image/864138/3x4/108/144/f1a539445bae59b7da34602667223ee3/2E43096B8F22E86559253CEABAC18862/gerdes_michael_gross.jpg</text:p>
          </table:table-cell>
          <table:table-cell office:value-type="string" calcext:value-type="string">
            <text:p>Michael Ge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62" calcext:value-type="float">
            <text:p>857362</text:p>
          </table:table-cell>
          <table:table-cell office:value-type="string" calcext:value-type="string">
            <text:p>/abgeordnete/biografien/G/gerdes_michael-85736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erdes, Micha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Elektrohau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gerdes-mdb.de'}, {'Facebook': 'https://www.facebook.com/michaelgerdesmdb'}, {'Instagram': 'https://www.instagram.com/michaelgerdesmdb/'}]</text:p>
          </table:table-cell>
        </table:table-row>
        <table:table-row table:style-name="ro1">
          <table:table-cell office:value-type="string" calcext:value-type="string">
            <text:p>/blueprint/servlet/resource/image/864446/3x4/108/144/d18f2aac1c12f46c9926e000bcdf7c4b/9ED4E8DB440CCCC4177D771C0FEA18E7/ebner_harald_gross.jpg</text:p>
          </table:table-cell>
          <table:table-cell office:value-type="string" calcext:value-type="string">
            <text:p>Harald Eb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84" calcext:value-type="float">
            <text:p>857284</text:p>
          </table:table-cell>
          <table:table-cell office:value-type="string" calcext:value-type="string">
            <text:p>/abgeordnete/biografien/E/ebner_harald-85728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Ebner, Harald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Agrar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arald-ebner.de/'}, {'Facebook': 'https://www.facebook.com/harald.ebner'}]</text:p>
          </table:table-cell>
        </table:table-row>
        <table:table-row table:style-name="ro1">
          <table:table-cell office:value-type="string" calcext:value-type="string">
            <text:p>/blueprint/servlet/resource/image/864118/3x4/108/144/e194d80019a2badcf276c89223fe0be3/10ED1CAB1D274BEA5CDA82BB4BAF1419/gerster_martin_gross.jpg</text:p>
          </table:table-cell>
          <table:table-cell office:value-type="string" calcext:value-type="string">
            <text:p>Martin Ger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38" calcext:value-type="float">
            <text:p>857338</text:p>
          </table:table-cell>
          <table:table-cell office:value-type="string" calcext:value-type="string">
            <text:p>/abgeordnete/biografien/G/gerster_martin-85733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Gerster, Mart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, Redakt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tin-gerster.de/'}, {'Facebook': 'https://www.facebook.com/MdB.Martin.Gerster'}]</text:p>
          </table:table-cell>
        </table:table-row>
        <table:table-row table:style-name="ro1">
          <table:table-cell office:value-type="string" calcext:value-type="string">
            <text:p>/blueprint/servlet/resource/image/862034/3x4/108/144/4fc62b871de6168d3a9325d17eb09605/101377B949AAA559BC7B065FD9B05A30/eckert_leon.jpg</text:p>
          </table:table-cell>
          <table:table-cell office:value-type="string" calcext:value-type="string">
            <text:p>Leon Eck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82" calcext:value-type="float">
            <text:p>860382</text:p>
          </table:table-cell>
          <table:table-cell office:value-type="string" calcext:value-type="string">
            <text:p>/abgeordnete/biografien/E/eckert_leon-860382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Eckert, Leo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Kommunalrefer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leon-eckert.de'}, {'Instagram': 'https://www.instagram.com/leckert_/?hl=de'}, {'Facebook': 'https://www.facebook.com/leon.leckert/'}, {'Bluesky': 'https://www.bsky.app/profile/leon-eckert.de'}]</text:p>
          </table:table-cell>
        </table:table-row>
        <table:table-row table:style-name="ro1">
          <table:table-cell office:value-type="string" calcext:value-type="string">
            <text:p>/blueprint/servlet/resource/image/864116/3x4/108/144/dab7c98a00b16498d59dace5bd8d01d/B59024AAC68403A6514C077897AD27EF/gloeckner_angelika_gross.jpg</text:p>
          </table:table-cell>
          <table:table-cell office:value-type="string" calcext:value-type="string">
            <text:p>Angelika Glöck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370" calcext:value-type="float">
            <text:p>857370</text:p>
          </table:table-cell>
          <table:table-cell office:value-type="string" calcext:value-type="string">
            <text:p>/abgeordnete/biografien/G/gloeckner_angelika-85737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löckner, Angelik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erwaltungsfachwirtin, Betrieb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gelika-glöckner.info/'}, {'X': 'https://twitter.com/A_Gloeckner'}, {'Facebook': 'http://www.facebook.com/gloeckner.spd'}, {'Instagram': 'http://www.instagram.com/angelikaglockner/'}]</text:p>
          </table:table-cell>
        </table:table-row>
        <table:table-row table:style-name="ro1">
          <table:table-cell office:value-type="string" calcext:value-type="string">
            <text:p>/blueprint/servlet/resource/image/864460/3x4/108/144/9443bf1542851e415316fe647f979f9e/567B2EAC83515AC19AAA3E2194D48F24/emmerich_marcel_bild.jpg</text:p>
          </table:table-cell>
          <table:table-cell office:value-type="string" calcext:value-type="string">
            <text:p>Marcel Emme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3346" calcext:value-type="float">
            <text:p>863346</text:p>
          </table:table-cell>
          <table:table-cell office:value-type="string" calcext:value-type="string">
            <text:p>/abgeordnete/biografien/E/emmerich_marcel-86334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Emmerich, Marce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ssenschaftlicher Refer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celemmerich.de'}, {'Facebook': 'https://www.facebook.com/marcelemmerichmdb'}, {'X': 'http://www.twitter.com/herr_emmerich'}, {'Instagram': 'http://instagram.com/herr_emmerich/'}, {'Linkedin': 'https://de.linkedin.com › marcel-emmerich-97070566'}]</text:p>
          </table:table-cell>
        </table:table-row>
        <table:table-row table:style-name="ro1">
          <table:table-cell office:value-type="string" calcext:value-type="string">
            <text:p>/blueprint/servlet/resource/image/864114/3x4/108/144/8fa39db810a6c9fc19d32fa6b5dfe328/D7268B47EEF52ABC3F5AA5FCD1F404B8/griese_kerstin_gross.jpg</text:p>
          </table:table-cell>
          <table:table-cell office:value-type="string" calcext:value-type="string">
            <text:p>Kerstin Grie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340" calcext:value-type="float">
            <text:p>857340</text:p>
          </table:table-cell>
          <table:table-cell office:value-type="string" calcext:value-type="string">
            <text:p>/abgeordnete/biografien/G/griese_kerstin-85734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Griese, Kerst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istorikerin/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erstin-griese.de/'}, {'Facebook': 'https://www.facebook.com/KerstinGrieseMdB'}]</text:p>
          </table:table-cell>
        </table:table-row>
        <table:table-row table:style-name="ro1">
          <table:table-cell office:value-type="string" calcext:value-type="string">
            <text:p>/blueprint/servlet/resource/image/863070/3x4/108/144/d6374a252e1eb7959e07772581ffe767/412A9E94C7EF3CEBF3C1C2B69CF02FA4/fester_emilia.jpg</text:p>
          </table:table-cell>
          <table:table-cell office:value-type="string" calcext:value-type="string">
            <text:p>Emilia F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04" calcext:value-type="float">
            <text:p>860704</text:p>
          </table:table-cell>
          <table:table-cell office:value-type="string" calcext:value-type="string">
            <text:p>/abgeordnete/biografien/F/fester_emilia-860704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Fester, Emili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gieassist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emiliafester.com/'}, {'X': 'https://twitter.com/emiliafester'}, {'Instagram': 'http://instagram.com/emiliafester'}, {'Facebook': 'https://www.facebook.com/EmiliaMillaFester/'}, {'YouTube': 'https://www.youtube.com/channel/UC8O2bT1bB_PbjPPsfLkKaWQ'}]</text:p>
          </table:table-cell>
        </table:table-row>
        <table:table-row table:style-name="ro1">
          <table:table-cell office:value-type="string" calcext:value-type="string">
            <text:p>/blueprint/servlet/resource/image/864292/3x4/108/144/b1caea293237257a33f7eac9ebd7b61c/8AC016E16F8F8A7457156A34F54AC4E3/hagedorn_bettina_gross.jpg</text:p>
          </table:table-cell>
          <table:table-cell office:value-type="string" calcext:value-type="string">
            <text:p>Bettina Haged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422" calcext:value-type="float">
            <text:p>857422</text:p>
          </table:table-cell>
          <table:table-cell office:value-type="string" calcext:value-type="string">
            <text:p>/abgeordnete/biografien/H/hagedorn_bettina-85742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Hagedorn, Bettina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oldschmied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ttina-hagedorn.de'}, {'Facebook': 'https://www.facebook.com/bettinahagedornMdB'}]</text:p>
          </table:table-cell>
        </table:table-row>
        <table:table-row table:style-name="ro1">
          <table:table-cell office:value-type="string" calcext:value-type="string">
            <text:p>/blueprint/servlet/resource/image/862872/3x4/108/144/f66f94cd04f3ee6eac01ee1525b105a/E3035B1C981E0047EB14537C8E0B3B79/Abel_Valentin.png</text:p>
          </table:table-cell>
          <table:table-cell office:value-type="string" calcext:value-type="string">
            <text:p>Valentin 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00" calcext:value-type="float">
            <text:p>860100</text:p>
          </table:table-cell>
          <table:table-cell office:value-type="string" calcext:value-type="string">
            <text:p>/abgeordnete/biografien/A/abel_valentin-86010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Abel, Valent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Kaufmännischer 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valentin-abel.de'}, {'X': 'https://twitter.com/Valentin_C_Abel'}, {'Instagram': 'https://www.instagram.com/valentin_christian_abel/'}, {'Facebook': 'https://www.facebook.com/valentinabel.fdp'}, {'SonstigeWebsite': 'https://linkedin.com/in/valentin-christian-abel-8a4355114'}]</text:p>
          </table:table-cell>
        </table:table-row>
        <table:table-row table:style-name="ro1">
          <table:table-cell office:value-type="string" calcext:value-type="string">
            <text:p>/blueprint/servlet/resource/image/862060/3x4/108/144/5fab74d80ddcc71879c1016cb4983330/EE9B3FA5A6EBB56B0EBB5362C1E640DC/gambir_schahina.jpg</text:p>
          </table:table-cell>
          <table:table-cell office:value-type="string" calcext:value-type="string">
            <text:p>Schahina Gamb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34" calcext:value-type="float">
            <text:p>860934</text:p>
          </table:table-cell>
          <table:table-cell office:value-type="string" calcext:value-type="string">
            <text:p>/abgeordnete/biografien/G/gambir_schahina-86093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Gambir, Schahin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chahina-gambir.de/'}, {'X': 'https://twitter.com/schahinag'}, {'Instagram': 'https://www.instagram.com/schahinag'}, {'Facebook': 'https://www.facebook.com/scha.hina'}]</text:p>
          </table:table-cell>
        </table:table-row>
        <table:table-row table:style-name="ro1">
          <table:table-cell office:value-type="string" calcext:value-type="string">
            <text:p>/blueprint/servlet/resource/image/864290/3x4/108/144/b69d25209baa528319fde03c5f0a554c/40AB2AE726FB5C0D7456A344DC18A375/hagl-kehl_rita_gross.jpg</text:p>
          </table:table-cell>
          <table:table-cell office:value-type="string" calcext:value-type="string">
            <text:p>Rita Hagl-Ke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46" calcext:value-type="float">
            <text:p>857446</text:p>
          </table:table-cell>
          <table:table-cell office:value-type="string" calcext:value-type="string">
            <text:p>/abgeordnete/biografien/H/hagl-kehl_rita-85744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agl-Kehl, Rit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udienrä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ita-hagl-kehl.de/'}, {'Facebook': 'https://www.facebook.com/Rita.Hagl.Kehl'}, {'X': 'https://twitter.com/RitaHaglKehl'}, {'Instagram': 'https://www.instagram.com/haglkehl'}]</text:p>
          </table:table-cell>
        </table:table-row>
        <table:table-row table:style-name="ro1">
          <table:table-cell office:value-type="string" calcext:value-type="string">
            <text:p>/blueprint/servlet/resource/image/861938/3x4/108/144/35b690e42619c3c2d54fa341b1cb8fef/A6FA62FCAF19FB6A01044C94C41FDAD1/adler_katja.jpg</text:p>
          </table:table-cell>
          <table:table-cell office:value-type="string" calcext:value-type="string">
            <text:p>Katja Ad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02" calcext:value-type="float">
            <text:p>860102</text:p>
          </table:table-cell>
          <table:table-cell office:value-type="string" calcext:value-type="string">
            <text:p>/abgeordnete/biografien/A/adler_katja-86010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Adler, Katj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ja-adler.eu'}, {'X': 'https://twitter.com/katjadler'}, {'Instagram': 'https://www.instagram.com/katj_ad'}, {'Facebook': 'https://facebook.com/katjadler'}, {'LinkedIn': 'https://www.linkedin.com/in/katja-adler-616308ba/'}]</text:p>
          </table:table-cell>
        </table:table-row>
        <table:table-row table:style-name="ro1">
          <table:table-cell office:value-type="string" calcext:value-type="string">
            <text:p>/blueprint/servlet/resource/image/862910/3x4/108/144/2f5e57a3c70632801f9197166a3297b0/0D461FF6E7BB8ADE49CC976E12B8911A/ganserer_tessa.jpg</text:p>
          </table:table-cell>
          <table:table-cell office:value-type="string" calcext:value-type="string">
            <text:p>Tessa Ganser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336" calcext:value-type="float">
            <text:p>860336</text:p>
          </table:table-cell>
          <table:table-cell office:value-type="string" calcext:value-type="string">
            <text:p>/abgeordnete/biografien/G/ganserer_tessa-86033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Ganserer, Tess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Ingenieurin Wald- und Forstwirtschaf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essa-ganserer.de/'}, {'Facebook': 'https://www.facebook.com/tessa.ganserer.bundestag'}, {'X': 'https://twitter.com/GansGruen'}, {'Instagram': 'https://www.instagram.com/tessa_ganserer/'}]</text:p>
          </table:table-cell>
        </table:table-row>
        <table:table-row table:style-name="ro1">
          <table:table-cell office:value-type="string" calcext:value-type="string">
            <text:p>/blueprint/servlet/resource/image/864286/3x4/108/144/2f8839a59cc5fe0278dae6b7c98a0c90/F7D2249D8837F44E67B63BD017B8F9E0/hakverdi_metin_bild.jpg</text:p>
          </table:table-cell>
          <table:table-cell office:value-type="string" calcext:value-type="string">
            <text:p>Metin Hakver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38" calcext:value-type="float">
            <text:p>857438</text:p>
          </table:table-cell>
          <table:table-cell office:value-type="string" calcext:value-type="string">
            <text:p>/abgeordnete/biografien/H/hakverdi_metin-85743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akverdi, Meti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etin-hakverdi.de/'}, {'Facebook': 'http://www.facebook.com/metin.hakverdi.3'}, {'X': 'http://twitter.com/MetinHakverdi'}, {'Instagram': 'https://www.instagram.com/metin.hakverdi'}]</text:p>
          </table:table-cell>
        </table:table-row>
        <table:table-row table:style-name="ro1">
          <table:table-cell office:value-type="string" calcext:value-type="string">
            <text:p>/blueprint/servlet/resource/image/861942/3x4/108/144/c1e640d0c9a26becc112a85a5234da9b/F51695BA8CF73234262304153FDA4A5C/al-halak_muhanad.jpg</text:p>
          </table:table-cell>
          <table:table-cell office:value-type="string" calcext:value-type="string">
            <text:p>Muhanad Al-Hal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18" calcext:value-type="float">
            <text:p>860118</text:p>
          </table:table-cell>
          <table:table-cell office:value-type="string" calcext:value-type="string">
            <text:p>/abgeordnete/biografien/A/al_halak_muhanad-86011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Al-Halak, Muhana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Abwasser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uhanad-al-halak.wahl.freie-demokraten.de/'}, {'Facebook': 'https://www.facebook.com/AlHalakMuhanad/'}, {'X': 'https://mobile.twitter.com/halakmuhanad'}, {'Instagram': 'https://www.instagram.com/al_halak_m/'}, {'TikTok': 'https://vm.tiktok.com/ZMdyN661S/'}]</text:p>
          </table:table-cell>
        </table:table-row>
        <table:table-row table:style-name="ro1">
          <table:table-cell office:value-type="string" calcext:value-type="string">
            <text:p>/blueprint/servlet/resource/image/864132/3x4/108/144/1e73acdcf333fe1a4bfd7d166c35110e/AB50430263EDC7815D861355F2F56C87/gastel_matthias_gross.jpg</text:p>
          </table:table-cell>
          <table:table-cell office:value-type="string" calcext:value-type="string">
            <text:p>Matthias Gast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68" calcext:value-type="float">
            <text:p>857368</text:p>
          </table:table-cell>
          <table:table-cell office:value-type="string" calcext:value-type="string">
            <text:p>/abgeordnete/biografien/G/gastel_matthias-85736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Gastel, Matthia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tthias-gastel.de/'}, {'Facebook': 'https://www.facebook.com/MatthiasGastelMdB/'}, {'X': 'https://twitter.com/MatthiasGastel'}, {'Instagram': 'http://instagram.com/gastelmatthias'}]</text:p>
          </table:table-cell>
        </table:table-row>
        <table:table-row table:style-name="ro1">
          <table:table-cell office:value-type="string" calcext:value-type="string">
            <text:p>/blueprint/servlet/resource/image/864358/3x4/108/144/2a5301301607b6759e603b730b693b7c/59619459846D4844CBFC433ADE958C95/hartmann_sebastian_gross.jpg</text:p>
          </table:table-cell>
          <table:table-cell office:value-type="string" calcext:value-type="string">
            <text:p>Sebastian Hart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88" calcext:value-type="float">
            <text:p>857488</text:p>
          </table:table-cell>
          <table:table-cell office:value-type="string" calcext:value-type="string">
            <text:p>/abgeordnete/biografien/H/hartmann_sebastian-85748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artmann, Seba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Organisatio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ebastian-hartmann.de/'}, {'Facebook': 'https://www.facebook.com/SebastianHartmannSPD'}, {'X': 'https://twitter.com/sebast_hartmann'}, {'Instagram': 'https://www.instagram.com/sebastianhartmann.spd'}]</text:p>
          </table:table-cell>
        </table:table-row>
        <table:table-row table:style-name="ro1">
          <table:table-cell office:value-type="string" calcext:value-type="string">
            <text:p>/blueprint/servlet/resource/image/864090/3x4/108/144/5c7fc3068af85497db066f2631482f82/D6AC037C72678DA24F0BD44E6BD2007B/alt_renata_gross.jpg</text:p>
          </table:table-cell>
          <table:table-cell office:value-type="string" calcext:value-type="string">
            <text:p>Renata A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098" calcext:value-type="float">
            <text:p>857098</text:p>
          </table:table-cell>
          <table:table-cell office:value-type="string" calcext:value-type="string">
            <text:p>/abgeordnete/biografien/A/alt_renata-8570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Alt, Renat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Ingenieurin Chemi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enata-alt.de'}, {'Facebook': 'https://www.facebook.com/AltRenata/'}, {'X': 'https://twitter.com/RenataAlt_MdB'}, {'Instagram': 'https://www.instagram.com/renataalt_mdb'}]</text:p>
          </table:table-cell>
        </table:table-row>
        <table:table-row table:style-name="ro1">
          <table:table-cell office:value-type="string" calcext:value-type="string">
            <text:p>/blueprint/servlet/resource/image/864120/3x4/108/144/b273fbc8d3d49bf978b7bf1c74d4fa41/48FDC1C25278096BE3E8CD6CB407C14C/gehring_kai_gross.jpg</text:p>
          </table:table-cell>
          <table:table-cell office:value-type="string" calcext:value-type="string">
            <text:p>Kai Geh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48" calcext:value-type="float">
            <text:p>857348</text:p>
          </table:table-cell>
          <table:table-cell office:value-type="string" calcext:value-type="string">
            <text:p>/abgeordnete/biografien/G/gehring_kai-85734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Gehring, Kai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i-gehring.de'}, {'Facebook': 'http://www.facebook.com/kai.gehring/'}, {'X': 'http://www.twitter.com/KaiGehring'}, {'Instagram': 'http://www.instagram.com/kai.gehring'}]</text:p>
          </table:table-cell>
        </table:table-row>
        <table:table-row table:style-name="ro1">
          <table:table-cell office:value-type="string" calcext:value-type="string">
            <text:p>/blueprint/servlet/resource/image/864278/3x4/108/144/f1b2b1d37f09db5f60dd96230ac102bb/B8068400C4424DEF2F4E6BA7A0C1C9BC/heidenblut_dirk_bild.jpg</text:p>
          </table:table-cell>
          <table:table-cell office:value-type="string" calcext:value-type="string">
            <text:p>Dirk Heidenbl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40" calcext:value-type="float">
            <text:p>857440</text:p>
          </table:table-cell>
          <table:table-cell office:value-type="string" calcext:value-type="string">
            <text:p>/abgeordnete/biografien/H/heidenblut_dirk-85744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eidenblut, Dir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rk-heidenblut.de'}, {'Facebook': 'https://de-de.facebook.com/DirkHeidenblutMdB'}, {'Instagram': 'http://instgram.com/dirk_heidenblut'}]</text:p>
          </table:table-cell>
        </table:table-row>
        <table:table-row table:style-name="ro1">
          <table:table-cell office:value-type="string" calcext:value-type="string">
            <text:p>/blueprint/servlet/resource/image/864076/3x4/108/144/ca83e60149acfafa8963fdee3709700b/05E02972368FB9EF0E829096EE960F8B/aschenberg_dugnus_christine_gross.jpg</text:p>
          </table:table-cell>
          <table:table-cell office:value-type="string" calcext:value-type="string">
            <text:p>Christine Aschenberg-Dugn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094" calcext:value-type="float">
            <text:p>857094</text:p>
          </table:table-cell>
          <table:table-cell office:value-type="string" calcext:value-type="string">
            <text:p>/abgeordnete/biografien/A/aschenberg_dugnus_christine-85709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Aschenberg-Dugnus, Christin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aschenbergdugnus.abgeordnete.fdpbt.de/'}, {'Facebook': 'https://www.facebook.com/AschenbergDugnusMdB/'}, {'X': 'https://twitter.com/cad59?lang=de'}, {'Instagram': 'https://www.instagram.com/aschenbergdugnus/?hl=de'}]</text:p>
          </table:table-cell>
        </table:table-row>
        <table:table-row table:style-name="ro1">
          <table:table-cell office:value-type="string" calcext:value-type="string">
            <text:p>/blueprint/servlet/resource/image/864136/3x4/108/144/2028e63ed70cb6ee285d1cde861f2897/CA1A8BB630635F65B3F39C6DF0B5E71D/gelbhaar_stefan_gross.jpg</text:p>
          </table:table-cell>
          <table:table-cell office:value-type="string" calcext:value-type="string">
            <text:p>Stefan Gelbha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34" calcext:value-type="float">
            <text:p>857334</text:p>
          </table:table-cell>
          <table:table-cell office:value-type="string" calcext:value-type="string">
            <text:p>/abgeordnete/biografien/G/gelbhaar_stefan-85733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Gelbhaar, Stefa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stefan-gelbhaar.de/'}, {'Facebook': 'https://www.facebook.com/stefan.gelbhaar'}, {'X': 'https://twitter.com/stefangelbhaar'}, {'Instagram': 'https://www.instagram.com/stefangelbhaar/'}]</text:p>
          </table:table-cell>
        </table:table-row>
        <table:table-row table:style-name="ro1">
          <table:table-cell office:value-type="string" calcext:value-type="string">
            <text:p>/blueprint/servlet/resource/image/864274/3x4/108/144/d6f7cc854e4d7d18c2591e825d724339/7BC2AFE0F5387668DE56147F3F2570AD/heil_hubertus_gross.jpg</text:p>
          </table:table-cell>
          <table:table-cell office:value-type="string" calcext:value-type="string">
            <text:p>Hubertus H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452" calcext:value-type="float">
            <text:p>857452</text:p>
          </table:table-cell>
          <table:table-cell office:value-type="string" calcext:value-type="string">
            <text:p>/abgeordnete/biografien/H/heil_hubertus-85745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il (Peine), Hubertu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ubertus-heil.de'}, {'Facebook': 'https://www.facebook.com/mdb.hubertusheil'}, {'X': 'https://twitter.com/hubertus_heil'}, {'Instagram': 'https://www.instagram.com/hubertus_heil/'}]</text:p>
          </table:table-cell>
        </table:table-row>
        <table:table-row table:style-name="ro1">
          <table:table-cell office:value-type="string" calcext:value-type="string">
            <text:p>/blueprint/servlet/resource/image/962970/3x4/108/144/ca89b1a1cca2d4ea63583e11c83680a4/2FECF9E8E55509A5499211A8AFAA1051/bartelt_christian_gross.jpg</text:p>
          </table:table-cell>
          <table:table-cell office:value-type="string" calcext:value-type="string">
            <text:p>Christian Barte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00" calcext:value-type="float">
            <text:p>860200</text:p>
          </table:table-cell>
          <table:table-cell office:value-type="string" calcext:value-type="string">
            <text:p>/abgeordnete/biografien/B/bartelt_christian-86020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artelt, Christian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Zahn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2068/3x4/108/144/cdc56ee1b54368af851abeffa686de53/6C343C06FE1674C2D7CBBB63B50A9160/gesenhues_jan-niclas.jpg</text:p>
          </table:table-cell>
          <table:table-cell office:value-type="string" calcext:value-type="string">
            <text:p>Dr. Jan-Niclas Gesenh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06" calcext:value-type="float">
            <text:p>860906</text:p>
          </table:table-cell>
          <table:table-cell office:value-type="string" calcext:value-type="string">
            <text:p>/abgeordnete/biografien/G/gesenhues_jan-86090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Gesenhues, Dr. Jan-Nicla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gesenhues.eu/'}, {'Facebook': 'https://www.facebook.com/JanniGesenhues'}, {'X': 'https://twitter.com/JN_Gesenhues'}, {'Instagram': 'https://www.instagram.com/janni_gesenhues/'}]</text:p>
          </table:table-cell>
        </table:table-row>
        <table:table-row table:style-name="ro1">
          <table:table-cell office:value-type="string" calcext:value-type="string">
            <text:p>/blueprint/servlet/resource/image/869640/3x4/108/144/50e66d780fd50862371df67b23d3484f/FD1DC0A50A87D7101DCAC4122CDCF53D/heiligenstadt_frauke.jpg</text:p>
          </table:table-cell>
          <table:table-cell office:value-type="string" calcext:value-type="string">
            <text:p>Frauke Heiligensta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64" calcext:value-type="float">
            <text:p>860864</text:p>
          </table:table-cell>
          <table:table-cell office:value-type="string" calcext:value-type="string">
            <text:p>/abgeordnete/biografien/H/heiligenstadt_frauke-86086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eiligenstadt, Frauk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erwaltung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frauke-heiligenstadt.de/'}, {'Facebook': 'http://www.facebook.com/FraukeHeiligenstadtSPD/'}, {'X': 'https://twitter.com/fheiligenstadt'}, {'Instagram': 'https://www.instagram.com/Frauke_Heiligenstadt/'}]</text:p>
          </table:table-cell>
        </table:table-row>
        <table:table-row table:style-name="ro1">
          <table:table-cell office:value-type="string" calcext:value-type="string">
            <text:p>/blueprint/servlet/resource/image/864586/3x4/108/144/efce21e1e21bfe8cb33b0ebb5c21590/88F5D574BC38AC762C0E688E9D17FC2A/bauer_nicole_gross.jpg</text:p>
          </table:table-cell>
          <table:table-cell office:value-type="string" calcext:value-type="string">
            <text:p>Nicole Bau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40" calcext:value-type="float">
            <text:p>857140</text:p>
          </table:table-cell>
          <table:table-cell office:value-type="string" calcext:value-type="string">
            <text:p>/abgeordnete/biografien/B/bauer_nicole-85714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auer, Nicol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Wirtschaftsingenieu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fdp-nicole-bauer.de/'}, {'X': 'http://www.twitter.com/nicole_ae_bauer'}, {'Instagram': 'http://www.instagram.com/nicole_ae_bauer'}, {'Facebook': 'https://www.facebook.com/bauer.nicole.fdp/'}, {'Youtube': 'https://www.youtube.com/channel/UC1qO8oKMTGwG0iQTP8chFqw'}, {'Linkedin': 'https://de.linkedin.com/in/nicole-bauer-40474918a'}]</text:p>
          </table:table-cell>
        </table:table-row>
        <table:table-row table:style-name="ro1">
          <table:table-cell office:value-type="string" calcext:value-type="string">
            <text:p>/blueprint/servlet/resource/image/864140/3x4/108/144/d59c73051316cf34e306224fd0b3d806/AA2D72433F56D75F977F2C6CF0267D53/goering_eckardt_katrin_gross.jpg</text:p>
          </table:table-cell>
          <table:table-cell office:value-type="string" calcext:value-type="string">
            <text:p>Katrin Göring-Eckar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330" calcext:value-type="float">
            <text:p>857330</text:p>
          </table:table-cell>
          <table:table-cell office:value-type="string" calcext:value-type="string">
            <text:p>/abgeordnete/biografien/G/goering_eckardt_katrin-85733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Göring-Eckardt, Katrin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oering-eckardt.de'}, {'Facebook': 'https://www.facebook.com/GoeringEckardt'}, {'X': 'https://twitter.com/GoeringEckardt'}, {'LinkedIn': 'https://de.linkedin.com/in/katrin-g%C3%B6ring-eckardt-a52a6b156'}, {'Instagram': 'https://www.instagram.com/goeringeckardt/'}]</text:p>
          </table:table-cell>
        </table:table-row>
        <table:table-row table:style-name="ro1">
          <table:table-cell office:value-type="string" calcext:value-type="string">
            <text:p>/blueprint/servlet/resource/image/864336/3x4/108/144/7bbaffdcc0920c8c074131a7071b0143/6B6A19B249490F4DF384B3448E8D30A5/heinrich_gabriela_gross.jpg</text:p>
          </table:table-cell>
          <table:table-cell office:value-type="string" calcext:value-type="string">
            <text:p>Gabriela Hein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10" calcext:value-type="float">
            <text:p>857410</text:p>
          </table:table-cell>
          <table:table-cell office:value-type="string" calcext:value-type="string">
            <text:p>/abgeordnete/biografien/H/heinrich_gabriela-85741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einrich, Gabriel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dakteu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gabriela-heinrich.de/'}, {'Facebook': 'https://www.facebook.com/heinrichgabriela'}, {'X': 'https://twitter.com/gaheinrich'}, {'Instagram': 'https://www.instagram.com/gabriela_heinrich'}]</text:p>
          </table:table-cell>
        </table:table-row>
        <table:table-row table:style-name="ro1">
          <table:table-cell office:value-type="string" calcext:value-type="string">
            <text:p>/blueprint/servlet/resource/image/864612/3x4/108/144/73c4fb8c60f2e4c64b7d5467b446c1f1/BE1354E1CDBF353B56DB998C2818FD3C/beeck_jens_gross.jpg</text:p>
          </table:table-cell>
          <table:table-cell office:value-type="string" calcext:value-type="string">
            <text:p>Jens Be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42" calcext:value-type="float">
            <text:p>857142</text:p>
          </table:table-cell>
          <table:table-cell office:value-type="string" calcext:value-type="string">
            <text:p>/abgeordnete/biografien/B/beeck_jens-85714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eeck, Jen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ensbeeck.de/'}, {'Facebook': 'https://www.facebook.com/jensbeeck.de/'}, {'Instagram': 'https://www.instagram.com/jensbeeck/'}, {'LinkedIn': 'https://de.linkedin.com/in/jens-beeck-034589207'}]</text:p>
          </table:table-cell>
        </table:table-row>
        <table:table-row table:style-name="ro1">
          <table:table-cell office:value-type="string" calcext:value-type="string">
            <text:p>/blueprint/servlet/resource/image/865632/3x4/108/144/562cf63e438146e09b5b7a9617948f76/48C776B39949D4761812C82469601931/grau_armin.jpg</text:p>
          </table:table-cell>
          <table:table-cell office:value-type="string" calcext:value-type="string">
            <text:p>Prof. Dr. Armin Gr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18" calcext:value-type="float">
            <text:p>861218</text:p>
          </table:table-cell>
          <table:table-cell office:value-type="string" calcext:value-type="string">
            <text:p>/abgeordnete/biografien/G/grau_armin-86121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Grau, Prof. Dr. Armi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rmingrau.de'}, {'Facebook': 'http://www.facebook.com/armin.grau.37'}]</text:p>
          </table:table-cell>
        </table:table-row>
        <table:table-row table:style-name="ro1">
          <table:table-cell office:value-type="string" calcext:value-type="string">
            <text:p>/blueprint/servlet/resource/image/864328/3x4/108/144/7f9839cf808a630290f9940e5c14d1a/B75595A97D287A2B241339EE9DFF2992/hellmich_wolfgang_gross.jpg</text:p>
          </table:table-cell>
          <table:table-cell office:value-type="string" calcext:value-type="string">
            <text:p>Wolfgang Hellm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34" calcext:value-type="float">
            <text:p>857434</text:p>
          </table:table-cell>
          <table:table-cell office:value-type="string" calcext:value-type="string">
            <text:p>/abgeordnete/biografien/H/hellmich_wolfgang-85743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Hellmich, Wolfgang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wolfgang-hellmich.de'}, {'Facebook': 'https://www.facebook.com/WolfgangHellmichmdb'}]</text:p>
          </table:table-cell>
        </table:table-row>
        <table:table-row table:style-name="ro1">
          <table:table-cell office:value-type="string" calcext:value-type="string">
            <text:p>/blueprint/servlet/resource/image/865496/3x4/108/144/85d5d09fd207aeec3a853e1812999cda/B7A00A042057A4233F0FD5B4EDF6D64C/bodtke_ingo.jpg</text:p>
          </table:table-cell>
          <table:table-cell office:value-type="string" calcext:value-type="string">
            <text:p>Ingo Bodt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00" calcext:value-type="float">
            <text:p>860300</text:p>
          </table:table-cell>
          <table:table-cell office:value-type="string" calcext:value-type="string">
            <text:p>/abgeordnete/biografien/B/bodtke_ingo-86030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odtke, Ingo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Ingenieur Fleischwirtschaf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ingobodtke.de'}, {'Facebook': 'http://facebook.vom/ingo.bodtke'}, {'X': 'http://twitter.com/IngoBodtke'}, {'Linkedin': 'http://linkedin.com/in/ingo-bodtke-251311202/'}, {'Instagram': 'http://instagram.com/ingobodtke/'}]</text:p>
          </table:table-cell>
        </table:table-row>
        <table:table-row table:style-name="ro1">
          <table:table-cell office:value-type="string" calcext:value-type="string">
            <text:p>/blueprint/servlet/resource/image/869706/3x4/108/144/dcab6f7a702ad4b3502f689ab7479afa/3BDCE77ACCEC4DE13D0DAECC22BFABDA/gruetzmacher_sabine_bild.jpg</text:p>
          </table:table-cell>
          <table:table-cell office:value-type="string" calcext:value-type="string">
            <text:p>Sabine Grützma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782" calcext:value-type="float">
            <text:p>861782</text:p>
          </table:table-cell>
          <table:table-cell office:value-type="string" calcext:value-type="string">
            <text:p>/abgeordnete/biografien/G/gruetzmacher_sabine-86178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Grützmacher, Sabi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pädag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bine-gruetzmacher.de'}, {'Facebook': 'https://www.facebook.com/SabineGruetzmacher.obk'}, {'X': 'https://twitter.com/S_Gruetzmacher'}, {'Instagram': 'https://www.instagram.com/sabine_gruetzmacher'}]</text:p>
          </table:table-cell>
        </table:table-row>
        <table:table-row table:style-name="ro1">
          <table:table-cell office:value-type="string" calcext:value-type="string">
            <text:p>/blueprint/servlet/resource/image/863080/3x4/108/144/952e6ea7977dd83178e386a2f1de77d/CB460DCC5DD2BE2E3037D0CE20F62CBF/henning_anke.jpg</text:p>
          </table:table-cell>
          <table:table-cell office:value-type="string" calcext:value-type="string">
            <text:p>Anke Henni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78" calcext:value-type="float">
            <text:p>860878</text:p>
          </table:table-cell>
          <table:table-cell office:value-type="string" calcext:value-type="string">
            <text:p>/abgeordnete/biografien/H/hennig_anke-86087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ennig, Ank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Qualifizierte Kindertagespflegeperso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ke-hennig.de/'}, {'X': 'https://twitter.com/AnkeHennigSPD'}, {'Instagram': 'https://instagram.com/ankehennig_bramsche'}, {'Facebook': 'https://facebook.com/ankehennigspd'}]</text:p>
          </table:table-cell>
        </table:table-row>
        <table:table-row table:style-name="ro1">
          <table:table-cell office:value-type="string" calcext:value-type="string">
            <text:p>/blueprint/servlet/resource/image/861982/3x4/108/144/b955178c9a5d540951fe665df987b1a0/6E237D72AE7FC9B301159DB4F99F63F9/boginski_friedhelm.jpg</text:p>
          </table:table-cell>
          <table:table-cell office:value-type="string" calcext:value-type="string">
            <text:p>Friedhelm Bogins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02" calcext:value-type="float">
            <text:p>860302</text:p>
          </table:table-cell>
          <table:table-cell office:value-type="string" calcext:value-type="string">
            <text:p>/abgeordnete/biografien/B/boginski_friedhelm-86030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Boginski, Friedhelm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fboginski.abgeordnete.fdpbt.de/'}, {'Facebook': 'https://www.facebook.com/friedhelm.boginski'}, {'Instagram': 'https://www.instagram.com/friedhelmboginski/'}, {'YouTube': 'https://www.youtube.com/channel/UCsOyBD9-hyxOB2RhlLSMAqw'}, {'X': 'https://twitter.com/f_boginski'}]</text:p>
          </table:table-cell>
        </table:table-row>
        <table:table-row table:style-name="ro1">
          <table:table-cell office:value-type="string" calcext:value-type="string">
            <text:p>/blueprint/servlet/resource/image/864972/3x4/108/144/b993dce84807c32a7e5c2af8eab4c864/88CEC9A770CE87342E3B9E5E36D28EF4/grundl_erhard_gross.jpg</text:p>
          </table:table-cell>
          <table:table-cell office:value-type="string" calcext:value-type="string">
            <text:p>Erhard Grund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46" calcext:value-type="float">
            <text:p>857346</text:p>
          </table:table-cell>
          <table:table-cell office:value-type="string" calcext:value-type="string">
            <text:p>/abgeordnete/biografien/G/grundl_erhard-85734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undl, Erhar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ertriebsmanag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rhard-grundl.de/'}, {'Facebook': 'https://www.facebook.com/grundl.erhard'}, {'X': 'https://twitter.com/Erhard_Grundl?lang=de'}, {'Instagram': 'https://www.instagram.com/erhard.grundl'}]</text:p>
          </table:table-cell>
        </table:table-row>
        <table:table-row table:style-name="ro1">
          <table:table-cell office:value-type="string" calcext:value-type="string">
            <text:p>/blueprint/servlet/resource/image/862122/3x4/108/144/84d78f3e97a26fd1ca241a69256e1f5b/AF5825901BA8C6983AAFF2D3CC18C9CC/heselhaus_nadine.jpg</text:p>
          </table:table-cell>
          <table:table-cell office:value-type="string" calcext:value-type="string">
            <text:p>Nadine Heselha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70" calcext:value-type="float">
            <text:p>860970</text:p>
          </table:table-cell>
          <table:table-cell office:value-type="string" calcext:value-type="string">
            <text:p>/abgeordnete/biografien/H/heselhaus_nadine-86097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eselhaus, Nadi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erwaltungs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nadine-heselhaus.de/'}, {'Facebook': 'https://www.facebook.com/nadine.heselhaus/'}, {'X': 'https://twitter.com/nheselhaus?lang=de'}, {'Instagram': 'https://www.instagram.com/nadine.heselhaus/?hl=de'}, {'Tiktok': 'https://www.tiktok.com/@nadine.heselhaus?lang=de-DE'}]</text:p>
          </table:table-cell>
        </table:table-row>
        <table:table-row table:style-name="ro1">
          <table:table-cell office:value-type="string" calcext:value-type="string">
            <text:p>/blueprint/servlet/resource/image/864602/3x4/108/144/75fb30c76c199efa71287db6d5a33744/A3D1719B246B435A345FB86165CBF555/brandenburg_jens_gross.jpg</text:p>
          </table:table-cell>
          <table:table-cell office:value-type="string" calcext:value-type="string">
            <text:p>Dr. Jens Brandenb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16" calcext:value-type="float">
            <text:p>857216</text:p>
          </table:table-cell>
          <table:table-cell office:value-type="string" calcext:value-type="string">
            <text:p>/abgeordnete/biografien/B/brandenburg_jens-85721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randenburg (Rhein-Neckar), Dr. Jen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ens-brandenburg.de/'}, {'Facebook': 'https://www.facebook.com/JensBrandenburgFDP/?sw_fnr_id=2343033566&amp;fnr_t=0'}, {'X': 'https://twitter.com/JBrandenburgFDP'}, {'Instagram': 'https://www.instagram.com/jens.brandenburg'}]</text:p>
          </table:table-cell>
        </table:table-row>
        <table:table-row table:style-name="ro1">
          <table:table-cell office:value-type="string" calcext:value-type="string">
            <text:p>/blueprint/servlet/resource/image/862088/3x4/108/144/73d5d84c632a01797799b1813e296620/4D52C709A1BD4E48C56AE911EC30ADD0/habeck_robert.jpg</text:p>
          </table:table-cell>
          <table:table-cell office:value-type="string" calcext:value-type="string">
            <text:p>Dr. Robert Hab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22" calcext:value-type="float">
            <text:p>861322</text:p>
          </table:table-cell>
          <table:table-cell office:value-type="string" calcext:value-type="string">
            <text:p>/abgeordnete/biografien/H/habeck_robert-86132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abeck, Dr. Robert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obert-habeck.de'}, {'Instagram': 'https://www.instagram.com/robert.habeck/'}]</text:p>
          </table:table-cell>
        </table:table-row>
        <table:table-row table:style-name="ro1">
          <table:table-cell office:value-type="string" calcext:value-type="string">
            <text:p>/blueprint/servlet/resource/image/862564/3x4/108/144/7851ef19dc5ba57dc62c9dcf8ed6c0/1BEA7EE20B08D02908688A0F44D925BA/heubach_heike.jpg</text:p>
          </table:table-cell>
          <table:table-cell office:value-type="string" calcext:value-type="string">
            <text:p>Heike Heuba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308" calcext:value-type="float">
            <text:p>860308</text:p>
          </table:table-cell>
          <table:table-cell office:value-type="string" calcext:value-type="string">
            <text:p>/abgeordnete/biografien/H/heubach_heike-86030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eubach, Heik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dustrie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eike-heubach.de/'}, {'Facebook': 'https://www.facebook.com/heikeheubachspd'}, {'Instagram': 'https://www.instagram.com/heikeheubachspd/'}]</text:p>
          </table:table-cell>
        </table:table-row>
        <table:table-row table:style-name="ro1">
          <table:table-cell office:value-type="string" calcext:value-type="string">
            <text:p>/blueprint/servlet/resource/image/864604/3x4/108/144/ef44c2e44b43fb512d301f6728695548/CA86BAB298A0C547783DCEEA1B3BB6D8/brandenburg_mario_gross.jpg</text:p>
          </table:table-cell>
          <table:table-cell office:value-type="string" calcext:value-type="string">
            <text:p>Mario Brandenb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66" calcext:value-type="float">
            <text:p>857166</text:p>
          </table:table-cell>
          <table:table-cell office:value-type="string" calcext:value-type="string">
            <text:p>/abgeordnete/biografien/B/brandenburg_mario-85716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randenburg (Südpfalz), Mario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Wirtschafts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iobrandenburg.de'}, {'X': 'https://twitter.com/brafdp'}, {'Facebook': 'http://www.facebook.com/Bra.FDP/'}, {'Linkedin': 'https://de.linkedin.com/in/mario-brandenburg'}, {'Instagram': 'https://www.linkedin.com/in/mario-brandenburg'}, {'Twitch': 'https://www.twitch.tv/mariobrandenburg'}]</text:p>
          </table:table-cell>
        </table:table-row>
        <table:table-row table:style-name="ro1">
          <table:table-cell office:value-type="string" calcext:value-type="string">
            <text:p>/blueprint/servlet/resource/image/864282/3x4/108/144/afae1726fe540bd54893867531cfa08a/D88E25D746DB6CAFAFF005A318118204/hasselmann_britta_gross.jpg</text:p>
          </table:table-cell>
          <table:table-cell office:value-type="string" calcext:value-type="string">
            <text:p>Britta Haße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16" calcext:value-type="float">
            <text:p>857416</text:p>
          </table:table-cell>
          <table:table-cell office:value-type="string" calcext:value-type="string">
            <text:p>/abgeordnete/biografien/H/hasselmann_britta-85741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aßelmann, Britt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britta-hasselmann.de'}, {'Facebook': 'http://www.facebook.com/britta.hasselmann'}, {'X': 'http://www.twitter.com/BriHasselmann'}]</text:p>
          </table:table-cell>
        </table:table-row>
        <table:table-row table:style-name="ro1">
          <table:table-cell office:value-type="string" calcext:value-type="string">
            <text:p>/blueprint/servlet/resource/image/864304/3x4/108/144/df1c6114d810ba1b62f69927bb72d3b8/570C89CC5BB306C89E5DCEE8EF7D2517/hitschler_thomas_gross.jpg</text:p>
          </table:table-cell>
          <table:table-cell office:value-type="string" calcext:value-type="string">
            <text:p>Thomas Hitsch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96" calcext:value-type="float">
            <text:p>857396</text:p>
          </table:table-cell>
          <table:table-cell office:value-type="string" calcext:value-type="string">
            <text:p>/abgeordnete/biografien/H/hitschler_thomas-85739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itschler, Thomas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-hitschler.de'}, {'Facebook': 'https://www.facebook.com/thomashitschler'}, {'X': 'https://twitter.com/thomashitschler'}, {'Instagram': 'https://www.instagram.com/thomashitschler'}]</text:p>
          </table:table-cell>
        </table:table-row>
        <table:table-row table:style-name="ro1">
          <table:table-cell office:value-type="string" calcext:value-type="string">
            <text:p>/blueprint/servlet/resource/image/864562/3x4/108/144/26d6229270d10f63085da5f95eaaa2fb/517B775618C1A66047F3F601D672EAF0/bubendorfer-licht_sandra_gross.jpg</text:p>
          </table:table-cell>
          <table:table-cell office:value-type="string" calcext:value-type="string">
            <text:p>Sandra Bubendorfer-Lic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188" calcext:value-type="float">
            <text:p>857188</text:p>
          </table:table-cell>
          <table:table-cell office:value-type="string" calcext:value-type="string">
            <text:p>/abgeordnete/biografien/B/bubendorfer_licht_sandra-85718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ubendorfer-Licht, Sandr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olmetsch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2560/3x4/108/144/48caf4c7f22ae6cad3b1fdea9c120601/48BF0C73E2E5013A90D36C48BD93C3BC/heitmann_linda.jpg</text:p>
          </table:table-cell>
          <table:table-cell office:value-type="string" calcext:value-type="string">
            <text:p>Linda Heit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706" calcext:value-type="float">
            <text:p>860706</text:p>
          </table:table-cell>
          <table:table-cell office:value-type="string" calcext:value-type="string">
            <text:p>/abgeordnete/biografien/H/heitmann_linda-86070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eitmann, Lind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Geschäftsführerin in der Suchtkrankenhilf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linda-heitmann.de'}, {'X': 'https://twitter.com/linda_lobster'}, {'Instagram': 'https://instagram.com/linda.altona'}]</text:p>
          </table:table-cell>
        </table:table-row>
        <table:table-row table:style-name="ro1">
          <table:table-cell office:value-type="string" calcext:value-type="string">
            <text:p>/blueprint/servlet/resource/image/862140/3x4/108/144/433df63d3f450b8fcdb1bb47441d2a1e/1485FC3229F370CB02284754D8845CB6/hostert_jasmina.jpg</text:p>
          </table:table-cell>
          <table:table-cell office:value-type="string" calcext:value-type="string">
            <text:p>Jasmina Host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28" calcext:value-type="float">
            <text:p>860128</text:p>
          </table:table-cell>
          <table:table-cell office:value-type="string" calcext:value-type="string">
            <text:p>/abgeordnete/biografien/H/hostert_jasmina-86012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Hostert, Jasmi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jasmina-hostert.de/'}, {'X': 'https://twitter.com/jasminahostert'}, {'Instagram': 'https://www.instagram.com/jasminahostert'}, {'Facebook': 'https://www.facebook.com/jasmina.hostert'}]</text:p>
          </table:table-cell>
        </table:table-row>
        <table:table-row table:style-name="ro1">
          <table:table-cell office:value-type="string" calcext:value-type="string">
            <text:p>/blueprint/servlet/resource/image/864554/3x4/108/144/e650c85e816c2cc49c4a3f99561b4ec9/D7442247414CD03E4B85795FC9A57D08/buschmann_marco_gross.jpg</text:p>
          </table:table-cell>
          <table:table-cell office:value-type="string" calcext:value-type="string">
            <text:p>Dr. Marco Busch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92" calcext:value-type="float">
            <text:p>857192</text:p>
          </table:table-cell>
          <table:table-cell office:value-type="string" calcext:value-type="string">
            <text:p>/abgeordnete/biografien/B/buschmann_marco-85719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uschmann, Dr. Marco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co-buschmann.de'}, {'Facebook': 'https://www.facebook.com/MarcoBuschmannFDP'}, {'X': 'https://twitter.com/MarcoBuschmann'}, {'LinkedIn': 'https://www.linkedin.com//in/dr-marco-buschmann-578788205'}, {'Instagram': 'https://www.instagram.com/marcobuschmann'}]</text:p>
          </table:table-cell>
        </table:table-row>
        <table:table-row table:style-name="ro1">
          <table:table-cell office:value-type="string" calcext:value-type="string">
            <text:p>/blueprint/servlet/resource/image/862116/3x4/108/144/462b75dc6b5094aabd08d31c3f6b5c1a/35F7C256688C06FACB5C82B7F091064A/henneberger_kathrin.jpg</text:p>
          </table:table-cell>
          <table:table-cell office:value-type="string" calcext:value-type="string">
            <text:p>Kathrin Henneber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36" calcext:value-type="float">
            <text:p>860936</text:p>
          </table:table-cell>
          <table:table-cell office:value-type="string" calcext:value-type="string">
            <text:p>/abgeordnete/biografien/H/henneberger_kathrin-86093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Henneberger, Kathr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thrinhenneberger.de/'}, {'Facebook': 'https://www.facebook.com/KathrinAnnaHenneberger'}, {'X': 'https://twitter.com/KathrinAnna'}, {'Instagram': 'https://www.instagram.com/kathrin.henneberger/'}, {'Youtube': 'https://www.youtube.com/channel/UCGWLbHfCO7Cq9AvKH4HOvFQ'}]</text:p>
          </table:table-cell>
        </table:table-row>
        <table:table-row table:style-name="ro1">
          <table:table-cell office:value-type="string" calcext:value-type="string">
            <text:p>/blueprint/servlet/resource/image/863234/3x4/108/144/533819d79c9b80a4334e90a3fff556f6/73A60F6FCEE0193238901134BA5D5BD0/hubertz_verena_bild.jpg</text:p>
          </table:table-cell>
          <table:table-cell office:value-type="string" calcext:value-type="string">
            <text:p>Verena Hube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188" calcext:value-type="float">
            <text:p>861188</text:p>
          </table:table-cell>
          <table:table-cell office:value-type="string" calcext:value-type="string">
            <text:p>/abgeordnete/biografien/H/hubertz_verena-86118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Hubertz, Veren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Unternehm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verena-hubertz.de/'}, {'X': 'https://twitter.com/verenahubertz'}, {'Facebook': 'https://www.facebook.com/verenahubertz.spd'}, {'Instagram': 'https://www.instagram.com/verenahubertz/'}, {'Linkedin': 'https://www.linkedin.com/in/verena-hubertz-baa2aaa4/'}]</text:p>
          </table:table-cell>
        </table:table-row>
        <table:table-row table:style-name="ro1">
          <table:table-cell office:value-type="string" calcext:value-type="string">
            <text:p>/blueprint/servlet/resource/image/864556/3x4/108/144/ffdd6f999b8a206068f23eaebd9267b2/F68D129741819EA421549862B5C97379/busen_karlheinz_gross.jpg</text:p>
          </table:table-cell>
          <table:table-cell office:value-type="string" calcext:value-type="string">
            <text:p>Karlheinz Bu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10" calcext:value-type="float">
            <text:p>857210</text:p>
          </table:table-cell>
          <table:table-cell office:value-type="string" calcext:value-type="string">
            <text:p>/abgeordnete/biografien/B/busen_karlheinz-85721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Busen, Karlheinz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Bau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karlheinz-busen.de': 'http://www.karlheinz-busen.de/'}, {'Facebook': 'https://www.facebook.com/KarlheinzBusen/?fref=ts'}, {'Instagram': 'https://www.instagram.com/karlheinz.busen/'}]</text:p>
          </table:table-cell>
        </table:table-row>
        <table:table-row table:style-name="ro1">
          <table:table-cell office:value-type="string" calcext:value-type="string">
            <text:p>/blueprint/servlet/resource/image/862120/3x4/108/144/8a1a9a0c9c76b694d3fa31277cf3fae/77DF672F7D9D3723F6CCB07DC642E0E6/herrmann_bernhard.jpg</text:p>
          </table:table-cell>
          <table:table-cell office:value-type="string" calcext:value-type="string">
            <text:p>Bernhard Her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58" calcext:value-type="float">
            <text:p>861258</text:p>
          </table:table-cell>
          <table:table-cell office:value-type="string" calcext:value-type="string">
            <text:p>/abgeordnete/biografien/H/herrmann_bernhard-86125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errmann, Bernhard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Wasserbau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bernhard-herrmann.de/'}, {'Facebook': 'https://www.facebook.com/bernhard.herrmann.73'}, {'X': 'https://twitter.com/BHerrmann_'}, {'Instagram': 'https://www.instagram.com/bernhard_herrmann_/'}]</text:p>
          </table:table-cell>
        </table:table-row>
        <table:table-row table:style-name="ro1">
          <table:table-cell office:value-type="string" calcext:value-type="string">
            <text:p>/blueprint/servlet/resource/image/862148/3x4/108/144/5d2572af6b4c061b1aaa516b9919e4b/CBDB1002509A74941826B2876D7B23C1/humpfer_markus.jpg</text:p>
          </table:table-cell>
          <table:table-cell office:value-type="string" calcext:value-type="string">
            <text:p>Markus Hümp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92" calcext:value-type="float">
            <text:p>860292</text:p>
          </table:table-cell>
          <table:table-cell office:value-type="string" calcext:value-type="string">
            <text:p>/abgeordnete/biografien/H/huempfer_markus-86029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Hümpfer, Marku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kus-huempfer.de'}, {'Facebook': 'https://www.facebook.com/markushuempfer'}, {'Instagram': 'https://www.instagram.com/markushuempfer/'}, {'Youtube': 'www.youtube.com/channel/UCZGVDjjWAYSzTBYYSLDHNqg'}]</text:p>
          </table:table-cell>
        </table:table-row>
        <table:table-row table:style-name="ro1">
          <table:table-cell office:value-type="string" calcext:value-type="string">
            <text:p>/blueprint/servlet/resource/image/864862/3x4/108/144/fcff83ee3c04dcf116b30c150c6695ec/A3317E89E44276E62729B97D49D5D9FF/cronenberg_carlo_gross.jpg</text:p>
          </table:table-cell>
          <table:table-cell office:value-type="string" calcext:value-type="string">
            <text:p>Carl-Julius Cronen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32" calcext:value-type="float">
            <text:p>857232</text:p>
          </table:table-cell>
          <table:table-cell office:value-type="string" calcext:value-type="string">
            <text:p>/abgeordnete/biografien/C/cronenberg_carl-85723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Cronenberg, Carl-Juliu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lo-cronenberg.de'}, {'Facebook': 'https://www.facebook.com/Carlo-Cronenberg-1598008726876796/'}, {'X': 'https://twitter.com/cjcronenberg'}, {'LinkedIn': 'https://www.linkedin.com/in/val-julius.cronenberg-89461b219'}, {'Instagram': 'https://www.instagram.com/c.j.cronenberg'}]</text:p>
          </table:table-cell>
        </table:table-row>
        <table:table-row table:style-name="ro1">
          <table:table-cell office:value-type="string" calcext:value-type="string">
            <text:p>/blueprint/servlet/resource/image/862146/3x4/108/144/5d2b829c6f791a83e319683d15f295fa/C0163800319D7B4CAFB00CFF2917FB15/honel_bruno.jpg</text:p>
          </table:table-cell>
          <table:table-cell office:value-type="string" calcext:value-type="string">
            <text:p>Bruno Hö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328" calcext:value-type="float">
            <text:p>861328</text:p>
          </table:table-cell>
          <table:table-cell office:value-type="string" calcext:value-type="string">
            <text:p>/abgeordnete/biografien/H/hoenel_bruno-861328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Hönel, Bruno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sychologe (M. Sc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bruno-hoenel.de/'}, {'Facebook': 'https://www.facebook.com/BrunoHoenel.Gruene/'}, {'X': 'https://twitter.com/Bruno_Hoenel'}, {'LinkedIn': 'https://de.linkedin.com/in/brunohoenel'}, {'Instagram': 'https://www.instagram.com/bruno.hoenel/'}]</text:p>
          </table:table-cell>
        </table:table-row>
        <table:table-row table:style-name="ro1">
          <table:table-cell office:value-type="string" calcext:value-type="string">
            <text:p>/blueprint/servlet/resource/image/864834/3x4/108/144/af9731ddd83f6fb1ecea0c215a128161/E22FDA278E3149CCFDD371230A1BF88D/junge_frank_gross.jpg</text:p>
          </table:table-cell>
          <table:table-cell office:value-type="string" calcext:value-type="string">
            <text:p>Frank Ju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516" calcext:value-type="float">
            <text:p>857516</text:p>
          </table:table-cell>
          <table:table-cell office:value-type="string" calcext:value-type="string">
            <text:p>/abgeordnete/biografien/J/junge_frank-85751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Junge, Frank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Sport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rank-junge.de/'}, {'Facebook': 'https://www.facebook.com/frankjunge'}, {'X': 'https://twitter.com/jungeinberlin'}, {'Instagram': 'https://www.instagram.com/frank.junge/'}]</text:p>
          </table:table-cell>
        </table:table-row>
        <table:table-row table:style-name="ro1">
          <table:table-cell office:value-type="string" calcext:value-type="string">
            <text:p>/blueprint/servlet/resource/image/864386/3x4/108/144/3daff8d5fa66a89c47cbe70044fb9ff0/1F1F1C89CC4E86F697EB5219E9BA7BC8/djir_sarai_bijan_gross.jpg</text:p>
          </table:table-cell>
          <table:table-cell office:value-type="string" calcext:value-type="string">
            <text:p>Bijan Djir-Sar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62" calcext:value-type="float">
            <text:p>857262</text:p>
          </table:table-cell>
          <table:table-cell office:value-type="string" calcext:value-type="string">
            <text:p>/abgeordnete/biografien/D/djir_sarai_bijan-85726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Djir-Sarai, Bij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ijan-sarai.de'}, {'Facebook': 'https://www.facebook.com/djirsarai/'}, {'X': 'https://twitter.com/DjirSarai'}, {'Instagram': 'https://www.instagram.com/bijan_djirsarai_'}]</text:p>
          </table:table-cell>
        </table:table-row>
        <table:table-row table:style-name="ro1">
          <table:table-cell office:value-type="string" calcext:value-type="string">
            <text:p>/blueprint/servlet/resource/image/864314/3x4/108/144/b759bb9f60729026c0b4e0093ebdce7/FB4670B0609403B3800F5AF21B8DD1B7/hoffmann_bettina_gross.jpg</text:p>
          </table:table-cell>
          <table:table-cell office:value-type="string" calcext:value-type="string">
            <text:p>Dr. Bettina Hoff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68" calcext:value-type="float">
            <text:p>857468</text:p>
          </table:table-cell>
          <table:table-cell office:value-type="string" calcext:value-type="string">
            <text:p>/abgeordnete/biografien/H/hoffmann_bettina-85746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offmann, Dr. Bettin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Bi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ttina-hoffmann.info'}, {'Facebook': 'http://www.facebook.com/dr.bettina.hoffmann'}, {'X': 'https://twitter.com/bhoffmann_mdb'}, {'Insatgram': 'https://www.instagram.com/dr.bettina.hoffmann'}]</text:p>
          </table:table-cell>
        </table:table-row>
        <table:table-row table:style-name="ro1">
          <table:table-cell office:value-type="string" calcext:value-type="string">
            <text:p>/blueprint/servlet/resource/image/864828/3x4/108/144/60b6a089fd16d4a7a7ceb02e42c4530/DF41FEEAE2CB7E0119B780D59480A798/juratovic_josip_gross.jpg</text:p>
          </table:table-cell>
          <table:table-cell office:value-type="string" calcext:value-type="string">
            <text:p>Josip Juratov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04" calcext:value-type="float">
            <text:p>857504</text:p>
          </table:table-cell>
          <table:table-cell office:value-type="string" calcext:value-type="string">
            <text:p>/abgeordnete/biografien/J/juratovic_josip-85750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Juratovic, Josip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fz-Mechan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ratovic.de'}, {'X': 'http://twitter.com/josip_juratovic'}, {'Facebook': 'https://www.facebook.com/josipjuratovic'}, {'Instagram': 'https://www.instagram.com/josip.mdb/'}]</text:p>
          </table:table-cell>
        </table:table-row>
        <table:table-row table:style-name="ro1">
          <table:table-cell office:value-type="string" calcext:value-type="string">
            <text:p>/blueprint/servlet/resource/image/864388/3x4/108/144/ab1636595e71a6d852ae634fd3c370de/EDCD5F7EBC5E31D03A7FB09D2FB395BC/duerr_christian_gross.jpg</text:p>
          </table:table-cell>
          <table:table-cell office:value-type="string" calcext:value-type="string">
            <text:p>Christian Dü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70" calcext:value-type="float">
            <text:p>857270</text:p>
          </table:table-cell>
          <table:table-cell office:value-type="string" calcext:value-type="string">
            <text:p>/abgeordnete/biografien/D/duerr_christian-85727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Dürr, Christi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Ökonom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hristian-duerr.de/'}, {'Facebook': 'https://www.facebook.com/duerr.christian/?ref=ts&amp;fref=ts'}, {'Twitter': 'https://twitter.com/christianduerr'}, {'Instagram': 'http://www.instagram.com/c.duerr'}]</text:p>
          </table:table-cell>
        </table:table-row>
        <table:table-row table:style-name="ro1">
          <table:table-cell office:value-type="string" calcext:value-type="string">
            <text:p>/blueprint/servlet/resource/image/864318/3x4/108/144/5e8d4d02370169c0a390c366d8570b47/8ED14D00D08AEBC3E0622A530AAB1365/hofreiter_anton_gross.jpg</text:p>
          </table:table-cell>
          <table:table-cell office:value-type="string" calcext:value-type="string">
            <text:p>Dr. Anton Hofrei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82" calcext:value-type="float">
            <text:p>857482</text:p>
          </table:table-cell>
          <table:table-cell office:value-type="string" calcext:value-type="string">
            <text:p>/abgeordnete/biografien/H/hofreiter_anton-85748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ofreiter, Dr. Anto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Bi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oni-hofreiter.de/'}, {'Facebook': 'https://www.facebook.com/anton.hofreiter/'}, {'Instagram': 'https://www.instagram.com/toni_hofreiter/'}, {'Youtube': 'https://www.youtube.com/user/tonihofreiter'}]</text:p>
          </table:table-cell>
        </table:table-row>
        <table:table-row table:style-name="ro1">
          <table:table-cell office:value-type="string" calcext:value-type="string">
            <text:p>/blueprint/servlet/resource/image/864678/3x4/108/144/d4f3b9275e6511b6706cfce883d4494e/2F7E4BCA3AD13A42AA10DFDA107D837D/kaczmarek_oliver_gross.jpg</text:p>
          </table:table-cell>
          <table:table-cell office:value-type="string" calcext:value-type="string">
            <text:p>Oliver Kacz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3312" calcext:value-type="float">
            <text:p>863312</text:p>
          </table:table-cell>
          <table:table-cell office:value-type="string" calcext:value-type="string">
            <text:p>/abgeordnete/biografien/K/kaczmarek_oliver-86331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aczmarek, Oliv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ozial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oliver-kaczmarek.de'}, {'Facebook': 'https://www.facebook.com/OliverKaczmarekMdB/'}, {'X': 'https://twitter.com/KaczmarekOliver'}]</text:p>
          </table:table-cell>
        </table:table-row>
        <table:table-row table:style-name="ro1">
          <table:table-cell office:value-type="string" calcext:value-type="string">
            <text:p>/blueprint/servlet/resource/image/864162/3x4/108/144/1b24551dcb0492145ef792963db040a2/3EE5C50DD79482D0C660F4967D644E40/faber_marcus_gross.jpg</text:p>
          </table:table-cell>
          <table:table-cell office:value-type="string" calcext:value-type="string">
            <text:p>Dr. Marcus Fa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96" calcext:value-type="float">
            <text:p>857296</text:p>
          </table:table-cell>
          <table:table-cell office:value-type="string" calcext:value-type="string">
            <text:p>/abgeordnete/biografien/F/faber_marcus-85729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Faber, Dr. Marcus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faber.abgeordnete.fdpbt.de/'}, {'Facebook': 'https://www.facebook.com/faber.marcus'}, {'X': 'https://twitter.com/marcusfaber'}, {'Instagram': 'https://www.instagram.com/marcusfaberfdp'}]</text:p>
          </table:table-cell>
        </table:table-row>
        <table:table-row table:style-name="ro1">
          <table:table-cell office:value-type="string" calcext:value-type="string">
            <text:p>/blueprint/servlet/resource/image/864830/3x4/108/144/6561bedf0440e271362b96a30198fb64/2BA9D93CAB2E4A1C95A474F7FEA8DE98/janecek_dieter_gross.jpg</text:p>
          </table:table-cell>
          <table:table-cell office:value-type="string" calcext:value-type="string">
            <text:p>Dieter Janec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06" calcext:value-type="float">
            <text:p>857506</text:p>
          </table:table-cell>
          <table:table-cell office:value-type="string" calcext:value-type="string">
            <text:p>/abgeordnete/biografien/J/janecek_dieter-85750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Janecek, Di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ieterjanecek.de'}, {'Facebook': 'https://www.facebook.com/DieterJanecekBundestag/'}, {'X': 'https://www.twitter.com/DJanecek'}, {'LinkedIn': 'https://www.linkedin.com/in/dieter-janecek-34b005211'}, {'Instagram': 'https://www.instagram.com/dieterjanecek'}, {'Youtube': 'https://www.youtube.com/channel/UCVaa4zapJP6xKg0dFRgX3Bw'}]</text:p>
          </table:table-cell>
        </table:table-row>
        <table:table-row table:style-name="ro1">
          <table:table-cell office:value-type="string" calcext:value-type="string">
            <text:p>/blueprint/servlet/resource/image/864680/3x4/108/144/7b1dbef28b408d77c83bd090cb64366e/E3677CA6637F871D68834305668948FA/kaiser_elisabeth_gross.jpg</text:p>
          </table:table-cell>
          <table:table-cell office:value-type="string" calcext:value-type="string">
            <text:p>Elisabeth Kai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3132" calcext:value-type="float">
            <text:p>863132</text:p>
          </table:table-cell>
          <table:table-cell office:value-type="string" calcext:value-type="string">
            <text:p>/abgeordnete/biografien/K/kaiser_elisabeth-86313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aiser, Elisabeth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- und Verwaltungswissenschaftlerin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elisabeth-kaiser.info/'}, {'Facebook': 'https://www.facebook.com/ElisabethKaiserTH/'}, {'X': 'https://twitter.com/kaiser_spd'}, {'Instagram': 'https://www.instagram.com/elisabeth_kaiser_th/'}]</text:p>
          </table:table-cell>
        </table:table-row>
        <table:table-row table:style-name="ro1">
          <table:table-cell office:value-type="string" calcext:value-type="string">
            <text:p>/blueprint/servlet/resource/image/864170/3x4/108/144/8cf052e680c781447393dc35a9631a1/ADC9C74E6F7CA650A2B6D07601F338B5/foest_daniel_bild.jpg</text:p>
          </table:table-cell>
          <table:table-cell office:value-type="string" calcext:value-type="string">
            <text:p>Daniel Fö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10" calcext:value-type="float">
            <text:p>857310</text:p>
          </table:table-cell>
          <table:table-cell office:value-type="string" calcext:value-type="string">
            <text:p>/abgeordnete/biografien/F/foest_daniel-85731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Föst, Danie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Selbstständiger 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niel-foest.de/'}, {'Facebook': 'https://www.facebook.com/daniel.foest.Bundestag/'}, {'X': 'https://twitter.com/dfoest?lang=de'}, {'Instagram': 'https://www.instagram.com/dfoest/'}]</text:p>
          </table:table-cell>
        </table:table-row>
        <table:table-row table:style-name="ro1">
          <table:table-cell office:value-type="string" calcext:value-type="string">
            <text:p>/blueprint/servlet/resource/image/865516/3x4/108/144/8232414171927fed6ec02ebf43c14fd0/5289D784DFE457A6239B011413FB49A2/kaddor_lamya.jpg</text:p>
          </table:table-cell>
          <table:table-cell office:value-type="string" calcext:value-type="string">
            <text:p>Lamya Kadd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14" calcext:value-type="float">
            <text:p>860914</text:p>
          </table:table-cell>
          <table:table-cell office:value-type="string" calcext:value-type="string">
            <text:p>/abgeordnete/biografien/K/kaddor_lamya-86091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addor, Lamy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Islam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lamya-kaddor.de/'}, {'X': 'https://twitter.com/LamyaKaddor'}, {'Instagram': 'https://www.instagram.com/lamyakaddor/'}, {'Facebook': 'https://www.facebook.com/lamya.kaddor'}]</text:p>
          </table:table-cell>
        </table:table-row>
        <table:table-row table:style-name="ro1">
          <table:table-cell office:value-type="string" calcext:value-type="string">
            <text:p>/blueprint/servlet/resource/image/862918/3x4/108/144/21554f92c6621b7637137306f21fe4d8/B95CBA5AFDADA106C714233590FBCE5D/karaahmetoglu_macit_bild.jpg</text:p>
          </table:table-cell>
          <table:table-cell office:value-type="string" calcext:value-type="string">
            <text:p>Macit Karaahmetoğl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82" calcext:value-type="float">
            <text:p>860182</text:p>
          </table:table-cell>
          <table:table-cell office:value-type="string" calcext:value-type="string">
            <text:p>/abgeordnete/biografien/K/karaahmetoglu_macit-86018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araahmetoğlu, Macit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 und Fachanwalt für Urheber- und Medienrech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cit-mdb.de'}, {'X': 'https://twitter.com/macit_spd'}, {'Instagram': 'https://www.instagram.com/macit.spd/'}, {'Facebook': 'https://www.facebook.com/macit.spd'}]</text:p>
          </table:table-cell>
        </table:table-row>
        <table:table-row table:style-name="ro1">
          <table:table-cell office:value-type="string" calcext:value-type="string">
            <text:p>/blueprint/servlet/resource/image/864176/3x4/108/144/28e08f52d4b17baee4b258867c2246b/4D8270698AAFC6A2345690060C9D87C7/fricke_otto_gross.jpg</text:p>
          </table:table-cell>
          <table:table-cell office:value-type="string" calcext:value-type="string">
            <text:p>Otto Fric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14" calcext:value-type="float">
            <text:p>857314</text:p>
          </table:table-cell>
          <table:table-cell office:value-type="string" calcext:value-type="string">
            <text:p>/abgeordnete/biografien/F/fricke_otto-85731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ricke, Otto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otto-fricke.de'}, {'Facebook': 'https://www.facebook.com/ottofrickefdp'}, {'X': 'https://twitter.com/Otto_Fricke'}, {'LinkedIn': 'https://de.linkedin.com/in/otto-fricke-b0b91884'}, {'Instagram': 'https://www.instagram.com/otto_fricke/'}]</text:p>
          </table:table-cell>
        </table:table-row>
        <table:table-row table:style-name="ro1">
          <table:table-cell office:value-type="string" calcext:value-type="string">
            <text:p>/blueprint/servlet/resource/image/864682/3x4/108/144/235965a8d98c342711d8b9b121160f29/AEF760479FB7001CEDE392AC8581A160/kappert_gonther_kirsten_gross.jpg</text:p>
          </table:table-cell>
          <table:table-cell office:value-type="string" calcext:value-type="string">
            <text:p>Dr. Kirsten Kappert-Gon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50" calcext:value-type="float">
            <text:p>857550</text:p>
          </table:table-cell>
          <table:table-cell office:value-type="string" calcext:value-type="string">
            <text:p>/abgeordnete/biografien/K/kappert-gonther_kirsten-85755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appert-Gonther, Dr. Kirsten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ppertgonther.de/'}, {'Facebook': 'https://de-de.facebook.com/KappertGonther/'}]</text:p>
          </table:table-cell>
        </table:table-row>
        <table:table-row table:style-name="ro1">
          <table:table-cell office:value-type="string" calcext:value-type="string">
            <text:p>/blueprint/servlet/resource/image/862172/3x4/108/144/f231b3f1f634e575b43ba750d612fbb1/4D9748E74FE068C89B146BE40196FD7A/kassautzki_anna.png</text:p>
          </table:table-cell>
          <table:table-cell office:value-type="string" calcext:value-type="string">
            <text:p>Anna Kassautz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22" calcext:value-type="float">
            <text:p>860822</text:p>
          </table:table-cell>
          <table:table-cell office:value-type="string" calcext:value-type="string">
            <text:p>/abgeordnete/biografien/K/kassautzki_anna-86082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assautzki, Anna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taats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nnakassautzki.de/'}, {'X': 'https://twitter.com/annakassautzki'}, {'Instagram': 'https://www.instagram.com/annakassautzki/'}, {'Facebook': 'https://www.facebook.com/annakassautzki'}]</text:p>
          </table:table-cell>
        </table:table-row>
        <table:table-row table:style-name="ro1">
          <table:table-cell office:value-type="string" calcext:value-type="string">
            <text:p>/blueprint/servlet/resource/image/862908/3x4/108/144/9da752d3a4144b3d3cbf4d603364b561/8A8E255991CEC812DC12057D23431984/funke-genannt-kaiser_maximilian.jpg</text:p>
          </table:table-cell>
          <table:table-cell office:value-type="string" calcext:value-type="string">
            <text:p>Maximilian Funke-Kai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04" calcext:value-type="float">
            <text:p>860504</text:p>
          </table:table-cell>
          <table:table-cell office:value-type="string" calcext:value-type="string">
            <text:p>/abgeordnete/biografien/F/funke_genannt_kaiser_maximilian-86050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Funke-Kaiser, Maximili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funkekaiser.de'}, {'Facebook': 'https://www.facebook.com/funkekaiser'}, {'X': 'https://twitter.com/max_fksr'}, {'LinkedIn': 'https://www.linkedin.com/in/maximilian-funke-kaiser-0681511a0/'}, {'Instagram': 'https://www.instagram.com/max_fksr/'}, {'Youtube': 'https://www.youtube.com/channel/UCAgAqgjEAeScvtBLgc_CTkQ'}]</text:p>
          </table:table-cell>
        </table:table-row>
        <table:table-row table:style-name="ro1">
          <table:table-cell office:value-type="string" calcext:value-type="string">
            <text:p>/blueprint/servlet/resource/image/862178/3x4/108/144/3bed10aad91676985d486a851afd639e/BFD1B7FC8CF4DFBDAC128C7D7EAB7B97/kellner_michael.jpg</text:p>
          </table:table-cell>
          <table:table-cell office:value-type="string" calcext:value-type="string">
            <text:p>Michael Kell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60" calcext:value-type="float">
            <text:p>860560</text:p>
          </table:table-cell>
          <table:table-cell office:value-type="string" calcext:value-type="string">
            <text:p>/abgeordnete/biografien/K/kellner_michael-86056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ellner, Michael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ichael-kellner.info'}, {'X': 'https://twitter.com/MiKellner'}, {'Instagram': 'https://www.instagram.com/mi.kellner'}]</text:p>
          </table:table-cell>
        </table:table-row>
        <table:table-row table:style-name="ro1">
          <table:table-cell office:value-type="string" calcext:value-type="string">
            <text:p>/blueprint/servlet/resource/image/862170/3x4/108/144/4fb168cb7e7080eebd0f1dcf6a461ddc/F376F78B7E09D8C2C1D74E90543FE453/kasper_carlos_bild.jpg</text:p>
          </table:table-cell>
          <table:table-cell office:value-type="string" calcext:value-type="string">
            <text:p>Carlos Kas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80" calcext:value-type="float">
            <text:p>861280</text:p>
          </table:table-cell>
          <table:table-cell office:value-type="string" calcext:value-type="string">
            <text:p>/abgeordnete/biografien/K/kasper_carlos-86128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Kasper, Carlo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Zollbeam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arlos-kasper.spd.de/'}, {'Instagram': 'https://www.instagram.com/car.los.kasper/'}, {'Facebook': 'https://www.facebook.com/CarlosKasperSPD/'}]</text:p>
          </table:table-cell>
        </table:table-row>
        <table:table-row table:style-name="ro1">
          <table:table-cell office:value-type="string" calcext:value-type="string">
            <text:p>/blueprint/servlet/resource/image/862550/3x4/108/144/a5492dbea98c1607aa8c2706142de3d7/95739021FA8C6C64ABB1AB1A053C2823/gassner-herz_martin.jpg</text:p>
          </table:table-cell>
          <table:table-cell office:value-type="string" calcext:value-type="string">
            <text:p>Martin Gassner-Her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20" calcext:value-type="float">
            <text:p>860520</text:p>
          </table:table-cell>
          <table:table-cell office:value-type="string" calcext:value-type="string">
            <text:p>/abgeordnete/biografien/G/gassner_herz_martin-86052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Gassner-Herz, Mart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Verwaltungs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gassner-herz.de'}, {'Facebook': 'https://www.facebook.com/MartinGassnerHerz'}, {'X': 'https://twitter.com/MartinGassner'}, {'Instagram': 'https://www.instagram.com/martingassnerherz/?hl=de'}]</text:p>
          </table:table-cell>
        </table:table-row>
        <table:table-row table:style-name="ro1">
          <table:table-cell office:value-type="string" calcext:value-type="string">
            <text:p>/blueprint/servlet/resource/image/864686/3x4/108/144/93845e3a9151a8542ab01f1154ecbf09/531B8C6943D6829F93B6739CA91D1AAB/keul_katja_gross.jpg</text:p>
          </table:table-cell>
          <table:table-cell office:value-type="string" calcext:value-type="string">
            <text:p>Katja Ke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46" calcext:value-type="float">
            <text:p>857546</text:p>
          </table:table-cell>
          <table:table-cell office:value-type="string" calcext:value-type="string">
            <text:p>/abgeordnete/biografien/K/keul_katja-85754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eul, Katj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ja-keul.de'}, {'X': 'https://twitter.com/KatjaKeul'}, {'Instagram': 'https://www.instagram.com/katjakeul'}]</text:p>
          </table:table-cell>
        </table:table-row>
        <table:table-row table:style-name="ro1">
          <table:table-cell office:value-type="string" calcext:value-type="string">
            <text:p>/blueprint/servlet/resource/image/864650/3x4/108/144/f802bbd87cc78ec332ba4a0cc4de7b0d/D9E589F03672EF4C6321635058357925/katzmarek_gabriele_gross.jpg</text:p>
          </table:table-cell>
          <table:table-cell office:value-type="string" calcext:value-type="string">
            <text:p>Gabriele Katzmar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96" calcext:value-type="float">
            <text:p>857596</text:p>
          </table:table-cell>
          <table:table-cell office:value-type="string" calcext:value-type="string">
            <text:p>/abgeordnete/biografien/K/katzmarek_gabriele-85759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atzmarek, Gabriel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werkschaftssekretä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abriele-katzmarek.de'}, {'Facebook': 'https://www.facebook.com/GabrieleKatzmarek'}, {'X': 'https://twitter.com/GabyKatzmarek'}, {'Instagram': 'https://www.instagram.com/gabrielekatzmarek.spd/'}]</text:p>
          </table:table-cell>
        </table:table-row>
        <table:table-row table:style-name="ro1">
          <table:table-cell office:value-type="string" calcext:value-type="string">
            <text:p>/blueprint/servlet/resource/image/862066/3x4/108/144/5ceb81e6ee968fabcf91368a821ed9eb/7B53611D5D22509C9F2A367C2C41D7FE/gerschau_knut.jpg</text:p>
          </table:table-cell>
          <table:table-cell office:value-type="string" calcext:value-type="string">
            <text:p>Knut Gersch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34" calcext:value-type="float">
            <text:p>860534</text:p>
          </table:table-cell>
          <table:table-cell office:value-type="string" calcext:value-type="string">
            <text:p>/abgeordnete/biografien/G/gerschau_knut-86053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erschau, Knut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nut-gerschau.wahl.freie-demokraten.de'}, {'Facebook': 'https://facebook.com/knut.gerschau.fdp'}, {'Instagram': 'https://instagram.com/knut.gerschau'}]</text:p>
          </table:table-cell>
        </table:table-row>
        <table:table-row table:style-name="ro1">
          <table:table-cell office:value-type="string" calcext:value-type="string">
            <text:p>/blueprint/servlet/resource/image/862180/3x4/108/144/25c2d252374a6431100726101ef6523d/5C90501786434BAB56143FE445693BBE/khan_misbah.jpg</text:p>
          </table:table-cell>
          <table:table-cell office:value-type="string" calcext:value-type="string">
            <text:p>Misbah Kh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22" calcext:value-type="float">
            <text:p>861222</text:p>
          </table:table-cell>
          <table:table-cell office:value-type="string" calcext:value-type="string">
            <text:p>/abgeordnete/biografien/K/khan_misbah-86122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han, Misbah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isbah-khan.de'}, {'X': 'https://twitter.com/Bina_Khan_'}, {'Instagram': 'https://www.instagram.com/misbah.s.khan/'}, {'Facebook': 'https://www.facebook.com/gruene.khan'}]</text:p>
          </table:table-cell>
        </table:table-row>
        <table:table-row table:style-name="ro1">
          <table:table-cell office:value-type="string" calcext:value-type="string">
            <text:p>/blueprint/servlet/resource/image/873858/3x4/108/144/6292b98d81fe1609ee26cd996f686868/6518299FA6FDF2E846C66FC224E799FC/kersten_franziska.jpg</text:p>
          </table:table-cell>
          <table:table-cell office:value-type="string" calcext:value-type="string">
            <text:p>Dr. Franziska Kers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316" calcext:value-type="float">
            <text:p>861316</text:p>
          </table:table-cell>
          <table:table-cell office:value-type="string" calcext:value-type="string">
            <text:p>/abgeordnete/biografien/K/kersten_franziska-86131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ersten, Dr. Franziska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ier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anziska-kersten.de'}, {'Facebook': 'https://www.facebook.com/kersten.franziska'}, {'X': 'https://twitter.com/FKerstenMdB'}, {'Instagram': 'https://www.instagram.com/franziskakersten/'}]</text:p>
          </table:table-cell>
        </table:table-row>
        <table:table-row table:style-name="ro1">
          <table:table-cell office:value-type="string" calcext:value-type="string">
            <text:p>/blueprint/servlet/resource/image/864294/3x4/108/144/1af753a64de110bc97e8ed1e350155ce/254880F4BC370C3D9314F53359552ACE/hacker_thomas_gross.jpg</text:p>
          </table:table-cell>
          <table:table-cell office:value-type="string" calcext:value-type="string">
            <text:p>Thomas H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86" calcext:value-type="float">
            <text:p>857486</text:p>
          </table:table-cell>
          <table:table-cell office:value-type="string" calcext:value-type="string">
            <text:p>/abgeordnete/biografien/H/hacker_thomas-85748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acker, Thom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hacker.abgeordnete.fdpbt.de'}, {'Facebook': 'https://www.facebook.com/FDP.Hacker'}, {'X': 'https://www.twitter.com/hacker_fdp'}, {'LinkedIn': 'https://www.linkedin.com/in/thomas-hacker/'}, {'Instagram': 'https://www.instagram.com/hacker_thomas/'}]</text:p>
          </table:table-cell>
        </table:table-row>
        <table:table-row table:style-name="ro1">
          <table:table-cell office:value-type="string" calcext:value-type="string">
            <text:p>/blueprint/servlet/resource/image/861936/3x4/108/144/78214591bf344436613ca4fd179899f8/670345E1679B8A3BABF438C2947B9F81/abraham_knut.jpg</text:p>
          </table:table-cell>
          <table:table-cell office:value-type="string" calcext:value-type="string">
            <text:p>Knut Abra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46" calcext:value-type="float">
            <text:p>860546</text:p>
          </table:table-cell>
          <table:table-cell office:value-type="string" calcext:value-type="string">
            <text:p>/abgeordnete/biografien/A/abraham_knut-86054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Abraham, Knut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a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nut-Abraham.de'}, {'Facebook': 'https://facebook.com/knut.abraham'}]</text:p>
          </table:table-cell>
        </table:table-row>
        <table:table-row table:style-name="ro1">
          <table:table-cell office:value-type="string" calcext:value-type="string">
            <text:p>/blueprint/servlet/resource/image/864656/3x4/108/144/e145972ec16f931be4c967d70f23ca53/F27CEEE16A7BBD962E6AE3E7F0A12A8E/kindler_sven_gross.jpg</text:p>
          </table:table-cell>
          <table:table-cell office:value-type="string" calcext:value-type="string">
            <text:p>Sven-Christian Kind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56" calcext:value-type="float">
            <text:p>857556</text:p>
          </table:table-cell>
          <table:table-cell office:value-type="string" calcext:value-type="string">
            <text:p>/abgeordnete/biografien/K/kindler_sven_christian-85755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indler, Sven-Christi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ven-kindler.de'}, {'Facebook': 'http://www.facebook.com/pages/Sven-Christian-Kindler/51181425698'}, {'X': 'http://twitter.com/sven_kindler'}, {'Instagram': 'https://www.instagram.com/svenchristiankindler/'}]</text:p>
          </table:table-cell>
        </table:table-row>
        <table:table-row table:style-name="ro1">
          <table:table-cell office:value-type="string" calcext:value-type="string">
            <text:p>/blueprint/servlet/resource/image/862182/3x4/108/144/5428e8498b806030cc55a464f2547abd/70EABF14DF75BD35EBBDFA84F3842969/kleebank_helmut.jpg</text:p>
          </table:table-cell>
          <table:table-cell office:value-type="string" calcext:value-type="string">
            <text:p>Helmut Klee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04" calcext:value-type="float">
            <text:p>861504</text:p>
          </table:table-cell>
          <table:table-cell office:value-type="string" calcext:value-type="string">
            <text:p>/abgeordnete/biografien/K/kleebank_helmut-86150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leebank, Helmu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rankenpfleger, 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elmut-kleebank.de/'}, {'X': 'https://mobile.twitter.com/helmut_kleebank'}, {'Instagram': 'https://www.instagram.com/helmut_kleebank/'}, {'Facebook': 'https://www.facebook.com/Kleebank2021'}]</text:p>
          </table:table-cell>
        </table:table-row>
        <table:table-row table:style-name="ro1">
          <table:table-cell office:value-type="string" calcext:value-type="string">
            <text:p>/blueprint/servlet/resource/image/862096/3x4/108/144/204c0d98fcfaba50de8789c4b96d45b/10ECDD41772FF9C5D3DF1C2874EBAE34/hartewig_philipp.jpg</text:p>
          </table:table-cell>
          <table:table-cell office:value-type="string" calcext:value-type="string">
            <text:p>Philipp Hartewi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586" calcext:value-type="float">
            <text:p>860586</text:p>
          </table:table-cell>
          <table:table-cell office:value-type="string" calcext:value-type="string">
            <text:p>/abgeordnete/biografien/H/hartewig_philipp-860586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Hartewig, Philipp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artewig.de'}, {'Facebook': 'https://www.facebook.com/philipphartewig'}, {'X': 'https://twitter.com/philipphartewig'}, {'LinkedIn': 'https://www.linkedin.com/in/philipp-hartewig-449998189/'}, {'Instagram': 'https://www.instagram.com/philipphartewig'}]</text:p>
          </table:table-cell>
        </table:table-row>
        <table:table-row table:style-name="ro1">
          <table:table-cell office:value-type="string" calcext:value-type="string">
            <text:p>/blueprint/servlet/resource/image/864084/3x4/108/144/cb92f794e914eeca657d193837b7b8a6/38B3D865740379831755BBD8B8EAD340/albani_stephan_gross.jpg</text:p>
          </table:table-cell>
          <table:table-cell office:value-type="string" calcext:value-type="string">
            <text:p>Stephan Alb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088" calcext:value-type="float">
            <text:p>857088</text:p>
          </table:table-cell>
          <table:table-cell office:value-type="string" calcext:value-type="string">
            <text:p>/abgeordnete/biografien/A/albani_stephan-85708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Albani, Steph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Phys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phan-albani.de'}, {'Facebook': 'https://www.facebook.com/StephanAlbaniMdB'}]</text:p>
          </table:table-cell>
        </table:table-row>
        <table:table-row table:style-name="ro1">
          <table:table-cell office:value-type="string" calcext:value-type="string">
            <text:p>/blueprint/servlet/resource/image/864668/3x4/108/144/b640dcc85a3e7d8c902ecafd6c1ed66a/6D7E8DCC0DFE56D8B41097E5BFA44270/klein_schmeink_maria_gross.jpg</text:p>
          </table:table-cell>
          <table:table-cell office:value-type="string" calcext:value-type="string">
            <text:p>Maria Klein-Schme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558" calcext:value-type="float">
            <text:p>857558</text:p>
          </table:table-cell>
          <table:table-cell office:value-type="string" calcext:value-type="string">
            <text:p>/abgeordnete/biografien/K/klein_schmeink_maria-85755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Klein-Schmeink, Mari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ozi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lein-schmeink.de'}, {'Facebook': 'https://www.facebook.com/maria.kleinschmeink'}, {'X': 'https://twitter.com/MariaKlSchmeink'}]</text:p>
          </table:table-cell>
        </table:table-row>
        <table:table-row table:style-name="ro1">
          <table:table-cell office:value-type="string" calcext:value-type="string">
            <text:p>/blueprint/servlet/resource/image/869034/3x4/108/144/89913974611ea17fd9aa451ad46a383f/E04AAE0297C7B6A2B2D895BBFBC77FAA/klinck_kristiian.jpg</text:p>
          </table:table-cell>
          <table:table-cell office:value-type="string" calcext:value-type="string">
            <text:p>Dr. Kristian Klin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84" calcext:value-type="float">
            <text:p>861384</text:p>
          </table:table-cell>
          <table:table-cell office:value-type="string" calcext:value-type="string">
            <text:p>/abgeordnete/biografien/K/klinck_kristian-86138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linck, Dr. Kristian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, Studienra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ristian-klinck.de'}, {'Facebook': 'http://www.facebook.com/kristian.klinck.bundestag'}]</text:p>
          </table:table-cell>
        </table:table-row>
        <table:table-row table:style-name="ro1">
          <table:table-cell office:value-type="string" calcext:value-type="string">
            <text:p>/blueprint/servlet/resource/image/862100/3x4/108/144/2cf23d646d1ab4cf77d4a7de21a80c8c/F8FD8A784D9A56B0BEF1D462CC842828/harzer_ulrike.jpg</text:p>
          </table:table-cell>
          <table:table-cell office:value-type="string" calcext:value-type="string">
            <text:p>Ulrike Harz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588" calcext:value-type="float">
            <text:p>860588</text:p>
          </table:table-cell>
          <table:table-cell office:value-type="string" calcext:value-type="string">
            <text:p>/abgeordnete/biografien/H/harzer_ulrike-86058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arzer, Ulrike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Geschäftsführ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ulrike-harzer.de/'}, {'Facebook': 'https://www.facebook.com/UlrikeHarzerFDP'}, {'X': 'https://www.twitter.com/HarzerUlrike'}, {'LinkedIn': 'https://linkedin.com/in/ulrike-harzer-71b1a9a3'}, {'Instagram': 'https://www.instagram.com/ulrike_harzer'}]</text:p>
          </table:table-cell>
        </table:table-row>
        <table:table-row table:style-name="ro1">
          <table:table-cell office:value-type="string" calcext:value-type="string">
            <text:p>/blueprint/servlet/resource/image/864086/3x4/108/144/12131de4c5e5904474dd4d5f05893802/646AC1B2F491244F845A9CCE30ABEE4C/altenkamp_norbert_gross.jpg</text:p>
          </table:table-cell>
          <table:table-cell office:value-type="string" calcext:value-type="string">
            <text:p>Norbert Maria Altenk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02" calcext:value-type="float">
            <text:p>857102</text:p>
          </table:table-cell>
          <table:table-cell office:value-type="string" calcext:value-type="string">
            <text:p>/abgeordnete/biografien/A/altenkamp_norbert-8571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Altenkamp, Norbert Mari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orbert-altenkamp.de/'}, {'X': 'https://twitter.com/NAltenkamp'}, {'Instagram': 'https://www.instagram.com/norbert.altenkamp/'}, {'Facebook': 'https://www.facebook.com/AltenkampMdB/'}, {'YouTube': 'https://www.youtube.com/channel/UCb383hLVbcU0_aqtcvV25mA'}]</text:p>
          </table:table-cell>
        </table:table-row>
        <table:table-row table:style-name="ro1">
          <table:table-cell office:value-type="string" calcext:value-type="string">
            <text:p>/blueprint/servlet/resource/image/862196/3x4/108/144/7e6ef297994f72f41942abcbda2d7884/E0C0D89BE466488F39324724408A0B81/kopf_chantal.jpg</text:p>
          </table:table-cell>
          <table:table-cell office:value-type="string" calcext:value-type="string">
            <text:p>Chantal K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140" calcext:value-type="float">
            <text:p>860140</text:p>
          </table:table-cell>
          <table:table-cell office:value-type="string" calcext:value-type="string">
            <text:p>/abgeordnete/biografien/K/kopf_chantal-86014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Kopf, Chanta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antal-kopf.de'}, {'X': 'https://twitter.com/chantal_kopf/'}, {'Instagram': 'https://www.instagram.com/chantalkopf/'}, {'Facebook': 'https://www.facebook.com/ChantalKopfFreiburg/'}, {'YouTube': 'https://www.youtube.com/channel/UCpCWlu5rRYjHuTOUPh3VjEA'}]</text:p>
          </table:table-cell>
        </table:table-row>
        <table:table-row table:style-name="ro1">
          <table:table-cell office:value-type="string" calcext:value-type="string">
            <text:p>/blueprint/servlet/resource/image/864672/3x4/108/144/53f3d17c2c2db1bc8e1ae2aaaab24b6c/62B1B5AB2C64AF1A5035C7CE2B7FAB81/klingbeil_lars_bild.jpg</text:p>
          </table:table-cell>
          <table:table-cell office:value-type="string" calcext:value-type="string">
            <text:p>Lars Klingb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00" calcext:value-type="float">
            <text:p>857600</text:p>
          </table:table-cell>
          <table:table-cell office:value-type="string" calcext:value-type="string">
            <text:p>/abgeordnete/biografien/K/klingbeil_lars-85760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lingbeil, Lar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ars-klingbeil.de/'}, {'Facebook': 'https://www.facebook.com/klingbeil.lars'}, {'Instagram': 'https://www.instagram.com/larsklingbeil/'}, {'X': 'https://twitter.com/larsklingbeil'}, {'TikTok': 'https://www.tiktok.com/@lars.klingbeil'}]</text:p>
          </table:table-cell>
        </table:table-row>
        <table:table-row table:style-name="ro1">
          <table:table-cell office:value-type="string" calcext:value-type="string">
            <text:p>/blueprint/servlet/resource/image/864276/3x4/108/144/4147a965ea68c9abd3291b58429d689/F85772AABEE5FEFC54EE76D71EA0BC38/heidt_peter_gross.jpg</text:p>
          </table:table-cell>
          <table:table-cell office:value-type="string" calcext:value-type="string">
            <text:p>Peter Hei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76" calcext:value-type="float">
            <text:p>857476</text:p>
          </table:table-cell>
          <table:table-cell office:value-type="string" calcext:value-type="string">
            <text:p>/abgeordnete/biografien/H/heidt_peter-85747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Heidt, Pete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peter-heidt.abgeordnete.fdpbt.de/'}, {'Facebook': 'https://www.facebook.com/peter.heidt.75'}, {'X': 'https://twitter.com/PeterHeidtFDP'}, {'Instagram': 'https://www.instagram.com/advocatopeter/'}]</text:p>
          </table:table-cell>
        </table:table-row>
        <table:table-row table:style-name="ro1">
          <table:table-cell office:value-type="string" calcext:value-type="string">
            <text:p>/blueprint/servlet/resource/image/864094/3x4/108/144/59ee529149caa63ce1c0370b5496cc23/3A0C12EF884DA69ABB663D208552DE8E/amthor_philipp_gross.jpg</text:p>
          </table:table-cell>
          <table:table-cell office:value-type="string" calcext:value-type="string">
            <text:p>Philipp Amth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086" calcext:value-type="float">
            <text:p>857086</text:p>
          </table:table-cell>
          <table:table-cell office:value-type="string" calcext:value-type="string">
            <text:p>/abgeordnete/biografien/A/amthor_philipp-85708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Amthor, Philipp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philipp-amthor.de/'}, {'Facebook': 'https://www.facebook.com/amthor.philipp/'}, {'Instagram': 'https://www.instagram.com/philipp.amthor'}]</text:p>
          </table:table-cell>
        </table:table-row>
        <table:table-row table:style-name="ro1">
          <table:table-cell office:value-type="string" calcext:value-type="string">
            <text:p>/blueprint/servlet/resource/image/862214/3x4/108/144/f803498506c2295635548ad213269986/8EA7BA0EA77634430A325234C9C1FADF/kraemer_philip_bild.jpg</text:p>
          </table:table-cell>
          <table:table-cell office:value-type="string" calcext:value-type="string">
            <text:p>Philip Krä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34" calcext:value-type="float">
            <text:p>860734</text:p>
          </table:table-cell>
          <table:table-cell office:value-type="string" calcext:value-type="string">
            <text:p>/abgeordnete/biografien/K/kraemer_philip-86073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rämer, Philip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Kulturmanag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philip-kraemer.de/'}, {'X': 'https://twitter.com/PhiKraemer'}, {'Instagram': 'https://www.instagram.com/philip.kraemer/'}, {'Facebook': 'https://www.facebook.com/kraemer.philip'}]</text:p>
          </table:table-cell>
        </table:table-row>
        <table:table-row table:style-name="ro1">
          <table:table-cell office:value-type="string" calcext:value-type="string">
            <text:p>/blueprint/servlet/resource/image/862984/3x4/108/144/9c74e095fccaab82cb8327e1ff0f20df/DD4F294AB9E3D1755CE2047EC664EF67/klose_annika.jpg</text:p>
          </table:table-cell>
          <table:table-cell office:value-type="string" calcext:value-type="string">
            <text:p>Annika K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418" calcext:value-type="float">
            <text:p>860418</text:p>
          </table:table-cell>
          <table:table-cell office:value-type="string" calcext:value-type="string">
            <text:p>/abgeordnete/biografien/K/klose_annika-86041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lose, Annik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ozial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nikaklose.de'}, {'Facebook': 'https://www.facebook.com/AnnikaKlose.BerlinMitte/'}, {'X': 'https://www.twitter.com/AnniKlose'}, {'Instagram': 'https://www.instagram.com/annikloseberlin'}, {'Youtube': 'https://www.youtube.com/channel/UC1NoL5tBNe8DXWdKRac49ww'}]</text:p>
          </table:table-cell>
        </table:table-row>
        <table:table-row table:style-name="ro1">
          <table:table-cell office:value-type="string" calcext:value-type="string">
            <text:p>/blueprint/servlet/resource/image/864330/3x4/108/144/684acd5544b8463e08a3cfc6d7b73da5/DB26AC83931974534A84FC7958E05651/helling_plahr_katrin_gross.jpg</text:p>
          </table:table-cell>
          <table:table-cell office:value-type="string" calcext:value-type="string">
            <text:p>Katrin Helling-Plah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20" calcext:value-type="float">
            <text:p>857420</text:p>
          </table:table-cell>
          <table:table-cell office:value-type="string" calcext:value-type="string">
            <text:p>/abgeordnete/biografien/H/helling_plahr_katrin-857420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Helling-Plahr, Katri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elling-plahr.de'}, {'Facebook': 'https://www.facebook.com/KatrinHellingPlahr'}, {'X': 'https://twitter.com/KatrinHelling'}, {'Instagram': 'https://www.instagram.com/katrinhellingplahr/'}]</text:p>
          </table:table-cell>
        </table:table-row>
        <table:table-row table:style-name="ro1">
          <table:table-cell office:value-type="string" calcext:value-type="string">
            <text:p>/blueprint/servlet/resource/image/864080/3x4/108/144/8fae22adf00fa40e05545c5769186827/92CA976C7BA7DC6E6081F1636C8A6E91/auernhammer_artur_gross.jpg</text:p>
          </table:table-cell>
          <table:table-cell office:value-type="string" calcext:value-type="string">
            <text:p>Artur Auernh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084" calcext:value-type="float">
            <text:p>857084</text:p>
          </table:table-cell>
          <table:table-cell office:value-type="string" calcext:value-type="string">
            <text:p>/abgeordnete/biografien/A/auernhammer_artur-85708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Auernhammer, Artu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andwirtschaftsmeister, staatlich geprüfter Land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rtur-auernhammer.de/'}, {'Facebook': 'https://www.facebook.com/AuernhammerMdB/'}, {'Instagram': 'https://www.instagram.com/arturauernhammer/'}]</text:p>
          </table:table-cell>
        </table:table-row>
        <table:table-row table:style-name="ro1">
          <table:table-cell office:value-type="string" calcext:value-type="string">
            <text:p>/blueprint/servlet/resource/image/863294/3x4/108/144/d806c7cb8902f51546773d9a5ce77c6d/57C054E4D6F53784B0B6EB6C40CC988A/kraft_laura.jpg</text:p>
          </table:table-cell>
          <table:table-cell office:value-type="string" calcext:value-type="string">
            <text:p>Laura Kr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60" calcext:value-type="float">
            <text:p>860960</text:p>
          </table:table-cell>
          <table:table-cell office:value-type="string" calcext:value-type="string">
            <text:p>/abgeordnete/biografien/K/kraft_laura-86096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raft, Laur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Literatur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aurakraft.de'}, {'X': 'https://twitter.com/laura_kraft_'}, {'Instagram': 'https://www.instagram.com/laura.kraft.gruene/'}, {'Facebook': 'https://www.facebook.com/Laura.Kraft.Gruene/'}]</text:p>
          </table:table-cell>
        </table:table-row>
        <table:table-row table:style-name="ro1">
          <table:table-cell office:value-type="string" calcext:value-type="string">
            <text:p>/blueprint/servlet/resource/image/870122/3x4/108/144/15b047d31b98d7452bae7a4d485da43b/C3AA8DC8D76D433F0F097C4A95F8216E/kluessendorf_tim_bild.jpg</text:p>
          </table:table-cell>
          <table:table-cell office:value-type="string" calcext:value-type="string">
            <text:p>Tim Klüssendo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62" calcext:value-type="float">
            <text:p>861362</text:p>
          </table:table-cell>
          <table:table-cell office:value-type="string" calcext:value-type="string">
            <text:p>/abgeordnete/biografien/K/kluessendorf_tim-86136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lüssendorf, Tim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olks- und 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im-kluessendorf.de'}, {'Facebook': 'http://www.facebook.com/tim.kluessendorf'}, {'Instagram': 'http://www.instagram.com/tim.kluessendorf'}, {'Linkedin': 'https://de.linkedin.com/in/timkluessendorf'}, {'TikTok': 'https://www.tiktok.com/@timkluessendorf'}]</text:p>
          </table:table-cell>
        </table:table-row>
        <table:table-row table:style-name="ro1">
          <table:table-cell office:value-type="string" calcext:value-type="string">
            <text:p>/blueprint/servlet/resource/image/864352/3x4/108/144/857240525e6f5e765de91321e530b819/89222B14AA152E1D550BA0B9D73FCF4B/herbrand_markus_gross.jpg</text:p>
          </table:table-cell>
          <table:table-cell office:value-type="string" calcext:value-type="string">
            <text:p>Markus Herb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42" calcext:value-type="float">
            <text:p>857442</text:p>
          </table:table-cell>
          <table:table-cell office:value-type="string" calcext:value-type="string">
            <text:p>/abgeordnete/biografien/H/herbrand_markus-85744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rbrand, Marku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Steuer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kus-herbrand.de'}, {'Facebook': 'http://www.facebook.com/HerbrandMdB/'}, {'X': 'http://www.twitter.com/HerbrandMarkus'}, {'Instagram': 'http://www.instagram.com{markus.herbrand.fdp'}]</text:p>
          </table:table-cell>
        </table:table-row>
        <table:table-row table:style-name="ro1">
          <table:table-cell office:value-type="string" calcext:value-type="string">
            <text:p>/blueprint/servlet/resource/image/864078/3x4/108/144/834942d38f210fd763b454cef38cc93d/5318E0C5AA51E96C846B7EBE105F3669/aumer_peter_gross.jpg</text:p>
          </table:table-cell>
          <table:table-cell office:value-type="string" calcext:value-type="string">
            <text:p>Peter Au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090" calcext:value-type="float">
            <text:p>857090</text:p>
          </table:table-cell>
          <table:table-cell office:value-type="string" calcext:value-type="string">
            <text:p>/abgeordnete/biografien/A/aumer_peter-85709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Aumer, P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peteraumer.de/'}, {'Facebook': 'https://www.facebook.com/PeAumer/'}, {'Instagram': 'https://www.instagram.com/pete_aum'}]</text:p>
          </table:table-cell>
        </table:table-row>
        <table:table-row table:style-name="ro1">
          <table:table-cell office:value-type="string" calcext:value-type="string">
            <text:p>/blueprint/servlet/resource/image/862206/3x4/108/144/2652d3d49e0c4278673976cc7773a9ac/53A62DD3A493F1A5DAB6C6413DC965C7/kretz_jurgen.jpg</text:p>
          </table:table-cell>
          <table:table-cell office:value-type="string" calcext:value-type="string">
            <text:p>Jürgen Kre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78" calcext:value-type="float">
            <text:p>860178</text:p>
          </table:table-cell>
          <table:table-cell office:value-type="string" calcext:value-type="string">
            <text:p>/abgeordnete/biografien/K/kretz_juergen-86017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retz, Jürge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juergen-kretz.de'}, {'Facebook': 'https://www.facebook.com/juergen.kretz'}, {'X': 'https://twitter.com/JuergenKretz'}, {'LinkedIn': 'https://www.linkedin.com/in/jürgen-kretz-806815208/'}, {'Instagram': 'https://www.instagram.com/juergen.kretz/'}]</text:p>
          </table:table-cell>
        </table:table-row>
        <table:table-row table:style-name="ro1">
          <table:table-cell office:value-type="string" calcext:value-type="string">
            <text:p>/blueprint/servlet/resource/image/864698/3x4/108/144/9b5a45ef27e844aabd3dc8dfad032ce2/C12FF82C1CEB9D2B01EC0AE808216B6E/kofler_baerbel_gross.jpg</text:p>
          </table:table-cell>
          <table:table-cell office:value-type="string" calcext:value-type="string">
            <text:p>Dr. Bärbel Kof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72" calcext:value-type="float">
            <text:p>857572</text:p>
          </table:table-cell>
          <table:table-cell office:value-type="string" calcext:value-type="string">
            <text:p>/abgeordnete/biografien/K/kofler_baerbel-85757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ofler, Dr. Bärbe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rach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aerbel-kofler.de'}, {'Facebook': 'https://www.facebook.com/Baerbel.Kofler/'}, {'X': 'https://twitter.com/BaerbelKofler?ref_src=twsrc%5Egoogle%7Ctwcamp%5Eserp%7Ctwgr%5Eauthor'}, {'Instagram': 'https://www.instagram.com/baerbelkofler/'}]</text:p>
          </table:table-cell>
        </table:table-row>
        <table:table-row table:style-name="ro1">
          <table:table-cell office:value-type="string" calcext:value-type="string">
            <text:p>/blueprint/servlet/resource/image/864354/3x4/108/144/f4f30ea1fdff7172b93da61f80e88b74/6D5759DBE453E2783FDC8284E6338A34/herbst_torsten_gross.jpg</text:p>
          </table:table-cell>
          <table:table-cell office:value-type="string" calcext:value-type="string">
            <text:p>Torsten Herb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54" calcext:value-type="float">
            <text:p>857454</text:p>
          </table:table-cell>
          <table:table-cell office:value-type="string" calcext:value-type="string">
            <text:p>/abgeordnete/biografien/H/herbst_torsten-85745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rbst, Torste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Kaufman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orsten-herbst.de/'}, {'Facebook': 'https://www.facebook.com/torsten.herbst'}, {'X': 'https://twitter.com/torstenherbst'}, {'Instagram': 'https://www.instagram.com/herbsttorsten'}]</text:p>
          </table:table-cell>
        </table:table-row>
        <table:table-row table:style-name="ro1">
          <table:table-cell office:value-type="string" calcext:value-type="string">
            <text:p>/blueprint/servlet/resource/image/864570/3x4/108/144/bf840fc3c395cfe57ed0ec924a279e97/AB459FC3BFBD7111E2D323C6A4B1F219/baer_dorothee_gross.png</text:p>
          </table:table-cell>
          <table:table-cell office:value-type="string" calcext:value-type="string">
            <text:p>Dorothee Bä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110" calcext:value-type="float">
            <text:p>857110</text:p>
          </table:table-cell>
          <table:table-cell office:value-type="string" calcext:value-type="string">
            <text:p>/abgeordnete/biografien/B/baer_dorothee-85711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är, Dorothe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Polit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dorothee-baer.de/'}]</text:p>
          </table:table-cell>
        </table:table-row>
        <table:table-row table:style-name="ro1">
          <table:table-cell office:value-type="string" calcext:value-type="string">
            <text:p>/blueprint/servlet/resource/image/864624/3x4/108/144/83669419c6cdf10e964c19db7e0d961b/B4FA9C4BC88890FB1E63DC9D319B92FB/kuenast_renate_gross.jpg</text:p>
          </table:table-cell>
          <table:table-cell office:value-type="string" calcext:value-type="string">
            <text:p>Renate Kün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14" calcext:value-type="float">
            <text:p>857614</text:p>
          </table:table-cell>
          <table:table-cell office:value-type="string" calcext:value-type="string">
            <text:p>/abgeordnete/biografien/K/kuenast_renate-857614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Künast, Renat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enate-kuenast.de'}, {'Facebook': 'https://www.facebook.com/renate.kuenast'}, {'X': 'https://www.twitter.com/RenateKuenast'}, {'Instagram': 'https://www.instagram.com/renatekuenast/'}]</text:p>
          </table:table-cell>
        </table:table-row>
        <table:table-row table:style-name="ro1">
          <table:table-cell office:value-type="string" calcext:value-type="string">
            <text:p>/blueprint/servlet/resource/image/865584/3x4/108/144/45e635765ff8f5121356ac19ce0adb07/08D0CEF6CFE70D0DA10631D6F84B1B7A/koss_simona_gross.jpg</text:p>
          </table:table-cell>
          <table:table-cell office:value-type="string" calcext:value-type="string">
            <text:p>Simona Ko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480" calcext:value-type="float">
            <text:p>860480</text:p>
          </table:table-cell>
          <table:table-cell office:value-type="string" calcext:value-type="string">
            <text:p>/abgeordnete/biografien/K/koss_simona-86048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Koß, Simon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chulrä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imonakoss.de/'}, {'Facebook': 'https://www.facebook.com/simonamkoss'}]</text:p>
          </table:table-cell>
        </table:table-row>
        <table:table-row table:style-name="ro1">
          <table:table-cell office:value-type="string" calcext:value-type="string">
            <text:p>/blueprint/servlet/resource/image/864296/3x4/108/144/7d223862b8d771d85b7de98e0f596fab/C5D87654EA736FA5D2BC19C9CCF71785/hessel_katja_gross.jpg</text:p>
          </table:table-cell>
          <table:table-cell office:value-type="string" calcext:value-type="string">
            <text:p>Katja Hes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474" calcext:value-type="float">
            <text:p>857474</text:p>
          </table:table-cell>
          <table:table-cell office:value-type="string" calcext:value-type="string">
            <text:p>/abgeordnete/biografien/H/hessel_katja-85747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essel, Katj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ja-hessel.de/'}, {'Facebook': 'https://www.facebook.com/HesselKatja'}, {'X': 'https://twitter.com/fdp_hessel'}, {'Linkedin': 'https://de.linkedin.com/in/katja-hessel'}, {'Instagram': 'https://www.instagram.com/hesselkatja'}]</text:p>
          </table:table-cell>
        </table:table-row>
        <table:table-row table:style-name="ro1">
          <table:table-cell office:value-type="string" calcext:value-type="string">
            <text:p>/blueprint/servlet/resource/image/864580/3x4/108/144/99ae7ba721f64d0a8c9ebaa1e5ca21da/745D1DE63D91AAF55D071C0F24AA3383/bareiss_thomas_gross.jpg</text:p>
          </table:table-cell>
          <table:table-cell office:value-type="string" calcext:value-type="string">
            <text:p>Thomas Barei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38" calcext:value-type="float">
            <text:p>857138</text:p>
          </table:table-cell>
          <table:table-cell office:value-type="string" calcext:value-type="string">
            <text:p>/abgeordnete/biografien/B/bareiss_thomas-85713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areiß, Thoma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B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-bareiss.de'}, {'X': 'https://twitter.com/Thomas_Bareiss?ref_src=twsrc%5Egoogle%7Ctwcamp%5Eserp%7Ctwgr%5Eauthor'}, {'Facebook': 'https://www.facebook.com/thomas.bareiss'}, {'Instagram': 'https://www.instagram.com/thomasbareiss/'}]</text:p>
          </table:table-cell>
        </table:table-row>
        <table:table-row table:style-name="ro1">
          <table:table-cell office:value-type="string" calcext:value-type="string">
            <text:p>/blueprint/servlet/resource/image/864652/3x4/108/144/462b468ee333c73c0a81d1f5fe482093/513AEB2D82D0846ECE1127B532367A8C/kurth_markus_gross.jpg</text:p>
          </table:table-cell>
          <table:table-cell office:value-type="string" calcext:value-type="string">
            <text:p>Markus Ku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38" calcext:value-type="float">
            <text:p>857638</text:p>
          </table:table-cell>
          <table:table-cell office:value-type="string" calcext:value-type="string">
            <text:p>/abgeordnete/biografien/K/kurth_markus-85763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urth, Marku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kus-kurth.de/'}, {'X': 'https://twitter.com/markuskurthmdb'}, {'Instagram': 'https://www.instagram.com/markuskurthmdb/'}, {'Facebook': 'https://www.facebook.com/mdb.markuskurth'}]</text:p>
          </table:table-cell>
        </table:table-row>
        <table:table-row table:style-name="ro1">
          <table:table-cell office:value-type="string" calcext:value-type="string">
            <text:p>/blueprint/servlet/resource/image/864636/3x4/108/144/d43b89ac612c628584a552f319cddb11/0093881812359BBB3F6BAC0EC80D38CD/kramme_anette_gross.jpg</text:p>
          </table:table-cell>
          <table:table-cell office:value-type="string" calcext:value-type="string">
            <text:p>Anette Kram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18" calcext:value-type="float">
            <text:p>857618</text:p>
          </table:table-cell>
          <table:table-cell office:value-type="string" calcext:value-type="string">
            <text:p>/abgeordnete/biografien/K/kramme_anette-85761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Kramme, Anett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ette-kramme.de'}, {'Instagram': 'https://www.instagram.com/anettekramme'}, {'Facebook': 'https://www.facebook.com/anette.kramme.bayreuth/'}]</text:p>
          </table:table-cell>
        </table:table-row>
        <table:table-row table:style-name="ro1">
          <table:table-cell office:value-type="string" calcext:value-type="string">
            <text:p>/blueprint/servlet/resource/image/864306/3x4/108/144/e238a1ebc3f1fbd3e0bdc4bee7f6a98f/B6E408C34844A6FAF0D1E6A8FA99BA66/hocker_gero_gross.jpg</text:p>
          </table:table-cell>
          <table:table-cell office:value-type="string" calcext:value-type="string">
            <text:p>Dr. Gero Clemens H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72" calcext:value-type="float">
            <text:p>857472</text:p>
          </table:table-cell>
          <table:table-cell office:value-type="string" calcext:value-type="string">
            <text:p>/abgeordnete/biografien/H/hocker_gero-85747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Hocker, Dr. Gero Clemen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Ökonom, Bank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gero-hocker.de/'}, {'Facebook': 'https://www.facebook.com/hockergero/'}, {'X': 'https://www.twitter.com/GeroHocker'}, {'Instagram': 'https://www.instagram.com/gerohocker'}]</text:p>
          </table:table-cell>
        </table:table-row>
        <table:table-row table:style-name="ro1">
          <table:table-cell office:value-type="string" calcext:value-type="string">
            <text:p>/blueprint/servlet/resource/image/935510/3x4/108/144/9dd6b4f29119ed71b301babb768e571d/E6A210B3F9E769F1FA91846DEE804D89/bernstein_melanie_gross.jpg</text:p>
          </table:table-cell>
          <table:table-cell office:value-type="string" calcext:value-type="string">
            <text:p>Melanie Bernst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932930" calcext:value-type="float">
            <text:p>932930</text:p>
          </table:table-cell>
          <table:table-cell office:value-type="string" calcext:value-type="string">
            <text:p>/abgeordnete/biografien/B/bernstein_melanie-93293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ernstein, Melani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Kultur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elanie-bernstein.de/'}, {'Facebook': 'https://www.facebook.com/melaniebernstein.cdu/?locale=de_DE'}, {'LinkedIn': 'https://de.linkedin.com/in/melanie-bernstein/en?trk=people-guest_people_search-card&amp;original_referer=https%3A%2F%2Fwww.google.com%2F'}, {'Instagram': 'https://www.instagram.com/mela.bernstein/?hl=de'}]</text:p>
          </table:table-cell>
        </table:table-row>
        <table:table-row table:style-name="ro1">
          <table:table-cell office:value-type="string" calcext:value-type="string">
            <text:p>/blueprint/servlet/resource/image/862228/3x4/108/144/9d5feefe645928e83bfde444ad470720/C4C36ADEDE5F7ABA4EE7843B26662FF8/lang_ricarda.jpg</text:p>
          </table:table-cell>
          <table:table-cell office:value-type="string" calcext:value-type="string">
            <text:p>Ricarda 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32" calcext:value-type="float">
            <text:p>860132</text:p>
          </table:table-cell>
          <table:table-cell office:value-type="string" calcext:value-type="string">
            <text:p>/abgeordnete/biografien/L/lang_ricarda-86013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Lang, Ricard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ngestellt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X': 'https://twitter.com/Ricarda_Lang'}, {'Instagram': 'https://www.instagram.com/accounts/login/?next=/ricardalong/?hl=de'}, {'Facebook': 'https://m.facebook.com/RicardaLang2/'}]</text:p>
          </table:table-cell>
        </table:table-row>
        <table:table-row table:style-name="ro1">
          <table:table-cell office:value-type="string" calcext:value-type="string">
            <text:p>/blueprint/servlet/resource/image/863308/3x4/108/144/f5f7066b3d16d2c71e028f5be88c3f87/0666AC81C0F0D8FADD26912F674B9FFD/kreiser_dunja.jpg</text:p>
          </table:table-cell>
          <table:table-cell office:value-type="string" calcext:value-type="string">
            <text:p>Dunja Krei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868" calcext:value-type="float">
            <text:p>860868</text:p>
          </table:table-cell>
          <table:table-cell office:value-type="string" calcext:value-type="string">
            <text:p>/abgeordnete/biografien/K/kreiser_dunja-86086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reiser, Dunj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bwassermeis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unja-kreiser.de/'}, {'Facebook': 'https://www.facebook.com/Dunja-Kreiser-101619048703731/'}, {'Instagram': 'https://www.instagram.com/dunjakreiser/?hl=de'}]</text:p>
          </table:table-cell>
        </table:table-row>
        <table:table-row table:style-name="ro1">
          <table:table-cell office:value-type="string" calcext:value-type="string">
            <text:p>/blueprint/servlet/resource/image/864310/3x4/108/144/156a9b5bf6aebcb866c31a37d1a491c1/2E82C14953AE62C55A6565FAF2435813/hoeferlin_manuel_gross.jpg</text:p>
          </table:table-cell>
          <table:table-cell office:value-type="string" calcext:value-type="string">
            <text:p>Manuel Höfer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84" calcext:value-type="float">
            <text:p>857484</text:p>
          </table:table-cell>
          <table:table-cell office:value-type="string" calcext:value-type="string">
            <text:p>/abgeordnete/biografien/H/hoeferlin_manuel-85748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Höferlin, Manuel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IT-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hoeferlin.abgeordnete.fdpbt.de/'}, {'Facebook': 'https://www.facebook.com/Hoeferlin'}, {'X': 'https://twitter.com/ManuelHoeferlin'}, {'LinkedIn': 'https://www.linkedin.com/in/manuelhoeferlin'}, {'Instagram': 'https://www.instagram.com/ManuelHoeferlin/'}]</text:p>
          </table:table-cell>
        </table:table-row>
        <table:table-row table:style-name="ro1">
          <table:table-cell office:value-type="string" calcext:value-type="string">
            <text:p>/blueprint/servlet/resource/image/864572/3x4/108/144/989c46687f45c536b9e3ca64e30ac4ae/50EADF1435F6BDECF0D3FF1AA35D7CD0/beyer_peter_gross.jpg</text:p>
          </table:table-cell>
          <table:table-cell office:value-type="string" calcext:value-type="string">
            <text:p>Peter Be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08" calcext:value-type="float">
            <text:p>857108</text:p>
          </table:table-cell>
          <table:table-cell office:value-type="string" calcext:value-type="string">
            <text:p>/abgeordnete/biografien/B/beyer_peter-85710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eyer, Pet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ter-beyer.info'}, {'Facebook': 'http://www.facebook.com/PeterBeyerMdB'}, {'X': 'https://twitter.com/Peter_Beyer'}, {'LinkedIn': 'https://de.linkedin.com/in/peter-beyer-279a02188?trk=people-guest_people_search-card'}, {'Instagram': 'https://www.instagram.com/peterbeyerbundestag'}]</text:p>
          </table:table-cell>
        </table:table-row>
        <table:table-row table:style-name="ro1">
          <table:table-cell office:value-type="string" calcext:value-type="string">
            <text:p>/blueprint/servlet/resource/image/864436/3x4/108/144/44ff0684bd828467915e18432801157/1CF20D5D02D64C1A5EE5FC6698BAFB51/lehmann_sven_bild.jpg</text:p>
          </table:table-cell>
          <table:table-cell office:value-type="string" calcext:value-type="string">
            <text:p>Sven Le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64" calcext:value-type="float">
            <text:p>857664</text:p>
          </table:table-cell>
          <table:table-cell office:value-type="string" calcext:value-type="string">
            <text:p>/abgeordnete/biografien/L/lehmann_sven-85766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ehmann, Sv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ngestellter im Öffentlichen Dien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ven-lehmann.eu/'}, {'X': 'https://twitter.com/svenlehmann'}, {'Instagram': 'https://www.instagram.com/_svenlehmann_/'}, {'Facebook': 'https://www.facebook.com/SvenLehmannMdB'}]</text:p>
          </table:table-cell>
        </table:table-row>
        <table:table-row table:style-name="ro1">
          <table:table-cell office:value-type="string" calcext:value-type="string">
            <text:p>/blueprint/servlet/resource/image/865942/3x4/108/144/a4e601263377e43da7b709f410213099/0A243C363BA02880E72A028E02787476/kroeber_martin.jpg</text:p>
          </table:table-cell>
          <table:table-cell office:value-type="string" calcext:value-type="string">
            <text:p>Martin Krö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314" calcext:value-type="float">
            <text:p>861314</text:p>
          </table:table-cell>
          <table:table-cell office:value-type="string" calcext:value-type="string">
            <text:p>/abgeordnete/biografien/K/kroeber_martin-861314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röber, Martin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schäftsstellenl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rtin-kroeber.de'}, {'Instagram': 'https://www.instagram.com/martinkroeber/'}, {'Facebook': 'https://www.facebook.com/MartinKroeberMD'}]</text:p>
          </table:table-cell>
        </table:table-row>
        <table:table-row table:style-name="ro1">
          <table:table-cell office:value-type="string" calcext:value-type="string">
            <text:p>/blueprint/servlet/resource/image/864316/3x4/108/144/b5e372f4985c539c94f75fee894319aa/7BFC18853F0D98D9D674B1BD76ECA5C7/hoffmann_christoph_gross.jpg</text:p>
          </table:table-cell>
          <table:table-cell office:value-type="string" calcext:value-type="string">
            <text:p>Dr. Christoph Hoff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02" calcext:value-type="float">
            <text:p>857402</text:p>
          </table:table-cell>
          <table:table-cell office:value-type="string" calcext:value-type="string">
            <text:p>/abgeordnete/biografien/H/hoffmann_christoph-85740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Hoffmann, Dr. Christoph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Forst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r-christoph-hoffmann.de/'}, {'Facebook': 'https://www.facebook.com/dr.christoph.hoffmann.fdp'}, {'X': 'https://twitter.com/HoffmannForest'}, {'Instagram': 'https://www.instagram.com/christoph.hoffmann.mdb/'}]</text:p>
          </table:table-cell>
        </table:table-row>
        <table:table-row table:style-name="ro1">
          <table:table-cell office:value-type="string" calcext:value-type="string">
            <text:p>/blueprint/servlet/resource/image/864574/3x4/108/144/90d19881c27827ba6c37c96bb959e347/8A1688D24DA357ABD3CAFA003EFC9343/biadacz_marc_gross.jpg</text:p>
          </table:table-cell>
          <table:table-cell office:value-type="string" calcext:value-type="string">
            <text:p>Marc Biada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26" calcext:value-type="float">
            <text:p>857126</text:p>
          </table:table-cell>
          <table:table-cell office:value-type="string" calcext:value-type="string">
            <text:p>/abgeordnete/biografien/B/biadacz_marc-85712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iadacz, Marc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Sozialwissenschaftler (M.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c-biadacz.de/'}, {'Facebook': 'https://www.facebook.com/MBiadacz/'}, {'X': 'https://twitter.com/MBiadaczMdB'}, {'LinkedIn': 'https://linkedin.com/in/marc-biadacz-564915193'}, {'Instagram': 'https://www.instagram.com/marcbiadacz/'}]</text:p>
          </table:table-cell>
        </table:table-row>
        <table:table-row table:style-name="ro1">
          <table:table-cell office:value-type="string" calcext:value-type="string">
            <text:p>/blueprint/servlet/resource/image/864400/3x4/108/144/54b20b2c9548f62db0feaaa8ed0ed469/950D17C0E78DFF1AA57137AF3C689A67/lemke_steffi_bild.jpg</text:p>
          </table:table-cell>
          <table:table-cell office:value-type="string" calcext:value-type="string">
            <text:p>Steffi Lem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674" calcext:value-type="float">
            <text:p>857674</text:p>
          </table:table-cell>
          <table:table-cell office:value-type="string" calcext:value-type="string">
            <text:p>/abgeordnete/biografien/L/lemke_steffi-85767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Lemke, Steffi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Agraringenieu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fi-lemke.de'}, {'X': 'https://twitter.com/SteffiLemke'}, {'Instagram': 'https://www.instagram.com/lemke.steffi/'}]</text:p>
          </table:table-cell>
        </table:table-row>
        <table:table-row table:style-name="ro1">
          <table:table-cell office:value-type="string" calcext:value-type="string">
            <text:p>/blueprint/servlet/resource/image/870098/3x4/108/144/4d51e08e3ec05b9e195e36e35f031ef1/E70FB316B29F357F50027E0C4BE2EDEF/kuehnert_kevin_gross.jpg</text:p>
          </table:table-cell>
          <table:table-cell office:value-type="string" calcext:value-type="string">
            <text:p>Kevin Kühn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16" calcext:value-type="float">
            <text:p>860416</text:p>
          </table:table-cell>
          <table:table-cell office:value-type="string" calcext:value-type="string">
            <text:p>/abgeordnete/biografien/K/kuehnert_kevin-86041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Kühnert, Kev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KuehniKev/'}, {'Instagram': 'https://www.instagram.com/kuehni_kev'}]</text:p>
          </table:table-cell>
        </table:table-row>
        <table:table-row table:style-name="ro1">
          <table:table-cell office:value-type="string" calcext:value-type="string">
            <text:p>/blueprint/servlet/resource/image/864324/3x4/108/144/f06e9cb860c6104057ea844f1cb578e2/9DFCFF0E9BF9DD4812C90D18FA33BEA7/houben_reinhard_gross.png</text:p>
          </table:table-cell>
          <table:table-cell office:value-type="string" calcext:value-type="string">
            <text:p>Reinhard Hou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14" calcext:value-type="float">
            <text:p>857414</text:p>
          </table:table-cell>
          <table:table-cell office:value-type="string" calcext:value-type="string">
            <text:p>/abgeordnete/biografien/H/houben_reinhard-85741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Houben, Reinhar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reinhard-houben.de'}, {'Facebook': 'https://www.facebook.com/ReinhardKoeln'}, {'X': 'https://twitter.com/HoubenReinhard'}, {'Instagram': 'https://www.instagram.com/reinhardhouben'}]</text:p>
          </table:table-cell>
        </table:table-row>
        <table:table-row table:style-name="ro1">
          <table:table-cell office:value-type="string" calcext:value-type="string">
            <text:p>/blueprint/servlet/resource/image/864576/3x4/108/144/74fd13300fcab3ceda26a58a2a55a90a/4E12B9758915B238E9995C5F0A85C084/bilger_steffen_gross.jpg</text:p>
          </table:table-cell>
          <table:table-cell office:value-type="string" calcext:value-type="string">
            <text:p>Steffen Bil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46" calcext:value-type="float">
            <text:p>857146</text:p>
          </table:table-cell>
          <table:table-cell office:value-type="string" calcext:value-type="string">
            <text:p>/abgeordnete/biografien/B/bilger_steffen-85714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ilger, Steffe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oll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ffen-bilger.de'}, {'X': 'https://twitter.com/steffenbilger'}, {'Instagram': 'https://www.instagram.com/steffen.bilger/'}, {'Facebook': 'https://www.facebook.com/steffen.bilger.cdu/'}]</text:p>
          </table:table-cell>
        </table:table-row>
        <table:table-row table:style-name="ro1">
          <table:table-cell office:value-type="string" calcext:value-type="string">
            <text:p>/blueprint/servlet/resource/image/867078/3x4/108/144/81758add2a5bc622a7a5c609cde8731e/4AF926CE51235914312AEB04601785F2/liebert_anja.jpg</text:p>
          </table:table-cell>
          <table:table-cell office:value-type="string" calcext:value-type="string">
            <text:p>Anja Lie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930" calcext:value-type="float">
            <text:p>861930</text:p>
          </table:table-cell>
          <table:table-cell office:value-type="string" calcext:value-type="string">
            <text:p>/abgeordnete/biografien/L/liebert_anja-86193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iebert, Anj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Verwaltungsangestellt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njaliebert.de/'}, {'Facebook': 'https://www.facebook.com/anjaliebertmdb'}, {'Instagram': 'https://www.instagram.com/anjas_ideen'}]</text:p>
          </table:table-cell>
        </table:table-row>
        <table:table-row table:style-name="ro1">
          <table:table-cell office:value-type="string" calcext:value-type="string">
            <text:p>/blueprint/servlet/resource/image/862580/3x4/108/144/ddb54cf5e09be60701848cb65f78ed33/D314421F4926DF1F35B7B18A3739E8EE/lahrkamp_sarah.jpg</text:p>
          </table:table-cell>
          <table:table-cell office:value-type="string" calcext:value-type="string">
            <text:p>Sarah Lahrk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84" calcext:value-type="float">
            <text:p>860984</text:p>
          </table:table-cell>
          <table:table-cell office:value-type="string" calcext:value-type="string">
            <text:p>/abgeordnete/biografien/L/lahrkamp_sarah-86098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ahrkamp, Sarah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arah-lahrkamp.de/'}, {'X': 'https://twitter.com/slahrkamp'}, {'Instagram': 'https://www.instagram.com/sarahlahrkamp/?hl=de'}, {'Facebook': 'https://www.facebook.com/sarahlahrkamp/'}]</text:p>
          </table:table-cell>
        </table:table-row>
        <table:table-row table:style-name="ro1">
          <table:table-cell office:value-type="string" calcext:value-type="string">
            <text:p>/blueprint/servlet/resource/image/864946/3x4/108/144/724d5a0e06562a6b02dafd495b69adb5/6E71F14E7B4FF7DC7B895D627606D34F/in_der_beek_olaf_gross.jpg</text:p>
          </table:table-cell>
          <table:table-cell office:value-type="string" calcext:value-type="string">
            <text:p>Olaf in der Be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498" calcext:value-type="float">
            <text:p>857498</text:p>
          </table:table-cell>
          <table:table-cell office:value-type="string" calcext:value-type="string">
            <text:p>/abgeordnete/biografien/I/in_der_beek_olaf-8574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in der Beek, Olaf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olafinderbeek.de/'}, {'Facebook': 'https://www.facebook.com/olafinderbeek/'}, {'Instagram': 'https://www.instagram.com/olafinderbeekmdb/'}]</text:p>
          </table:table-cell>
        </table:table-row>
        <table:table-row table:style-name="ro1">
          <table:table-cell office:value-type="string" calcext:value-type="string">
            <text:p>/blueprint/servlet/resource/image/861984/3x4/108/144/285a723a6723b5e3d607d4b3f49031f4/D27A1039A3920D8B69623986CB1C6359/borchardt_simone.jpg</text:p>
          </table:table-cell>
          <table:table-cell office:value-type="string" calcext:value-type="string">
            <text:p>Simone Borchar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62" calcext:value-type="float">
            <text:p>860762</text:p>
          </table:table-cell>
          <table:table-cell office:value-type="string" calcext:value-type="string">
            <text:p>/abgeordnete/biografien/B/borchardt_simone-86076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orchardt, Simone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Geschäftsbereichsleiterin Pfle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imone-borchardt.de/'}, {'Facebook': 'https://www.facebook.com/SimoneBorchardt2021'}, {'LinkedIn': 'https://www.linkedin.com/in/simone-borchardt-3759b3154/'}, {'Instagram': 'https://www.instagram.com/simone.borchardt/'}, {'Xing': 'https://www.xing.com/profile/Simone_Borchardt4/cv'}]</text:p>
          </table:table-cell>
        </table:table-row>
        <table:table-row table:style-name="ro1">
          <table:table-cell office:value-type="string" calcext:value-type="string">
            <text:p>/blueprint/servlet/resource/image/862246/3x4/108/144/ddc8b502cccedd1fd2d3c98368f1335c/91991019122D4A22D8094317B63F90D1/limburg_helge_bild.jpg</text:p>
          </table:table-cell>
          <table:table-cell office:value-type="string" calcext:value-type="string">
            <text:p>Helge Limb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820" calcext:value-type="float">
            <text:p>860820</text:p>
          </table:table-cell>
          <table:table-cell office:value-type="string" calcext:value-type="string">
            <text:p>/abgeordnete/biografien/L/limburg_helge-86082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imburg, Helg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Jurist (LL.M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elge-limburg.de/'}, {'X': 'https://www.twitter.com/Helge_Limburg'}, {'Instagram': 'https://www.instagram.com/helgelimburg/'}, {'Facebook': 'https://de-de.facebook.com/helge.limburg'}, {'Youtube': 'http://youtube.com/user/helgelimburg?feature=mhum'}]</text:p>
          </table:table-cell>
        </table:table-row>
        <table:table-row table:style-name="ro1">
          <table:table-cell office:value-type="string" calcext:value-type="string">
            <text:p>/blueprint/servlet/resource/image/862232/3x4/108/144/d8828ce6bdb1aa4ad46701315f630e9e/DFFB5C019FC93B67365A2ED426CAEFB1/larem_andreas_bild.jpg</text:p>
          </table:table-cell>
          <table:table-cell office:value-type="string" calcext:value-type="string">
            <text:p>Andreas Lar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644" calcext:value-type="float">
            <text:p>860644</text:p>
          </table:table-cell>
          <table:table-cell office:value-type="string" calcext:value-type="string">
            <text:p>/abgeordnete/biografien/L/larem_andreas-86064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Larem, Andrea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oß- und Außenhandelskaufmann/ Bürgermeister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ndreas-larem.de/'}, {'Facebook': 'https://www.facebook.com/andreas.larem.bundestagskandidat'}, {'Instagram': 'https://www.instagram.com/andreas.larem/?hl=de'}, {'Youtube': 'youtube: youtube.com/channel/UC5rX_XlmxQCYl6qNLglyQvQ'}]</text:p>
          </table:table-cell>
        </table:table-row>
        <table:table-row table:style-name="ro1">
          <table:table-cell office:value-type="string" calcext:value-type="string">
            <text:p>/blueprint/servlet/resource/image/864832/3x4/108/144/603b3c8b5ea4edba9fafa9554e647599/AB371F2B20CF96515CA0B582641DF017/jensen_gyde_bild.jpg</text:p>
          </table:table-cell>
          <table:table-cell office:value-type="string" calcext:value-type="string">
            <text:p>Gyde Jen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18" calcext:value-type="float">
            <text:p>857518</text:p>
          </table:table-cell>
          <table:table-cell office:value-type="string" calcext:value-type="string">
            <text:p>/abgeordnete/biografien/J/jensen_gyde-85751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Jensen, Gyd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olitikwissenschaftlerin (M.A.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yde-jensen.com'}, {'Facebook': 'http://www.facebook.com/JensenGyde'}, {'X': 'https://twitter.com/gydej?lang=de'}, {'Instagram': 'https://www.instagram.com/gydejensen/'}]</text:p>
          </table:table-cell>
        </table:table-row>
        <table:table-row table:style-name="ro1">
          <table:table-cell office:value-type="string" calcext:value-type="string">
            <text:p>/blueprint/servlet/resource/image/864600/3x4/108/144/fabaf64ee26b3304c73b07dbd32e5ec8/7B14B0CEE6C8B846ACD9420C162F1FE9/brand_michael_bild.jpg</text:p>
          </table:table-cell>
          <table:table-cell office:value-type="string" calcext:value-type="string">
            <text:p>Michael 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84" calcext:value-type="float">
            <text:p>857184</text:p>
          </table:table-cell>
          <table:table-cell office:value-type="string" calcext:value-type="string">
            <text:p>/abgeordnete/biografien/B/brand_michael-85718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rand (Fulda), Michael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-brand.de/'}, {'Facebook': 'http://www.facebook.com/menschbrand'}, {'Instagram': 'http://www.instagram.com/mensch_brand'}, {'Youtube': 'http://www.youtube.com/channel/UCmVNQ0tz3MIOMCGwzY4RLRg'}]</text:p>
          </table:table-cell>
        </table:table-row>
        <table:table-row table:style-name="ro1">
          <table:table-cell office:value-type="string" calcext:value-type="string">
            <text:p>/blueprint/servlet/resource/image/864426/3x4/108/144/bdfce3bd5aba26b54ec65c126ba53708/6261278CAC4DC3B4D127DE124FEAC692/lindner_tobias_gross.jpg</text:p>
          </table:table-cell>
          <table:table-cell office:value-type="string" calcext:value-type="string">
            <text:p>Dr. Tobias Lind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72" calcext:value-type="float">
            <text:p>857672</text:p>
          </table:table-cell>
          <table:table-cell office:value-type="string" calcext:value-type="string">
            <text:p>/abgeordnete/biografien/L/lindner_tobias-85767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indner, Dr. Tobias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rtschafts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obias-lindner.de'}, {'Facebook': 'https://www.facebook.com/pages/Tobias-Lindner/278875132141051'}, {'X': 'https://twitter.com/tobiaslindner'}, {'Instagram': 'https://www.instagram.com/tobias.lindner.mdb'}]</text:p>
          </table:table-cell>
        </table:table-row>
        <table:table-row table:style-name="ro1">
          <table:table-cell office:value-type="string" calcext:value-type="string">
            <text:p>/blueprint/servlet/resource/image/864396/3x4/108/144/b3444cbc25cdc72e29a0c6e72f3e6a37/B0477D3C1876342E10E8E369C9890A24/lauterbach_karl_gross.jpg</text:p>
          </table:table-cell>
          <table:table-cell office:value-type="string" calcext:value-type="string">
            <text:p>Prof. Dr. Karl Lauterb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96" calcext:value-type="float">
            <text:p>857696</text:p>
          </table:table-cell>
          <table:table-cell office:value-type="string" calcext:value-type="string">
            <text:p>/abgeordnete/biografien/L/lauterbach_karl-85769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auterbach, Prof. Dr. Kar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Universitätsprofesso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rllauterbach.de/'}, {'Facebook': 'https://www.facebook.com/Karl.Lauterbach.spd'}, {'X': 'https://www.twitter.com/karl_lauterbach'}, {'Instagram': 'https://www.instagram.com/karl_lauterbach_mdb/'}]</text:p>
          </table:table-cell>
        </table:table-row>
        <table:table-row table:style-name="ro1">
          <table:table-cell office:value-type="string" calcext:value-type="string">
            <text:p>/blueprint/servlet/resource/image/862568/3x4/108/144/3dbd98c5cca5e3fe834b0e4280739426/D702A99A0500686A7C92B1C159CC0856/jurisch_ann-veruschka.jpg</text:p>
          </table:table-cell>
          <table:table-cell office:value-type="string" calcext:value-type="string">
            <text:p>Dr. Ann-Veruschka Juri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692" calcext:value-type="float">
            <text:p>860692</text:p>
          </table:table-cell>
          <table:table-cell office:value-type="string" calcext:value-type="string">
            <text:p>/abgeordnete/biografien/J/jurisch_ann-86069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Jurisch, Dr. Ann-Veruschk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vjurisch.de'}, {'Instagram': 'https://www.instagram.com/avjurisch/'}, {'Facebook': 'https://www.facebook.com/avjurisch'}, {'LinkedIn': 'ttps://ch.linkedin.com/in/dr-ann-veruschka-jurisch'}]</text:p>
          </table:table-cell>
        </table:table-row>
        <table:table-row table:style-name="ro1">
          <table:table-cell office:value-type="string" calcext:value-type="string">
            <text:p>/blueprint/servlet/resource/image/864606/3x4/108/144/438748dd8f8629147368c9ac43453aac/2C2BBD502B5D6FD01AEFBB9EF24E4022/brandl_reinhard_gross.jpg</text:p>
          </table:table-cell>
          <table:table-cell office:value-type="string" calcext:value-type="string">
            <text:p>Dr. Reinhard Br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94" calcext:value-type="float">
            <text:p>857194</text:p>
          </table:table-cell>
          <table:table-cell office:value-type="string" calcext:value-type="string">
            <text:p>/abgeordnete/biografien/B/brandl_reinhard-85719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randl, Dr. Reinhar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Wirtschafts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einhard-brandl.de'}, {'Facebook': 'https://www.facebook.com/reinhard.brandl'}, {'X': 'https://www.twitter.com/reinhardbrandl'}, {'LinkedIn': 'https://www.linkedin.com/in/reinhard-brandl-7aa768193'}, {'Instagram': 'https://www.instagram.com/reinhard.brandl'}]</text:p>
          </table:table-cell>
        </table:table-row>
        <table:table-row table:style-name="ro1">
          <table:table-cell office:value-type="string" calcext:value-type="string">
            <text:p>/blueprint/servlet/resource/image/862248/3x4/108/144/d09b0551bc6f9c367741fb9fcff74cf5/3DCEFCDF3E91573A82EAE081E63F9B2D/loop_denise.jpg</text:p>
          </table:table-cell>
          <table:table-cell office:value-type="string" calcext:value-type="string">
            <text:p>Denise L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324" calcext:value-type="float">
            <text:p>861324</text:p>
          </table:table-cell>
          <table:table-cell office:value-type="string" calcext:value-type="string">
            <text:p>/abgeordnete/biografien/L/loop_denise-861324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Loop, Denise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ozial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denise-loop.de'}, {'X': 'https://twitter.com/denise_loop'}, {'Instagram': 'https://www.instagram.com/denise.loop/'}]</text:p>
          </table:table-cell>
        </table:table-row>
        <table:table-row table:style-name="ro1">
          <table:table-cell office:value-type="string" calcext:value-type="string">
            <text:p>/blueprint/servlet/resource/image/864432/3x4/108/144/ed7ea8c3c98de983378348eb7c336701/9D2FD22BFFDC89ACB9B5C375F2723B04/lehmann_sylvia_bild.jpg</text:p>
          </table:table-cell>
          <table:table-cell office:value-type="string" calcext:value-type="string">
            <text:p>Sylvia Le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668" calcext:value-type="float">
            <text:p>857668</text:p>
          </table:table-cell>
          <table:table-cell office:value-type="string" calcext:value-type="string">
            <text:p>/abgeordnete/biografien/L/lehmann_sylvia-85766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Lehmann, Sylvi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genieurökonom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ylvia-lehmann.de/'}, {'Facebook': 'https://www.facebook.com/Sylvia-Lehmann-1867495213504775/'}, {'Instagram': 'https://www.instagram.com/lehmannspd/'}]</text:p>
          </table:table-cell>
        </table:table-row>
        <table:table-row table:style-name="ro1">
          <table:table-cell office:value-type="string" calcext:value-type="string">
            <text:p>/blueprint/servlet/resource/image/864660/3x4/108/144/cfc8ad2bac138dc5134cae3b60b94f56/8CFE8F489BDC13A5F23D4CD2D73F3EC4/klein_karsten_gross.jpg</text:p>
          </table:table-cell>
          <table:table-cell office:value-type="string" calcext:value-type="string">
            <text:p>Karsten Kle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08" calcext:value-type="float">
            <text:p>857608</text:p>
          </table:table-cell>
          <table:table-cell office:value-type="string" calcext:value-type="string">
            <text:p>/abgeordnete/biografien/K/klein_karsten-85760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Klein, Karste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arsten-klein.de'}, {'Facebook': 'https://www.facebook.com/karsten.klein.stadtrat'}, {'X': 'https://twitter.com/MdBKlein'}, {'Instagram': 'https://www.instagram.com/KarstenKleinMdB'}]</text:p>
          </table:table-cell>
        </table:table-row>
        <table:table-row table:style-name="ro1">
          <table:table-cell office:value-type="string" calcext:value-type="string">
            <text:p>/blueprint/servlet/resource/image/864564/3x4/108/144/9a1fc9159130bd1b0da40ce23a1897d6/9415601B63DF0CD30154B61AA1907392/braun_helge_gross.jpg</text:p>
          </table:table-cell>
          <table:table-cell office:value-type="string" calcext:value-type="string">
            <text:p>Prof. Dr. Helge Bra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78" calcext:value-type="float">
            <text:p>857178</text:p>
          </table:table-cell>
          <table:table-cell office:value-type="string" calcext:value-type="string">
            <text:p>/abgeordnete/biografien/B/braun_helge-85717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raun, Prof. Dr. Helge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lge-braun.de/'}, {'Facebook': 'https://www.facebook.com/helge.braun/'}, {'X': 'https://twitter.com/HBraun'}, {'Instagram': 'https://www.instagram.com/braunhelge'}]</text:p>
          </table:table-cell>
        </table:table-row>
        <table:table-row table:style-name="ro1">
          <table:table-cell office:value-type="string" calcext:value-type="string">
            <text:p>/blueprint/servlet/resource/image/862252/3x4/108/144/4827d03d5da0626281c3f43876249944/DFC991F06AFD6D04F41372C32A09330B/lucks_max.jpg</text:p>
          </table:table-cell>
          <table:table-cell office:value-type="string" calcext:value-type="string">
            <text:p>Max Luc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24" calcext:value-type="float">
            <text:p>860924</text:p>
          </table:table-cell>
          <table:table-cell office:value-type="string" calcext:value-type="string">
            <text:p>/abgeordnete/biografien/L/lucks_max-860924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Lucks, Max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xlucks.de/'}, {'X': 'https://twitter.com/max_lucks'}, {'Instagram': 'https://www.instagram.com/max_lks'}, {'Facebook': 'https://www.facebook.com/max.lucks'}]</text:p>
          </table:table-cell>
        </table:table-row>
        <table:table-row table:style-name="ro1">
          <table:table-cell office:value-type="string" calcext:value-type="string">
            <text:p>/blueprint/servlet/resource/image/866342/3x4/108/144/5c9f5a92285ccf4131b87ffa0e8b91f6/9BDFBA85EA4B6E8858DBCCE4091E8B26/leiser_kevin.jpg</text:p>
          </table:table-cell>
          <table:table-cell office:value-type="string" calcext:value-type="string">
            <text:p>Kevin Lei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22" calcext:value-type="float">
            <text:p>860222</text:p>
          </table:table-cell>
          <table:table-cell office:value-type="string" calcext:value-type="string">
            <text:p>/abgeordnete/biografien/L/leiser_kevin-86022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Leiser, Kev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evin-Leiser.de'}, {'Facebook': 'http://www.facebook.com/KevinLeiserHohenlohe'}, {'Instagram': 'http://www.instagram.com/KevinLeiserHohenlohe'}]</text:p>
          </table:table-cell>
        </table:table-row>
        <table:table-row table:style-name="ro1">
          <table:table-cell office:value-type="string" calcext:value-type="string">
            <text:p>/blueprint/servlet/resource/image/864674/3x4/108/144/b9cb19803a64b7f19d34f8d09c0b98d8/AC2967B39BDD17D4B7FBA1A9217D057C/kluckert_daniela_katrin_gross.jpg</text:p>
          </table:table-cell>
          <table:table-cell office:value-type="string" calcext:value-type="string">
            <text:p>Daniela Kluck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94" calcext:value-type="float">
            <text:p>857594</text:p>
          </table:table-cell>
          <table:table-cell office:value-type="string" calcext:value-type="string">
            <text:p>/abgeordnete/biografien/K/kluckert_daniela-85759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luckert, Daniel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aniela-kluckert.de'}, {'Facebook': 'https://www.facebook.com/kluckert.daniela/'}, {'X': 'https://twitter.com/DanielaKluckert'}, {'LinkedIn': 'https://de.linkedin.com/in/daniela-kluckert-28040837'}, {'Instagram': 'https://www.instagram.com/daniela_kluckert/'}]</text:p>
          </table:table-cell>
        </table:table-row>
        <table:table-row table:style-name="ro1">
          <table:table-cell office:value-type="string" calcext:value-type="string">
            <text:p>/blueprint/servlet/resource/image/863910/3x4/108/144/4b72b38cad3e432e6627a9a0a9e67161/DDB9659D9F4093DDE5F486E75250C4CA/breher_sylvia.jpg</text:p>
          </table:table-cell>
          <table:table-cell office:value-type="string" calcext:value-type="string">
            <text:p>Silvia Bre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172" calcext:value-type="float">
            <text:p>857172</text:p>
          </table:table-cell>
          <table:table-cell office:value-type="string" calcext:value-type="string">
            <text:p>/abgeordnete/biografien/B/breher_silvia-85717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reher, Silvi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ältin, Voll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ilvia-breher.de/'}, {'Facebook': 'https://www.facebook.com/Silvia.Breher.CDU'}]</text:p>
          </table:table-cell>
        </table:table-row>
        <table:table-row table:style-name="ro1">
          <table:table-cell office:value-type="string" calcext:value-type="string">
            <text:p>/blueprint/servlet/resource/image/862256/3x4/108/144/6ab3f398b9617372071ef142a6bf8faa/9E340396C1A8596420B4F3E68940ABBB/luhrmann_anna.jpg</text:p>
          </table:table-cell>
          <table:table-cell office:value-type="string" calcext:value-type="string">
            <text:p>Dr. Anna Lüh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32" calcext:value-type="float">
            <text:p>860732</text:p>
          </table:table-cell>
          <table:table-cell office:value-type="string" calcext:value-type="string">
            <text:p>/abgeordnete/biografien/L/luehrmann_anna-86073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ührmann, Dr. Ann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tik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na-luehrmann.de'}, {'X': 'https://twitter.com/AnnaLuehrmann'}, {'Instagram': 'https://www.instagram.com/annaluehrmann/'}, {'Facebook': 'https://www.facebook.com/ALuehrmann/'}]</text:p>
          </table:table-cell>
        </table:table-row>
        <table:table-row table:style-name="ro1">
          <table:table-cell office:value-type="string" calcext:value-type="string">
            <text:p>/blueprint/servlet/resource/image/862584/3x4/108/144/eea4085e99f9a5ab7822887867a08767/090049EC68F6B6B294DE0BF73A4F1622/licina-bode_luiza_bild.jpg</text:p>
          </table:table-cell>
          <table:table-cell office:value-type="string" calcext:value-type="string">
            <text:p>Luiza Licina-B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002" calcext:value-type="float">
            <text:p>861002</text:p>
          </table:table-cell>
          <table:table-cell office:value-type="string" calcext:value-type="string">
            <text:p>/abgeordnete/biografien/L/licina_bode_luiza-8610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icina-Bode, Luiz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eamtin, 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luizalicinabode.de/'}, {'Instagram': 'https://www.instagram.com/luizalicinabode/'}, {'Facebook': 'https://www.facebook.com/LicinaBode/'}, {'TikTok': 'https://www.tiktok.com/@luizalicinabode'}]</text:p>
          </table:table-cell>
        </table:table-row>
        <table:table-row table:style-name="ro1">
          <table:table-cell office:value-type="string" calcext:value-type="string">
            <text:p>/blueprint/servlet/resource/image/864620/3x4/108/144/9f22ab5767c475e8881bbb16648ac873/743590A04E461B0C7CDAC50350C40C8F/kober_pascal_gross.jpg</text:p>
          </table:table-cell>
          <table:table-cell office:value-type="string" calcext:value-type="string">
            <text:p>Pascal Ko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540" calcext:value-type="float">
            <text:p>857540</text:p>
          </table:table-cell>
          <table:table-cell office:value-type="string" calcext:value-type="string">
            <text:p>/abgeordnete/biografien/K/kober_pascal-85754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Kober, Pasca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Militärseelsorg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ascal-kober.net/'}, {'Facebook': 'https://www.facebook.com/PascalKoberFDP'}, {'X': 'https://twitter.com/pascalkober'}, {'LinkedIn': 'https://www.linkedin.com/in/pascal-kober-4947b3a5'}, {'Instagram': 'https://www.instagram.com/pascalkober/'}]</text:p>
          </table:table-cell>
        </table:table-row>
        <table:table-row table:style-name="ro1">
          <table:table-cell office:value-type="string" calcext:value-type="string">
            <text:p>/blueprint/servlet/resource/image/864548/3x4/108/144/99b80b7748a09707a2b9a9528aa600e/AA2B6DB2BFD07F01C7C3AD9041B32F0B/brehm_sebastian_gross.jpg</text:p>
          </table:table-cell>
          <table:table-cell office:value-type="string" calcext:value-type="string">
            <text:p>Sebastian Bre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198" calcext:value-type="float">
            <text:p>857198</text:p>
          </table:table-cell>
          <table:table-cell office:value-type="string" calcext:value-type="string">
            <text:p>/abgeordnete/biografien/B/brehm_sebastian-85719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rehm, Sebasti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Steuerberater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ebastianbrehm.de/'}, {'Facebook': 'https://www.facebook.com/sebastianbrehm.de/'}, {'X': 'https://twitter.com/Brehm_inNBGNord'}]</text:p>
          </table:table-cell>
        </table:table-row>
        <table:table-row table:style-name="ro1">
          <table:table-cell office:value-type="string" calcext:value-type="string">
            <text:p>/blueprint/servlet/resource/image/862274/3x4/108/144/5a894bfab93c39e1d977e217a04fd366/BB5474E49CD58BA1BFEE132F723FF80B/mayer_zoe_gross.jpg</text:p>
          </table:table-cell>
          <table:table-cell office:value-type="string" calcext:value-type="string">
            <text:p>Dr. Zoe M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136" calcext:value-type="float">
            <text:p>860136</text:p>
          </table:table-cell>
          <table:table-cell office:value-type="string" calcext:value-type="string">
            <text:p>/abgeordnete/biografien/M/mayer_zoe-860136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Mayer, Dr. Zo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oktorin der Ingenieurwissenschafte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zoe-mayer.de/'}, {'Facebook': 'https://www.facebook.com/zoe.gruene'}, {'X': 'https://twitter.com/zoe_gruene'}, {'Instagram': 'https://www.instagram.com/zoe.gruene'}]</text:p>
          </table:table-cell>
        </table:table-row>
        <table:table-row table:style-name="ro1">
          <table:table-cell office:value-type="string" calcext:value-type="string">
            <text:p>/blueprint/servlet/resource/image/862244/3x4/108/144/db288642f638689c8490cd640a737740/70A8C3EF55C219739169AA90C67F1C79/limbacher_esra.jpg</text:p>
          </table:table-cell>
          <table:table-cell office:value-type="string" calcext:value-type="string">
            <text:p>Esra Limba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252" calcext:value-type="float">
            <text:p>861252</text:p>
          </table:table-cell>
          <table:table-cell office:value-type="string" calcext:value-type="string">
            <text:p>/abgeordnete/biografien/L/limbacher_esra-86125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Limbacher, Esra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esra-limbacher.de'}, {'X': 'https://twitter.com/esralimbacher'}, {'Instagram': 'https://www.instagram.com/esralimbacher/'}, {'Facebook': 'https://www.facebook.com/esralimbacher'}]</text:p>
          </table:table-cell>
        </table:table-row>
        <table:table-row table:style-name="ro1">
          <table:table-cell office:value-type="string" calcext:value-type="string">
            <text:p>/blueprint/servlet/resource/image/864690/3x4/108/144/38aa234b3517f027dfd4675c39c2ee3c/6F4A850F25BAAA6CF9B425DB2917FB3D/koehler_lukas_gross.jpg</text:p>
          </table:table-cell>
          <table:table-cell office:value-type="string" calcext:value-type="string">
            <text:p>Dr. Lukas Köh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06" calcext:value-type="float">
            <text:p>857606</text:p>
          </table:table-cell>
          <table:table-cell office:value-type="string" calcext:value-type="string">
            <text:p>/abgeordnete/biografien/K/koehler_lukas-85760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öhler, Dr. Luk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hilosoph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lukaskoehler.de/'}, {'Facebook': 'https://www.facebook.com/lukaskoehler.julis/'}, {'X': 'https://twitter.com/koehler_fdp'}, {'LinkedIn': 'https://de.linkedin.com/in/dr-lukas-köhler'}, {'Instagram': 'https://www.instagram.com/lukas_k2017/?hl=de'}]</text:p>
          </table:table-cell>
        </table:table-row>
        <table:table-row table:style-name="ro1">
          <table:table-cell office:value-type="string" calcext:value-type="string">
            <text:p>/blueprint/servlet/resource/image/864544/3x4/108/144/724b894bc836d0b0a9ed056fedcb106a/94859E3E77E65E88431FFCC50E20A81C/brehmer_heike_gross.jpg</text:p>
          </table:table-cell>
          <table:table-cell office:value-type="string" calcext:value-type="string">
            <text:p>Heike Breh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180" calcext:value-type="float">
            <text:p>857180</text:p>
          </table:table-cell>
          <table:table-cell office:value-type="string" calcext:value-type="string">
            <text:p>/abgeordnete/biografien/B/brehmer_heike-85718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Brehmer, Heike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i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ike-brehmer.de'}, {'Facebook': 'http://facebook.com/heike.brehmer.14'}, {'X': 'https://twitter.com/HeikeBrehmerMdB'}, {'Instagram': 'https://www.instagram.com/heike_brehmer_mdb'}, {'Flickr': 'https://www.flickr.com/photos/heikebrehmer'}]</text:p>
          </table:table-cell>
        </table:table-row>
        <table:table-row table:style-name="ro1">
          <table:table-cell office:value-type="string" calcext:value-type="string">
            <text:p>/blueprint/servlet/resource/image/862280/3x4/108/144/2c2341eacd5095cb15b58126dad3fd07/65753377318D72D944DB842A5F3B8E83/menge_susanne.jpg</text:p>
          </table:table-cell>
          <table:table-cell office:value-type="string" calcext:value-type="string">
            <text:p>Susanne Me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42" calcext:value-type="float">
            <text:p>860842</text:p>
          </table:table-cell>
          <table:table-cell office:value-type="string" calcext:value-type="string">
            <text:p>/abgeordnete/biografien/M/menge_susanne-86084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enge, Susann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ienrä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usanne2021.de/?ltclid=f43ca42d-ebf6-46c8-b1c7-313fedf3f06b'}, {'Instagram': 'https://www.instagram.com/susannemenge_nds/'}]</text:p>
          </table:table-cell>
        </table:table-row>
        <table:table-row table:style-name="ro1">
          <table:table-cell office:value-type="string" calcext:value-type="string">
            <text:p>/blueprint/servlet/resource/image/864402/3x4/108/144/ff834dfd3b6ebe927e0d28e3e84bb510/455A8C167F6431941D073BCB2F2DCE6F/lindh_helge_gross.jpg</text:p>
          </table:table-cell>
          <table:table-cell office:value-type="string" calcext:value-type="string">
            <text:p>Helge Lin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648" calcext:value-type="float">
            <text:p>857648</text:p>
          </table:table-cell>
          <table:table-cell office:value-type="string" calcext:value-type="string">
            <text:p>/abgeordnete/biografien/L/lindh_helge-85764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indh, Helg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issenschaftlicher Mitarb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lge-lindh.de'}, {'Facebook': 'https://www.facebook.com/helgelindh'}, {'X': 'https://twitter.com/helgelindh'}, {'Instagram': 'https://www.instagram.com/helgelindh/'}]</text:p>
          </table:table-cell>
        </table:table-row>
        <table:table-row table:style-name="ro1">
          <table:table-cell office:value-type="string" calcext:value-type="string">
            <text:p>/blueprint/servlet/resource/image/864700/3x4/108/144/10f31e45e3f55761a5e8080a95c5632c/05CCB74A55F1B55F064D3D77708E1893/konrad_carina_gross.jpg</text:p>
          </table:table-cell>
          <table:table-cell office:value-type="string" calcext:value-type="string">
            <text:p>Carina Kon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568" calcext:value-type="float">
            <text:p>857568</text:p>
          </table:table-cell>
          <table:table-cell office:value-type="string" calcext:value-type="string">
            <text:p>/abgeordnete/biografien/K/konrad_carina-85756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onrad, Carin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Agraringenieuri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inakonrad.de'}, {'Facebook': 'https://www.facebook.com/carinakonrad.fdp/'}, {'X': 'https://twitter.com/carina_konrad'}, {'LinkedIn': 'https://linkedin.com/in/carina-konrad-655a25148'}, {'Instagram': 'https://www.instagram.com/ca.konrad'}]</text:p>
          </table:table-cell>
        </table:table-row>
        <table:table-row table:style-name="ro1">
          <table:table-cell office:value-type="string" calcext:value-type="string">
            <text:p>/blueprint/servlet/resource/image/874126/3x4/108/144/35098b68870255b55b23925969606cb4/200A2995A51A8638A6F1A72FD185D90E/breilmann_michael.jpg</text:p>
          </table:table-cell>
          <table:table-cell office:value-type="string" calcext:value-type="string">
            <text:p>Michael Brei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54" calcext:value-type="float">
            <text:p>860954</text:p>
          </table:table-cell>
          <table:table-cell office:value-type="string" calcext:value-type="string">
            <text:p>/abgeordnete/biografien/B/breilmann_michael-86095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reilmann, Micha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oll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3298/3x4/108/144/135ef0fb66dd47548dc3f252beac927b/141B7F0E8C96A9DC5AFAEEB36EA09662/michaelsen_swantje.jpg</text:p>
          </table:table-cell>
          <table:table-cell office:value-type="string" calcext:value-type="string">
            <text:p>Swantje Henrike Michael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36" calcext:value-type="float">
            <text:p>860836</text:p>
          </table:table-cell>
          <table:table-cell office:value-type="string" calcext:value-type="string">
            <text:p>/abgeordnete/biografien/M/michaelsen_swantje-86083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ichaelsen, Swantje Henrik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Geschäftsstellenleitun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wantje-michaelsen.de'}, {'X': 'https://twitter.com/SwantjeMichael1'}, {'Instagram': 'https://www.instagram.com/swantjemichaelsen'}, {'Facebook': 'https://www.facebook.com/swantje.michaelsen'}]</text:p>
          </table:table-cell>
        </table:table-row>
        <table:table-row table:style-name="ro1">
          <table:table-cell office:value-type="string" calcext:value-type="string">
            <text:p>/blueprint/servlet/resource/image/862254/3x4/108/144/73d08984869a88cd76600eab428fc7dc/90978091CD861A58B57187F18A7932EA/lugk_bettina.jpg</text:p>
          </table:table-cell>
          <table:table-cell office:value-type="string" calcext:value-type="string">
            <text:p>Bettina Lug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78" calcext:value-type="float">
            <text:p>860978</text:p>
          </table:table-cell>
          <table:table-cell office:value-type="string" calcext:value-type="string">
            <text:p>/abgeordnete/biografien/L/lugk_bettina-86097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ugk, Bettin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owissenschaftlerin / Verwaltungsfach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ttina-lugk.de'}, {'Facebook': 'https://www.facebook.com/lugkbettina/'}, {'Instagram': 'https://www.instagram.com/bettina_lugk/'}]</text:p>
          </table:table-cell>
        </table:table-row>
        <table:table-row table:style-name="ro1">
          <table:table-cell office:value-type="string" calcext:value-type="string">
            <text:p>/blueprint/servlet/resource/image/862212/3x4/108/144/8b16e942e64372d9e15ecc29f4348576/183F5EC6177B02238D040B688107F3A8/kruse_michael.jpg</text:p>
          </table:table-cell>
          <table:table-cell office:value-type="string" calcext:value-type="string">
            <text:p>Michael Kr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54" calcext:value-type="float">
            <text:p>860754</text:p>
          </table:table-cell>
          <table:table-cell office:value-type="string" calcext:value-type="string">
            <text:p>/abgeordnete/biografien/K/kruse_michael-86075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Kruse, Michae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ruse.hamburg'}, {'Facebook': 'https://www.facebook.com/michaelkrusefdphamburg'}, {'X': 'https://www.twitter.com/krusehamburg'}, {'LinkedIn': 'https://www.linkedin.com/in/michael-kruse-7375b5201'}, {'Instagram': 'https://www.instagram.com/michael.kruse.75'}]</text:p>
          </table:table-cell>
        </table:table-row>
        <table:table-row table:style-name="ro1">
          <table:table-cell office:value-type="string" calcext:value-type="string">
            <text:p>/blueprint/servlet/resource/image/864540/3x4/108/144/bd96f819f8a469867dd8ed9e22e124a2/CC9F62CBA2C813C070354B5D3A7430A8/brinkhaus_ralph_gross.jpg</text:p>
          </table:table-cell>
          <table:table-cell office:value-type="string" calcext:value-type="string">
            <text:p>Ralph Brinkh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12" calcext:value-type="float">
            <text:p>857212</text:p>
          </table:table-cell>
          <table:table-cell office:value-type="string" calcext:value-type="string">
            <text:p>/abgeordnete/biografien/B/brinkhaus_ralph-85721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rinkhaus, Ralph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Steuer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alph-brinkhaus.de'}, {'Facebook': 'https://www.facebook.com/ralph.brinkhaus'}, {'X': 'http://www.twitter.com/rbrinkhaus'}, {'Instagram': 'https://www.instagram.com/ralph_brinkhaus'}]</text:p>
          </table:table-cell>
        </table:table-row>
        <table:table-row table:style-name="ro1">
          <table:table-cell office:value-type="string" calcext:value-type="string">
            <text:p>/blueprint/servlet/resource/image/864468/3x4/108/144/c33b2e31e603f05f82a3e9d3f70275ee/B517E1DC68368D0B688B6DC2AC3A3E45/mihalic_irene.jpg</text:p>
          </table:table-cell>
          <table:table-cell office:value-type="string" calcext:value-type="string">
            <text:p>Dr. Irene Miha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50" calcext:value-type="float">
            <text:p>857750</text:p>
          </table:table-cell>
          <table:table-cell office:value-type="string" calcext:value-type="string">
            <text:p>/abgeordnete/biografien/M/mihalic_irene-85775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ihalic, Dr. Iren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olizei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irene-mihalic.de'}, {'Facebook': 'https://www.facebook.com/pages/Irene-Mihalic-Mitglied-des-Deutschen-Bundestages/196359297238038'}, {'X': 'http://www.twitter.com/IreneMihalic'}, {'Instagram': 'https://www.instagram.com/irene.mihalic/'}]</text:p>
          </table:table-cell>
        </table:table-row>
        <table:table-row table:style-name="ro1">
          <table:table-cell office:value-type="string" calcext:value-type="string">
            <text:p>/blueprint/servlet/resource/image/864440/3x4/108/144/f770df5a306eb70e3d7f7c7dea4b3c82/D809162BBFC45B8C19127381DFC38D03/lutze_thomas_gross.png</text:p>
          </table:table-cell>
          <table:table-cell office:value-type="string" calcext:value-type="string">
            <text:p>Thomas Lut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60" calcext:value-type="float">
            <text:p>857660</text:p>
          </table:table-cell>
          <table:table-cell office:value-type="string" calcext:value-type="string">
            <text:p>/abgeordnete/biografien/L/lutze_thomas-85766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utze, Thomas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üro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lutze.de'}, {'Facebook': 'https://www.facebook.com/thlutze'}]</text:p>
          </table:table-cell>
        </table:table-row>
        <table:table-row table:style-name="ro1">
          <table:table-cell office:value-type="string" calcext:value-type="string">
            <text:p>/blueprint/servlet/resource/image/864626/3x4/108/144/e26d396d57af6a637f0d638b69d6faae/F45F3FA7FAEC412B308D38C5C9C48EFA/kubicki_wolfgang_gross.png</text:p>
          </table:table-cell>
          <table:table-cell office:value-type="string" calcext:value-type="string">
            <text:p>Wolfgang Kubic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40" calcext:value-type="float">
            <text:p>857640</text:p>
          </table:table-cell>
          <table:table-cell office:value-type="string" calcext:value-type="string">
            <text:p>/abgeordnete/biografien/K/kubicki_wolfgang-85764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Kubicki, Wolfgang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kubicki.abgeordnete.fdpbt.de/'}, {'Facebook': 'https://www.facebook.com/kubicki.wolfgang'}]</text:p>
          </table:table-cell>
        </table:table-row>
        <table:table-row table:style-name="ro1">
          <table:table-cell office:value-type="string" calcext:value-type="string">
            <text:p>/blueprint/servlet/resource/image/864546/3x4/108/144/cc815e0ee83122494feeecfddce2a2e7/F040E90E4269E6B2FD5D4731B1C6AE20/brodesser_carsten_bild.jpg</text:p>
          </table:table-cell>
          <table:table-cell office:value-type="string" calcext:value-type="string">
            <text:p>Dr. Carsten Brod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18" calcext:value-type="float">
            <text:p>857218</text:p>
          </table:table-cell>
          <table:table-cell office:value-type="string" calcext:value-type="string">
            <text:p>/abgeordnete/biografien/B/brodesser_carsten-85721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rodesser, Dr. Carste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arsten-brodesser.de/'}, {'Facebook': 'https://www.facebook.com/dr.carsten.brodesser/'}, {'Instagram': 'http://www.instagram.com/carsten.brodesser'}]</text:p>
          </table:table-cell>
        </table:table-row>
        <table:table-row table:style-name="ro1">
          <table:table-cell office:value-type="string" calcext:value-type="string">
            <text:p>/blueprint/servlet/resource/image/862930/3x4/108/144/aaf1ec8523c496ec12ef7982ce7927d5/BE06507CC3262439378FCEEDCEFF9D25/mijatovic_boris.jpg</text:p>
          </table:table-cell>
          <table:table-cell office:value-type="string" calcext:value-type="string">
            <text:p>Boris Mijatović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38" calcext:value-type="float">
            <text:p>860738</text:p>
          </table:table-cell>
          <table:table-cell office:value-type="string" calcext:value-type="string">
            <text:p>/abgeordnete/biografien/M/mijatovic_boris-86073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ijatović, Bori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oris-mijatovic.de/'}, {'X': 'https://twitter.com/borismijatovic'}, {'Instagram': 'https://www.instagram.com/boris.mijatovic/'}, {'Facebook': 'https://www.facebook.com/BorisfuerBerlin'}]</text:p>
          </table:table-cell>
        </table:table-row>
        <table:table-row table:style-name="ro1">
          <table:table-cell office:value-type="string" calcext:value-type="string">
            <text:p>/blueprint/servlet/resource/image/862586/3x4/108/144/a1d162d9366c60cc739a4731a94d096b/A7AB6F2812DF32CE59B7CE7D220B0B3C/machalet_tanja.jpg</text:p>
          </table:table-cell>
          <table:table-cell office:value-type="string" calcext:value-type="string">
            <text:p>Dr. Tanja Macha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1182" calcext:value-type="float">
            <text:p>861182</text:p>
          </table:table-cell>
          <table:table-cell office:value-type="string" calcext:value-type="string">
            <text:p>/abgeordnete/biografien/M/machalet_tanja-861182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achalet, Dr. Tanj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anja-machalet.de/'}, {'Facebook': 'https://www.facebook.com/tanja.machalet.spd/'}, {'Youtube': 'https://www.youtube.com/channel/UCpbeQZi42VsKGlBS4quHCUA'}, {'Instagram': 'http://www.instagram.com/tanjamachalet/'}]</text:p>
          </table:table-cell>
        </table:table-row>
        <table:table-row table:style-name="ro1">
          <table:table-cell office:value-type="string" calcext:value-type="string">
            <text:p>/blueprint/servlet/resource/image/864622/3x4/108/144/f6f1ca06a41fc127c248ad915a5488cd/AF64ACAC20CB1B3CA2225C1047EF628A/kuhle_konstantin_gross.jpg</text:p>
          </table:table-cell>
          <table:table-cell office:value-type="string" calcext:value-type="string">
            <text:p>Konstantin Kuh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16" calcext:value-type="float">
            <text:p>857616</text:p>
          </table:table-cell>
          <table:table-cell office:value-type="string" calcext:value-type="string">
            <text:p>/abgeordnete/biografien/K/kuhle_konstantin-85761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Kuhle, Konstanti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onstantin-kuhle.de/'}, {'Facebook': 'https://www.facebook.com/kuhle.konstantin/'}, {'X': 'https://twitter.com/konstantinkuhle?lang=de'}, {'Instagram': 'https://www.instagram.com/k_eliaz/'}]</text:p>
          </table:table-cell>
        </table:table-row>
        <table:table-row table:style-name="ro1">
          <table:table-cell office:value-type="string" calcext:value-type="string">
            <text:p>/blueprint/servlet/resource/image/861994/3x4/108/144/fca734048a2d9e5c2701002006033149/DF1D84787171E69C06D53F6E0CBA5C56/brohr_marlon.jpg</text:p>
          </table:table-cell>
          <table:table-cell office:value-type="string" calcext:value-type="string">
            <text:p>Dr. Marlon Brö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144" calcext:value-type="float">
            <text:p>861144</text:p>
          </table:table-cell>
          <table:table-cell office:value-type="string" calcext:value-type="string">
            <text:p>/abgeordnete/biografien/B/broehr_marlon-86114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röhr, Dr. Marlon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Zahnarz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/blueprint/servlet/resource/image/864496/3x4/108/144/68ce2e7314847187c1476ba7893f1e51/78DA34AF651697B1E88DD90A5E768F4B/mueller_claudia_gross.jpg</text:p>
          </table:table-cell>
          <table:table-cell office:value-type="string" calcext:value-type="string">
            <text:p>Claudia Mü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90" calcext:value-type="float">
            <text:p>857790</text:p>
          </table:table-cell>
          <table:table-cell office:value-type="string" calcext:value-type="string">
            <text:p>/abgeordnete/biografien/M/mueller_claudia-85779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üller, Claudia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Betrieb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laudia-mueller.de/'}, {'X': 'https://twitter.com/gruenclaudia'}, {'Instagram': 'https://www.instagram.com/gruenclaudia'}, {'Facebook': 'https://www.facebook.com/gruenclaudia'}]</text:p>
          </table:table-cell>
        </table:table-row>
        <table:table-row table:style-name="ro1">
          <table:table-cell office:value-type="string" calcext:value-type="string">
            <text:p>/blueprint/servlet/resource/image/864480/3x4/108/144/dc7c41ae77cfedf65929129a78a19a9d/05FBF00AB57118E330A9F224F32E95F1/mackensen-geis_isabel_gross.jpg</text:p>
          </table:table-cell>
          <table:table-cell office:value-type="string" calcext:value-type="string">
            <text:p>Isabel Mackensen-G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64" calcext:value-type="float">
            <text:p>857764</text:p>
          </table:table-cell>
          <table:table-cell office:value-type="string" calcext:value-type="string">
            <text:p>/abgeordnete/biografien/M/mackensen-geis_isabel-85776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ackensen-Geis, Isabel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achreferen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isabel-mackensen-geis.de/'}, {'X': 'https://twitter.com/IsabelMackensen'}, {'Instagram': 'https://www.instagram.com/isabelmackensen/'}, {'Facebook': 'https://www.facebook.com/IMackensen/'}]</text:p>
          </table:table-cell>
        </table:table-row>
        <table:table-row table:style-name="ro1">
          <table:table-cell office:value-type="string" calcext:value-type="string">
            <text:p>/blueprint/servlet/resource/image/864410/3x4/108/144/a66cb9a70f4f2f53b3604a67509a2e9a/A6730810F898F12434EB340F8AA70023/lechte_ulrich_gross.jpg</text:p>
          </table:table-cell>
          <table:table-cell office:value-type="string" calcext:value-type="string">
            <text:p>Ulrich Lech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84" calcext:value-type="float">
            <text:p>857684</text:p>
          </table:table-cell>
          <table:table-cell office:value-type="string" calcext:value-type="string">
            <text:p>/abgeordnete/biografien/L/lechte_ulrich-85768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echte, Ulric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Betriebswirt (VWA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ulrich-lechte.de'}, {'Facebook': 'https://www.facebook.com/ulrich.lechte'}, {'X': 'https://twitter.com/ulrichlechte'}, {'Instagram': 'https://www.instagram.com/ulrichlechte'}]</text:p>
          </table:table-cell>
        </table:table-row>
        <table:table-row table:style-name="ro1">
          <table:table-cell office:value-type="string" calcext:value-type="string">
            <text:p>/blueprint/servlet/resource/image/862532/3x4/108/144/dd4b4ecf6b49d3db358ba46449b5d3dc/BA331A36E8A7D370656B41D0FF849521/bury_yannick.jpg</text:p>
          </table:table-cell>
          <table:table-cell office:value-type="string" calcext:value-type="string">
            <text:p>Yannick 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66" calcext:value-type="float">
            <text:p>861566</text:p>
          </table:table-cell>
          <table:table-cell office:value-type="string" calcext:value-type="string">
            <text:p>/abgeordnete/biografien/B/bury_yannick-861566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Bury, Yannick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yannick-bury.de/'}, {'Facebook': 'https://www.facebook.com/yannick.bury.cdu'}, {'X': 'https://twitter.com/yannickbury?lang=de'}, {'Instagram': 'https://www.instagram.com/yannickbury/?hl=de'}]</text:p>
          </table:table-cell>
        </table:table-row>
        <table:table-row table:style-name="ro1">
          <table:table-cell office:value-type="string" calcext:value-type="string">
            <text:p>/blueprint/servlet/resource/image/862302/3x4/108/144/4f69a334667ca977a3362d836aad40b9/C1FC9784EA94FB8756FB7A8926CEE15A/muller_sascha_gross.jpg</text:p>
          </table:table-cell>
          <table:table-cell office:value-type="string" calcext:value-type="string">
            <text:p>Sascha Mü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18" calcext:value-type="float">
            <text:p>860318</text:p>
          </table:table-cell>
          <table:table-cell office:value-type="string" calcext:value-type="string">
            <text:p>/abgeordnete/biografien/M/mueller_sascha-86031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üller, Sasch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portjournal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ueller-sascha.de'}, {'X': 'https://twitter.com/SaschaMuller'}, {'Instagram': 'https://www.instagram.com/saschamuellerwk245/'}, {'Facebook': 'https://www.facebook.com/SaschaMuellerWK245'}, {'LinkedIn': 'https://www.linkedin.com/in/sascha-mueller-mdb'}]</text:p>
          </table:table-cell>
        </table:table-row>
        <table:table-row table:style-name="ro1">
          <table:table-cell office:value-type="string" calcext:value-type="string">
            <text:p>/blueprint/servlet/resource/image/874108/3x4/108/144/7afbb707ad157a192277158333ccef17/48E4058DF812491DD8143A4954C08D13/malottki_erik.jpg</text:p>
          </table:table-cell>
          <table:table-cell office:value-type="string" calcext:value-type="string">
            <text:p>Erik von Malott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824" calcext:value-type="float">
            <text:p>860824</text:p>
          </table:table-cell>
          <table:table-cell office:value-type="string" calcext:value-type="string">
            <text:p>/abgeordnete/biografien/M/malottki_erik-86082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alottki, Erik von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werkschaf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erikvonmalottki.de/'}, {'Facebook': 'https://www.facebook.com/ErikvonmalottkiGreifswald'}, {'X': 'https://twitter.com/erikvonmalottki'}, {'Instagram': 'https://www.instagram.com/erikvonmalottki/?hl=de'}]</text:p>
          </table:table-cell>
        </table:table-row>
        <table:table-row table:style-name="ro1">
          <table:table-cell office:value-type="string" calcext:value-type="string">
            <text:p>/blueprint/servlet/resource/image/869734/3x4/108/144/dcf041f5e8d9ae0d7cbd3a0beac48e36/A96F62F8881B9C15E610984C4AE2143C/bachmann_carolin.jpg</text:p>
          </table:table-cell>
          <table:table-cell office:value-type="string" calcext:value-type="string">
            <text:p>Carolin Bac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3318" calcext:value-type="float">
            <text:p>863318</text:p>
          </table:table-cell>
          <table:table-cell office:value-type="string" calcext:value-type="string">
            <text:p>/abgeordnete/biografien/B/bachmann_carolin-86331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achmann, Caroli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Investmentfonds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arolinbachmann.de'}, {'Facebook': 'https://www.facebook.com/CarolinBachmannAfD'}]</text:p>
          </table:table-cell>
        </table:table-row>
        <table:table-row table:style-name="ro1">
          <table:table-cell office:value-type="string" calcext:value-type="string">
            <text:p>/blueprint/servlet/resource/image/867602/3x4/108/144/e3001b55673f8dedc3e2027f6ef92983/BDAE3E8426C5089E86C4E2AB32B263EF/lenders_juergen_gross.jpg</text:p>
          </table:table-cell>
          <table:table-cell office:value-type="string" calcext:value-type="string">
            <text:p>Jürgen Len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80" calcext:value-type="float">
            <text:p>860780</text:p>
          </table:table-cell>
          <table:table-cell office:value-type="string" calcext:value-type="string">
            <text:p>/abgeordnete/biografien/L/lenders_juergen-86078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Lenders, Jürge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ergen-lenders.de'}, {'Facebook': 'http://www.facebook.com/LendersFDP/'}, {'Instagram': 'https://www.instagram.com/juergenlenders'}]</text:p>
          </table:table-cell>
        </table:table-row>
        <table:table-row table:style-name="ro1">
          <table:table-cell office:value-type="string" calcext:value-type="string">
            <text:p>/blueprint/servlet/resource/image/864866/3x4/108/144/46755af67a33776dd85a112946cc3f43/BBA1AD89DBB3282961241E5B99D04474/connemann_gitta_gross.jpg</text:p>
          </table:table-cell>
          <table:table-cell office:value-type="string" calcext:value-type="string">
            <text:p>Gitta Conne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226" calcext:value-type="float">
            <text:p>857226</text:p>
          </table:table-cell>
          <table:table-cell office:value-type="string" calcext:value-type="string">
            <text:p>/abgeordnete/biografien/C/connemann_gitta-85722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Connemann, Gitt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Verkäuferin, 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itta-connemann.de'}, {'Facebook': 'http://www.facebook.com/GittaConnemann/'}, {'Instagram': 'https://www.instagram.com/gittaconnemann/'}]</text:p>
          </table:table-cell>
        </table:table-row>
        <table:table-row table:style-name="ro1">
          <table:table-cell office:value-type="string" calcext:value-type="string">
            <text:p>/blueprint/servlet/resource/image/863908/3x4/108/144/9c7dc9dad3248e91f290eeb40127970e/5F550FCAB2EA63A8C7C37002EA7C2E41/mueller_gemmeke_beate.jpg</text:p>
          </table:table-cell>
          <table:table-cell office:value-type="string" calcext:value-type="string">
            <text:p>Beate Müller-Gemme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94" calcext:value-type="float">
            <text:p>857794</text:p>
          </table:table-cell>
          <table:table-cell office:value-type="string" calcext:value-type="string">
            <text:p>/abgeordnete/biografien/M/mueller-gemmeke_beate-857794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üller-Gemmeke, Beate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pädagogin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ueller-gemmeke.de'}, {'Facebook': 'http://www.facebook.com/gruenebeate'}, {'X': 'http://twitter.com/gruenebeate'}, {'Instagram': 'https://www.instagram.com/gruenebeate'}]</text:p>
          </table:table-cell>
        </table:table-row>
        <table:table-row table:style-name="ro1">
          <table:table-cell office:value-type="string" calcext:value-type="string">
            <text:p>/blueprint/servlet/resource/image/862262/3x4/108/144/467db3c42b325e2f28a35519d90f75bd/862EDDD881C07B1B0E53873D481A760D/mann_holger_gross.jpg</text:p>
          </table:table-cell>
          <table:table-cell office:value-type="string" calcext:value-type="string">
            <text:p>Holger 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68" calcext:value-type="float">
            <text:p>861268</text:p>
          </table:table-cell>
          <table:table-cell office:value-type="string" calcext:value-type="string">
            <text:p>/abgeordnete/biografien/M/mann_holger-86126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ann, Holger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, 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holger-mann.de'}, {'X': 'https://twitter.com/HolgerMannLE'}, {'Instagram': 'https://instagram.com/HolgerMannLE'}, {'Facebook': 'https://www.facebook.com/Mann.Holger.SPD/'}]</text:p>
          </table:table-cell>
        </table:table-row>
        <table:table-row table:style-name="ro1">
          <table:table-cell office:value-type="string" calcext:value-type="string">
            <text:p>/blueprint/servlet/resource/image/861962/3x4/108/144/284ed0f1512ba88be404674140b9f7fa/22F231184C2D3359475C87ED5952E26C/baum_christina.jpg</text:p>
          </table:table-cell>
          <table:table-cell office:value-type="string" calcext:value-type="string">
            <text:p>Dr. Christina Ba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218" calcext:value-type="float">
            <text:p>860218</text:p>
          </table:table-cell>
          <table:table-cell office:value-type="string" calcext:value-type="string">
            <text:p>/abgeordnete/biografien/B/baum_christina-86021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Baum, Dr. Christin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Zahn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Dr.Christina.Baum/'}, {'X': 'https://twitter.com/DrChristinaBaum'}, {'Instagram': 'https://www.instagram.com/baum.christina/'}]</text:p>
          </table:table-cell>
        </table:table-row>
        <table:table-row table:style-name="ro1">
          <table:table-cell office:value-type="string" calcext:value-type="string">
            <text:p>/blueprint/servlet/resource/image/862242/3x4/108/144/bcdff8b011d9eb29a387936ecf1d4caa/639B5B63159E75A6F519194C5279B524/lieb_thorsten.jpg</text:p>
          </table:table-cell>
          <table:table-cell office:value-type="string" calcext:value-type="string">
            <text:p>Dr. Thorsten Li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786" calcext:value-type="float">
            <text:p>860786</text:p>
          </table:table-cell>
          <table:table-cell office:value-type="string" calcext:value-type="string">
            <text:p>/abgeordnete/biografien/L/lieb_thorsten-86078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Lieb, Dr. Thorste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rsten-lieb.de'}, {'X': 'https://twitter.com/thorstenlieb'}, {'Instagram': 'https://www.instagram.com/thlieb'}, {'Facebook': 'https://www.facebook.com/thliebEU'}, {'LinkedIn': 'https://www.linkedin.com/in/thorsten-lieb-92ab01a/'}, {'Xing': 'https://www.xing.com/profile/Thorsten_Lieb/'}]</text:p>
          </table:table-cell>
        </table:table-row>
        <table:table-row table:style-name="ro1">
          <table:table-cell office:value-type="string" calcext:value-type="string">
            <text:p>/blueprint/servlet/resource/image/862012/3x4/108/144/dfd6eed5c8c81cf65a798683b1db9b3b/1155931CA32BB0D0CBDF9E06338D60FB/czaja_mario.png</text:p>
          </table:table-cell>
          <table:table-cell office:value-type="string" calcext:value-type="string">
            <text:p>Mario Cza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24" calcext:value-type="float">
            <text:p>861524</text:p>
          </table:table-cell>
          <table:table-cell office:value-type="string" calcext:value-type="string">
            <text:p>/abgeordnete/biografien/C/czaja_mario-86152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Czaja, Mari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ario-czaja.de'}, {'X': 'https://twitter.com/MarioCzaja'}, {'Instagram': 'https://www.instagram.com/mario_czaja/'}, {'Facebook': 'https://de-de.facebook.com/czaja.mario'}, {'Youtube': 'https://www.youtube.com/channel/UCvTF5BONRzJNO659-ZIAcow'}]</text:p>
          </table:table-cell>
        </table:table-row>
        <table:table-row table:style-name="ro1">
          <table:table-cell office:value-type="string" calcext:value-type="string">
            <text:p>/blueprint/servlet/resource/image/863068/3x4/108/144/b179b604d21a4bf85dd8c83d3465a396/F9D61C086202C8DD42F8BDBD3C682416/nanni_sara_gross.png</text:p>
          </table:table-cell>
          <table:table-cell office:value-type="string" calcext:value-type="string">
            <text:p>Sara Nan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28" calcext:value-type="float">
            <text:p>860928</text:p>
          </table:table-cell>
          <table:table-cell office:value-type="string" calcext:value-type="string">
            <text:p>/abgeordnete/biografien/N/nanni_sara-860928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Nanni, Sar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Friedens- und Konfliktforsch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ara-nanni.de'}, {'X': 'https://twitter.com/SaraNanni/'}, {'Instagram': 'https://www.instagram.com/saranannni/'}, {'Facebook': 'http://facebook.com/SaraNanni.Bundestag'}]</text:p>
          </table:table-cell>
        </table:table-row>
        <table:table-row table:style-name="ro1">
          <table:table-cell office:value-type="string" calcext:value-type="string">
            <text:p>/blueprint/servlet/resource/image/862264/3x4/108/144/557e8be65ae3965ae85c4a5f917992a4/484C1FE2D7BABCA0858317E8F79B18BD/martens_zanda.jpg</text:p>
          </table:table-cell>
          <table:table-cell office:value-type="string" calcext:value-type="string">
            <text:p>Dr. Zanda Mart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92" calcext:value-type="float">
            <text:p>860992</text:p>
          </table:table-cell>
          <table:table-cell office:value-type="string" calcext:value-type="string">
            <text:p>/abgeordnete/biografien/M/martens_zanda-860992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artens, Dr. Zand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ewerkschaftssekretä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zanda-martens.spd.de'}, {'Facebook': 'https://www.facebook.com/Zanda.Martens/'}, {'Instagram': 'https://instagram.com/zandamartens'}]</text:p>
          </table:table-cell>
        </table:table-row>
        <table:table-row table:style-name="ro1">
          <table:table-cell office:value-type="string" calcext:value-type="string">
            <text:p>/blueprint/servlet/resource/image/864614/3x4/108/144/dec67d7d940b25671e77262c11b29ba7/E0CFF10A34ADD33722F809FA5396D95C/baumann_bernd_gross.jpg</text:p>
          </table:table-cell>
          <table:table-cell office:value-type="string" calcext:value-type="string">
            <text:p>Dr. Bernd Bau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60" calcext:value-type="float">
            <text:p>857160</text:p>
          </table:table-cell>
          <table:table-cell office:value-type="string" calcext:value-type="string">
            <text:p>/abgeordnete/biografien/B/baumann_bernd-85716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Baumann, Dr. Bernd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ernd-baumann.de/'}, {'X': 'https://twitter.com/BerndBaumannAfD'}, {'Facebook': 'https://www.facebook.com/Dr.Bernd.Baumann/'}, {'Youtube': 'https://www.youtube.com/channel/UC0gowAwNIqEOMVSuXdJHJOw'}]</text:p>
          </table:table-cell>
        </table:table-row>
        <table:table-row table:style-name="ro1">
          <table:table-cell office:value-type="string" calcext:value-type="string">
            <text:p>/blueprint/servlet/resource/image/864418/3x4/108/144/92afc6c37ab3a9c3db101fd44a2159cd/F5467318F89D26AE22B6405E1634B257/lindner_christian_gross.jpg</text:p>
          </table:table-cell>
          <table:table-cell office:value-type="string" calcext:value-type="string">
            <text:p>Christian Lind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58" calcext:value-type="float">
            <text:p>857658</text:p>
          </table:table-cell>
          <table:table-cell office:value-type="string" calcext:value-type="string">
            <text:p>/abgeordnete/biografien/L/lindner_christian-85765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Lindner, Chri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hristian-lindner.de'}, {'Facebook': 'http://www.facebook.com/lindner.christian'}, {'X': 'https://twitter.com/c_lindner'}, {'LinkedIn': 'https://www.linkedin.com/in/christian-lindner'}, {'Instagram': 'https://www.instagram.com/christianlindner'}, {'Youtube': 'https://www.youtube.com/channel/UCVAPyAqQjiCZJsHZvOrtwsA'}]</text:p>
          </table:table-cell>
        </table:table-row>
        <table:table-row table:style-name="ro1">
          <table:table-cell office:value-type="string" calcext:value-type="string">
            <text:p>/blueprint/servlet/resource/image/864370/3x4/108/144/4a5c0d118484bdc3aafbfe4436a9b2d9/E439E8CB61AB4C46E858C9146A7DFF3B/damerow_astrid_gross.jpg</text:p>
          </table:table-cell>
          <table:table-cell office:value-type="string" calcext:value-type="string">
            <text:p>Astrid Dame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268" calcext:value-type="float">
            <text:p>857268</text:p>
          </table:table-cell>
          <table:table-cell office:value-type="string" calcext:value-type="string">
            <text:p>/abgeordnete/biografien/D/damerow_astrid-85726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Damerow, Astrid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ank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strid-damerow.de/'}, {'Facebook': 'https://www.facebook.com/AstridDamerowCDU/'}, {'Instagram': 'https://www.instagram.com/astrid_damerow/'}]</text:p>
          </table:table-cell>
        </table:table-row>
        <table:table-row table:style-name="ro1">
          <table:table-cell office:value-type="string" calcext:value-type="string">
            <text:p>/blueprint/servlet/resource/image/864930/3x4/108/144/9b88dd7d373d5707aecef75d82714155/E4DE843618452919C8DAB205E57296D5/nestle_ingrid_gross.jpg</text:p>
          </table:table-cell>
          <table:table-cell office:value-type="string" calcext:value-type="string">
            <text:p>Dr. Ingrid N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04" calcext:value-type="float">
            <text:p>857804</text:p>
          </table:table-cell>
          <table:table-cell office:value-type="string" calcext:value-type="string">
            <text:p>/abgeordnete/biografien/N/nestle_ingrid-85780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Nestle, Dr. Ingrid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Wirtschaftsingenieu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ingrid-nestle.de/'}, {'X': 'https://twitter.com/ingrid_nestle'}, {'Instagram': 'https://www.instagram.com/nestle.ingrid/'}, {'LinkedIn': 'https://de.linkedin.com/in/ingrid-nestle-562b7a2b4'}]</text:p>
          </table:table-cell>
        </table:table-row>
        <table:table-row table:style-name="ro1">
          <table:table-cell office:value-type="string" calcext:value-type="string">
            <text:p>/blueprint/servlet/resource/image/864482/3x4/108/144/8efcf1b383814c8dbfa00cf57dad906b/CA37D4215A769FE0AB076066B0B3106F/martin_dorothee_bild.jpg</text:p>
          </table:table-cell>
          <table:table-cell office:value-type="string" calcext:value-type="string">
            <text:p>Dorothee 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06" calcext:value-type="float">
            <text:p>857706</text:p>
          </table:table-cell>
          <table:table-cell office:value-type="string" calcext:value-type="string">
            <text:p>/abgeordnete/biografien/M/martin_dorothee-85770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artin, Dorothee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olitolog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dorotheemartin.de/'}, {'Facebook': 'https://www.facebook.com/dorothee.spd'}, {'X': 'https://twitter.com/doro_martin'}, {'Instagram': 'https://www.instagram.com/doromartin_hamburg/?hl=de'}, {'Linkedin': 'https://de.linkedin.com/in/dorothee-martin'}]</text:p>
          </table:table-cell>
        </table:table-row>
        <table:table-row table:style-name="ro1">
          <table:table-cell office:value-type="string" calcext:value-type="string">
            <text:p>/blueprint/servlet/resource/image/861966/3x4/108/144/66ce830f59df0874665d5896bf6e67c/68A29E8406C9F31F908EB35E993FD0C5/beckamp_roger.jpg</text:p>
          </table:table-cell>
          <table:table-cell office:value-type="string" calcext:value-type="string">
            <text:p>Roger Beck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36" calcext:value-type="float">
            <text:p>860236</text:p>
          </table:table-cell>
          <table:table-cell office:value-type="string" calcext:value-type="string">
            <text:p>/abgeordnete/biografien/B/beckamp_roger-86023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eckamp, Roger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beckamp.info'}, {'Facebook': 'https://www.facebook.com/roger.beckamp.afd'}, {'X': 'https://twitter.com/RogerBeckamp'}, {'Instagram': 'https://instagram.com/roger.beckamp.afd'}, {'Youtube': 'https://www.youtube.com/channel/UCUYQypt91KuQPHRgr1k8wlg'}, {'Telegram': 'https://t.me/rogerbeckamp'}, {'TikTok': 'https://www.tiktok.com/@roger_beckamp'}, {'Gettr': 'https://gettr.com/user/rogerbeckampmdb'}]</text:p>
          </table:table-cell>
        </table:table-row>
        <table:table-row table:style-name="ro1">
          <table:table-cell office:value-type="string" calcext:value-type="string">
            <text:p>/blueprint/servlet/resource/image/864394/3x4/108/144/5699d23641745deabbb93731d70f9754/A6131D54FF20516E7FE298DD240E28DF/link_michael_gross.png</text:p>
          </table:table-cell>
          <table:table-cell office:value-type="string" calcext:value-type="string">
            <text:p>Michael Georg 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678" calcext:value-type="float">
            <text:p>857678</text:p>
          </table:table-cell>
          <table:table-cell office:value-type="string" calcext:value-type="string">
            <text:p>/abgeordnete/biografien/L/link_michael-85767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Link (Heilbronn), Michael Georg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Übersetz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ichael-georg-link.de/'}, {'X': 'https://twitter.com/michael_g_link'}, {'Facebook': 'https://www.facebook.com/fdphn/'}, {'Instagram': 'https://www.instagram.com/michael_g_link/'}]</text:p>
          </table:table-cell>
        </table:table-row>
        <table:table-row table:style-name="ro1">
          <table:table-cell office:value-type="string" calcext:value-type="string">
            <text:p>/blueprint/servlet/resource/image/864366/3x4/108/144/b7e391f937591dc3709a675fe1c14de4/4091EBF9D8D3F6895F481241DC4F2A98/dobrindt_alexander_gross.jpg</text:p>
          </table:table-cell>
          <table:table-cell office:value-type="string" calcext:value-type="string">
            <text:p>Alexander Dobrin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64" calcext:value-type="float">
            <text:p>857264</text:p>
          </table:table-cell>
          <table:table-cell office:value-type="string" calcext:value-type="string">
            <text:p>/abgeordnete/biografien/D/dobrindt_alexander-85726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Dobrindt, Alexand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Sozi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dobrindt.de/'}]</text:p>
          </table:table-cell>
        </table:table-row>
        <table:table-row table:style-name="ro1">
          <table:table-cell office:value-type="string" calcext:value-type="string">
            <text:p>/blueprint/servlet/resource/image/862310/3x4/108/144/90f614b445a93e6de743df735f034e91/479DA9BF0DA6839CA71CAF6E0522B165/nick_ophelia_gross.jpg</text:p>
          </table:table-cell>
          <table:table-cell office:value-type="string" calcext:value-type="string">
            <text:p>Dr. Ophelia N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916" calcext:value-type="float">
            <text:p>860916</text:p>
          </table:table-cell>
          <table:table-cell office:value-type="string" calcext:value-type="string">
            <text:p>/abgeordnete/biografien/N/nick_ophelia-86091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Nick, Dr. Opheli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Tier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ophelia-nick.de/'}, {'X': 'https://twitter.com/OpheliaNick'}, {'Instagram': 'https://www.instagram.com/ophelianick'}, {'Facebook': 'https://www.facebook.com/Ophelia.Nick'}]</text:p>
          </table:table-cell>
        </table:table-row>
        <table:table-row table:style-name="ro1">
          <table:table-cell office:value-type="string" calcext:value-type="string">
            <text:p>/blueprint/servlet/resource/image/865538/3x4/108/144/a673ddc1fd69ef64fdf1a7808fab373/F9A019C6B2CBDC5DEB07916B0EA9DB39/maschek_franziska.jpg</text:p>
          </table:table-cell>
          <table:table-cell office:value-type="string" calcext:value-type="string">
            <text:p>Franziska Mas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710" calcext:value-type="float">
            <text:p>861710</text:p>
          </table:table-cell>
          <table:table-cell office:value-type="string" calcext:value-type="string">
            <text:p>/abgeordnete/biografien/M/mascheck_franziska-86171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ascheck, Franzisk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ozialarbei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anziska-mascheck.de'}, {'Facebook': 'https://www.facebook.com/franziskamascheck'}, {'X': 'https://twitter.com/f_mascheck'}, {'Instagram': 'http://instagram.com/franziskamascheck/'}]</text:p>
          </table:table-cell>
        </table:table-row>
        <table:table-row table:style-name="ro1">
          <table:table-cell office:value-type="string" calcext:value-type="string">
            <text:p>/blueprint/servlet/resource/image/862240/3x4/108/144/be8648c20b54d2a9fd4741fb60d1ede8/CB157A811A9393B012C8E8B2B07ABDC5/benkstein_barbara.jpg</text:p>
          </table:table-cell>
          <table:table-cell office:value-type="string" calcext:value-type="string">
            <text:p>Barbara Benk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782" calcext:value-type="float">
            <text:p>860782</text:p>
          </table:table-cell>
          <table:table-cell office:value-type="string" calcext:value-type="string">
            <text:p>/abgeordnete/biografien/B/benkstein_barbara-86078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Benkstein, Barbar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ibliotheka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arbara-benkstein.de/'}, {'Facebook': 'https://de-de.facebook.com/BarbaraLenkMdB'}, {'Instagram': 'https://www.instagram.com/barbaralenk_mdb/'}]</text:p>
          </table:table-cell>
        </table:table-row>
        <table:table-row table:style-name="ro1">
          <table:table-cell office:value-type="string" calcext:value-type="string">
            <text:p>/blueprint/servlet/resource/image/863062/3x4/108/144/627086b7b9b2058dbbb686b081552323/9CB54DF0B30BD963CB466DC9770F31DF/luetke_kristine.jpg</text:p>
          </table:table-cell>
          <table:table-cell office:value-type="string" calcext:value-type="string">
            <text:p>Kristine Lüt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764" calcext:value-type="float">
            <text:p>860764</text:p>
          </table:table-cell>
          <table:table-cell office:value-type="string" calcext:value-type="string">
            <text:p>/abgeordnete/biografien/L/luetke_kristine-86076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ütke, Kristine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flegeunternehm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ristine-luetke.de'}, {'X': 'https://twitter.com/kristine_lutke'}, {'Instagram': 'https://instagram.com/kristine_lutke'}, {'Facebook': 'https://facebook.com/KristineLutkeFDP'}]</text:p>
          </table:table-cell>
        </table:table-row>
        <table:table-row table:style-name="ro1">
          <table:table-cell office:value-type="string" calcext:value-type="string">
            <text:p>/blueprint/servlet/resource/image/864368/3x4/108/144/ef93d25a17240293a6765a3376a09d20/2607ABF06C965E1CD846911DC18B87B8/donth_michael_gross.jpg</text:p>
          </table:table-cell>
          <table:table-cell office:value-type="string" calcext:value-type="string">
            <text:p>Michael D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54" calcext:value-type="float">
            <text:p>857254</text:p>
          </table:table-cell>
          <table:table-cell office:value-type="string" calcext:value-type="string">
            <text:p>/abgeordnete/biografien/D/donth_michael-85725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Donth, Michael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Verwaltung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-donth.de'}, {'Facebook': 'http://de-de.facebook.com/donth.cdu'}]</text:p>
          </table:table-cell>
        </table:table-row>
        <table:table-row table:style-name="ro1">
          <table:table-cell office:value-type="string" calcext:value-type="string">
            <text:p>/blueprint/servlet/resource/image/864942/3x4/108/144/dccab01977d14d91a6e9ff1bf444e9b2/067B54F7EE538A9737472B80322CADDF/notz_konstantin_gross.jpg</text:p>
          </table:table-cell>
          <table:table-cell office:value-type="string" calcext:value-type="string">
            <text:p>Dr. Konstantin von No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802" calcext:value-type="float">
            <text:p>857802</text:p>
          </table:table-cell>
          <table:table-cell office:value-type="string" calcext:value-type="string">
            <text:p>/abgeordnete/biografien/N/notz_konstantin-85780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Notz, Dr. Konstantin von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von-notz.de/'}, {'X': 'http://twitter.com/KonstantinNotz'}, {'Facebook': 'http://de-de.facebook.com/konstantin.vonnotz'}, {'LinkedIn': 'https://www.linkedin.com/in/konstantin-von-notz'}, {'Instagram': 'https://instagram.com/konstantinnotz'}]</text:p>
          </table:table-cell>
        </table:table-row>
        <table:table-row table:style-name="ro1">
          <table:table-cell office:value-type="string" calcext:value-type="string">
            <text:p>/blueprint/servlet/resource/image/862268/3x4/108/144/d691a54f6402976ac2e7ddb1a42beb71/8BB8280A3FE8934DC5873ABD49A71C91/marvi_parsa.jpg</text:p>
          </table:table-cell>
          <table:table-cell office:value-type="string" calcext:value-type="string">
            <text:p>Parsa Mar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58" calcext:value-type="float">
            <text:p>860158</text:p>
          </table:table-cell>
          <table:table-cell office:value-type="string" calcext:value-type="string">
            <text:p>/abgeordnete/biografien/M/marvi_parsa-860158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arvi, Pars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roduktmanager Breitband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parsa-marvi.de'}, {'X': 'https://twitter.com/ParsaMarvi'}, {'Instagram': 'https://www.instagram.com/parsa.marvi'}, {'Facebook': 'https://www.facebook.com/Parsa.Marvi.SPD'}, {'Xing': 'https://www.xing.com/profile/Parsa_Marvi/cv'}]</text:p>
          </table:table-cell>
        </table:table-row>
        <table:table-row table:style-name="ro1">
          <table:table-cell office:value-type="string" calcext:value-type="string">
            <text:p>/blueprint/servlet/resource/image/864592/3x4/108/144/708fcd4350a77d2e080fa4325f796e79/F5401ED1E9E0C99B4A36266677708929/bernhard_marc_gross.jpg</text:p>
          </table:table-cell>
          <table:table-cell office:value-type="string" calcext:value-type="string">
            <text:p>Marc Bern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14" calcext:value-type="float">
            <text:p>857114</text:p>
          </table:table-cell>
          <table:table-cell office:value-type="string" calcext:value-type="string">
            <text:p>/abgeordnete/biografien/B/bernhard_marc-85711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ernhard, Marc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, MBA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cbernhard.de'}, {'Facebook': 'https://www.facebook.com/MarcBernhardAfD'}, {'X': 'https://twitter.com/MarcBernhardAfD'}, {'Instagram': 'https://www.instagram.com/marc_bernhard'}, {'Youtube': 'https://www.youtube.com/c/marcbernhardAfD'}]</text:p>
          </table:table-cell>
        </table:table-row>
        <table:table-row table:style-name="ro1">
          <table:table-cell office:value-type="string" calcext:value-type="string">
            <text:p>/blueprint/servlet/resource/image/864416/3x4/108/144/94d63a75bda93fe46ea1adfe42d49ba0/5A7CFA17E08C75EEE02C51EDEC239C13/luksic_oliver_gross.jpg</text:p>
          </table:table-cell>
          <table:table-cell office:value-type="string" calcext:value-type="string">
            <text:p>Oliver Luk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02" calcext:value-type="float">
            <text:p>857702</text:p>
          </table:table-cell>
          <table:table-cell office:value-type="string" calcext:value-type="string">
            <text:p>/abgeordnete/biografien/L/luksic_oliver-85770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Luksic, Oliver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oliver-luksic.de'}, {'Facebook': 'https://www.facebook.com/OlliLuksic/'}, {'X': 'https://twitter.com/olliluksic?lang=de'}, {'Instagram': 'https://www.instagram.com/olliluksic/?hl=de'}]</text:p>
          </table:table-cell>
        </table:table-row>
        <table:table-row table:style-name="ro1">
          <table:table-cell office:value-type="string" calcext:value-type="string">
            <text:p>/blueprint/servlet/resource/image/864364/3x4/108/144/eab81957a581a9fa4ecd4240c7a1db6f/FDAE18621AD07F0F426FFCF30E3BF8C1/durz_hans-joerg_gross.jpg</text:p>
          </table:table-cell>
          <table:table-cell office:value-type="string" calcext:value-type="string">
            <text:p>Hansjörg D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60" calcext:value-type="float">
            <text:p>857260</text:p>
          </table:table-cell>
          <table:table-cell office:value-type="string" calcext:value-type="string">
            <text:p>/abgeordnete/biografien/D/durz_hansjoerg-857260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Durz, Hansjörg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ansjoerg-durz.de'}, {'Facebook': 'https://www.facebook.com/Hansjoerg.Durz'}, {'X': 'https://twitter.com/Hansjoerg_Durz'}, {'Instagram': 'https://www.instagram.com/hansjoerg_durz'}]</text:p>
          </table:table-cell>
        </table:table-row>
        <table:table-row table:style-name="ro1">
          <table:table-cell office:value-type="string" calcext:value-type="string">
            <text:p>/blueprint/servlet/resource/image/864938/3x4/108/144/d3cab70966944f8ac1b5e4667b9bcf8a/53FCAFFE2CFAA37E6C42D4D9E4558686/nouripour_omid_gross.jpg</text:p>
          </table:table-cell>
          <table:table-cell office:value-type="string" calcext:value-type="string">
            <text:p>Omid Nourip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14" calcext:value-type="float">
            <text:p>857814</text:p>
          </table:table-cell>
          <table:table-cell office:value-type="string" calcext:value-type="string">
            <text:p>/abgeordnete/biografien/N/nouripour_omid-85781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Nouripour, Omid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elbständig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nouripour.de'}, {'Facebook': 'http://facebook.com/nouripour1'}, {'X': 'http://twitter.com/nouripour'}, {'Instgram': 'https://www.instagram.com/nouripour/'}]</text:p>
          </table:table-cell>
        </table:table-row>
        <table:table-row table:style-name="ro1">
          <table:table-cell office:value-type="string" calcext:value-type="string">
            <text:p>/blueprint/servlet/resource/image/864470/3x4/108/144/91c465d1a30c343c6d47f39658fff309/7E48169C94731C1520783116EB4FEED8/mast_katja_gross.jpg</text:p>
          </table:table-cell>
          <table:table-cell office:value-type="string" calcext:value-type="string">
            <text:p>Katja M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756" calcext:value-type="float">
            <text:p>857756</text:p>
          </table:table-cell>
          <table:table-cell office:value-type="string" calcext:value-type="string">
            <text:p>/abgeordnete/biografien/M/mast_katja-85775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ast, Katj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katja-mast.de'}, {'Facebook': 'https://www.facebook.com/katja.mast.politik/'}, {'X': 'https://twitter.com/KatjaMast'}, {'Instagram': 'https://www.instagram.com/katja.mast.politik/'}]</text:p>
          </table:table-cell>
        </table:table-row>
        <table:table-row table:style-name="ro1">
          <table:table-cell office:value-type="string" calcext:value-type="string">
            <text:p>/blueprint/servlet/resource/image/864596/3x4/108/144/3b8d97a999c3233918df1f330f0d2b86/094CAA680440F1BD7242F75FA131E5BB/bleck_andreas_gross.jpg</text:p>
          </table:table-cell>
          <table:table-cell office:value-type="string" calcext:value-type="string">
            <text:p>Andreas Bl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64" calcext:value-type="float">
            <text:p>857164</text:p>
          </table:table-cell>
          <table:table-cell office:value-type="string" calcext:value-type="string">
            <text:p>/abgeordnete/biografien/B/bleck_andreas-85716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Bleck, Andreas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ürol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dreas-bleck.de/'}, {'Facebook': 'https://www.facebook.com/AndreasBleckMdB/'}, {'X': 'https://twitter.com/AndreasBleckMdB'}, {'Instagram': 'https://www.instagram.com/andreasbleckmdb'}]</text:p>
          </table:table-cell>
        </table:table-row>
        <table:table-row table:style-name="ro1">
          <table:table-cell office:value-type="string" calcext:value-type="string">
            <text:p>/blueprint/servlet/resource/image/864528/3x4/108/144/17e3765b25e4b16c6dfa8a33aa8c51d3/D4E4BCEAC0E73CA6651291D755AB34D3/mansmann_till_gross.jpg</text:p>
          </table:table-cell>
          <table:table-cell office:value-type="string" calcext:value-type="string">
            <text:p>Till Mans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14" calcext:value-type="float">
            <text:p>857714</text:p>
          </table:table-cell>
          <table:table-cell office:value-type="string" calcext:value-type="string">
            <text:p>/abgeordnete/biografien/M/mansmann_till-85771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ansmann, Till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dakt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mansmann.abgeordnete.fdpbt.de/'}, {'Facebook': 'https://www.facebook.com/Tillmansmannfdp/'}, {'X': 'https://www.twitter.com/tillmansmann?lang=en'}, {'LinkedIn': 'https://de.linkedin.com/in/till-mansmann-560a3b2'}, {'Instagram': 'https://www.instagram.com/tillmansmann?utm_medium=copy_link'}]</text:p>
          </table:table-cell>
        </table:table-row>
        <table:table-row table:style-name="ro1">
          <table:table-cell office:value-type="string" calcext:value-type="string">
            <text:p>/blueprint/servlet/resource/image/869028/3x4/108/144/776946975aa9f6163526c0c52a343cdc/C406370AF4464B0A5A398E1EDCDE4098/edelhaeuser_ralph.jpg</text:p>
          </table:table-cell>
          <table:table-cell office:value-type="string" calcext:value-type="string">
            <text:p>Ralph Edelhäuß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822" calcext:value-type="float">
            <text:p>861822</text:p>
          </table:table-cell>
          <table:table-cell office:value-type="string" calcext:value-type="string">
            <text:p>/abgeordnete/biografien/E/edelhaeusser_ralph-86182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Edelhäußer, Ralph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alph-edelhaeusser.de'}, {'Facebook': 'https://www.facebook.com/ralph.edelhaeusser/'}, {'Facebook': 'https://www.facebook.com/EdelhaeusserRalph/'}, {'Instagram': 'https://www.instagram.com/ralph_edelhaeusser/'}]</text:p>
          </table:table-cell>
        </table:table-row>
        <table:table-row table:style-name="ro1">
          <table:table-cell office:value-type="string" calcext:value-type="string">
            <text:p>/blueprint/servlet/resource/image/864838/3x4/108/144/b11f21138bad54778a4c622aa6f33a44/17861F47081CCDDD9BF8C905C9493B61/oezdemir_cem_gross.jpg</text:p>
          </table:table-cell>
          <table:table-cell office:value-type="string" calcext:value-type="string">
            <text:p>Cem Özde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832" calcext:value-type="float">
            <text:p>857832</text:p>
          </table:table-cell>
          <table:table-cell office:value-type="string" calcext:value-type="string">
            <text:p>/abgeordnete/biografien/O/oezdemir_cem-85783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Özdemir, Cem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Sozialpädagoge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oezdemir.de'}, {'Facebook': 'https://www.facebook.com/Cem/?locale=de_DE'}, {'X': 'http://www.twitter.com/cem_oezdemir'}, {'Instagram': 'http://www.instagram.com/cem.oezdemir'}]</text:p>
          </table:table-cell>
        </table:table-row>
        <table:table-row table:style-name="ro1">
          <table:table-cell office:value-type="string" calcext:value-type="string">
            <text:p>/blueprint/servlet/resource/image/862276/3x4/108/144/28b345ac20974ef6ecd4e49dcdb1e00a/BE6D54119034D71139AAB4228A8D3D2D/mehltretter_andreas_gross.jpg</text:p>
          </table:table-cell>
          <table:table-cell office:value-type="string" calcext:value-type="string">
            <text:p>Andreas Mehltre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82" calcext:value-type="float">
            <text:p>860282</text:p>
          </table:table-cell>
          <table:table-cell office:value-type="string" calcext:value-type="string">
            <text:p>/abgeordnete/biografien/M/mehltretter_andreas-86028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Mehltretter, Andre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olk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andreas-mehltretter.de'}, {'X': 'https://twitter.com/Mehli'}, {'Instagram': 'http://instagram.com/andreasmehltretter'}, {'Facebook': 'http://facebook.com/andreasmehltretterSPD'}]</text:p>
          </table:table-cell>
        </table:table-row>
        <table:table-row table:style-name="ro1">
          <table:table-cell office:value-type="string" calcext:value-type="string">
            <text:p>/blueprint/servlet/resource/image/869608/3x4/108/144/3e5e1df46d4d4bbf76144600e43050cf/D12A86E67FF4205D1598DF0ACE0780C0/bochmann_rene.jpg</text:p>
          </table:table-cell>
          <table:table-cell office:value-type="string" calcext:value-type="string">
            <text:p>René Boc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294" calcext:value-type="float">
            <text:p>860294</text:p>
          </table:table-cell>
          <table:table-cell office:value-type="string" calcext:value-type="string">
            <text:p>/abgeordnete/biografien/B/bochmann_rene-86029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ochmann, René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üro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ene-bochmann.de'}, {'Facebook': 'http://www.facebook.com/René-Bochmann-108300184853403'}]</text:p>
          </table:table-cell>
        </table:table-row>
        <table:table-row table:style-name="ro1">
          <table:table-cell office:value-type="string" calcext:value-type="string">
            <text:p>/blueprint/servlet/resource/image/862282/3x4/108/144/84c7a28a057fc8ad7f0c8c1d3093e371/C63A348F2BF515A150ADA5C1790245A3/glogowski_merten_aniko_gross.png</text:p>
          </table:table-cell>
          <table:table-cell office:value-type="string" calcext:value-type="string">
            <text:p>Anikó Glogowski-Mer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96" calcext:value-type="float">
            <text:p>860896</text:p>
          </table:table-cell>
          <table:table-cell office:value-type="string" calcext:value-type="string">
            <text:p>/abgeordnete/biografien/G/glogowski_merten_aniko-86089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Glogowski-Merten, Anikó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Kunst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nikomerten.de'}, {'Facebook': 'https://www.facebook.com/AnikoMertenFDP'}, {'X': 'https://twitter.com/AnikoMerten'}, {'Instagram': 'https://www.instagram.com/aniko_teamwunderkerze/'}]</text:p>
          </table:table-cell>
        </table:table-row>
        <table:table-row table:style-name="ro1">
          <table:table-cell office:value-type="string" calcext:value-type="string">
            <text:p>/blueprint/servlet/resource/image/867482/3x4/108/144/a1a71ced5a2c1a69ba6af4ce1fa82482/D80B0C46A80DED6047D472B2C377F154/engelhard_alexander.jpg</text:p>
          </table:table-cell>
          <table:table-cell office:value-type="string" calcext:value-type="string">
            <text:p>Alexander Engel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748" calcext:value-type="float">
            <text:p>861748</text:p>
          </table:table-cell>
          <table:table-cell office:value-type="string" calcext:value-type="string">
            <text:p>/abgeordnete/biografien/E/engelhard_alexander-86174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Engelhard, Alexand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Müller, Diplom-Wirtschaftsingenieur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engelhard.de'}, {'Facebook': 'http://www.facebook.com/alexanderEngelhard'}, {'Instagram': 'http://www.instagram.com/alexander_engelhard_csu'}]</text:p>
          </table:table-cell>
        </table:table-row>
        <table:table-row table:style-name="ro1">
          <table:table-cell office:value-type="string" calcext:value-type="string">
            <text:p>/blueprint/servlet/resource/image/862318/3x4/108/144/6bf49c10bebcb105ecaf4326bbf31ae0/439A87FD8F438A3499FB1C08293507F0/otte_karoline.jpg</text:p>
          </table:table-cell>
          <table:table-cell office:value-type="string" calcext:value-type="string">
            <text:p>Karoline 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832" calcext:value-type="float">
            <text:p>860832</text:p>
          </table:table-cell>
          <table:table-cell office:value-type="string" calcext:value-type="string">
            <text:p>/abgeordnete/biografien/O/otte_karoline-860832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Otte, Karolin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Kreisinspekto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karolineotte.org/'}, {'Facebook': 'https://www.facebook.com/karo.onaja'}, {'X': 'https://twitter.com/karo_otte'}, {'Instagram': 'https://www.instagram.com/karo_otte'}]</text:p>
          </table:table-cell>
        </table:table-row>
        <table:table-row table:style-name="ro1">
          <table:table-cell office:value-type="string" calcext:value-type="string">
            <text:p>/blueprint/servlet/resource/image/865582/3x4/108/144/a96b0a7c1abadcee9aebb9ddd271321e/C92D4F2BE6AEC9578A6093EE11BFE0F5/mehmet_ali_takis.png</text:p>
          </table:table-cell>
          <table:table-cell office:value-type="string" calcext:value-type="string">
            <text:p>Takis Mehmet A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230" calcext:value-type="float">
            <text:p>860230</text:p>
          </table:table-cell>
          <table:table-cell office:value-type="string" calcext:value-type="string">
            <text:p>/abgeordnete/biografien/M/mehmet_ali_takis-86023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Mehmet Ali, Takis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erwaltungslei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akis-mehmetali.de/'}, {'X': 'https://twitter.com/TakisMehmetAli1'}, {'Instagram': 'https://www.instagram.com/takis_ma2021/'}, {'Facebook': 'https://www.facebook.com/Takis-Mehmet-Ali-100377718535195'}]</text:p>
          </table:table-cell>
        </table:table-row>
        <table:table-row table:style-name="ro1">
          <table:table-cell office:value-type="string" calcext:value-type="string">
            <text:p>/blueprint/servlet/resource/image/864598/3x4/108/144/cb9529c1e5617eee7ecd8d2cac755ff1/7F8F438C698EA744B184593CCFBC836C/boehringer_peter_gross.jpg</text:p>
          </table:table-cell>
          <table:table-cell office:value-type="string" calcext:value-type="string">
            <text:p>Peter Boehri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96" calcext:value-type="float">
            <text:p>857196</text:p>
          </table:table-cell>
          <table:table-cell office:value-type="string" calcext:value-type="string">
            <text:p>/abgeordnete/biografien/B/boehringer_peter-85719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oehringer, P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Kaufmann, Diplom-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pboehringer.de/'}, {'Facebook': 'https://www.facebook.com/Peter.BoehringerCom'}, {'X': 'https://twitter.com/PeterBoehringer'}, {'Instagram': 'https://www.instagram.com/pboehringer'}, {'Youtube': 'https://www.youtube.de/pboehringer'}]</text:p>
          </table:table-cell>
        </table:table-row>
        <table:table-row table:style-name="ro1">
          <table:table-cell office:value-type="string" calcext:value-type="string">
            <text:p>/blueprint/servlet/resource/image/864526/3x4/108/144/2b4bb87183bac8468dfad480fde923c4/A6A3EE468896DFF91A9A2E83EEEC26B0/meyer_christoph_bild.jpg</text:p>
          </table:table-cell>
          <table:table-cell office:value-type="string" calcext:value-type="string">
            <text:p>Christoph Me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58" calcext:value-type="float">
            <text:p>857758</text:p>
          </table:table-cell>
          <table:table-cell office:value-type="string" calcext:value-type="string">
            <text:p>/abgeordnete/biografien/M/meyer_christoph-85775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Meyer, Christop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hristoph-meyer.berlin/'}, {'Facebook': 'https://www.facebook.com/christoph.meyer.berlin/'}, {'X': 'https://twitter.com/Meyer_FDP'}, {'Linkedin': 'https://www.linkedin.com/in/christoph-meyer-84998b170/'}, {'Instagram': 'https://www.instagram.com/meyer_fdp/'}]</text:p>
          </table:table-cell>
        </table:table-row>
        <table:table-row table:style-name="ro1">
          <table:table-cell office:value-type="string" calcext:value-type="string">
            <text:p>/blueprint/servlet/resource/image/866294/3x4/108/144/7b8e61a7ca22ba99444096ae5d2ead7d/1591C657678788975A1DD641D6F9DD04/englhardt-kopf_martina_gross.jpg</text:p>
          </table:table-cell>
          <table:table-cell office:value-type="string" calcext:value-type="string">
            <text:p>Martina Englhardt-K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320" calcext:value-type="float">
            <text:p>860320</text:p>
          </table:table-cell>
          <table:table-cell office:value-type="string" calcext:value-type="string">
            <text:p>/abgeordnete/biografien/E/englhardt_kopf_martina-86032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Englhardt-Kopf, Martin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Studiendirektorin a. 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englhardt-kopf.de/'}, {'Facebook': 'https://www.facebook.com/englhardtkopf'}, {'Instagram': 'https://www.instagram.com/englhardtkopf/'}]</text:p>
          </table:table-cell>
        </table:table-row>
        <table:table-row table:style-name="ro1">
          <table:table-cell office:value-type="string" calcext:value-type="string">
            <text:p>/blueprint/servlet/resource/image/869606/3x4/108/144/b76ca386c3d037f0fbf1bc43ed63445f/A3CDB2F50B9F26B2D3D51917BBAF188D/pahlke_julian.jpg</text:p>
          </table:table-cell>
          <table:table-cell office:value-type="string" calcext:value-type="string">
            <text:p>Julian Pahl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840" calcext:value-type="float">
            <text:p>860840</text:p>
          </table:table-cell>
          <table:table-cell office:value-type="string" calcext:value-type="string">
            <text:p>/abgeordnete/biografien/P/pahlke_julian-86084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Pahlke, Julian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ulianpahlke.de'}, {'Facebook': 'https://www.facebook.com/julianpahlkede/'}, {'X': 'https://twitter.com/J_Pahlke'}, {'Instagram': 'http://instagram.com/j_pahlke'}]</text:p>
          </table:table-cell>
        </table:table-row>
        <table:table-row table:style-name="ro1">
          <table:table-cell office:value-type="string" calcext:value-type="string">
            <text:p>/blueprint/servlet/resource/image/868678/3x4/108/144/3a5ee42b736898a6d03d8f85d89a72ec/16A0CE3E91202E3795091B33F8C00841/mesarosch_robin.jpg</text:p>
          </table:table-cell>
          <table:table-cell office:value-type="string" calcext:value-type="string">
            <text:p>Robin Mesaros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98" calcext:value-type="float">
            <text:p>860198</text:p>
          </table:table-cell>
          <table:table-cell office:value-type="string" calcext:value-type="string">
            <text:p>/abgeordnete/biografien/M/mesarosch_robin-86019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Mesarosch, Robi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arlamentarischer Refer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obin-mesarosch.de'}, {'Facebook': 'http://www.facebook.com/RobinMesaroschSPD'}, {'X': 'http://www.twitter.com/mesarosch'}, {'Instagram': 'http://www.instagram.com/mesarosch/'}, {'LinkedIn': 'http://www.linkedin.com/in/robin-mesarosch-57239442/'}]</text:p>
          </table:table-cell>
        </table:table-row>
        <table:table-row table:style-name="ro1">
          <table:table-cell office:value-type="string" calcext:value-type="string">
            <text:p>/blueprint/servlet/resource/image/866098/3x4/108/144/f5f6e98276762820b8c28c6efb5ddcd8/885FE31EF6AB9FF04C9078237F9DB8E8/bollmann_gereon.jpg</text:p>
          </table:table-cell>
          <table:table-cell office:value-type="string" calcext:value-type="string">
            <text:p>Gereon Boll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10" calcext:value-type="float">
            <text:p>860310</text:p>
          </table:table-cell>
          <table:table-cell office:value-type="string" calcext:value-type="string">
            <text:p>/abgeordnete/biografien/B/bollmann_gereon-860310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Bollmann, Gereon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ichter a. D. am Oberlandesgericht (OLG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gereon-bollmann.de'}, {'Facebook': 'https://www.facebook.com/permalink.php?story_fbid=134886308751905&amp;id=134852682088601'}, {'Telegram': 'https://t.me/gereonbollmannmdb'}]</text:p>
          </table:table-cell>
        </table:table-row>
        <table:table-row table:style-name="ro1">
          <table:table-cell office:value-type="string" calcext:value-type="string">
            <text:p>/blueprint/servlet/resource/image/862290/3x4/108/144/4e36b7906eb5ab1f7c33de3c4ced0465/F99904383112014EA1D67F53827BC7CD/mordhorst_maximilian.jpg</text:p>
          </table:table-cell>
          <table:table-cell office:value-type="string" calcext:value-type="string">
            <text:p>Maximilian Mordhor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900" calcext:value-type="float">
            <text:p>860900</text:p>
          </table:table-cell>
          <table:table-cell office:value-type="string" calcext:value-type="string">
            <text:p>/abgeordnete/biografien/M/mordhorst_maximilian-860900</text:p>
          </table:table-cell>
          <table:table-cell office:value-type="string" calcext:value-type="string">
            <text:p>25 - 29 Jahre</text:p>
          </table:table-cell>
          <table:table-cell office:value-type="string" calcext:value-type="string">
            <text:p>Mordhorst, Maximilian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x-mordhorst.de/'}, {'Facebook': 'https://www.facebook.com/maxmordhorstfdp'}, {'X': 'https://twitter.com/maxmordhorst'}, {'Instagram': 'https://www.instagram.com/maximilianmordhorst/'}]</text:p>
          </table:table-cell>
        </table:table-row>
        <table:table-row table:style-name="ro1">
          <table:table-cell office:value-type="string" calcext:value-type="string">
            <text:p>/blueprint/servlet/resource/image/864448/3x4/108/144/cb873892f5c696d29f0814fbe5f84df2/DDA7A9D55B7D17981BB8E76E3C89AB8A/erndl_thomas_gross.jpg</text:p>
          </table:table-cell>
          <table:table-cell office:value-type="string" calcext:value-type="string">
            <text:p>Thomas Er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86" calcext:value-type="float">
            <text:p>857286</text:p>
          </table:table-cell>
          <table:table-cell office:value-type="string" calcext:value-type="string">
            <text:p>/abgeordnete/biografien/E/erndl_thomas-857286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Erndl, Thom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Elektro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thomas-erndl.de/'}, {'Facebook': 'https://www.facebook.com/Thomas.Erndl.Bayern/'}, {'X': 'https://twitter.com/TErndl'}, {'LinkedIn': 'https://de.linkedin.com/in/thomaserndl'}, {'Instagram': 'https://www.instagram.com/thomaserndl'}]</text:p>
          </table:table-cell>
        </table:table-row>
        <table:table-row table:style-name="ro1">
          <table:table-cell office:value-type="string" calcext:value-type="string">
            <text:p>/blueprint/servlet/resource/image/864926/3x4/108/144/35fef600b7aec7e2de7fb94f686b9a0c/E52ABD9F76BA9C10084F61D635332B4C/paus_lisa_gross.jpg</text:p>
          </table:table-cell>
          <table:table-cell office:value-type="string" calcext:value-type="string">
            <text:p>Lisa Pa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50" calcext:value-type="float">
            <text:p>857850</text:p>
          </table:table-cell>
          <table:table-cell office:value-type="string" calcext:value-type="string">
            <text:p>/abgeordnete/biografien/P/paus_lisa-85785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Paus, Lis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lisa-paus.de/'}, {'X': 'https://twitter.com/lisapaus?ref_src=twsrc%5Egoogle%7Ctwcamp%5Eserp%7Ctwgr%5Eauthor'}, {'Facebook': 'http://www.facebook.com/lisapaus'}, {'Instagram': 'https://www.instagram.com/lisa.paus/'}]</text:p>
          </table:table-cell>
        </table:table-row>
        <table:table-row table:style-name="ro1">
          <table:table-cell office:value-type="string" calcext:value-type="string">
            <text:p>/blueprint/servlet/resource/image/862588/3x4/108/144/5cd4736a0ae1b1998ec0d2a41246b36f/64FB034F53817F498D31CEB5D5A04E67/mende_dirk-ulrich.jpg</text:p>
          </table:table-cell>
          <table:table-cell office:value-type="string" calcext:value-type="string">
            <text:p>Dirk-Ulrich Men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931142" calcext:value-type="float">
            <text:p>931142</text:p>
          </table:table-cell>
          <table:table-cell office:value-type="string" calcext:value-type="string">
            <text:p>/abgeordnete/biografien/M/mende_dirk-931142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Mende, Dirk-Ulrich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Volljurist/Geschäfts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dirk-ulrich-mende.de/'}, {'Facebook': 'https://de-de.facebook.com/dirkulrichmende/'}, {'X': 'https://twitter.com/DirkUlrichMende?ref_src=twsrc%5Egoogle%7Ctwcamp%5Eserp%7Ctwgr%5Eauthor'}, {'LinkedIn': 'https://de.linkedin.com/in/dirk-ulrich-mende-78472a124?original_referer=https%3A%2F%2Fwww.google.com%2F'}, {'Instagram': 'https://www.instagram.com/mendedirkulrich/?hl=de'}]</text:p>
          </table:table-cell>
        </table:table-row>
        <table:table-row table:style-name="ro1">
          <table:table-cell office:value-type="string" calcext:value-type="string">
            <text:p>/blueprint/servlet/resource/image/861990/3x4/108/144/bb15b021310ae586ea14aacbe3e38eb6/7F4F52A44340F83C1844E0DC2A97CB70/brandes_dirk.png</text:p>
          </table:table-cell>
          <table:table-cell office:value-type="string" calcext:value-type="string">
            <text:p>Dirk Bran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314" calcext:value-type="float">
            <text:p>860314</text:p>
          </table:table-cell>
          <table:table-cell office:value-type="string" calcext:value-type="string">
            <text:p>/abgeordnete/biografien/B/brandes_dirk-860314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randes, Dirk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Industrie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DirkBrandesAfD'}]</text:p>
          </table:table-cell>
        </table:table-row>
        <table:table-row table:style-name="ro1">
          <table:table-cell office:value-type="string" calcext:value-type="string">
            <text:p>/blueprint/servlet/resource/image/864504/3x4/108/144/2cb9dfc8bb8664293586877c5ca389e8/4BD973CFC5F592C360BBC082FF660AE1/mueller_alexander_gross.jpg</text:p>
          </table:table-cell>
          <table:table-cell office:value-type="string" calcext:value-type="string">
            <text:p>Alexander Mü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74" calcext:value-type="float">
            <text:p>857774</text:p>
          </table:table-cell>
          <table:table-cell office:value-type="string" calcext:value-type="string">
            <text:p>/abgeordnete/biografien/M/mueller_alexander-85777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Müller, Alexander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Infor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mueller.abgeordnete.fdpbt.de/'}, {'Facebook': 'https://www.facebook.com/alexmuellerfdp'}, {'X': 'https://twitter.com/alexmuellerfdp'}, {'LinkedIn': 'https://de.linkedin.com/in/alexander-müller-4486b920'}, {'Instagram': 'https://www.instagram.com/alexmuellerfdp/?hl=de'}]</text:p>
          </table:table-cell>
        </table:table-row>
        <table:table-row table:style-name="ro1">
          <table:table-cell office:value-type="string" calcext:value-type="string">
            <text:p>/blueprint/servlet/resource/image/864152/3x4/108/144/98c3a2d3add3d8ea2b6f52920facf4/05039A9598436935B3779F1E88BC0387/faerber_hermann_gross.jpg</text:p>
          </table:table-cell>
          <table:table-cell office:value-type="string" calcext:value-type="string">
            <text:p>Hermann Fä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22" calcext:value-type="float">
            <text:p>857322</text:p>
          </table:table-cell>
          <table:table-cell office:value-type="string" calcext:value-type="string">
            <text:p>/abgeordnete/biografien/F/faerber_hermann-85732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Färber, Herman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andwirtschafts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hermann-faerber.de'}, {'Facebook': 'https://de.facebook.com/HermannFaerber'}, {'Instagram': 'https://www.instagram.com/hermannfaerber'}]</text:p>
          </table:table-cell>
        </table:table-row>
        <table:table-row table:style-name="ro1">
          <table:table-cell office:value-type="string" calcext:value-type="string">
            <text:p>/blueprint/servlet/resource/image/862330/3x4/108/144/9985320aa5aa53f5366409db7d5832a2/C95E67C2B3C3F2951BE866FAE3CD905E/piechotta_paula.jpg</text:p>
          </table:table-cell>
          <table:table-cell office:value-type="string" calcext:value-type="string">
            <text:p>Dr. med. Paula Piechot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56" calcext:value-type="float">
            <text:p>861256</text:p>
          </table:table-cell>
          <table:table-cell office:value-type="string" calcext:value-type="string">
            <text:p>/abgeordnete/biografien/P/piechotta_paula-86125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Piechotta, Dr. med. Paul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Ärz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paulapiechotta.de'}, {'X': 'https://twitter.com/PaulaPiechotta'}, {'Instagram': 'https://www.instagram.com/paula.piechotta/'}]</text:p>
          </table:table-cell>
        </table:table-row>
        <table:table-row table:style-name="ro1">
          <table:table-cell office:value-type="string" calcext:value-type="string">
            <text:p>/blueprint/servlet/resource/image/862284/3x4/108/144/55f350e1c1f7a2f2d0cf5670257fcba9/68F7E67AC252D6CE41F296015FFEB26E/michel_kathrin_gross.jpg</text:p>
          </table:table-cell>
          <table:table-cell office:value-type="string" calcext:value-type="string">
            <text:p>Kathrin Mic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70" calcext:value-type="float">
            <text:p>861270</text:p>
          </table:table-cell>
          <table:table-cell office:value-type="string" calcext:value-type="string">
            <text:p>/abgeordnete/biografien/M/michel_kathrin-86127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ichel, Kathrin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dustriekauffrau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michel-kathrin.de'}, {'Facebook': 'https://www.facebook.com/@KathrinMichelSPD'}, {'X': 'https://www.twitter.com/@Kthrn_Mchl_SPD'}, {'Instagram': 'https://www.instagram.com/@kthrn_mchl_spd'}, {'LinkedIn': 'https://www.linkedin.com/kathrin-michel-a27119143'}]</text:p>
          </table:table-cell>
        </table:table-row>
        <table:table-row table:style-name="ro1">
          <table:table-cell office:value-type="string" calcext:value-type="string">
            <text:p>/blueprint/servlet/resource/image/864608/3x4/108/144/174aec33dda073a88c62f0a696b19801/D8B08FB87F928907130B23B2BB4FA0E8/brandner_stephan_gross.jpg</text:p>
          </table:table-cell>
          <table:table-cell office:value-type="string" calcext:value-type="string">
            <text:p>Stephan Brand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02" calcext:value-type="float">
            <text:p>857202</text:p>
          </table:table-cell>
          <table:table-cell office:value-type="string" calcext:value-type="string">
            <text:p>/abgeordnete/biografien/B/brandner_stephan-85720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Brandner, Stephan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tephan-brandner.de/'}, {'Youtube': 'http://www.youtube.com/c/stephanbrandnermdb'}, {'Facebook': 'http://www.facebook.com/stBrandner'}, {'X': 'http://www.twitter.com/stbrandner'}, {'Instagram': 'http://www.instagram.com/stephanbrandner'}, {'Telegram': 'https://t.me/StephanBrandnerMdB'}]</text:p>
          </table:table-cell>
        </table:table-row>
        <table:table-row table:style-name="ro1">
          <table:table-cell office:value-type="string" calcext:value-type="string">
            <text:p>/blueprint/servlet/resource/image/864490/3x4/108/144/c55dac7434b12599ec3bd26c3b8a36c9/36AB2674575455B77F37510C46F8D6D9/mueller_rosentritt_frank_gross.jpg</text:p>
          </table:table-cell>
          <table:table-cell office:value-type="string" calcext:value-type="string">
            <text:p>Frank Müller-Rosentri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786" calcext:value-type="float">
            <text:p>857786</text:p>
          </table:table-cell>
          <table:table-cell office:value-type="string" calcext:value-type="string">
            <text:p>/abgeordnete/biografien/M/mueller_rosentritt_frank-85778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üller-Rosentritt, Frank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Betriebs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fmueller-rosentritt.abgeordnete.fdpbt.de/'}, {'Facebook': 'https://www.facebook.com/Stolzer.Chemnitzer/'}, {'X': 'https://twitter.com/theliberalfrank'}, {'Instagram': 'https://www.instagram.com/muellerrosentritt/'}]</text:p>
          </table:table-cell>
        </table:table-row>
        <table:table-row table:style-name="ro1">
          <table:table-cell office:value-type="string" calcext:value-type="string">
            <text:p>/blueprint/servlet/resource/image/864158/3x4/108/144/14dc2db06d0273217dea4ce83d250f18/5EA57EF22FFB7C8A7BEA82F64CE9E538/feiler_uwe_gross.jpg</text:p>
          </table:table-cell>
          <table:table-cell office:value-type="string" calcext:value-type="string">
            <text:p>Uwe Fei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98" calcext:value-type="float">
            <text:p>857298</text:p>
          </table:table-cell>
          <table:table-cell office:value-type="string" calcext:value-type="string">
            <text:p>/abgeordnete/biografien/F/feiler_uwe-85729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eiler, Uwe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Diplom-Finanzwir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uwe-feiler.de/'}, {'Facebook': 'https://www.facebook.com/uwefeilermdb/'}, {'Instagram': 'https://www.instagram.com/uwefeilermdb/'}]</text:p>
          </table:table-cell>
        </table:table-row>
        <table:table-row table:style-name="ro1">
          <table:table-cell office:value-type="string" calcext:value-type="string">
            <text:p>/blueprint/servlet/resource/image/864914/3x4/108/144/f37f2d2bd1b0054fac7d4a14cd6cafa4/00AD32802DC52123FD8A19A9CB3481BF/polat_filiz_gross.jpg</text:p>
          </table:table-cell>
          <table:table-cell office:value-type="string" calcext:value-type="string">
            <text:p>Filiz Po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60" calcext:value-type="float">
            <text:p>857860</text:p>
          </table:table-cell>
          <table:table-cell office:value-type="string" calcext:value-type="string">
            <text:p>/abgeordnete/biografien/P/polat_filiz-85786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Polat, Filiz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filiz-polat.de/'}, {'Facebook': 'https://www.facebook.com/Filiz.Polat.Bundestag/'}, {'X': 'https://twitter.com/filizgreen'}, {'Instagram': 'https://www.instagram.com/filiz.polat.mdb'}]</text:p>
          </table:table-cell>
        </table:table-row>
        <table:table-row table:style-name="ro1">
          <table:table-cell office:value-type="string" calcext:value-type="string">
            <text:p>/blueprint/servlet/resource/image/864520/3x4/108/144/29b0f21831b7297eedcf82389d7b7c5d/A8902B2647D84E7039D071D1922FCE7E/miersch_matthias_gross.jpg</text:p>
          </table:table-cell>
          <table:table-cell office:value-type="string" calcext:value-type="string">
            <text:p>Dr. Matthias Mier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28" calcext:value-type="float">
            <text:p>857728</text:p>
          </table:table-cell>
          <table:table-cell office:value-type="string" calcext:value-type="string">
            <text:p>/abgeordnete/biografien/M/miersch_matthias-857728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iersch, Dr. Matthia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tthias-miersch.de'}, {'Facebook': 'https://www.facebook.com/miersch.matthias'}, {'Instagram': 'https://www.instagram.com/matthiasmiersch/?hl=de'}]</text:p>
          </table:table-cell>
        </table:table-row>
        <table:table-row table:style-name="ro1">
          <table:table-cell office:value-type="string" calcext:value-type="string">
            <text:p>/blueprint/servlet/resource/image/864552/3x4/108/144/20ce488e2274de7d486d01bed1d40472/85D192E48091C533BE763EEC496D0992/braun_juergen_gross.jpg</text:p>
          </table:table-cell>
          <table:table-cell office:value-type="string" calcext:value-type="string">
            <text:p>Jürgen Bra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90" calcext:value-type="float">
            <text:p>857190</text:p>
          </table:table-cell>
          <table:table-cell office:value-type="string" calcext:value-type="string">
            <text:p>/abgeordnete/biografien/B/braun_juergen-85719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Braun, Jürge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Kommunikationsbera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juergen-braun.de/'}, {'Facebook': 'https://www.facebook.com/braunafd/'}, {'X': 'https://twitter.com/JuergenBraunAfD'}, {'Instagram': 'https://www.instagram.com/juergen.braun.mdb'}, {'Youtube': 'https://www.youtube.com/JürgenBraunAfD'}]</text:p>
          </table:table-cell>
        </table:table-row>
        <table:table-row table:style-name="ro1">
          <table:table-cell office:value-type="string" calcext:value-type="string">
            <text:p>/blueprint/servlet/resource/image/867300/3x4/108/144/df54b7c3c9da140a54cd986c6cda0f95/7B9FD386722511A377ED107556EEF0D3/raffelhueschen_claudia.jpg</text:p>
          </table:table-cell>
          <table:table-cell office:value-type="string" calcext:value-type="string">
            <text:p>Claudia Raffelhüs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6132" calcext:value-type="float">
            <text:p>866132</text:p>
          </table:table-cell>
          <table:table-cell office:value-type="string" calcext:value-type="string">
            <text:p>/abgeordnete/biografien/R/raffelhueschen_claudia-86613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affelhüschen, Claudi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Volkswir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laudia-raffelhueschen.de'}]</text:p>
          </table:table-cell>
        </table:table-row>
        <table:table-row table:style-name="ro1">
          <table:table-cell office:value-type="string" calcext:value-type="string">
            <text:p>/blueprint/servlet/resource/image/864160/3x4/108/144/d73a1605453100e3679fba84f87f171a/73B0DFCCAD7CA51AA4691F42A3D487A1/ferlemann_enak_gross.jpg</text:p>
          </table:table-cell>
          <table:table-cell office:value-type="string" calcext:value-type="string">
            <text:p>Enak Ferle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18" calcext:value-type="float">
            <text:p>857318</text:p>
          </table:table-cell>
          <table:table-cell office:value-type="string" calcext:value-type="string">
            <text:p>/abgeordnete/biografien/F/ferlemann_enak-85731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Ferlemann, Enak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enak-ferlemann.de'}]</text:p>
          </table:table-cell>
        </table:table-row>
        <table:table-row table:style-name="ro1">
          <table:table-cell office:value-type="string" calcext:value-type="string">
            <text:p>/blueprint/servlet/resource/image/862342/3x4/108/144/e7821bcba4e4f75c2d7dd0cbb79ddd1f/66EAE76322FB57F259C599C8CDA40FD5/reinalter_anja.jpg</text:p>
          </table:table-cell>
          <table:table-cell office:value-type="string" calcext:value-type="string">
            <text:p>Dr. Anja Reina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0176" calcext:value-type="float">
            <text:p>860176</text:p>
          </table:table-cell>
          <table:table-cell office:value-type="string" calcext:value-type="string">
            <text:p>/abgeordnete/biografien/R/reinalter_anja-86017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einalter, Dr. Anja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Professorin für Soziale Arbei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einalter.info/'}, {'Facebook': 'https://www.facebook.com/anja.re.1650'}, {'Instagram': 'https://www.instagram.com/anjareinalter/'}]</text:p>
          </table:table-cell>
        </table:table-row>
        <table:table-row table:style-name="ro1">
          <table:table-cell office:value-type="string" calcext:value-type="string">
            <text:p>/blueprint/servlet/resource/image/862592/3x4/108/144/12fe6421cbdd6edd4e5173b1da4ca729/0F1995B217D757FDA35BDE1DD4846A0A/mieves_matthias.jpg</text:p>
          </table:table-cell>
          <table:table-cell office:value-type="string" calcext:value-type="string">
            <text:p>Matthias David Mie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194" calcext:value-type="float">
            <text:p>861194</text:p>
          </table:table-cell>
          <table:table-cell office:value-type="string" calcext:value-type="string">
            <text:p>/abgeordnete/biografien/M/mieves_matthias-86119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Mieves, Matthias David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atthiasmieves.de/'}, {'Instagram': 'https://www.instagram.com/matthiasmieves/?hl=de'}, {'Facebook': 'https://www.facebook.com/Mut.Macher.Matthias/'}]</text:p>
          </table:table-cell>
        </table:table-row>
        <table:table-row table:style-name="ro1">
          <table:table-cell office:value-type="string" calcext:value-type="string">
            <text:p>/blueprint/servlet/resource/image/864542/3x4/108/144/5487c9d14476429030e73e0d0433a9be/BA13C7D0A5B7230A59F0B5CEBC182AD2/buehl_marcus_gross.jpg</text:p>
          </table:table-cell>
          <table:table-cell office:value-type="string" calcext:value-type="string">
            <text:p>Marcus Bü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08" calcext:value-type="float">
            <text:p>857208</text:p>
          </table:table-cell>
          <table:table-cell office:value-type="string" calcext:value-type="string">
            <text:p>/abgeordnete/biografien/B/buehl_marcus-85720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Bühl, Marcus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formatiker (M. Sc.)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arcus-buehl.de'}, {'Facebook': 'https://www.facebook.com/marcus.buehl.afd'}, {'X': 'https://twitter.com/Marcus_Buehl'}]</text:p>
          </table:table-cell>
        </table:table-row>
        <table:table-row table:style-name="ro1">
          <table:table-cell office:value-type="string" calcext:value-type="string">
            <text:p>/blueprint/servlet/resource/image/862604/3x4/108/144/c47e273b744a6665201a8a5710f9bce5/4B537BBF58D1589C43441BA2F7420732/redder_volker.jpg</text:p>
          </table:table-cell>
          <table:table-cell office:value-type="string" calcext:value-type="string">
            <text:p>Dr. Volker Red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060" calcext:value-type="float">
            <text:p>861060</text:p>
          </table:table-cell>
          <table:table-cell office:value-type="string" calcext:value-type="string">
            <text:p>/abgeordnete/biografien/R/redder_volker-861060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Redder, Dr. Volker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volker-redder.de/'}, {'Facebook': 'https://www.facebook.com/docredder'}, {'X': 'https://twitter.com/docredder'}, {'Instagram': 'https://www.instagram.com/accounts/login/'}, {'LinkedIn': 'https://www.linkedin.com/in/docredder/'}]</text:p>
          </table:table-cell>
        </table:table-row>
        <table:table-row table:style-name="ro1">
          <table:table-cell office:value-type="string" calcext:value-type="string">
            <text:p>/blueprint/servlet/resource/image/862058/3x4/108/144/7a2c312d731cd0c5eb93609d8f936323/F679B4C6DB05C7E21228E6CA21BEC79B/foehr_alexander.jpg</text:p>
          </table:table-cell>
          <table:table-cell office:value-type="string" calcext:value-type="string">
            <text:p>Alexander Föh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16" calcext:value-type="float">
            <text:p>860116</text:p>
          </table:table-cell>
          <table:table-cell office:value-type="string" calcext:value-type="string">
            <text:p>/abgeordnete/biografien/F/foehr_alexander-860116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Föhr, Alexand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Leitender Angestell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alexander-foehr.de'}, {'Facebook': 'https://www.facebook.com/foehr2021'}, {'Instagram': 'https://www.instagram.com/alexander.foehr/'}, {'Linkedin': 'http://www.linkedin.com/in/alexander-föhr-353191201'}]</text:p>
          </table:table-cell>
        </table:table-row>
        <table:table-row table:style-name="ro1">
          <table:table-cell office:value-type="string" calcext:value-type="string">
            <text:p>/blueprint/servlet/resource/image/864212/3x4/108/144/62fda72b4cba989d3dd5d28043047fa1/550EE9DA128C68431BC9E40F6C98B50E/roessner_tabea_gross.jpg</text:p>
          </table:table-cell>
          <table:table-cell office:value-type="string" calcext:value-type="string">
            <text:p>Tabea Röß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20" calcext:value-type="float">
            <text:p>857920</text:p>
          </table:table-cell>
          <table:table-cell office:value-type="string" calcext:value-type="string">
            <text:p>/abgeordnete/biografien/R/roessner_tabea-8579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Rößner, Tabe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Journal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abea-roessner.de'}, {'Facebook': 'https://www.facebook.com/tabearoessne'}, {'X': 'https://www.twitter.com/TabeaRoessner'}, {'Instagram': 'https://www.instagram.com/tabearoessner'}]</text:p>
          </table:table-cell>
        </table:table-row>
        <table:table-row table:style-name="ro1">
          <table:table-cell office:value-type="string" calcext:value-type="string">
            <text:p>/blueprint/servlet/resource/image/864518/3x4/108/144/eb728639e1e2e48b20367a50a91e85cb/E0B8D69A8490B3CA5804283D6442948A/mittag_susanne_gross.jpg</text:p>
          </table:table-cell>
          <table:table-cell office:value-type="string" calcext:value-type="string">
            <text:p>Susanne Mit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48" calcext:value-type="float">
            <text:p>857748</text:p>
          </table:table-cell>
          <table:table-cell office:value-type="string" calcext:value-type="string">
            <text:p>/abgeordnete/biografien/M/mittag_susanne-857748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Mittag, Susann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zeibeam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usanne-mittag.info'}, {'Facebook': 'https://www.facebook.com/susanne.mittag.9/'}, {'Instagram': 'https://www.instagram.com/susanne.mittag.mdb'}]</text:p>
          </table:table-cell>
        </table:table-row>
        <table:table-row table:style-name="ro1">
          <table:table-cell office:value-type="string" calcext:value-type="string">
            <text:p>/blueprint/servlet/resource/image/864536/3x4/108/144/ffb80c848018a47a5cf3dc688f672641/74F70F52A8C2CA42C14F11B35FFD5088/bystran_petr_gross.jpg</text:p>
          </table:table-cell>
          <table:table-cell office:value-type="string" calcext:value-type="string">
            <text:p>Petr Byst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176" calcext:value-type="float">
            <text:p>857176</text:p>
          </table:table-cell>
          <table:table-cell office:value-type="string" calcext:value-type="string">
            <text:p>/abgeordnete/biografien/B/bystron_petr-85717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Bystron, Pet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Politolog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petrbystron.de/'}, {'Facebook': 'https://www.facebook.com/bystronpetr/?fref=ts'}, {'X': 'https://twitter.com/PetrBystronAfD'}, {'Instagram': 'https://www.instagram.com/petr.bystron/'}]</text:p>
          </table:table-cell>
        </table:table-row>
        <table:table-row table:style-name="ro1">
          <table:table-cell office:value-type="string" calcext:value-type="string">
            <text:p>/blueprint/servlet/resource/image/864180/3x4/108/144/ef17b0ebe5845ffec5447cb767d88ff1/EB43C90771EE0A4C3FE3AECE90279234/reuther_bernd_gross.jpg</text:p>
          </table:table-cell>
          <table:table-cell office:value-type="string" calcext:value-type="string">
            <text:p>Bernd Reu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06" calcext:value-type="float">
            <text:p>857906</text:p>
          </table:table-cell>
          <table:table-cell office:value-type="string" calcext:value-type="string">
            <text:p>/abgeordnete/biografien/R/reuther_bernd-857906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euther, Bern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Sozial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bernd-reuther.de'}, {'X': 'https://twitter.com/reuther_bernd'}, {'Facebook': 'https://www.facebook.com/Bernd.Reuther2017'}, {'Instagram': 'https://www.instagram.com/reutherbernd/?hl=de'}, {'LinkedIn': 'https://de.linkedin.com/in/bernd-reuther-45771aa8'}, {'Youtube': 'https://www.youtube.com/channel/UCOoKQDhZguEFmpsdwJp7KYA'}]</text:p>
          </table:table-cell>
        </table:table-row>
        <table:table-row table:style-name="ro1">
          <table:table-cell office:value-type="string" calcext:value-type="string">
            <text:p>/blueprint/servlet/resource/image/864148/3x4/108/144/4f745900a939f04abf3d635ea0d0b2a0/A56D956B1AA5DE0EE73B3F6B974A646F/frei_thorsten_gross.jpg</text:p>
          </table:table-cell>
          <table:table-cell office:value-type="string" calcext:value-type="string">
            <text:p>Thorsten Fr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08" calcext:value-type="float">
            <text:p>857308</text:p>
          </table:table-cell>
          <table:table-cell office:value-type="string" calcext:value-type="string">
            <text:p>/abgeordnete/biografien/F/frei_thorsten-85730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Frei, Thorste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rsten-frei.de/'}, {'Facebook': 'https://www.facebook.com/ThorstenFreiCDU'}, {'X': 'https://twitter.com/thorsten_frei'}, {'Instagram': 'https://www.instagram.com/thorsten.frei/?hl=de'}]</text:p>
          </table:table-cell>
        </table:table-row>
        <table:table-row table:style-name="ro1">
          <table:table-cell office:value-type="string" calcext:value-type="string">
            <text:p>/blueprint/servlet/resource/image/864218/3x4/108/144/5cf1209918c85b40e85a14c07108166a/7E7D6F7AC6C9CDB6EAA67F5DFA02575E/roth_claudia_gross.jpg</text:p>
          </table:table-cell>
          <table:table-cell office:value-type="string" calcext:value-type="string">
            <text:p>Claudia R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16" calcext:value-type="float">
            <text:p>857916</text:p>
          </table:table-cell>
          <table:table-cell office:value-type="string" calcext:value-type="string">
            <text:p>/abgeordnete/biografien/R/roth_claudia-857916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Roth (Augsburg), Claudi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laudia-roth.de'}, {'Facebook': 'https://www.facebook.com/Roth'}, {'Instagram': 'https://www.instagram.com/claudiaroth_official'}]</text:p>
          </table:table-cell>
        </table:table-row>
        <table:table-row table:style-name="ro1">
          <table:table-cell office:value-type="string" calcext:value-type="string">
            <text:p>/blueprint/servlet/resource/image/864514/3x4/108/144/73a3c421afcb5944b6e125ed8f5300a9/3F61AE1DEE056A08663A4BFDC62A89C9/moeller_siemtje_gross.jpg</text:p>
          </table:table-cell>
          <table:table-cell office:value-type="string" calcext:value-type="string">
            <text:p>Siemtje Mö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44" calcext:value-type="float">
            <text:p>857744</text:p>
          </table:table-cell>
          <table:table-cell office:value-type="string" calcext:value-type="string">
            <text:p>/abgeordnete/biografien/M/moeller_siemtje-85774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öller, Siemtje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ehrerin 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iemtje-moeller.de/'}, {'Facebook': 'https://www.facebook.com/siemtjemoeller/'}, {'X': 'https://twitter.com/SiemtjeMdB'}, {'Instagram': 'https://www.instagram.com/siemtje_moeller/'}]</text:p>
          </table:table-cell>
        </table:table-row>
        <table:table-row table:style-name="ro1">
          <table:table-cell office:value-type="string" calcext:value-type="string">
            <text:p>/blueprint/servlet/resource/image/864864/3x4/108/144/61d967c33f33c2581be7083d0b49452b/247BC4F35A81EDDFAD8EA598AF670C0E/chrupalla_tino_gross.jpg</text:p>
          </table:table-cell>
          <table:table-cell office:value-type="string" calcext:value-type="string">
            <text:p>Tino Chrupa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30" calcext:value-type="float">
            <text:p>857230</text:p>
          </table:table-cell>
          <table:table-cell office:value-type="string" calcext:value-type="string">
            <text:p>/abgeordnete/biografien/C/chrupalla_tino-857230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Chrupalla, Tino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selbständiger Malermeist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inochrupalla.de/'}, {'Facebook': 'https://www.facebook.com/tinochrupallaAfD?fref=ts'}, {'X': 'https://twitter.com/Tino_Chrupalla'}, {'Instagram': 'https://www.instagram.com/chrupallatino/'}]</text:p>
          </table:table-cell>
        </table:table-row>
        <table:table-row table:style-name="ro1">
          <table:table-cell office:value-type="string" calcext:value-type="string">
            <text:p>/blueprint/servlet/resource/image/864804/3x4/108/144/aba702b0b8790f42188c48af734f9f0a/621372403772D22D0C8A0CDA909B6C7B/sattelberger_thomas_gross.jpg</text:p>
          </table:table-cell>
          <table:table-cell office:value-type="string" calcext:value-type="string">
            <text:p>Dr. h. c. Thomas Sattelber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3128" calcext:value-type="float">
            <text:p>863128</text:p>
          </table:table-cell>
          <table:table-cell office:value-type="string" calcext:value-type="string">
            <text:p>/abgeordnete/biografien/S/sattelberger_thomas-863128</text:p>
          </table:table-cell>
          <table:table-cell office:value-type="string" calcext:value-type="string">
            <text:p>70 und älter</text:p>
          </table:table-cell>
          <table:table-cell office:value-type="string" calcext:value-type="string">
            <text:p>Sattelberger, Dr. h. c. Thom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Betriebswirt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[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54/3x4/108/144/f063fea7fb80d9984ae561a244562574/765617C81350FBED3387E7AF320D4A7E/friedrich_hans_peter_gross.jpg</text:p>
          </table:table-cell>
          <table:table-cell office:value-type="string" calcext:value-type="string">
            <text:p>Dr. Hans-Peter Fried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00" calcext:value-type="float">
            <text:p>857300</text:p>
          </table:table-cell>
          <table:table-cell office:value-type="string" calcext:value-type="string">
            <text:p>/abgeordnete/biografien/F/friedrich_hans_peter-85730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Friedrich (Hof), Dr. Hans-P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ans-peter-friedrich.de'}, {'Facebook': 'https://www.facebook.com/HansPeterFriedrichCSU'}, {'LinkedIn': 'https://de.linkedin.com/in/hans-peter-friedrich-5ba945192'}, {'Instagram': 'https://www.instagram.com/hanspeter.friedrich/'}, {'Youtube': 'https://www.youtube.com/user/FriedrichHansPet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84/3x4/108/144/b6191590811c537c130ec0bb8355b51a/B4EAEC59F10BBAEAFCBF7B6749838064/rottmann_manuela_gross.jpg</text:p>
          </table:table-cell>
          <table:table-cell office:value-type="string" calcext:value-type="string">
            <text:p>Dr. Manuela Rott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78" calcext:value-type="float">
            <text:p>857878</text:p>
          </table:table-cell>
          <table:table-cell office:value-type="string" calcext:value-type="string">
            <text:p>/abgeordnete/biografien/R/rottmann_manuela-857878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Rottmann, Dr. Manuel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manuela-rottmann.de'}, {'Facebook': 'https://www.facebook.com/ManuelaRottmannGruene'}, {'X': 'https://www.twitter.com/@ManuelaRottman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508/3x4/108/144/3000ac237a13dc87d313c06fa855e2da/515DCAB56D141A345BFF58FB30A9237A/moll_claudia_gross.jpg</text:p>
          </table:table-cell>
          <table:table-cell office:value-type="string" calcext:value-type="string">
            <text:p>Claudia M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52" calcext:value-type="float">
            <text:p>857752</text:p>
          </table:table-cell>
          <table:table-cell office:value-type="string" calcext:value-type="string">
            <text:p>/abgeordnete/biografien/M/moll_claudia-85775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oll, Claudia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Altenpfleg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claudiamoll.de/'}, {'Facebook': 'https://www.facebook.com/ClaudiaMollSPD'}, {'X': 'https://twitter.com/ClaudiaMollMdB'}, {'Instagram': 'https://www.instagram.com/claudia_moll_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870/3x4/108/144/a584bb7e97eb81cb415509b4787fefc2/027E7027B141108182DFE2BCCB29393D/curio_gottfried_gross.jpg</text:p>
          </table:table-cell>
          <table:table-cell office:value-type="string" calcext:value-type="string">
            <text:p>Dr. Gottfried Cu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28" calcext:value-type="float">
            <text:p>857228</text:p>
          </table:table-cell>
          <table:table-cell office:value-type="string" calcext:value-type="string">
            <text:p>/abgeordnete/biografien/C/curio_gottfried-85722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Curio, Dr. Gottfrie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Mathematiker, Diplom-Phys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gottfried-curio.de/'}, {'Facebook': 'https://www.facebook.com/GottfriedCurio.AfD'}, {'X': 'https://twitter.com/GottfriedCurio'}, {'Youtube': 'https://www.youtube.com/channel/UCVH7_5qzjTuQFGzCbP7AKDw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806/3x4/108/144/501c2f34d3b3fe3105fe2a4bad3a0b35/C4412B9DB694CC6259C6227F9B19E8F9/sauter_christian_gross.jpg</text:p>
          </table:table-cell>
          <table:table-cell office:value-type="string" calcext:value-type="string">
            <text:p>Christian Sau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32" calcext:value-type="float">
            <text:p>857932</text:p>
          </table:table-cell>
          <table:table-cell office:value-type="string" calcext:value-type="string">
            <text:p>/abgeordnete/biografien/S/sauter_christian-857932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auter, Christ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Wirtschaftsingenieur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csauter.abgeordnete.fdpbt.de/'}, {'Facebook': 'https://www.facebook.com/christianBT1721/'}, {'X': 'https://twitter.com/chr_saut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56/3x4/108/144/fae4615754a7bff89722752a77831e2a/33805198A94229393A9BD201A92F2FE0/frieser_michael_gross.jpg</text:p>
          </table:table-cell>
          <table:table-cell office:value-type="string" calcext:value-type="string">
            <text:p>Michael Frie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294" calcext:value-type="float">
            <text:p>857294</text:p>
          </table:table-cell>
          <table:table-cell office:value-type="string" calcext:value-type="string">
            <text:p>/abgeordnete/biografien/F/frieser_michael-85729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rieser, Michael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Rechtsanwal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ael-frieser.de'}, {'Facebook': 'https://www.facebook.com/michael.frieser.csu/'}, {'X': 'https://twitter.com/MichaelFrieser'}, {'Instagram': 'https://www.instagram.com/michael_frieser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226/3x4/108/144/fb582c9b995219f0e637e0cae2780371/C8A7C5ADE2F0EC9F73C6E6A9DEAE1BDF/rueffer_corinna_bild.jpg</text:p>
          </table:table-cell>
          <table:table-cell office:value-type="string" calcext:value-type="string">
            <text:p>Corinna Rüf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888" calcext:value-type="float">
            <text:p>857888</text:p>
          </table:table-cell>
          <table:table-cell office:value-type="string" calcext:value-type="string">
            <text:p>/abgeordnete/biografien/R/rueffer_corinna-857888</text:p>
          </table:table-cell>
          <table:table-cell office:value-type="string" calcext:value-type="string">
            <text:p>45 - 49 Jahre</text:p>
          </table:table-cell>
          <table:table-cell office:value-type="string" calcext:value-type="string">
            <text:p>Rüffer, Corinna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ündnis 90/Die Grünen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corinna-rueffer.de'}, {'Facebook': 'http://de-de.facebook.com/corinna.ruff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98/3x4/108/144/73ec01df330229a94c9684e639dd01fd/8C35E2C152CDFB9C89D45F9C687AA4A6/mueller_bettina_gross.jpg</text:p>
          </table:table-cell>
          <table:table-cell office:value-type="string" calcext:value-type="string">
            <text:p>Bettina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68" calcext:value-type="float">
            <text:p>857768</text:p>
          </table:table-cell>
          <table:table-cell office:value-type="string" calcext:value-type="string">
            <text:p>/abgeordnete/biografien/M/mueller_bettina-85776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üller, Bettina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Krankenschwester/Rechtsanwäl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uellerbettina.com'}, {'Facebook': 'http://www.facebook.com/BettinaMuellerSPD'}, {'X': 'http://twitter.com/BetMueller'}, {'Instagram': 'https://www.instagram.com/betmueller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3148/3x4/108/144/8b69df54d4929af209d80d3de788f68/96DDFE3634539B1229D3D3C49235FFFF/dietz_thomas.jpg</text:p>
          </table:table-cell>
          <table:table-cell office:value-type="string" calcext:value-type="string">
            <text:p>Thomas Di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30" calcext:value-type="float">
            <text:p>860430</text:p>
          </table:table-cell>
          <table:table-cell office:value-type="string" calcext:value-type="string">
            <text:p>/abgeordnete/biografien/D/dietz_thomas-86043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Dietz, Thomas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uchdruc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thomas-dietz-erzgebirge.de/'}, {'Facebook': 'https://www.facebook.com/thomas.dietz.77715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740/3x4/108/144/37d407b046f0897d9f3bdb5c7baa4650/E82258E2369D8EE28F771B5845660AF0/schaeffler_frank_gross.jpg</text:p>
          </table:table-cell>
          <table:table-cell office:value-type="string" calcext:value-type="string">
            <text:p>Frank Schäff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52" calcext:value-type="float">
            <text:p>857952</text:p>
          </table:table-cell>
          <table:table-cell office:value-type="string" calcext:value-type="string">
            <text:p>/abgeordnete/biografien/S/schaeffler_frank-85795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äffler, Frank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Diplom-Betriebswirt (FH)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frank-schaeffler.de/'}, {'Facebook': 'https://www.facebook.com/frank.schaeffler/'}, {'X': 'https://twitter.com/f_schaeffler'}, {'Instagram': 'https://www.instagram.com/f_schaeffler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30/3x4/108/144/278b0cc46f06bd15a490806b218ce4f8/E74F6C7DB5CBA5F33C0DE594480EFB5B/gaedechens_ingo_bild.jpg</text:p>
          </table:table-cell>
          <table:table-cell office:value-type="string" calcext:value-type="string">
            <text:p>Ingo Gädeche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72" calcext:value-type="float">
            <text:p>857372</text:p>
          </table:table-cell>
          <table:table-cell office:value-type="string" calcext:value-type="string">
            <text:p>/abgeordnete/biografien/G/gaedechens_ingo-85737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ädechens, Ingo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Berufssoldat a.D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ingo-gädechens.de'}, {'Facebook': 'http://www.facebook.com/ingo.gaedechens'}, {'X': 'http://www.twitter.com/gadechens'}, {'Linkedin': 'http://www.linkedin.com/in/ingo-gädechens-05575a137'}, {'Instagram': 'http://www.instagram.com/ingogaedechens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902268/3x4/108/144/c6b0312d63275f254c17c9eb1e5b3803/DB292BC447811B31BDF28A7D123085CA/sacher_michael_gross.png</text:p>
          </table:table-cell>
          <table:table-cell office:value-type="string" calcext:value-type="string">
            <text:p>Michael Sa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886" calcext:value-type="float">
            <text:p>861886</text:p>
          </table:table-cell>
          <table:table-cell office:value-type="string" calcext:value-type="string">
            <text:p>/abgeordnete/biografien/S/sacher_michael-861886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acher, Micha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Buchhänd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de-de.facebook.com/michael.sacher2'}, {'X': 'https://twitter.com/sacher_mchl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94/3x4/108/144/31f42beda903628bd4456a02573867ef/3E1ED8054FAC831272C3400A9469160F/mueller_detlef_gross.jpg</text:p>
          </table:table-cell>
          <table:table-cell office:value-type="string" calcext:value-type="string">
            <text:p>Detlef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70" calcext:value-type="float">
            <text:p>857770</text:p>
          </table:table-cell>
          <table:table-cell office:value-type="string" calcext:value-type="string">
            <text:p>/abgeordnete/biografien/M/mueller_detlef-85777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üller (Chemnitz), Detlef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okomotivfü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pd-mueller.de/'}, {'Facebook': 'https://www.facebook.com/detlefmuellerchemnitz/'}, {'X': 'https://twitter.com/MuellerChemnitz'}, {'Instagram': 'https://instagram.com/muellerchemnitz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54/3x4/108/144/d638165ad32b34cbc1810a35e4a13841/AE676E8560CDBA94710A018FAB11D016/ehrhorn_thomas_gross.jpg</text:p>
          </table:table-cell>
          <table:table-cell office:value-type="string" calcext:value-type="string">
            <text:p>Thomas Ehrh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76" calcext:value-type="float">
            <text:p>857276</text:p>
          </table:table-cell>
          <table:table-cell office:value-type="string" calcext:value-type="string">
            <text:p>/abgeordnete/biografien/E/ehrhorn_thomas-857276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Ehrhorn, Thoma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Thomas-Ehrhorn-AfD-945204268844750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80/3x4/108/144/60551f6acfdcf15316a7de4c8f4cea3/52AA58D5EB8C21E89EB90265F113F5CF/schroder_ria.jpg</text:p>
          </table:table-cell>
          <table:table-cell office:value-type="string" calcext:value-type="string">
            <text:p>Ria Schrö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10" calcext:value-type="float">
            <text:p>861210</text:p>
          </table:table-cell>
          <table:table-cell office:value-type="string" calcext:value-type="string">
            <text:p>/abgeordnete/biografien/S/schroeder_ria-86121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chröder, Ri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Jur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iaschroeder.de'}, {'X': 'https://twitter.com/ria_schroeder'}, {'Instagram': 'https://www.instagram.com/riaschrdr/'}, {'Facebook': 'https://www.facebook.com/ria.schroeder.hh'}, {'LinkedIn': 'https://www.linkedin.com/in/ria-schr%C3%B6der-814117115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34/3x4/108/144/b2126b90dba9a13f93a9d8ce0399354/F0E9F51B43FB0E8215C16D0ED2965727/gebhart_thomas_gross.jpg</text:p>
          </table:table-cell>
          <table:table-cell office:value-type="string" calcext:value-type="string">
            <text:p>Dr. Thomas Gebh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3124" calcext:value-type="float">
            <text:p>863124</text:p>
          </table:table-cell>
          <table:table-cell office:value-type="string" calcext:value-type="string">
            <text:p>/abgeordnete/biografien/G/gebhart_thomas-863124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Gebhart, Dr. Thomas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thomas-gebhart.de'}, {'Facebook': 'https://www.facebook.com/gebhart.th'}, {'X': 'https://twitter.com/thomasgebhart'}, {'Instagram': 'https://www.instagram.com/gebhart_th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62/3x4/108/144/3237d7a308d6bb9fe11b9b0602cdb901/298557D869611BF925FB90EDD109B127/saleh_kassem.jpg</text:p>
          </table:table-cell>
          <table:table-cell office:value-type="string" calcext:value-type="string">
            <text:p>Kassem Taher Sale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62" calcext:value-type="float">
            <text:p>861262</text:p>
          </table:table-cell>
          <table:table-cell office:value-type="string" calcext:value-type="string">
            <text:p>/abgeordnete/biografien/T/taher_saleh_kassem-861262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Taher Saleh, Kassem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Diplom-Bau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kassem-taher-saleh.de'}, {'X': 'https://twitter.com/kassem_ts'}, {'Instagram': 'https://www.instagram.com/kassem.tahersaleh/'}, {'Facebook': 'https://www.facebook.com/Kassem7Taher.Saleh'}, {'LinkedIn': 'https://www.linkedin.com/feed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00/3x4/108/144/9a7123cd1fa95e76bb0393ab9d872b4f/AC534A78AC24E053BE39896F32C94BC0/muller_michael_gross.jpg</text:p>
          </table:table-cell>
          <table:table-cell office:value-type="string" calcext:value-type="string">
            <text:p>Michael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0414" calcext:value-type="float">
            <text:p>860414</text:p>
          </table:table-cell>
          <table:table-cell office:value-type="string" calcext:value-type="string">
            <text:p>/abgeordnete/biografien/M/mueller_michael-860414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Müller, Michae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michael-mueller.de'}, {'Facebook': 'https://www.facebook.com/michael.mueller.berlin'}, {'Instagram': 'https://www.instagram.com/michaelmueller.berlin/?hl=de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52/3x4/108/144/268071514af9ff22421f52c249145750/6F826E7CD8B0139AEE5C77DFFFBA6DE3/espendiller_michael_gross.jpg</text:p>
          </table:table-cell>
          <table:table-cell office:value-type="string" calcext:value-type="string">
            <text:p>Dr. Michael Espendi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90" calcext:value-type="float">
            <text:p>857290</text:p>
          </table:table-cell>
          <table:table-cell office:value-type="string" calcext:value-type="string">
            <text:p>/abgeordnete/biografien/E/espendiller_michael-85729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Espendiller, Dr. Michael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Mathematik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Facebook': 'https://www.facebook.com/EspendillerM/'}, {'X': 'https://twitter.com/EspendillerM?lang=de'}, {'Instagram': 'https://www.instagram.com/dr_espendiller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82/3x4/108/144/41c9feb296a3378af18812e1b807b90e/E0482955A1D20FCA87062BB82416B744/schulz_anja.png</text:p>
          </table:table-cell>
          <table:table-cell office:value-type="string" calcext:value-type="string">
            <text:p>Anja Schul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14" calcext:value-type="float">
            <text:p>861214</text:p>
          </table:table-cell>
          <table:table-cell office:value-type="string" calcext:value-type="string">
            <text:p>/abgeordnete/biografien/S/schulz_anja-86121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Schulz, Anja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inanzberat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aschulz.abgeordnete.fdpbt.de/'}, {'X': 'https://twitter.com/_anja_schulz'}, {'Instagram': 'https://www.instagram.com/anja_schulz_liberal/'}, {'Facebook': 'https://www.facebook.com/AnjaSchulzFDP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9996/3x4/108/144/bf8eafa3fe7733df7952a3685f6a523c/944F8EF03858D8951BEED456E0CF0456/geissler_jonas_bild.jpg</text:p>
          </table:table-cell>
          <table:table-cell office:value-type="string" calcext:value-type="string">
            <text:p>Dr. Jonas Geiss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556" calcext:value-type="float">
            <text:p>861556</text:p>
          </table:table-cell>
          <table:table-cell office:value-type="string" calcext:value-type="string">
            <text:p>/abgeordnete/biografien/G/geissler_jonas-861556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Geissler, Dr. Jona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DU/CSU</text:p>
          </table:table-cell>
          <table:table-cell/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onas-geissler.de/'}, {'Facebook': 'http://www.facebook.com/JonasGeissler1984'}, {'Instagram': 'http://www.instagram.corm/der_geissl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7118/3x4/108/144/6db2b504ee8371dc08b2f5eed147ce04/447E1411527C1CC139F3AC30A7C24CF2/Schaefer_Jamila.jpg</text:p>
          </table:table-cell>
          <table:table-cell office:value-type="string" calcext:value-type="string">
            <text:p>Jamila Schä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330" calcext:value-type="float">
            <text:p>860330</text:p>
          </table:table-cell>
          <table:table-cell office:value-type="string" calcext:value-type="string">
            <text:p>/abgeordnete/biografien/S/schaefer_jamila-860330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Schäfer, Jamila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Studentin der Soziologi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jamila-schaefer.de'}, {'Facebook': 'http://www.facebook.com/jamila.Schafer'}, {'X': 'http://twitter.com/jamila_anna'}, {'Instagram': 'http://www.instagram.com/jamila_anna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88/3x4/108/144/b7f58bc1831fea2f30b3de3e958adae5/69F8AB01B9AA4D4DC77A39FE26CFEBCA/muentefering_michelle_gross.jpg</text:p>
          </table:table-cell>
          <table:table-cell office:value-type="string" calcext:value-type="string">
            <text:p>Michelle Münte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57780" calcext:value-type="float">
            <text:p>857780</text:p>
          </table:table-cell>
          <table:table-cell office:value-type="string" calcext:value-type="string">
            <text:p>/abgeordnete/biografien/M/muentefering_michelle-85778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Müntefering, Michell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Journal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michelle-muentefering.de'}, {'Facebook': 'http://facebook.com/michelle.muentefering'}, {'X': 'http://twitter.com/mi_Muentefering'}, {'Instagram': 'http://instagram.com/michellemuentefering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66/3x4/108/144/5c276ff2a957e68137cf03c8e63c97da/7A484EDFAED8C4A5A09306D7D88DA736/felser_peter_bild.jpg</text:p>
          </table:table-cell>
          <table:table-cell office:value-type="string" calcext:value-type="string">
            <text:p>Peter Fel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292" calcext:value-type="float">
            <text:p>857292</text:p>
          </table:table-cell>
          <table:table-cell office:value-type="string" calcext:value-type="string">
            <text:p>/abgeordnete/biografien/F/felser_peter-857292</text:p>
          </table:table-cell>
          <table:table-cell office:value-type="string" calcext:value-type="string">
            <text:p>50 - 54 Jahre</text:p>
          </table:table-cell>
          <table:table-cell office:value-type="string" calcext:value-type="string">
            <text:p>Felser, Peter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Pädagoge, Unternehm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peterfelser.de'}, {'Facebook': 'https://www.facebook.com/Peter-Felser-AfD-225499161202327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784/3x4/108/144/73285e9d6e04104cba98ed8f774948ef/DF1AF1D11838D62DC49E3BD2D3FEF4EA/seestern_pauly_matthias_gross.jpg</text:p>
          </table:table-cell>
          <table:table-cell office:value-type="string" calcext:value-type="string">
            <text:p>Matthias Seestern-Pau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8010" calcext:value-type="float">
            <text:p>858010</text:p>
          </table:table-cell>
          <table:table-cell office:value-type="string" calcext:value-type="string">
            <text:p>/abgeordnete/biografien/S/seestern_pauly_matthias-85801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eestern-Pauly, Matthias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Gymnasial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eestern-pauly.de/'}, {'Facebook': 'https://www.facebook.com/seestern.pauly/'}, {'Instagram': 'https://www.instagram.com/matthiasseesternpauly/'}, {'LinkedIn': 'https://de.linkedin.com/in/matthias-seestern-pauly-44158a207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5018/3x4/108/144/a40a5e332fd8a16786e2b76c2ad5a054/2164A338EC09AB16FC47F6C10E187355/graessle_ingeborg.jpg</text:p>
          </table:table-cell>
          <table:table-cell office:value-type="string" calcext:value-type="string">
            <text:p>Dr. Ingeborg Gräß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  <table:table-cell office:value-type="float" office:value="860112" calcext:value-type="float">
            <text:p>860112</text:p>
          </table:table-cell>
          <table:table-cell office:value-type="string" calcext:value-type="string">
            <text:p>/abgeordnete/biografien/G/graessle_ingeborg-86011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äßle, Dr. Ingeborg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ournalist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inge-graessle.de'}, {'Facebook': 'https://www.facebook.com/inge.graessle/'}, {'X': 'https://twitter.com/inge_graessle?lang=de'}, {'LinkedIn': 'https://de.linkedin.com/in/dr-inge-gräßle'}, {'Instagram': 'https://www.instagram.com/inge.graessle/?hl=de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86/3x4/108/144/8937ce4282efffb9da96ff63def73464/12C1EBE9D5B37943B3C28BAB47437AD1/schafer_sebastian.jpg</text:p>
          </table:table-cell>
          <table:table-cell office:value-type="string" calcext:value-type="string">
            <text:p>Dr. Sebastian Schä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0174" calcext:value-type="float">
            <text:p>860174</text:p>
          </table:table-cell>
          <table:table-cell office:value-type="string" calcext:value-type="string">
            <text:p>/abgeordnete/biografien/S/schaefer_sebastian-860174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äfer, Dr. Sebasti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Wirtschafts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sebastian-es.de'}, {'Facebook': 'https://www.facebook.com/sebastian.schafer.3152'}, {'X': 'https://twitter.com/sebastian_es_'}, {'Instagram': 'https://www.instagram.com/sebastian_es_bt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486/3x4/108/144/58e3c084bb5391da41a083672cae70f4/099B76B3B536CE5C2F52F99D603DD3E6/muetzenich_rolf_gross.jpg</text:p>
          </table:table-cell>
          <table:table-cell office:value-type="string" calcext:value-type="string">
            <text:p>Dr. Rolf Mützen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772" calcext:value-type="float">
            <text:p>857772</text:p>
          </table:table-cell>
          <table:table-cell office:value-type="string" calcext:value-type="string">
            <text:p>/abgeordnete/biografien/M/muetzenich_rolf-857772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Mützenich, Dr. Rolf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iplom-Politikwissenschaftl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rolfmuetzenich.de'}, {'Facebook': 'http://facebook.de/Rolf.Muetzenich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68/3x4/108/144/fbc89f38ecc9878e1ffc1f3f487ddb05/806B1DCACBC176DDB393D3578A2A0D27/friedhoff_dietmar_gross.jpg</text:p>
          </table:table-cell>
          <table:table-cell office:value-type="string" calcext:value-type="string">
            <text:p>Dietmar Friedh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02" calcext:value-type="float">
            <text:p>857302</text:p>
          </table:table-cell>
          <table:table-cell office:value-type="string" calcext:value-type="string">
            <text:p>/abgeordnete/biografien/F/friedhoff_dietmar-85730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riedhoff, Dietmar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Diplom-Ingenieur / Vertriebstrain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dietmar-friedhoff.de'}, {'Facebook': 'https://www.facebook.com/MdBFriedhoff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634/3x4/108/144/aadf946c7c7431c00ea705d89251b0f8/ADE537462C57A66DF805BE3906657279/seiter_stephan.jpg</text:p>
          </table:table-cell>
          <table:table-cell office:value-type="string" calcext:value-type="string">
            <text:p>Prof. Dr. Stephan Sei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38" calcext:value-type="float">
            <text:p>861238</text:p>
          </table:table-cell>
          <table:table-cell office:value-type="string" calcext:value-type="string">
            <text:p>/abgeordnete/biografien/S/seiter_stephan-861238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Seiter, Prof. Dr. Steph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rofessor für Volkswirtschaftslehre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sseiter.abgeordnete.fdpbt.de/'}, {'Facebook': 'https://www.facebook.com/seiterfdpremsmurr/'}, {'X': 'https://twitter.com/StSeiter'}, {'Instagram': 'https://www.instagram.com/stseiter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070/3x4/108/144/f04a64fbb9804d54e9c790294c22bcd5/DC47B5E37AE1277485C292EDA33EE15C/gramling_fabian.jpg</text:p>
          </table:table-cell>
          <table:table-cell office:value-type="string" calcext:value-type="string">
            <text:p>Fabian Gram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744" calcext:value-type="float">
            <text:p>861744</text:p>
          </table:table-cell>
          <table:table-cell office:value-type="string" calcext:value-type="string">
            <text:p>/abgeordnete/biografien/G/gramling_fabian-861744</text:p>
          </table:table-cell>
          <table:table-cell office:value-type="string" calcext:value-type="string">
            <text:p>35 - 39 Jahre</text:p>
          </table:table-cell>
          <table:table-cell office:value-type="string" calcext:value-type="string">
            <text:p>Gramling, Fabian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Prüfungsleiter in der Wirtschaftsprüfung M.A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fabian-gramling.de/'}, {'Facebook': 'https://www.facebook.com/f.gramling/'}, {'X': 'https://twitter.com/fabiangramling'}, {'LinkedIn': 'https://de.linkedin.com/in/fabian-gramling-6a04721bb'}, {'Instagram': 'https://www.instagram.com/fabian.gramling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736/3x4/108/144/d5830ccb70322cb8e82f5754c7c9464c/4673F33E22951D9BA71D45B3E0BA6152/schauws_ulle_gross.jpg</text:p>
          </table:table-cell>
          <table:table-cell office:value-type="string" calcext:value-type="string">
            <text:p>Ulle Schau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57942" calcext:value-type="float">
            <text:p>857942</text:p>
          </table:table-cell>
          <table:table-cell office:value-type="string" calcext:value-type="string">
            <text:p>/abgeordnete/biografien/S/schauws_ursula-857942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Schauws, Ulle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Film- und Fernsehwissenschaftleri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ulle-schauws.de'}, {'Facebook': 'https://facebook.com/ulleschauwsmdb'}, {'X': 'https://twitter.com/ulle_schauws'}, {'Instagram': 'https://www.instagram.com/ulle_schauws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74084/3x4/108/144/a2348bc56070abdc352411312571ca7/242EB673539A2EEF0DF33AC3308D4877/nasr_rasha.jpg</text:p>
          </table:table-cell>
          <table:table-cell office:value-type="string" calcext:value-type="string">
            <text:p>Rasha Na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blich</text:p>
          </table:table-cell>
          <table:table-cell office:value-type="float" office:value="861278" calcext:value-type="float">
            <text:p>861278</text:p>
          </table:table-cell>
          <table:table-cell office:value-type="string" calcext:value-type="string">
            <text:p>/abgeordnete/biografien/N/nasr_rasha-86127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Nasr, Rasha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litikwissenschaftlerin, B. A.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asha-nasr.spd.de/'}, {'X': 'https://twitter.com/rasha_nasr_'}, {'Instagram': 'https://www.instagram.com/rasha_nasr/'}, {'Facebook': 'https://www.facebook.com/RashaNasrSPD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64/3x4/108/144/54a96c21984a655792a12cccba9f4d77/7BDEDD3784477DF5B64EC5405A345067/froemming_goetz_gross.jpg</text:p>
          </table:table-cell>
          <table:table-cell office:value-type="string" calcext:value-type="string">
            <text:p>Dr. Götz Frömm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320" calcext:value-type="float">
            <text:p>857320</text:p>
          </table:table-cell>
          <table:table-cell office:value-type="string" calcext:value-type="string">
            <text:p>/abgeordnete/biografien/F/froemming_goetz-857320</text:p>
          </table:table-cell>
          <table:table-cell office:value-type="string" calcext:value-type="string">
            <text:p>55 - 59 Jahre</text:p>
          </table:table-cell>
          <table:table-cell office:value-type="string" calcext:value-type="string">
            <text:p>Frömming, Dr. Götz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Gymnasial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goetz-froemming.de/'}, {'Facebook': 'https://www.facebook.com/goetzfroemming/'}, {'X': 'https://twitter.com/gtzfrmming?lang=de'}, {'Instagram': 'https://www.instagram.com/goetzfroemming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394/3x4/108/144/749b5a2b10143aa6d38f7c8a9518fc6a/BBC84DB234B6576CA2B98CE47B477844/semet_rainer.jpg</text:p>
          </table:table-cell>
          <table:table-cell office:value-type="string" calcext:value-type="string">
            <text:p>Rainer Se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61240" calcext:value-type="float">
            <text:p>861240</text:p>
          </table:table-cell>
          <table:table-cell office:value-type="string" calcext:value-type="string">
            <text:p>/abgeordnete/biografien/S/semet_rainer-861240</text:p>
          </table:table-cell>
          <table:table-cell office:value-type="string" calcext:value-type="string">
            <text:p>65 - 69 Jahre</text:p>
          </table:table-cell>
          <table:table-cell office:value-type="string" calcext:value-type="string">
            <text:p>Semet, Rain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Wirtschaftsingenieu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rainer-semet.wahl.freie-demokraten.de/'}, {'X': 'https://twitter.com/RainerSemet'}, {'Instagram': 'https://www.instagram.com/rainersemet/'}, {'Facebook': 'https://www.facebook.com/profile.php?id=1609126067'}, {'LinkedIn': 'https://www.linkedin.com/in/rainersemet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112/3x4/108/144/8c7ca66e1ea7bec2e0d229faa9e7fa78/7AFD323110FE95DC356F2A18C27ABE7E/groehe_hermann_gross.jpg</text:p>
          </table:table-cell>
          <table:table-cell office:value-type="string" calcext:value-type="string">
            <text:p>Hermann Grö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57336" calcext:value-type="float">
            <text:p>857336</text:p>
          </table:table-cell>
          <table:table-cell office:value-type="string" calcext:value-type="string">
            <text:p>/abgeordnete/biografien/G/groehe_hermann-857336</text:p>
          </table:table-cell>
          <table:table-cell office:value-type="string" calcext:value-type="string">
            <text:p>60 - 64 Jahre</text:p>
          </table:table-cell>
          <table:table-cell office:value-type="string" calcext:value-type="string">
            <text:p>Gröhe, Herman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DU/CSU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://www.hermann-groehe.de'}, {'Facebook': 'http://www.facebook.de/groehe'}, {'X': 'http://www.twitter.com/groehe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4798/3x4/108/144/e7ee0a0f57c084b864907a574e767cde/E654D0833E39C7546C91F6E3EF56FD22/schmidt_stefan_gross.jpg</text:p>
          </table:table-cell>
          <table:table-cell office:value-type="string" calcext:value-type="string">
            <text:p>Stefan Schmid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ännlich</text:p>
          </table:table-cell>
          <table:table-cell office:value-type="float" office:value="857950" calcext:value-type="float">
            <text:p>857950</text:p>
          </table:table-cell>
          <table:table-cell office:value-type="string" calcext:value-type="string">
            <text:p>/abgeordnete/biografien/S/schmidt_stefan-857950</text:p>
          </table:table-cell>
          <table:table-cell office:value-type="string" calcext:value-type="string">
            <text:p>40 - 44 Jahre</text:p>
          </table:table-cell>
          <table:table-cell office:value-type="string" calcext:value-type="string">
            <text:p>Schmidt, Stefan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ündnis 90/Die Grünen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schmidt-oberpfalz.de/'}, {'Facebook': 'https://www.facebook.com/schmidt.regensburg/'}, {'X': 'https://twitter.com/Schmidt_MdB'}, {'Instagram': 'https://www.instagram.com/stefan_schmidt_mdb/'}]</text:p>
          </table:table-cell>
        </table:table-row>
        <table:table-row table:style-name="ro1" table:visibility="filter">
          <table:table-cell office:value-type="string" calcext:value-type="string">
            <text:p>/blueprint/servlet/resource/image/862596/3x4/108/144/c5aafcfa983ec2b91181d6981b1d18b3/E18C0F710FBC3DEF3D318546EABBF50A/nickholz_brian_gross.jpg</text:p>
          </table:table-cell>
          <table:table-cell office:value-type="string" calcext:value-type="string">
            <text:p>Brian Nickho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float" office:value="861098" calcext:value-type="float">
            <text:p>861098</text:p>
          </table:table-cell>
          <table:table-cell office:value-type="string" calcext:value-type="string">
            <text:p>/abgeordnete/biografien/N/nickholz_brian-861098</text:p>
          </table:table-cell>
          <table:table-cell office:value-type="string" calcext:value-type="string">
            <text:p>30 - 34 Jahre</text:p>
          </table:table-cell>
          <table:table-cell office:value-type="string" calcext:value-type="string">
            <text:p>Nickholz, Brian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Industriekaufmann</text:p>
          </table:table-cell>
          <table:table-cell office:value-type="string" calcext:value-type="string">
            <text:p>Deutscher Bundestag</text:p>
          </table:table-cell>
          <table:table-cell office:value-type="string" calcext:value-type="string">
            <text:p>[{'Homepage': 'https://www.brian-nickholz.de'}, {'X': 'https://twitter.com/BrianNickholz'}, {'Instagram': 'https://www.instagram.com/briannickholz/'}, {'Facebook': 'https://www.facebook.com/NickholzBrian/'}]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6"/>
          <table:table-cell table:style-name="ce1"/>
          <table:table-cell office:value-type="string" calcext:value-type="string">
            <text:p>ü70 polis <text:s/>pro Partei</text:p>
          </table:table-cell>
          <table:table-cell table:number-columns-repeated="5"/>
        </table:table-row>
        <table:table-row table:style-name="ro1" table:visibility="filter">
          <table:table-cell table:style-name="ce1"/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fD</text:p>
          </table:table-cell>
          <table:table-cell table:style-name="ce2" table:formula="of:=COUNTIFS([.J2:.J736];&quot;AfD&quot;;[.G2:.G736];&quot;70 und älter&quot;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DP</text:p>
          </table:table-cell>
          <table:table-cell table:style-name="ce2" table:formula="of:=COUNTIFS([.J3:.J737];&quot;FDP&quot;;[.G3:.G737];&quot;70 und älter&quot;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DU</text:p>
          </table:table-cell>
          <table:table-cell table:style-name="ce2" table:formula="of:=COUNTIFS([.J4:.J738];&quot;CDU/CSU&quot;;[.G4:.G738];&quot;70 und älter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PD</text:p>
          </table:table-cell>
          <table:table-cell table:style-name="ce2" table:formula="of:=COUNTIFS([.J5:.J739];&quot;SPD&quot;;[.G5:.G739];&quot;70 und älter&quot;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inke</text:p>
          </table:table-cell>
          <table:table-cell table:style-name="ce2" table:formula="of:=COUNTIFS([.J6:.J740];&quot;Gruppe die Linke&quot;;[.G6:.G740];&quot;70 und älter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ruene</text:p>
          </table:table-cell>
          <table:table-cell table:style-name="ce2" table:formula="of:=COUNTIFS([.J7:.J741];&quot;Bündnis 90/Die Grünen&quot;;[.G7:.G741];&quot;70 und älter&quot;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output.A7:output.M69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7:01:40.626348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17:02:51.311627038</dc:date>
    <meta:editing-duration>PT8M54S</meta:editing-duration>
    <meta:editing-cycles>2</meta:editing-cycles>
    <meta:generator>LibreOffice/24.2.0.3$MacOSX_AARCH64 LibreOffice_project/da48488a73ddd66ea24cf16bbc4f7b9c08e9bea1</meta:generator>
    <meta:document-statistic meta:table-count="1" meta:cell-count="9541" meta:object-count="0"/>
  </office:meta>
</office:document-meta>
</file>